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e73ccec" officeooo:paragraph-rsid="0b02dd6e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fo:color="#111111" style:font-name="標楷體1" fo:font-size="17pt" fo:font-weight="bold" officeooo:rsid="0e73ccec" officeooo:paragraph-rsid="0ff34b84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officeooo:paragraph-rsid="1600dd4b"/>
    </style:style>
    <style:style style:name="P5" style:family="paragraph" style:parent-style-name="Standard" style:list-style-name="L1">
      <style:text-properties fo:color="#333333" style:font-name="標楷體1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0a7edee9" officeooo:paragraph-rsid="1c85966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0a7edee9" officeooo:paragraph-rsid="1005e796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0a7edee9" officeooo:paragraph-rsid="0fffb6ee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0a7edee9" officeooo:paragraph-rsid="101189f1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0a7edee9" officeooo:paragraph-rsid="0ffcd20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a7edee9" officeooo:paragraph-rsid="10155ca3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a7edee9" officeooo:paragraph-rsid="100b192a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a7edee9" officeooo:paragraph-rsid="100d679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a7edee9" officeooo:paragraph-rsid="10119f7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a7edee9" officeooo:paragraph-rsid="1f7cbc05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0a7edee9" officeooo:paragraph-rsid="23a3a7a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0a7edee9" officeooo:paragraph-rsid="0ffbeacd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0a7edee9" officeooo:paragraph-rsid="1f62a789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0a7edee9" officeooo:paragraph-rsid="1e2d1126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0a7edee9" officeooo:paragraph-rsid="1eb625ea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0a7edee9" officeooo:paragraph-rsid="1f562493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0a7edee9" officeooo:paragraph-rsid="1e2e860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0a7edee9" officeooo:paragraph-rsid="1eadec21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0a7edee9" officeooo:paragraph-rsid="1eb0b92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0a7edee9" officeooo:paragraph-rsid="1f4f8a88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0a7edee9" officeooo:paragraph-rsid="1e41e45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0a7edee9" officeooo:paragraph-rsid="1ebcfc0e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0a7edee9" officeooo:paragraph-rsid="1e47271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0d6637af" officeooo:paragraph-rsid="1c8769c1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0d6637af" officeooo:paragraph-rsid="1c8679d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0d6637af" officeooo:paragraph-rsid="101189f1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0d6637af" officeooo:paragraph-rsid="10030d5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0d6637af" officeooo:paragraph-rsid="2569d87f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0d6637af" officeooo:paragraph-rsid="256d305a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0d6637af" officeooo:paragraph-rsid="2570870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0d6637af" officeooo:paragraph-rsid="256de51d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0d6637af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0d6637af" officeooo:paragraph-rsid="24a19b08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0d6637af" officeooo:paragraph-rsid="24a1f8aa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0d6637af" officeooo:paragraph-rsid="2482614d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0d6637af" officeooo:paragraph-rsid="23a6925b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0d6637af" officeooo:paragraph-rsid="23a79e91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0d6637af" officeooo:paragraph-rsid="23a3a7a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0d6637af" officeooo:paragraph-rsid="0ffbeacd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0d9eecaf" officeooo:paragraph-rsid="24e55bbb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24a1f8aa" officeooo:paragraph-rsid="24a1f8aa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23a96d7a" officeooo:paragraph-rsid="23a96d7a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0d9ff017" officeooo:paragraph-rsid="23a96d7a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0d9ff017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0d9ff017" officeooo:paragraph-rsid="101ec14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d98e2e1" officeooo:paragraph-rsid="1e26382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d98e2e1" officeooo:paragraph-rsid="1ee9ffc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d98e2e1" officeooo:paragraph-rsid="1f059d3a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d98e2e1" officeooo:paragraph-rsid="1dcb0f02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d98e2e1" officeooo:paragraph-rsid="1eda368e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d98e2e1" officeooo:paragraph-rsid="1ed7c6c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d98e2e1" officeooo:paragraph-rsid="1f5f8f68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d98e2e1" officeooo:paragraph-rsid="1f57675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d98e2e1" officeooo:paragraph-rsid="1d99f585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d98e2e1" officeooo:paragraph-rsid="1dd4f8b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d98e2e1" officeooo:paragraph-rsid="1e00acee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d98e2e1" officeooo:paragraph-rsid="1e04685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d98e2e1" officeooo:paragraph-rsid="1de6d939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d98e2e1" officeooo:paragraph-rsid="1e1d916f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d98e2e1" officeooo:paragraph-rsid="1e1ff9b9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d98e2e1" officeooo:paragraph-rsid="1f40be3f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d98e2e1" officeooo:paragraph-rsid="247eab24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paragraph-rsid="1ef56cc8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paragraph-rsid="1dc641ed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ef56cc8" officeooo:paragraph-rsid="1ef56cc8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0333e1b" officeooo:paragraph-rsid="10364e3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0333e1b" officeooo:paragraph-rsid="1033b962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0333e1b" officeooo:paragraph-rsid="103e8688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0333e1b" officeooo:paragraph-rsid="103f905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0333e1b" officeooo:paragraph-rsid="1055e035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0333e1b" officeooo:paragraph-rsid="10447d0d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0333e1b" officeooo:paragraph-rsid="10526b80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0333e1b" officeooo:paragraph-rsid="1047b9f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0333e1b" officeooo:paragraph-rsid="1045aea9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0333e1b" officeooo:paragraph-rsid="104f716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0333e1b" officeooo:paragraph-rsid="104f694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0333e1b" officeooo:paragraph-rsid="104d6a56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0333e1b" officeooo:paragraph-rsid="105740b2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0333e1b" officeooo:paragraph-rsid="105e69d4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0333e1b" officeooo:paragraph-rsid="10608c90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0333e1b" officeooo:paragraph-rsid="10647f5c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0333e1b" officeooo:paragraph-rsid="199f7000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0333e1b" officeooo:paragraph-rsid="19bfd69c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10333e1b" officeooo:paragraph-rsid="19c0604e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10333e1b" officeooo:paragraph-rsid="19c109a9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10333e1b" officeooo:paragraph-rsid="19c785ab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10333e1b" officeooo:paragraph-rsid="19cb33c3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10333e1b" officeooo:paragraph-rsid="19cd02b2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10333e1b" officeooo:paragraph-rsid="19a16121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10333e1b" officeooo:paragraph-rsid="19ae20e2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10333e1b" officeooo:paragraph-rsid="19a8002f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0333e1b" officeooo:paragraph-rsid="19b2d73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0333e1b" officeooo:paragraph-rsid="19a924af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10333e1b" officeooo:paragraph-rsid="19aa578d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10333e1b" officeooo:paragraph-rsid="19cfd5e3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0333e1b" officeooo:paragraph-rsid="19b51a41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10333e1b" officeooo:paragraph-rsid="19b5a3e4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0333e1b" officeooo:paragraph-rsid="19b331a7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0333e1b" officeooo:paragraph-rsid="107279f6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10333e1b" officeooo:paragraph-rsid="10743905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10333e1b" officeooo:paragraph-rsid="107bf6eb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0333e1b" officeooo:paragraph-rsid="107c2824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10333e1b" officeooo:paragraph-rsid="10753455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0333e1b" officeooo:paragraph-rsid="10780b85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0333e1b" officeooo:paragraph-rsid="107b751e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10333e1b" officeooo:paragraph-rsid="107fc924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10333e1b" officeooo:paragraph-rsid="10613e69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10333e1b" officeooo:paragraph-rsid="108f0d05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10333e1b" officeooo:paragraph-rsid="10802173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10333e1b" officeooo:paragraph-rsid="10897723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10333e1b" officeooo:paragraph-rsid="1912e3ca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fo:font-weight="bold" officeooo:rsid="10333e1b" officeooo:paragraph-rsid="108e2f80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fo:font-weight="bold" officeooo:rsid="10333e1b" officeooo:paragraph-rsid="108ecbe6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fo:font-weight="bold" officeooo:rsid="10333e1b" officeooo:paragraph-rsid="1095d6df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fo:font-weight="bold" officeooo:rsid="10333e1b" officeooo:paragraph-rsid="109787a9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fo:font-weight="bold" officeooo:rsid="10333e1b" officeooo:paragraph-rsid="1098b800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fo:font-weight="bold" officeooo:rsid="10333e1b" officeooo:paragraph-rsid="1099a374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fo:font-weight="bold" officeooo:rsid="10333e1b" officeooo:paragraph-rsid="109fc65c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fo:font-weight="bold" officeooo:rsid="10333e1b" officeooo:paragraph-rsid="10a63cad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fo:font-weight="bold" officeooo:rsid="10333e1b" officeooo:paragraph-rsid="10aa38dc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fo:font-weight="bold" officeooo:rsid="10333e1b" officeooo:paragraph-rsid="19dc220c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fo:font-weight="bold" officeooo:rsid="10333e1b" officeooo:paragraph-rsid="1a1cb874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fo:font-weight="bold" officeooo:rsid="10333e1b" officeooo:paragraph-rsid="1a1ea93f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fo:font-weight="bold" officeooo:rsid="10333e1b" officeooo:paragraph-rsid="1a267d27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fo:font-weight="bold" officeooo:rsid="10333e1b" officeooo:paragraph-rsid="1a3542cc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fo:font-weight="bold" officeooo:rsid="10333e1b" officeooo:paragraph-rsid="1a32b0f3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fo:font-weight="bold" officeooo:rsid="10333e1b" officeooo:paragraph-rsid="1a2ca504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fo:font-weight="bold" officeooo:rsid="10333e1b" officeooo:paragraph-rsid="1a1ff41d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fo:font-weight="bold" officeooo:rsid="10333e1b" officeooo:paragraph-rsid="1a216a40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fo:font-weight="bold" officeooo:rsid="10333e1b" officeooo:paragraph-rsid="1a246427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fo:font-weight="bold" officeooo:rsid="10333e1b" officeooo:paragraph-rsid="1a36b2d3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fo:font-weight="bold" officeooo:rsid="10333e1b" officeooo:paragraph-rsid="1a427309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fo:font-weight="bold" officeooo:rsid="10333e1b" officeooo:paragraph-rsid="1a3c4fb8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fo:font-weight="bold" officeooo:rsid="10333e1b" officeooo:paragraph-rsid="1a392317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fo:font-weight="bold" officeooo:rsid="10333e1b" officeooo:paragraph-rsid="19e0b4d5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fo:font-weight="bold" officeooo:rsid="10333e1b" officeooo:paragraph-rsid="19e2038b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fo:font-weight="bold" officeooo:rsid="10333e1b" officeooo:paragraph-rsid="19ebafde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fo:font-weight="bold" officeooo:rsid="10333e1b" officeooo:paragraph-rsid="19f0c8af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fo:font-weight="bold" officeooo:rsid="10333e1b" officeooo:paragraph-rsid="19efbc80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fo:font-weight="bold" officeooo:rsid="10333e1b" officeooo:paragraph-rsid="1a4d91c0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fo:font-weight="bold" officeooo:rsid="10333e1b" officeooo:paragraph-rsid="1aa3f2fb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fo:font-weight="bold" officeooo:rsid="10333e1b" officeooo:paragraph-rsid="1aa8f66e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fo:font-weight="bold" officeooo:rsid="10333e1b" officeooo:paragraph-rsid="1aaa905f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fo:font-weight="bold" officeooo:rsid="10333e1b" officeooo:paragraph-rsid="1ab058e1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fo:font-weight="bold" officeooo:rsid="10333e1b" officeooo:paragraph-rsid="1a7c4405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fo:font-weight="bold" officeooo:rsid="10333e1b" officeooo:paragraph-rsid="1a7f8351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fo:font-weight="bold" officeooo:rsid="10333e1b" officeooo:paragraph-rsid="1a967b4b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fo:font-weight="bold" officeooo:rsid="10333e1b" officeooo:paragraph-rsid="1a977f5f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fo:font-weight="bold" officeooo:rsid="10333e1b" officeooo:paragraph-rsid="1a9b67a5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fo:font-weight="bold" officeooo:rsid="10333e1b" officeooo:paragraph-rsid="1a9d557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fo:font-weight="bold" officeooo:rsid="10333e1b" officeooo:paragraph-rsid="1ab85f08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fo:font-weight="bold" officeooo:rsid="10333e1b" officeooo:paragraph-rsid="1a811ea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fo:font-weight="bold" officeooo:rsid="10333e1b" officeooo:paragraph-rsid="1abadb72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fo:font-weight="bold" officeooo:rsid="10333e1b" officeooo:paragraph-rsid="1a9ee097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fo:font-weight="bold" officeooo:rsid="10333e1b" officeooo:paragraph-rsid="1a8cb5a9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fo:font-weight="bold" officeooo:rsid="10333e1b" officeooo:paragraph-rsid="1a8a1576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fo:font-weight="bold" officeooo:rsid="10333e1b" officeooo:paragraph-rsid="1a8c0b8c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fo:font-weight="bold" officeooo:rsid="10333e1b" officeooo:paragraph-rsid="1a51012f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fo:font-weight="bold" officeooo:rsid="10333e1b" officeooo:paragraph-rsid="1a5280a6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fo:font-weight="bold" officeooo:rsid="10333e1b" officeooo:paragraph-rsid="1a5d0636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fo:font-weight="bold" officeooo:rsid="10333e1b" officeooo:paragraph-rsid="1a6cabc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fo:font-weight="bold" officeooo:rsid="10333e1b" officeooo:paragraph-rsid="1a690808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fo:font-weight="bold" officeooo:rsid="10333e1b" officeooo:paragraph-rsid="1a694c8d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fo:font-weight="bold" officeooo:rsid="10333e1b" officeooo:paragraph-rsid="1a55e29b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fo:font-weight="bold" officeooo:rsid="10333e1b" officeooo:paragraph-rsid="1a648997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fo:font-weight="bold" officeooo:rsid="10333e1b" officeooo:paragraph-rsid="1a58fb77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fo:font-weight="bold" officeooo:rsid="10333e1b" officeooo:paragraph-rsid="1aa36f1a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fo:font-weight="bold" officeooo:rsid="10333e1b" officeooo:paragraph-rsid="1a6f852c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fo:font-weight="bold" officeooo:rsid="10333e1b" officeooo:paragraph-rsid="1a715682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fo:font-weight="bold" officeooo:rsid="10333e1b" officeooo:paragraph-rsid="1a5ab7ab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fo:font-weight="bold" officeooo:rsid="10333e1b" officeooo:paragraph-rsid="1a12b0d4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fo:font-weight="bold" officeooo:rsid="10333e1b" officeooo:paragraph-rsid="19fe1dce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fo:font-weight="bold" officeooo:rsid="10333e1b" officeooo:paragraph-rsid="1a031424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fo:font-weight="bold" officeooo:rsid="10333e1b" officeooo:paragraph-rsid="1a037b0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fo:font-weight="bold" officeooo:rsid="10333e1b" officeooo:paragraph-rsid="1a07581c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fo:font-weight="bold" officeooo:rsid="10333e1b" officeooo:paragraph-rsid="1a0fd384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fo:font-weight="bold" officeooo:rsid="10333e1b" officeooo:paragraph-rsid="1a0906ec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fo:font-weight="bold" officeooo:rsid="10333e1b" officeooo:paragraph-rsid="10bd3ef6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fo:font-weight="bold" officeooo:rsid="10333e1b" officeooo:paragraph-rsid="10baf3d7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fo:font-weight="bold" officeooo:rsid="10333e1b" officeooo:paragraph-rsid="10af7895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fo:font-weight="bold" officeooo:rsid="10333e1b" officeooo:paragraph-rsid="10c32fe8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fo:font-weight="bold" officeooo:rsid="10333e1b" officeooo:paragraph-rsid="10bc2d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1" fo:font-size="17pt" fo:font-weight="bold" officeooo:rsid="10333e1b" officeooo:paragraph-rsid="10cba546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1" fo:font-size="17pt" fo:font-weight="bold" officeooo:rsid="10333e1b" officeooo:paragraph-rsid="15f14f11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1" fo:font-size="17pt" fo:font-weight="bold" officeooo:rsid="10333e1b" officeooo:paragraph-rsid="15ecaaad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1" fo:font-size="17pt" fo:font-weight="bold" officeooo:rsid="10333e1b" officeooo:paragraph-rsid="15e79eeb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1" fo:font-size="17pt" fo:font-weight="bold" officeooo:rsid="10333e1b" officeooo:paragraph-rsid="160276a9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1" fo:font-size="17pt" fo:font-weight="bold" officeooo:rsid="10333e1b" officeooo:paragraph-rsid="15fe89a4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1" fo:font-size="17pt" fo:font-weight="bold" officeooo:rsid="10333e1b" officeooo:paragraph-rsid="15dfb046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1" fo:font-size="17pt" fo:font-weight="bold" officeooo:rsid="10333e1b" officeooo:paragraph-rsid="15e0d245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1" fo:font-size="17pt" fo:font-weight="bold" officeooo:rsid="10333e1b" officeooo:paragraph-rsid="15f674fa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1" fo:font-size="17pt" fo:font-weight="bold" officeooo:rsid="10333e1b" officeooo:paragraph-rsid="160873f5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1" fo:font-size="17pt" fo:font-weight="bold" officeooo:rsid="10ccb88e" officeooo:paragraph-rsid="10dd1ae2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1" fo:font-size="17pt" fo:font-weight="bold" officeooo:rsid="10ccb88e" officeooo:paragraph-rsid="10fc234c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1" fo:font-size="17pt" fo:font-weight="bold" officeooo:rsid="10ccb88e" officeooo:paragraph-rsid="10e3a022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1" fo:font-size="17pt" fo:font-weight="bold" officeooo:rsid="10ccb88e" officeooo:paragraph-rsid="10e489c3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1" fo:font-size="17pt" fo:font-weight="bold" officeooo:rsid="10ccb88e" officeooo:paragraph-rsid="10e6d5a3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1" fo:font-size="17pt" fo:font-weight="bold" officeooo:rsid="10ccb88e" officeooo:paragraph-rsid="10ccb88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1" fo:font-size="17pt" fo:font-weight="bold" officeooo:rsid="10ccb88e" officeooo:paragraph-rsid="10d9e3f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1" fo:font-size="17pt" fo:font-weight="bold" officeooo:rsid="10ccb88e" officeooo:paragraph-rsid="10dbb6d3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1" fo:font-size="17pt" fo:font-weight="bold" officeooo:rsid="10ccb88e" officeooo:paragraph-rsid="10cd61d3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1" fo:font-size="17pt" fo:font-weight="bold" officeooo:rsid="10ccb88e" officeooo:paragraph-rsid="1101070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1" fo:font-size="17pt" fo:font-weight="bold" officeooo:rsid="10ccb88e" officeooo:paragraph-rsid="10d296d6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1" fo:font-size="17pt" fo:font-weight="bold" officeooo:rsid="10ccb88e" officeooo:paragraph-rsid="10fab1d5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1" fo:font-size="17pt" fo:font-weight="bold" officeooo:rsid="10ccb88e" officeooo:paragraph-rsid="10eba5f8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1" fo:font-size="17pt" fo:font-weight="bold" officeooo:rsid="10e6d5a3" officeooo:paragraph-rsid="10f5e49c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1" fo:font-size="17pt" fo:font-weight="bold" officeooo:rsid="10cc4b44" officeooo:paragraph-rsid="10ef3042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1" fo:font-size="17pt" fo:font-weight="bold" officeooo:rsid="10cc4b44" officeooo:paragraph-rsid="10d0e56c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1" fo:font-size="17pt" fo:font-weight="bold" officeooo:rsid="10dbb6d3" officeooo:paragraph-rsid="10e836e7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1" fo:font-size="17pt" fo:font-weight="bold" officeooo:rsid="09d95731" officeooo:paragraph-rsid="15a37204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標楷體1" fo:font-size="17pt" fo:font-weight="bold" officeooo:rsid="09d95731" officeooo:paragraph-rsid="156c8b00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標楷體1" fo:font-size="17pt" fo:font-weight="bold" officeooo:rsid="09d95731" officeooo:paragraph-rsid="15978971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標楷體1" fo:font-size="17pt" fo:font-weight="bold" officeooo:rsid="09d95731" officeooo:paragraph-rsid="15a47f36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標楷體1" fo:font-size="17pt" fo:font-weight="bold" officeooo:rsid="09d95731" officeooo:paragraph-rsid="15a67668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標楷體1" fo:font-size="17pt" fo:font-weight="bold" officeooo:rsid="09d95731" officeooo:paragraph-rsid="15b59f31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標楷體1" fo:font-size="17pt" fo:font-weight="bold" officeooo:rsid="09d95731" officeooo:paragraph-rsid="15ac3793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標楷體1" fo:font-size="17pt" fo:font-weight="bold" officeooo:rsid="09d95731" officeooo:paragraph-rsid="15b8b0de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標楷體1" fo:font-size="17pt" fo:font-weight="bold" officeooo:rsid="09d95731" officeooo:paragraph-rsid="15bc4ab7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標楷體1" fo:font-size="17pt" fo:font-weight="bold" officeooo:rsid="09d95731" officeooo:paragraph-rsid="15a8c086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標楷體1" fo:font-size="17pt" fo:font-weight="bold" officeooo:rsid="09d95731" officeooo:paragraph-rsid="15afdc06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標楷體1" fo:font-size="17pt" fo:font-weight="bold" officeooo:rsid="09d95731" officeooo:paragraph-rsid="15aec58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標楷體1" fo:font-size="17pt" fo:font-weight="bold" officeooo:rsid="09d95731" officeooo:paragraph-rsid="15ae10b6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標楷體1" fo:font-size="17pt" fo:font-weight="bold" officeooo:rsid="09d95731" officeooo:paragraph-rsid="15b97113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標楷體1" fo:font-size="17pt" fo:font-weight="bold" officeooo:rsid="09d95731" officeooo:paragraph-rsid="158fd4dd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標楷體1" fo:font-size="17pt" fo:font-weight="bold" officeooo:rsid="09d95731" officeooo:paragraph-rsid="15998976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標楷體1" fo:font-size="17pt" fo:font-weight="bold" officeooo:rsid="09d95731" officeooo:paragraph-rsid="1599d585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標楷體1" fo:font-size="17pt" fo:font-weight="bold" officeooo:rsid="09d95731" officeooo:paragraph-rsid="15d52ca6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標楷體1" fo:font-size="17pt" fo:font-weight="bold" officeooo:rsid="09d95731" officeooo:paragraph-rsid="15e0317e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標楷體1" fo:font-size="17pt" fo:font-weight="bold" officeooo:rsid="09d95731" officeooo:paragraph-rsid="15d64f1a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標楷體1" fo:font-size="17pt" fo:font-weight="bold" officeooo:rsid="09d95731" officeooo:paragraph-rsid="159a0fa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標楷體1" fo:font-size="17pt" fo:font-weight="bold" officeooo:rsid="09d95731" officeooo:paragraph-rsid="1575a3e2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標楷體1" fo:font-size="17pt" fo:font-weight="bold" officeooo:rsid="09d95731" officeooo:paragraph-rsid="159c4d9e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標楷體1" fo:font-size="17pt" fo:font-weight="bold" officeooo:rsid="09d95731" officeooo:paragraph-rsid="159e0eb6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標楷體1" fo:font-size="17pt" fo:font-weight="bold" officeooo:rsid="09d95731" officeooo:paragraph-rsid="159e382a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標楷體1" fo:font-size="17pt" fo:font-weight="bold" officeooo:rsid="09d95731" officeooo:paragraph-rsid="1584c292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標楷體1" fo:font-size="17pt" fo:font-weight="bold" officeooo:rsid="09d95731" officeooo:paragraph-rsid="15a0036e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標楷體1" fo:font-size="17pt" fo:font-weight="bold" officeooo:rsid="09d95731" officeooo:paragraph-rsid="157e1188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標楷體1" fo:font-size="17pt" fo:font-weight="bold" officeooo:rsid="09d95731" officeooo:paragraph-rsid="15c8573c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標楷體1" fo:font-size="17pt" fo:font-weight="bold" officeooo:rsid="09d95731" officeooo:paragraph-rsid="15cb9bc9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標楷體1" fo:font-size="17pt" fo:font-weight="bold" officeooo:rsid="09d95731" officeooo:paragraph-rsid="15d4dc7f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標楷體1" fo:font-size="17pt" fo:font-weight="bold" officeooo:rsid="09d95731" officeooo:paragraph-rsid="15d2607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標楷體1" fo:font-size="17pt" fo:font-weight="bold" officeooo:rsid="09d95731" officeooo:paragraph-rsid="15d400b4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標楷體1" fo:font-size="17pt" fo:font-weight="bold" officeooo:rsid="09d95731" officeooo:paragraph-rsid="1c8c780d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標楷體1" fo:font-size="17pt" fo:font-weight="bold" officeooo:rsid="09d95731" officeooo:paragraph-rsid="15a2ce61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標楷體1" fo:font-size="17pt" fo:font-weight="bold" officeooo:rsid="09d95731" officeooo:paragraph-rsid="15921f57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標楷體1" fo:font-size="17pt" fo:font-weight="bold" officeooo:rsid="09d95731" officeooo:paragraph-rsid="15c1a55f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標楷體1" fo:font-size="17pt" fo:font-weight="bold" officeooo:rsid="09d95731" officeooo:paragraph-rsid="219e449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標楷體1" fo:font-size="17pt" fo:font-weight="bold" officeooo:rsid="09d95731" officeooo:paragraph-rsid="21a7e1cf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標楷體1" fo:font-size="17pt" fo:font-weight="bold" officeooo:rsid="09d95731" officeooo:paragraph-rsid="25048e66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標楷體1" fo:font-size="17pt" fo:font-weight="bold" officeooo:rsid="09d95731" officeooo:paragraph-rsid="2505d19f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標楷體1" fo:font-size="17pt" fo:font-weight="bold" officeooo:rsid="09d95731" officeooo:paragraph-rsid="25070639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標楷體1" fo:font-size="17pt" fo:font-weight="bold" officeooo:rsid="09d95731" officeooo:paragraph-rsid="25069cdc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標楷體1" fo:font-size="17pt" fo:font-weight="bold" officeooo:rsid="09d95731" officeooo:paragraph-rsid="24f640de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標楷體1" fo:font-size="17pt" fo:font-weight="bold" officeooo:rsid="09d95731" officeooo:paragraph-rsid="24faa656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標楷體1" fo:font-size="17pt" fo:font-weight="bold" officeooo:rsid="09d95731" officeooo:paragraph-rsid="25028bd4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標楷體1" fo:font-size="17pt" fo:font-weight="bold" officeooo:rsid="09d95731" officeooo:paragraph-rsid="24fb284a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標楷體1" fo:font-size="17pt" fo:font-weight="bold" officeooo:rsid="09d95731" officeooo:paragraph-rsid="24fc8e82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標楷體1" fo:font-size="17pt" fo:font-weight="bold" officeooo:rsid="09d95731" officeooo:paragraph-rsid="2132f7b5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標楷體1" fo:font-size="17pt" fo:font-weight="bold" officeooo:rsid="09d95731" officeooo:paragraph-rsid="214c061a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標楷體1" fo:font-size="17pt" fo:font-weight="bold" officeooo:rsid="09d95731" officeooo:paragraph-rsid="21099a79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標楷體1" fo:font-size="17pt" fo:font-weight="bold" officeooo:rsid="09d95731" officeooo:paragraph-rsid="21243cc3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標楷體1" fo:font-size="17pt" fo:font-weight="bold" officeooo:rsid="09d95731" officeooo:paragraph-rsid="2123486a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標楷體1" fo:font-size="17pt" fo:font-weight="bold" officeooo:rsid="09d95731" officeooo:paragraph-rsid="211a01f3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標楷體1" fo:font-size="17pt" fo:font-weight="bold" officeooo:rsid="09d95731" officeooo:paragraph-rsid="2168c21a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標楷體1" fo:font-size="17pt" fo:font-weight="bold" officeooo:rsid="09d95731" officeooo:paragraph-rsid="21751db4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標楷體1" fo:font-size="17pt" fo:font-weight="bold" officeooo:rsid="09d95731" officeooo:paragraph-rsid="2154e79c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標楷體1" fo:font-size="17pt" fo:font-weight="bold" officeooo:rsid="09d95731" officeooo:paragraph-rsid="2157cb0c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標楷體1" fo:font-size="17pt" fo:font-weight="bold" officeooo:rsid="09d95731" officeooo:paragraph-rsid="21761f40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標楷體1" fo:font-size="17pt" fo:font-weight="bold" officeooo:rsid="09d95731" officeooo:paragraph-rsid="21c628e3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標楷體1" fo:font-size="17pt" fo:font-weight="bold" officeooo:rsid="09d95731" officeooo:paragraph-rsid="21c7fd86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標楷體1" fo:font-size="17pt" fo:font-weight="bold" officeooo:rsid="09d95731" officeooo:paragraph-rsid="21d65204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標楷體1" fo:font-size="17pt" fo:font-weight="bold" officeooo:rsid="09d95731" officeooo:paragraph-rsid="21db9124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標楷體1" fo:font-size="17pt" fo:font-weight="bold" officeooo:rsid="09d95731" officeooo:paragraph-rsid="21e76df3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標楷體1" fo:font-size="17pt" fo:font-weight="bold" officeooo:rsid="09d95731" officeooo:paragraph-rsid="21d94cc5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標楷體1" fo:font-size="17pt" fo:font-weight="bold" officeooo:rsid="09d95731" officeooo:paragraph-rsid="21e8f961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標楷體1" fo:font-size="17pt" fo:font-weight="bold" officeooo:rsid="09d95731" officeooo:paragraph-rsid="21f3eccb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標楷體1" fo:font-size="17pt" fo:font-weight="bold" officeooo:rsid="09d95731" officeooo:paragraph-rsid="21f7cd96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標楷體1" fo:font-size="17pt" fo:font-weight="bold" officeooo:rsid="09d95731" officeooo:paragraph-rsid="21856077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標楷體1" fo:font-size="17pt" fo:font-weight="bold" officeooo:rsid="09d95731" officeooo:paragraph-rsid="218a304a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標楷體1" fo:font-size="17pt" fo:font-weight="bold" officeooo:rsid="09d95731" officeooo:paragraph-rsid="218a6927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標楷體1" fo:font-size="17pt" fo:font-weight="bold" officeooo:rsid="09d95731" officeooo:paragraph-rsid="218410af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標楷體1" fo:font-size="17pt" fo:font-weight="bold" officeooo:rsid="09d95731" officeooo:paragraph-rsid="22010905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標楷體1" fo:font-size="17pt" fo:font-weight="bold" officeooo:rsid="09d95731" officeooo:paragraph-rsid="2181e009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標楷體1" fo:font-size="17pt" fo:font-weight="bold" officeooo:rsid="09d95731" officeooo:paragraph-rsid="2201ba61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標楷體1" fo:font-size="17pt" fo:font-weight="bold" officeooo:rsid="09d95731" officeooo:paragraph-rsid="221d147d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標楷體1" fo:font-size="17pt" fo:font-weight="bold" officeooo:rsid="09d95731" officeooo:paragraph-rsid="221ed402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標楷體1" fo:font-size="17pt" fo:font-weight="bold" officeooo:rsid="09d95731" officeooo:paragraph-rsid="22063324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標楷體1" fo:font-size="17pt" fo:font-weight="bold" officeooo:rsid="09d95731" officeooo:paragraph-rsid="222ae02e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標楷體1" fo:font-size="17pt" fo:font-weight="bold" officeooo:rsid="09d95731" officeooo:paragraph-rsid="22101984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標楷體1" fo:font-size="17pt" fo:font-weight="bold" officeooo:rsid="09d95731" officeooo:paragraph-rsid="2231229f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標楷體1" fo:font-size="17pt" fo:font-weight="bold" officeooo:rsid="09d95731" officeooo:paragraph-rsid="2239b738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標楷體1" fo:font-size="17pt" fo:font-weight="bold" officeooo:rsid="09d95731" officeooo:paragraph-rsid="2230c749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標楷體1" fo:font-size="17pt" fo:font-weight="bold" officeooo:rsid="09d95731" officeooo:paragraph-rsid="2232a05f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標楷體1" fo:font-size="17pt" fo:font-weight="bold" officeooo:rsid="09d95731" officeooo:paragraph-rsid="223377ce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標楷體1" fo:font-size="17pt" fo:font-weight="bold" officeooo:rsid="09d95731" officeooo:paragraph-rsid="228e77be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標楷體1" fo:font-size="17pt" fo:font-weight="bold" officeooo:rsid="09d95731" officeooo:paragraph-rsid="2250a814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標楷體1" fo:font-size="17pt" fo:font-weight="bold" officeooo:rsid="09d95731" officeooo:paragraph-rsid="2257e104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標楷體1" fo:font-size="17pt" fo:font-weight="bold" officeooo:rsid="09d95731" officeooo:paragraph-rsid="226682a4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標楷體1" fo:font-size="17pt" fo:font-weight="bold" officeooo:rsid="09d95731" officeooo:paragraph-rsid="227ae8fd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標楷體1" fo:font-size="17pt" fo:font-weight="bold" officeooo:rsid="09d95731" officeooo:paragraph-rsid="227cd21f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標楷體1" fo:font-size="17pt" fo:font-weight="bold" officeooo:rsid="09d95731" officeooo:paragraph-rsid="2281ac7c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標楷體1" fo:font-size="17pt" fo:font-weight="bold" officeooo:rsid="09d95731" officeooo:paragraph-rsid="22698956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標楷體1" fo:font-size="17pt" fo:font-weight="bold" officeooo:rsid="09d95731" officeooo:paragraph-rsid="226f5fe7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標楷體1" fo:font-size="17pt" fo:font-weight="bold" officeooo:rsid="09d95731" officeooo:paragraph-rsid="22b9d358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標楷體1" fo:font-size="17pt" fo:font-weight="bold" officeooo:rsid="09d95731" officeooo:paragraph-rsid="22bad40e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標楷體1" fo:font-size="17pt" fo:font-weight="bold" officeooo:rsid="09d95731" officeooo:paragraph-rsid="227065df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標楷體1" fo:font-size="17pt" fo:font-weight="bold" officeooo:rsid="09d95731" officeooo:paragraph-rsid="2270d52c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標楷體1" fo:font-size="17pt" fo:font-weight="bold" officeooo:rsid="09d95731" officeooo:paragraph-rsid="2275a293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標楷體1" fo:font-size="17pt" fo:font-weight="bold" officeooo:rsid="09d95731" officeooo:paragraph-rsid="227725b9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標楷體1" fo:font-size="17pt" fo:font-weight="bold" officeooo:rsid="09d95731" officeooo:paragraph-rsid="229b4d18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標楷體1" fo:font-size="17pt" fo:font-weight="bold" officeooo:rsid="09d95731" officeooo:paragraph-rsid="229d2ba6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標楷體1" fo:font-size="17pt" fo:font-weight="bold" officeooo:rsid="09d95731" officeooo:paragraph-rsid="229ef72a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標楷體1" fo:font-size="17pt" fo:font-weight="bold" officeooo:rsid="09d95731" officeooo:paragraph-rsid="22bc5a20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標楷體1" fo:font-size="17pt" fo:font-weight="bold" officeooo:rsid="09d95731" officeooo:paragraph-rsid="22b0ec21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font-name="標楷體1" fo:font-size="17pt" fo:font-weight="bold" officeooo:rsid="09d95731" officeooo:paragraph-rsid="22d2250a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333333" style:font-name="標楷體1" fo:font-size="17pt" fo:font-weight="bold" officeooo:rsid="09d95731" officeooo:paragraph-rsid="22d0455b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1" fo:font-size="17pt" fo:font-weight="bold" officeooo:rsid="09d95731" officeooo:paragraph-rsid="22b3362f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1" fo:font-size="17pt" fo:font-weight="bold" officeooo:rsid="09d95731" officeooo:paragraph-rsid="22b5eb79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fo:font-weight="bold" officeooo:rsid="09d95731" officeooo:paragraph-rsid="22c95479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fo:font-weight="bold" officeooo:rsid="09d95731" officeooo:paragraph-rsid="22ca1751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1" fo:font-size="17pt" fo:font-weight="bold" officeooo:rsid="09d95731" officeooo:paragraph-rsid="22cd393f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1" fo:font-size="17pt" fo:font-weight="bold" officeooo:rsid="09d95731" officeooo:paragraph-rsid="22f734cb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1" fo:font-size="17pt" fo:font-weight="bold" officeooo:rsid="09d95731" officeooo:paragraph-rsid="23003e33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1" fo:font-size="17pt" fo:font-weight="bold" officeooo:rsid="09d95731" officeooo:paragraph-rsid="22f314b1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1" fo:font-size="17pt" fo:font-weight="bold" officeooo:rsid="09d95731" officeooo:paragraph-rsid="22f441ae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1" fo:font-size="17pt" fo:font-weight="bold" officeooo:rsid="22d2250a" officeooo:paragraph-rsid="22d2250a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1" fo:font-size="17pt" fo:font-weight="bold" officeooo:rsid="22d2250a" officeooo:paragraph-rsid="22d523a2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1" fo:font-size="17pt" fo:font-weight="bold" officeooo:rsid="22d2250a" officeooo:paragraph-rsid="22d7cb59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1" fo:font-size="17pt" fo:font-weight="bold" officeooo:rsid="22d2250a" officeooo:paragraph-rsid="22e9db37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font-name="標楷體1" fo:font-size="17pt" fo:font-weight="bold" officeooo:rsid="22d2250a" officeooo:paragraph-rsid="22eb748c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333333" style:font-name="標楷體1" fo:font-size="17pt" fo:font-weight="bold" officeooo:rsid="22d2250a" officeooo:paragraph-rsid="22e96988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L1">
      <style:text-properties fo:color="#333333" style:font-name="標楷體1" fo:font-size="17pt" fo:font-weight="bold" officeooo:rsid="22d2250a" officeooo:paragraph-rsid="22ecece7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L1">
      <style:text-properties fo:color="#333333" style:font-name="標楷體1" fo:font-size="17pt" fo:font-weight="bold" officeooo:rsid="22d2250a" officeooo:paragraph-rsid="22f38a7d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L1">
      <style:text-properties fo:color="#333333" style:font-name="標楷體1" fo:font-size="17pt" fo:font-weight="bold" officeooo:rsid="23377c9f" officeooo:paragraph-rsid="2345833f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L1">
      <style:text-properties fo:color="#333333" style:font-name="標楷體1" fo:font-size="17pt" fo:font-weight="bold" officeooo:rsid="23377c9f" officeooo:paragraph-rsid="233b6da6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333333" style:font-name="標楷體1" fo:font-size="17pt" fo:font-weight="bold" officeooo:rsid="2437d2a2" officeooo:paragraph-rsid="2437d2a2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333333" style:font-name="標楷體1" fo:font-size="17pt" fo:font-weight="bold" officeooo:rsid="2439aef3" officeooo:paragraph-rsid="2437d2a2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333333" style:font-name="標楷體1" fo:font-size="17pt" fo:font-weight="bold" officeooo:rsid="243b9a09" officeooo:paragraph-rsid="2437d2a2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333333" style:font-name="標楷體1" fo:font-size="17pt" fo:font-weight="bold" officeooo:rsid="243b9a09" officeooo:paragraph-rsid="24487b3e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333333" style:font-name="標楷體1" fo:font-size="17pt" fo:font-weight="bold" officeooo:rsid="243b9a09" officeooo:paragraph-rsid="246014f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333333" style:font-name="標楷體1" fo:font-size="17pt" fo:font-weight="bold" officeooo:rsid="243b9a09" officeooo:paragraph-rsid="2450371e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333333" style:font-name="標楷體1" fo:font-size="17pt" fo:font-weight="bold" officeooo:rsid="243b9a09" officeooo:paragraph-rsid="244d98a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333333" style:font-name="標楷體1" fo:font-size="17pt" fo:font-weight="bold" officeooo:rsid="243b9a09" officeooo:paragraph-rsid="24450c78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333333" style:font-name="標楷體1" fo:font-size="17pt" fo:font-weight="bold" officeooo:rsid="243b9a09" officeooo:paragraph-rsid="244befd2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333333" style:font-name="標楷體1" fo:font-size="17pt" fo:font-weight="bold" officeooo:rsid="243b9a09" officeooo:paragraph-rsid="24436b19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141cb316" officeooo:paragraph-rsid="12147b5a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141cb316" officeooo:paragraph-rsid="12187f98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141cb316" officeooo:paragraph-rsid="122a9c73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標楷體1" fo:font-size="17pt" fo:font-weight="bold" officeooo:rsid="141cb316" officeooo:paragraph-rsid="12255a85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font-name="標楷體1" fo:font-size="17pt" fo:font-weight="bold" officeooo:rsid="141cb316" officeooo:paragraph-rsid="122706c7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333333" style:font-name="標楷體1" fo:font-size="17pt" style:text-underline-style="none" fo:font-weight="bold" officeooo:rsid="1a6a3e44" officeooo:paragraph-rsid="1f6997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7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110994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8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7844f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9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dae7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0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fe824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1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dc49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2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e151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3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40d9b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4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ff1a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5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0be1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6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fdc1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7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ff1a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8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d684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9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29d7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0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2662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1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1ca2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2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2139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3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22d2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4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262a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5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115c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6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15ae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7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411cd4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8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3b6da6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74f219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80c44c" style:font-name-asian="標楷體1" style:font-size-asian="17pt" style:language-asian="zh" style:country-asian="TW" style:font-weight-asian="bold" style:font-size-complex="17pt" style:font-weight-complex="bold"/>
    </style:style>
    <style:style style:name="P381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50e7ea" style:font-name-asian="標楷體1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a17381" style:font-name-asian="標楷體1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23864a08" style:font-name-asian="標楷體1" style:font-size-asian="17pt" style:language-asian="zh" style:country-asian="TW" style:font-weight-asian="bold" style:font-size-complex="17pt" style:font-weight-complex="bold"/>
    </style:style>
    <style:style style:name="P384" style:family="paragraph" style:parent-style-name="Standard" style:list-style-name="L1">
      <style:text-properties fo:color="#333333" style:font-name="標楷體1" fo:font-size="17pt" style:text-underline-style="none" fo:font-weight="bold" officeooo:rsid="0679415e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85" style:family="paragraph" style:parent-style-name="Standard" style:list-style-name="L1">
      <style:text-properties fo:color="#333333" style:font-name="標楷體1" fo:font-size="17pt" style:text-underline-style="none" fo:font-weight="bold" officeooo:rsid="137425b9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86" style:family="paragraph" style:parent-style-name="Standard" style:list-style-name="L1">
      <style:text-properties fo:color="#333333" style:font-name="標楷體1" fo:font-size="17pt" style:text-underline-style="none" fo:font-weight="bold" officeooo:rsid="13775343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87" style:family="paragraph" style:parent-style-name="Standard" style:list-style-name="L1">
      <style:text-properties fo:color="#333333" style:font-name="標楷體1" fo:font-size="17pt" style:text-underline-style="none" fo:font-weight="bold" officeooo:rsid="137536a0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88" style:family="paragraph" style:parent-style-name="Standard" style:list-style-name="L1">
      <style:text-properties fo:color="#333333" style:font-name="標楷體1" fo:font-size="17pt" style:text-underline-style="none" fo:font-weight="bold" officeooo:rsid="1376a051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89" style:family="paragraph" style:parent-style-name="Standard" style:list-style-name="L1">
      <style:text-properties fo:color="#333333" style:font-name="標楷體1" fo:font-size="17pt" style:text-underline-style="none" fo:font-weight="bold" officeooo:rsid="13778e36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0994fa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0b94f7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4ed20b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1d101e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56c1a3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2922f9" style:font-name-asian="標楷體1" style:font-size-asian="17pt" style:language-asian="zh" style:country-asian="TW" style:font-weight-asian="bold" style:font-size-complex="17pt" style:font-weight-complex="bold"/>
    </style:style>
    <style:style style:name="P396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298975" style:font-name-asian="標楷體1" style:font-size-asian="17pt" style:language-asian="zh" style:country-asian="TW" style:font-weight-asian="bold" style:font-size-complex="17pt" style:font-weight-complex="bold"/>
    </style:style>
    <style:style style:name="P397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2a70f2" style:font-name-asian="標楷體1" style:font-size-asian="17pt" style:language-asian="zh" style:country-asian="TW" style:font-weight-asian="bold" style:font-size-complex="17pt" style:font-weight-complex="bold"/>
    </style:style>
    <style:style style:name="P398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57e297" style:font-name-asian="標楷體1" style:font-size-asian="17pt" style:language-asian="zh" style:country-asian="TW" style:font-weight-asian="bold" style:font-size-complex="17pt" style:font-weight-complex="bold"/>
    </style:style>
    <style:style style:name="P399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8fdde0" style:font-name-asian="標楷體1" style:font-size-asian="17pt" style:language-asian="zh" style:country-asian="TW" style:font-weight-asian="bold" style:font-size-complex="17pt" style:font-weight-complex="bold"/>
    </style:style>
    <style:style style:name="P400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84c34c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895ee" style:font-name-asian="標楷體1" style:font-size-asian="17pt" style:language-asian="zh" style:country-asian="TW" style:font-weight-asian="bold" style:font-size-complex="17pt" style:font-weight-complex="bold"/>
    </style:style>
    <style:style style:name="P402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94395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24c3a" style:font-name-asian="標楷體1" style:font-size-asian="17pt" style:language-asian="zh" style:country-asian="TW" style:font-weight-asian="bold" style:font-size-complex="17pt" style:font-weight-complex="bold"/>
    </style:style>
    <style:style style:name="P404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76193" style:font-name-asian="標楷體1" style:font-size-asian="17pt" style:language-asian="zh" style:country-asian="TW" style:font-weight-asian="bold" style:font-size-complex="17pt" style:font-weight-complex="bold"/>
    </style:style>
    <style:style style:name="P405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9b9eb" style:font-name-asian="標楷體1" style:font-size-asian="17pt" style:language-asian="zh" style:country-asian="TW" style:font-weight-asian="bold" style:font-size-complex="17pt" style:font-weight-complex="bold"/>
    </style:style>
    <style:style style:name="P406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badaf5" style:font-name-asian="標楷體1" style:font-size-asian="17pt" style:language-asian="zh" style:country-asian="TW" style:font-weight-asian="bold" style:font-size-complex="17pt" style:font-weight-complex="bold"/>
    </style:style>
    <style:style style:name="P407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2e0aee" style:font-name-asian="標楷體1" style:font-size-asian="17pt" style:language-asian="zh" style:country-asian="TW" style:font-weight-asian="bold" style:font-size-complex="17pt" style:font-weight-complex="bold"/>
    </style:style>
    <style:style style:name="P408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0ed4e0" style:font-name-asian="標楷體1" style:font-size-asian="17pt" style:language-asian="zh" style:country-asian="TW" style:font-weight-asian="bold" style:font-size-complex="17pt" style:font-weight-complex="bold"/>
    </style:style>
    <style:style style:name="P409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2f4319" style:font-name-asian="標楷體1" style:font-size-asian="17pt" style:language-asian="zh" style:country-asian="TW" style:font-weight-asian="bold" style:font-size-complex="17pt" style:font-weight-complex="bold"/>
    </style:style>
    <style:style style:name="P410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3142ad" style:font-name-asian="標楷體1" style:font-size-asian="17pt" style:language-asian="zh" style:country-asian="TW" style:font-weight-asian="bold" style:font-size-complex="17pt" style:font-weight-complex="bold"/>
    </style:style>
    <style:style style:name="P411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318003" style:font-name-asian="標楷體1" style:font-size-asian="17pt" style:language-asian="zh" style:country-asian="TW" style:font-weight-asian="bold" style:font-size-complex="17pt" style:font-weight-complex="bold"/>
    </style:style>
    <style:style style:name="P412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31b96e" style:font-name-asian="標楷體1" style:font-size-asian="17pt" style:language-asian="zh" style:country-asian="TW" style:font-weight-asian="bold" style:font-size-complex="17pt" style:font-weight-complex="bold"/>
    </style:style>
    <style:style style:name="P413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51d847" style:font-name-asian="標楷體1" style:font-size-asian="17pt" style:language-asian="zh" style:country-asian="TW" style:font-weight-asian="bold" style:font-size-complex="17pt" style:font-weight-complex="bold"/>
    </style:style>
    <style:style style:name="P414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70d878" style:font-name-asian="標楷體1" style:font-size-asian="17pt" style:language-asian="zh" style:country-asian="TW" style:font-weight-asian="bold" style:font-size-complex="17pt" style:font-weight-complex="bold"/>
    </style:style>
    <style:style style:name="P415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488dd6" style:font-name-asian="標楷體1" style:font-size-asian="17pt" style:language-asian="zh" style:country-asian="TW" style:font-weight-asian="bold" style:font-size-complex="17pt" style:font-weight-complex="bold"/>
    </style:style>
    <style:style style:name="P416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35b81a" style:font-name-asian="標楷體1" style:font-size-asian="17pt" style:language-asian="zh" style:country-asian="TW" style:font-weight-asian="bold" style:font-size-complex="17pt" style:font-weight-complex="bold"/>
    </style:style>
    <style:style style:name="P417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432589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1">
      <style:text-properties fo:color="#333333" style:font-name="標楷體1" fo:font-size="17pt" style:text-underline-style="none" fo:font-weight="bold" officeooo:rsid="1387c998" officeooo:paragraph-rsid="1145e54d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83135b" style:font-name-asian="標楷體1" style:font-size-asian="17pt" style:language-asian="zh" style:country-asian="TW" style:font-weight-asian="bold" style:font-size-complex="17pt" style:font-weight-complex="bold"/>
    </style:style>
    <style:style style:name="P420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432589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8151b2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73d16e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593fcd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968d8a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a93ee5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a18bef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954ac7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9912d3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9a236a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L1">
      <style:text-properties fo:color="#333333" style:font-name="標楷體1" fo:font-size="17pt" style:text-underline-style="none" fo:font-weight="bold" officeooo:rsid="11340e78" officeooo:paragraph-rsid="119d8524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724c1c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5c26c5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bb7a32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bf580a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bd899a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c0f668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c57e0d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c7fb4b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cfc4f5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de0833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e0a045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d30a63" style:font-name-asian="標楷體1" style:font-size-asian="17pt" style:language-asian="zh" style:country-asian="TW" style:font-weight-asian="bold" style:font-size-complex="17pt" style:font-weight-complex="bold"/>
    </style:style>
    <style:style style:name="P443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d3d48a" style:font-name-asian="標楷體1" style:font-size-asian="17pt" style:language-asian="zh" style:country-asian="TW" style:font-weight-asian="bold" style:font-size-complex="17pt" style:font-weight-complex="bold"/>
    </style:style>
    <style:style style:name="P444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e521b9" style:font-name-asian="標楷體1" style:font-size-asian="17pt" style:language-asian="zh" style:country-asian="TW" style:font-weight-asian="bold" style:font-size-complex="17pt" style:font-weight-complex="bold"/>
    </style:style>
    <style:style style:name="P445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d91ca2" style:font-name-asian="標楷體1" style:font-size-asian="17pt" style:language-asian="zh" style:country-asian="TW" style:font-weight-asian="bold" style:font-size-complex="17pt" style:font-weight-complex="bold"/>
    </style:style>
    <style:style style:name="P446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e60698" style:font-name-asian="標楷體1" style:font-size-asian="17pt" style:language-asian="zh" style:country-asian="TW" style:font-weight-asian="bold" style:font-size-complex="17pt" style:font-weight-complex="bold"/>
    </style:style>
    <style:style style:name="P447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efe7e6" style:font-name-asian="標楷體1" style:font-size-asian="17pt" style:language-asian="zh" style:country-asian="TW" style:font-weight-asian="bold" style:font-size-complex="17pt" style:font-weight-complex="bold"/>
    </style:style>
    <style:style style:name="P448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e83382" style:font-name-asian="標楷體1" style:font-size-asian="17pt" style:language-asian="zh" style:country-asian="TW" style:font-weight-asian="bold" style:font-size-complex="17pt" style:font-weight-complex="bold"/>
    </style:style>
    <style:style style:name="P449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f1bfab" style:font-name-asian="標楷體1" style:font-size-asian="17pt" style:language-asian="zh" style:country-asian="TW" style:font-weight-asian="bold" style:font-size-complex="17pt" style:font-weight-complex="bold"/>
    </style:style>
    <style:style style:name="P450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f2aa90" style:font-name-asian="標楷體1" style:font-size-asian="17pt" style:language-asian="zh" style:country-asian="TW" style:font-weight-asian="bold" style:font-size-complex="17pt" style:font-weight-complex="bold"/>
    </style:style>
    <style:style style:name="P451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f2eb96" style:font-name-asian="標楷體1" style:font-size-asian="17pt" style:language-asian="zh" style:country-asian="TW" style:font-weight-asian="bold" style:font-size-complex="17pt" style:font-weight-complex="bold"/>
    </style:style>
    <style:style style:name="P452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f4a8a7" style:font-name-asian="標楷體1" style:font-size-asian="17pt" style:language-asian="zh" style:country-asian="TW" style:font-weight-asian="bold" style:font-size-complex="17pt" style:font-weight-complex="bold"/>
    </style:style>
    <style:style style:name="P453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1f926c9" style:font-name-asian="標楷體1" style:font-size-asian="17pt" style:language-asian="zh" style:country-asian="TW" style:font-weight-asian="bold" style:font-size-complex="17pt" style:font-weight-complex="bold"/>
    </style:style>
    <style:style style:name="P454" style:family="paragraph" style:parent-style-name="Standard" style:list-style-name="L1">
      <style:text-properties fo:color="#333333" style:font-name="標楷體1" fo:font-size="17pt" style:text-underline-style="none" fo:font-weight="bold" officeooo:rsid="115bc47e" officeooo:paragraph-rsid="120a0a4d" style:font-name-asian="標楷體1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1">
      <style:text-properties fo:color="#333333" style:font-name="標楷體1" fo:font-size="17pt" style:text-underline-style="none" fo:font-weight="bold" officeooo:rsid="110b94f7" officeooo:paragraph-rsid="1145e54d" style:font-name-asian="標楷體1" style:font-size-asian="17pt" style:language-asian="zh" style:country-asian="TW" style:font-weight-asian="bold" style:font-size-complex="17pt" style:font-weight-complex="bold"/>
    </style:style>
    <style:style style:name="P456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536105" style:font-name-asian="標楷體1" style:font-size-asian="17pt" style:language-asian="zh" style:country-asian="TW" style:font-weight-asian="bold" style:font-size-complex="17pt" style:font-weight-complex="bold"/>
    </style:style>
    <style:style style:name="P457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55a06f" style:font-name-asian="標楷體1" style:font-size-asian="17pt" style:language-asian="zh" style:country-asian="TW" style:font-weight-asian="bold" style:font-size-complex="17pt" style:font-weight-complex="bold"/>
    </style:style>
    <style:style style:name="P458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666564" style:font-name-asian="標楷體1" style:font-size-asian="17pt" style:language-asian="zh" style:country-asian="TW" style:font-weight-asian="bold" style:font-size-complex="17pt" style:font-weight-complex="bold"/>
    </style:style>
    <style:style style:name="P459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5a4a75" style:font-name-asian="標楷體1" style:font-size-asian="17pt" style:language-asian="zh" style:country-asian="TW" style:font-weight-asian="bold" style:font-size-complex="17pt" style:font-weight-complex="bold"/>
    </style:style>
    <style:style style:name="P460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5cb551" style:font-name-asian="標楷體1" style:font-size-asian="17pt" style:language-asian="zh" style:country-asian="TW" style:font-weight-asian="bold" style:font-size-complex="17pt" style:font-weight-complex="bold"/>
    </style:style>
    <style:style style:name="P461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711c9b" style:font-name-asian="標楷體1" style:font-size-asian="17pt" style:language-asian="zh" style:country-asian="TW" style:font-weight-asian="bold" style:font-size-complex="17pt" style:font-weight-complex="bold"/>
    </style:style>
    <style:style style:name="P462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a54cae" style:font-name-asian="標楷體1" style:font-size-asian="17pt" style:language-asian="zh" style:country-asian="TW" style:font-weight-asian="bold" style:font-size-complex="17pt" style:font-weight-complex="bold"/>
    </style:style>
    <style:style style:name="P463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a95596" style:font-name-asian="標楷體1" style:font-size-asian="17pt" style:language-asian="zh" style:country-asian="TW" style:font-weight-asian="bold" style:font-size-complex="17pt" style:font-weight-complex="bold"/>
    </style:style>
    <style:style style:name="P464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edc850" style:font-name-asian="標楷體1" style:font-size-asian="17pt" style:language-asian="zh" style:country-asian="TW" style:font-weight-asian="bold" style:font-size-complex="17pt" style:font-weight-complex="bold"/>
    </style:style>
    <style:style style:name="P465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ef0e66" style:font-name-asian="標楷體1" style:font-size-asian="17pt" style:language-asian="zh" style:country-asian="TW" style:font-weight-asian="bold" style:font-size-complex="17pt" style:font-weight-complex="bold"/>
    </style:style>
    <style:style style:name="P466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aed1e9" style:font-name-asian="標楷體1" style:font-size-asian="17pt" style:language-asian="zh" style:country-asian="TW" style:font-weight-asian="bold" style:font-size-complex="17pt" style:font-weight-complex="bold"/>
    </style:style>
    <style:style style:name="P467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3eee92" style:font-name-asian="標楷體1" style:font-size-asian="17pt" style:language-asian="zh" style:country-asian="TW" style:font-weight-asian="bold" style:font-size-complex="17pt" style:font-weight-complex="bold"/>
    </style:style>
    <style:style style:name="P468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6a4c44" style:font-name-asian="標楷體1" style:font-size-asian="17pt" style:language-asian="zh" style:country-asian="TW" style:font-weight-asian="bold" style:font-size-complex="17pt" style:font-weight-complex="bold"/>
    </style:style>
    <style:style style:name="P469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7b2a73" style:font-name-asian="標楷體1" style:font-size-asian="17pt" style:language-asian="zh" style:country-asian="TW" style:font-weight-asian="bold" style:font-size-complex="17pt" style:font-weight-complex="bold"/>
    </style:style>
    <style:style style:name="P470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7e5d5e" style:font-name-asian="標楷體1" style:font-size-asian="17pt" style:language-asian="zh" style:country-asian="TW" style:font-weight-asian="bold" style:font-size-complex="17pt" style:font-weight-complex="bold"/>
    </style:style>
    <style:style style:name="P471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7f4ca2" style:font-name-asian="標楷體1" style:font-size-asian="17pt" style:language-asian="zh" style:country-asian="TW" style:font-weight-asian="bold" style:font-size-complex="17pt" style:font-weight-complex="bold"/>
    </style:style>
    <style:style style:name="P472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814812" style:font-name-asian="標楷體1" style:font-size-asian="17pt" style:language-asian="zh" style:country-asian="TW" style:font-weight-asian="bold" style:font-size-complex="17pt" style:font-weight-complex="bold"/>
    </style:style>
    <style:style style:name="P473" style:family="paragraph" style:parent-style-name="Standard" style:list-style-name="L1">
      <style:text-properties fo:color="#333333" style:font-name="標楷體1" fo:font-size="17pt" style:text-underline-style="none" fo:font-weight="bold" officeooo:rsid="13fbfca5" officeooo:paragraph-rsid="20892e5e" style:font-name-asian="標楷體1" style:font-size-asian="17pt" style:language-asian="zh" style:country-asian="TW" style:font-weight-asian="bold" style:font-size-complex="17pt" style:font-weight-complex="bold"/>
    </style:style>
    <style:style style:name="P474" style:family="paragraph" style:parent-style-name="Standard" style:list-style-name="L1">
      <style:text-properties fo:color="#333333" style:font-name="標楷體1" fo:font-size="17pt" style:text-underline-style="none" fo:font-weight="bold" officeooo:rsid="20b0c621" officeooo:paragraph-rsid="20d1330e" style:font-name-asian="標楷體1" style:font-size-asian="17pt" style:language-asian="zh" style:country-asian="TW" style:font-weight-asian="bold" style:font-size-complex="17pt" style:font-weight-complex="bold"/>
    </style:style>
    <style:style style:name="P475" style:family="paragraph" style:parent-style-name="Standard" style:list-style-name="L1">
      <style:text-properties fo:color="#333333" style:font-name="標楷體1" fo:font-size="17pt" style:text-underline-style="none" fo:font-weight="bold" officeooo:rsid="20b0c621" officeooo:paragraph-rsid="20aed1e9" style:font-name-asian="標楷體1" style:font-size-asian="17pt" style:language-asian="zh" style:country-asian="TW" style:font-weight-asian="bold" style:font-size-complex="17pt" style:font-weight-complex="bold"/>
    </style:style>
    <style:style style:name="P476" style:family="paragraph" style:parent-style-name="Standard" style:list-style-name="L1">
      <style:text-properties fo:color="#333333" style:font-name="標楷體1" fo:font-size="17pt" style:text-underline-style="none" fo:font-weight="bold" officeooo:rsid="20b0c621" officeooo:paragraph-rsid="20cb2715" style:font-name-asian="標楷體1" style:font-size-asian="17pt" style:language-asian="zh" style:country-asian="TW" style:font-weight-asian="bold" style:font-size-complex="17pt" style:font-weight-complex="bold"/>
    </style:style>
    <style:style style:name="P477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203953d8" style:font-name-asian="標楷體1" style:font-size-asian="17pt" style:language-asian="zh" style:country-asian="TW" style:font-weight-asian="bold" style:font-size-complex="17pt" style:font-weight-complex="bold"/>
    </style:style>
    <style:style style:name="P478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202e9833" style:font-name-asian="標楷體1" style:font-size-asian="17pt" style:language-asian="zh" style:country-asian="TW" style:font-weight-asian="bold" style:font-size-complex="17pt" style:font-weight-complex="bold"/>
    </style:style>
    <style:style style:name="P479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2030cbe8" style:font-name-asian="標楷體1" style:font-size-asian="17pt" style:language-asian="zh" style:country-asian="TW" style:font-weight-asian="bold" style:font-size-complex="17pt" style:font-weight-complex="bold"/>
    </style:style>
    <style:style style:name="P480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202d75f0" style:font-name-asian="標楷體1" style:font-size-asian="17pt" style:language-asian="zh" style:country-asian="TW" style:font-weight-asian="bold" style:font-size-complex="17pt" style:font-weight-complex="bold"/>
    </style:style>
    <style:style style:name="P481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12147b5a" style:font-name-asian="標楷體1" style:font-size-asian="17pt" style:language-asian="zh" style:country-asian="TW" style:font-weight-asian="bold" style:font-size-complex="17pt" style:font-weight-complex="bold"/>
    </style:style>
    <style:style style:name="P482" style:family="paragraph" style:parent-style-name="Standard" style:list-style-name="L1">
      <style:text-properties fo:color="#333333" style:font-name="標楷體1" fo:font-size="17pt" style:text-underline-style="none" fo:font-weight="bold" officeooo:rsid="242a5661" officeooo:paragraph-rsid="1fab8d4e" style:font-name-asian="標楷體1" style:font-size-asian="17pt" style:language-asian="zh" style:country-asian="TW" style:font-weight-asian="bold" style:font-size-complex="17pt" style:font-weight-complex="bold"/>
    </style:style>
    <style:style style:name="P483" style:family="paragraph" style:parent-style-name="Standard" style:list-style-name="L1">
      <style:text-properties fo:color="#333333" style:font-name="標楷體1" fo:font-size="17pt" style:text-underline-style="none" fo:font-weight="bold" officeooo:rsid="243b9a09" officeooo:paragraph-rsid="1fab8d4e" style:font-name-asian="標楷體1" style:font-size-asian="17pt" style:language-asian="zh" style:country-asian="TW" style:font-weight-asian="bold" style:font-size-complex="17pt" style:font-weight-complex="bold"/>
    </style:style>
    <style:style style:name="P484" style:family="paragraph" style:parent-style-name="Standard" style:list-style-name="L1">
      <style:text-properties fo:color="#333333" style:font-name="標楷體1" fo:font-size="17pt" style:text-underline-style="none" fo:font-weight="bold" officeooo:rsid="243b9a09" officeooo:paragraph-rsid="2437d2a2" style:font-name-asian="標楷體1" style:font-size-asian="17pt" style:language-asian="zh" style:country-asian="TW" style:font-weight-asian="bold" style:font-size-complex="17pt" style:font-weight-complex="bold"/>
    </style:style>
    <style:style style:name="P485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25709e5" style:font-name-asian="標楷體1" style:font-size-asian="17pt" style:language-asian="zh" style:country-asian="TW" style:font-weight-asian="bold" style:font-size-complex="17pt" style:font-weight-complex="bold"/>
    </style:style>
    <style:style style:name="P486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c4e76f" style:font-name-asian="標楷體1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23a7bfa" style:font-name-asian="標楷體1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23ec9d6" style:font-name-asian="標楷體1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242c983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2495ece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8ea9a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9cd2a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9e944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dcd6a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f4a9b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990438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24866bdd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716e6b" style:font-name-asian="標楷體1" style:font-size-asian="17pt" style:language-asian="zh" style:country-asian="TW" style:font-weight-asian="bold" style:font-size-complex="17pt" style:font-weight-complex="bold"/>
    </style:style>
    <style:style style:name="P499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b729d4" style:font-name-asian="標楷體1" style:font-size-asian="17pt" style:language-asian="zh" style:country-asian="TW" style:font-weight-asian="bold" style:font-size-complex="17pt" style:font-weight-complex="bold"/>
    </style:style>
    <style:style style:name="P500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bc0bbd" style:font-name-asian="標楷體1" style:font-size-asian="17pt" style:language-asian="zh" style:country-asian="TW" style:font-weight-asian="bold" style:font-size-complex="17pt" style:font-weight-complex="bold"/>
    </style:style>
    <style:style style:name="P501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be92da" style:font-name-asian="標楷體1" style:font-size-asian="17pt" style:language-asian="zh" style:country-asian="TW" style:font-weight-asian="bold" style:font-size-complex="17pt" style:font-weight-complex="bold"/>
    </style:style>
    <style:style style:name="P502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bfdd99" style:font-name-asian="標楷體1" style:font-size-asian="17pt" style:language-asian="zh" style:country-asian="TW" style:font-weight-asian="bold" style:font-size-complex="17pt" style:font-weight-complex="bold"/>
    </style:style>
    <style:style style:name="P503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887ab9" style:font-name-asian="標楷體1" style:font-size-asian="17pt" style:language-asian="zh" style:country-asian="TW" style:font-weight-asian="bold" style:font-size-complex="17pt" style:font-weight-complex="bold"/>
    </style:style>
    <style:style style:name="P504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7693cc" style:font-name-asian="標楷體1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373170d" style:font-name-asian="標楷體1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style:font-name="標楷體1" fo:font-size="17pt" style:text-underline-style="none" fo:font-weight="bold" officeooo:rsid="1243e770" officeooo:paragraph-rsid="1242c983" style:font-name-asian="標楷體1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style:font-name="標楷體1" fo:font-size="17pt" style:text-underline-style="none" fo:font-weight="bold" officeooo:rsid="137db668" officeooo:paragraph-rsid="137db668" style:font-name-asian="標楷體1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7f7f70" style:font-name-asian="標楷體1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844777" style:font-name-asian="標楷體1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9ad86c" style:font-name-asian="標楷體1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a185ae" style:font-name-asian="標楷體1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9bf3a8" style:font-name-asian="標楷體1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989760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3887ab9" style:font-name-asian="標楷體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256de5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d98e2e1" officeooo:paragraph-rsid="25402c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d98e2e1" officeooo:paragraph-rsid="250ba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761abf0" officeooo:paragraph-rsid="25543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6a3e0" officeooo:paragraph-rsid="2556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6a3e0" officeooo:paragraph-rsid="255c85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6a3e0" officeooo:paragraph-rsid="255e5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7ca84" officeooo:paragraph-rsid="2557c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7ca84" officeooo:paragraph-rsid="255e5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0b0e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402c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52ef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543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56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0cf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0ee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557ca84" officeooo:paragraph-rsid="2557c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557ca84" officeooo:paragraph-rsid="255e5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557ca84" officeooo:paragraph-rsid="2561f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4" style:family="paragraph" style:parent-style-name="Standard" style:list-style-name="L1">
      <style:text-properties fo:color="#333333" officeooo:rsid="0d9ff017" officeooo:paragraph-rsid="1f7a22a6"/>
    </style:style>
    <style:style style:name="P535" style:family="paragraph" style:parent-style-name="Standard" style:list-style-name="L1">
      <style:text-properties fo:color="#333333" officeooo:rsid="0d9ff017" officeooo:paragraph-rsid="23a3a7a8"/>
    </style:style>
    <style:style style:name="P536" style:family="paragraph" style:parent-style-name="Standard" style:list-style-name="L1">
      <style:text-properties fo:color="#333333" officeooo:rsid="0d9ff017" officeooo:paragraph-rsid="24b5772d"/>
    </style:style>
    <style:style style:name="P537" style:family="paragraph" style:parent-style-name="Standard" style:list-style-name="L1">
      <style:text-properties fo:color="#333333" officeooo:paragraph-rsid="10143ecc"/>
    </style:style>
    <style:style style:name="P538" style:family="paragraph" style:parent-style-name="Standard" style:list-style-name="L1">
      <style:text-properties fo:color="#333333" officeooo:paragraph-rsid="10172226"/>
    </style:style>
    <style:style style:name="P539" style:family="paragraph" style:parent-style-name="Standard" style:list-style-name="L1">
      <style:text-properties fo:color="#333333" officeooo:paragraph-rsid="23a3a7a8"/>
    </style:style>
    <style:style style:name="P540" style:family="paragraph" style:parent-style-name="Standard" style:list-style-name="L1">
      <style:text-properties fo:color="#333333" officeooo:paragraph-rsid="1ef56cc8"/>
    </style:style>
    <style:style style:name="P541" style:family="paragraph" style:parent-style-name="Standard" style:list-style-name="L1">
      <style:text-properties fo:color="#333333" officeooo:paragraph-rsid="1ef66df0"/>
    </style:style>
    <style:style style:name="P542" style:family="paragraph" style:parent-style-name="Standard" style:list-style-name="L1">
      <style:text-properties fo:color="#333333" officeooo:paragraph-rsid="1ef84eb2"/>
    </style:style>
    <style:style style:name="P543" style:family="paragraph" style:parent-style-name="Standard" style:list-style-name="L1">
      <style:text-properties fo:color="#333333" officeooo:paragraph-rsid="1ef85341"/>
    </style:style>
    <style:style style:name="P544" style:family="paragraph" style:parent-style-name="Standard" style:list-style-name="L1">
      <style:text-properties fo:color="#333333" officeooo:paragraph-rsid="1f059d3a"/>
    </style:style>
    <style:style style:name="P545" style:family="paragraph" style:parent-style-name="Standard" style:list-style-name="L1">
      <style:text-properties fo:color="#333333" officeooo:paragraph-rsid="1f07a714"/>
    </style:style>
    <style:style style:name="P546" style:family="paragraph" style:parent-style-name="Standard" style:list-style-name="L1">
      <style:text-properties fo:color="#333333" officeooo:paragraph-rsid="1f0cfda7"/>
    </style:style>
    <style:style style:name="P547" style:family="paragraph" style:parent-style-name="Standard" style:list-style-name="L1">
      <style:text-properties fo:color="#333333" officeooo:paragraph-rsid="1ee61d31"/>
    </style:style>
    <style:style style:name="P548" style:family="paragraph" style:parent-style-name="Standard" style:list-style-name="L1">
      <style:text-properties fo:color="#333333" officeooo:paragraph-rsid="1e263822"/>
    </style:style>
    <style:style style:name="P549" style:family="paragraph" style:parent-style-name="Standard" style:list-style-name="L1">
      <style:text-properties fo:color="#333333" officeooo:paragraph-rsid="1ddbdaf2"/>
    </style:style>
    <style:style style:name="P550" style:family="paragraph" style:parent-style-name="Standard" style:list-style-name="L1">
      <style:text-properties fo:color="#333333" officeooo:paragraph-rsid="1ddf2281"/>
    </style:style>
    <style:style style:name="P551" style:family="paragraph" style:parent-style-name="Standard" style:list-style-name="L1">
      <style:text-properties fo:color="#333333" officeooo:paragraph-rsid="1dcb2eda"/>
    </style:style>
    <style:style style:name="P552" style:family="paragraph" style:parent-style-name="Standard" style:list-style-name="L1">
      <style:text-properties fo:color="#333333" officeooo:paragraph-rsid="1dccfc3c"/>
    </style:style>
    <style:style style:name="P553" style:family="paragraph" style:parent-style-name="Standard" style:list-style-name="L1">
      <style:text-properties fo:color="#333333" officeooo:paragraph-rsid="1dd02d6e"/>
    </style:style>
    <style:style style:name="P554" style:family="paragraph" style:parent-style-name="Standard" style:list-style-name="L1">
      <style:text-properties fo:color="#333333" officeooo:paragraph-rsid="1e0c2592"/>
    </style:style>
    <style:style style:name="P555" style:family="paragraph" style:parent-style-name="Standard" style:list-style-name="L1">
      <style:text-properties fo:color="#333333" officeooo:paragraph-rsid="1e0e1840"/>
    </style:style>
    <style:style style:name="P556" style:family="paragraph" style:parent-style-name="Standard" style:list-style-name="L1">
      <style:text-properties fo:color="#333333" officeooo:paragraph-rsid="19ab12a8"/>
    </style:style>
    <style:style style:name="P557" style:family="paragraph" style:parent-style-name="Standard" style:list-style-name="L1">
      <style:text-properties fo:color="#333333" officeooo:paragraph-rsid="19b7020d"/>
    </style:style>
    <style:style style:name="P558" style:family="paragraph" style:parent-style-name="Standard" style:list-style-name="L1">
      <style:text-properties fo:color="#333333" officeooo:paragraph-rsid="10fab1d5"/>
    </style:style>
    <style:style style:name="P559" style:family="paragraph" style:parent-style-name="Standard" style:list-style-name="L1">
      <style:text-properties fo:color="#333333" officeooo:paragraph-rsid="10cf70a3"/>
    </style:style>
    <style:style style:name="P560" style:family="paragraph" style:parent-style-name="Standard" style:list-style-name="L1">
      <style:text-properties fo:color="#333333" officeooo:paragraph-rsid="10ef3042"/>
    </style:style>
    <style:style style:name="P561" style:family="paragraph" style:parent-style-name="Standard" style:list-style-name="L1">
      <style:text-properties fo:color="#333333" officeooo:paragraph-rsid="10d296d6"/>
    </style:style>
    <style:style style:name="P562" style:family="paragraph" style:parent-style-name="Standard" style:list-style-name="L1">
      <style:text-properties fo:color="#333333" officeooo:paragraph-rsid="10f9c7a5"/>
    </style:style>
    <style:style style:name="P563" style:family="paragraph" style:parent-style-name="Standard" style:list-style-name="L1">
      <style:text-properties fo:color="#333333" officeooo:paragraph-rsid="10d2e400"/>
    </style:style>
    <style:style style:name="P564" style:family="paragraph" style:parent-style-name="Standard" style:list-style-name="L1">
      <style:text-properties fo:color="#333333" officeooo:paragraph-rsid="10dfb4d3"/>
    </style:style>
    <style:style style:name="P565" style:family="paragraph" style:parent-style-name="Standard" style:list-style-name="L1">
      <style:text-properties fo:color="#333333" officeooo:paragraph-rsid="10d3b94d"/>
    </style:style>
    <style:style style:name="P566" style:family="paragraph" style:parent-style-name="Standard" style:list-style-name="L1">
      <style:text-properties fo:color="#333333" officeooo:paragraph-rsid="10e836e7"/>
    </style:style>
    <style:style style:name="P567" style:family="paragraph" style:parent-style-name="Standard" style:list-style-name="L1">
      <style:text-properties fo:color="#333333" officeooo:paragraph-rsid="10e8edef"/>
    </style:style>
    <style:style style:name="P568" style:family="paragraph" style:parent-style-name="Standard" style:list-style-name="L1">
      <style:text-properties fo:color="#333333" officeooo:paragraph-rsid="10ea9fc9"/>
    </style:style>
    <style:style style:name="P569" style:family="paragraph" style:parent-style-name="Standard" style:list-style-name="L1">
      <style:text-properties fo:color="#333333" officeooo:paragraph-rsid="15d8aa64"/>
    </style:style>
    <style:style style:name="P570" style:family="paragraph" style:parent-style-name="Standard" style:list-style-name="L1">
      <style:text-properties fo:color="#333333" officeooo:paragraph-rsid="1c8c780d"/>
    </style:style>
    <style:style style:name="P571" style:family="paragraph" style:parent-style-name="Standard" style:list-style-name="L1">
      <style:text-properties fo:color="#333333" officeooo:paragraph-rsid="160fce89"/>
    </style:style>
    <style:style style:name="P572" style:family="paragraph" style:parent-style-name="Standard" style:list-style-name="L1">
      <style:text-properties fo:color="#333333" officeooo:paragraph-rsid="110994fa"/>
    </style:style>
    <style:style style:name="P573" style:family="paragraph" style:parent-style-name="Standard" style:list-style-name="L1">
      <style:text-properties fo:color="#333333" officeooo:paragraph-rsid="1135b81a"/>
    </style:style>
    <style:style style:name="P574" style:family="paragraph" style:parent-style-name="Standard" style:list-style-name="L1">
      <style:text-properties fo:color="#333333" officeooo:paragraph-rsid="11756c9c"/>
    </style:style>
    <style:style style:name="P575" style:family="paragraph" style:parent-style-name="Standard" style:list-style-name="L1">
      <style:text-properties fo:color="#333333" officeooo:paragraph-rsid="115c2425"/>
    </style:style>
    <style:style style:name="P576" style:family="paragraph" style:parent-style-name="Standard" style:list-style-name="L1">
      <style:text-properties fo:color="#333333" officeooo:paragraph-rsid="1164fc3b"/>
    </style:style>
    <style:style style:name="P577" style:family="paragraph" style:parent-style-name="Standard" style:list-style-name="L1">
      <style:text-properties fo:color="#333333" officeooo:paragraph-rsid="1354ca6e"/>
    </style:style>
    <style:style style:name="P578" style:family="paragraph" style:parent-style-name="Standard" style:list-style-name="L1">
      <style:text-properties fo:color="#333333" officeooo:paragraph-rsid="12495ece"/>
    </style:style>
    <style:style style:name="P579" style:family="paragraph" style:parent-style-name="Standard" style:list-style-name="L1">
      <style:text-properties fo:color="#333333" officeooo:paragraph-rsid="137f7f70"/>
    </style:style>
    <style:style style:name="P580" style:family="paragraph" style:parent-style-name="Standard" style:list-style-name="L1">
      <style:text-properties fo:color="#333333" officeooo:paragraph-rsid="13716e6b"/>
    </style:style>
    <style:style style:name="P581" style:family="paragraph" style:parent-style-name="Standard" style:list-style-name="L1">
      <style:text-properties fo:color="#333333" officeooo:paragraph-rsid="13a41609"/>
    </style:style>
    <style:style style:name="P582" style:family="paragraph" style:parent-style-name="Standard" style:list-style-name="L1">
      <style:text-properties fo:color="#333333" officeooo:paragraph-rsid="137db668"/>
    </style:style>
    <style:style style:name="P583" style:family="paragraph" style:parent-style-name="Standard" style:list-style-name="L1">
      <style:text-properties fo:color="#333333" officeooo:paragraph-rsid="13a185ae"/>
    </style:style>
    <style:style style:name="P584" style:family="paragraph" style:parent-style-name="Standard" style:list-style-name="L1">
      <style:text-properties fo:color="#333333" officeooo:paragraph-rsid="13a1bb9f"/>
    </style:style>
    <style:style style:name="P585" style:family="paragraph" style:parent-style-name="Standard" style:list-style-name="L1">
      <style:text-properties fo:color="#333333" officeooo:paragraph-rsid="13a2eb76"/>
    </style:style>
    <style:style style:name="P586" style:family="paragraph" style:parent-style-name="Standard" style:list-style-name="L1">
      <style:text-properties fo:color="#333333" officeooo:paragraph-rsid="13a0df97"/>
    </style:style>
    <style:style style:name="P587" style:family="paragraph" style:parent-style-name="Standard" style:list-style-name="L1">
      <style:text-properties fo:color="#333333" officeooo:paragraph-rsid="13887ab9"/>
    </style:style>
    <style:style style:name="P588" style:family="paragraph" style:parent-style-name="Standard" style:list-style-name="L1">
      <style:text-properties fo:color="#333333" officeooo:paragraph-rsid="13cf91e2"/>
    </style:style>
    <style:style style:name="P589" style:family="paragraph" style:parent-style-name="Standard" style:list-style-name="L1">
      <style:text-properties fo:color="#333333" officeooo:paragraph-rsid="13f96010"/>
    </style:style>
    <style:style style:name="P590" style:family="paragraph" style:parent-style-name="Standard" style:list-style-name="L1">
      <style:text-properties fo:color="#333333" officeooo:paragraph-rsid="14091fe8"/>
    </style:style>
    <style:style style:name="P591" style:family="paragraph" style:parent-style-name="Standard" style:list-style-name="L1">
      <style:text-properties fo:color="#333333" officeooo:paragraph-rsid="14068715"/>
    </style:style>
    <style:style style:name="P592" style:family="paragraph" style:parent-style-name="Standard" style:list-style-name="L1">
      <style:text-properties fo:color="#333333" officeooo:paragraph-rsid="13de97ad"/>
    </style:style>
    <style:style style:name="P593" style:family="paragraph" style:parent-style-name="Standard" style:list-style-name="L1">
      <style:text-properties fo:color="#333333" officeooo:paragraph-rsid="13df8fd9"/>
    </style:style>
    <style:style style:name="P594" style:family="paragraph" style:parent-style-name="Standard" style:list-style-name="L1">
      <style:text-properties fo:color="#333333" officeooo:paragraph-rsid="1407e1ec"/>
    </style:style>
    <style:style style:name="P595" style:family="paragraph" style:parent-style-name="Standard" style:list-style-name="L1">
      <style:text-properties fo:color="#333333" officeooo:paragraph-rsid="13f79231"/>
    </style:style>
    <style:style style:name="P596" style:family="paragraph" style:parent-style-name="Standard" style:list-style-name="L1">
      <style:text-properties fo:color="#333333" officeooo:paragraph-rsid="13cc4887"/>
    </style:style>
    <style:style style:name="P597" style:family="paragraph" style:parent-style-name="Standard" style:list-style-name="L1">
      <style:text-properties fo:color="#333333" officeooo:paragraph-rsid="1416057c"/>
    </style:style>
    <style:style style:name="P598" style:family="paragraph" style:parent-style-name="Standard" style:list-style-name="L1">
      <style:text-properties fo:color="#333333" officeooo:paragraph-rsid="1426620d"/>
    </style:style>
    <style:style style:name="P599" style:family="paragraph" style:parent-style-name="Standard" style:list-style-name="L1">
      <style:text-properties fo:color="#333333" officeooo:paragraph-rsid="1415aed4"/>
    </style:style>
    <style:style style:name="P600" style:family="paragraph" style:parent-style-name="Standard" style:list-style-name="L1">
      <style:text-properties fo:color="#333333" style:font-name="Liberation Serif" officeooo:rsid="24de6962" officeooo:paragraph-rsid="24e55bbb" style:font-name-asian="Liberation Serif"/>
    </style:style>
    <style:style style:name="P601" style:family="paragraph" style:parent-style-name="Standard" style:list-style-name="L1">
      <style:text-properties fo:color="#333333" style:font-name="Liberation Serif" officeooo:paragraph-rsid="24e55bbb" style:font-name-asian="Liberation Serif"/>
    </style:style>
    <style:style style:name="P602" style:family="paragraph" style:parent-style-name="Standard" style:list-style-name="L1">
      <style:text-properties fo:color="#333333" style:font-name="Liberation Serif" officeooo:paragraph-rsid="24e24f15" style:font-name-asian="Liberation Serif"/>
    </style:style>
    <style:style style:name="P603" style:family="paragraph" style:parent-style-name="Standard" style:list-style-name="L1">
      <style:text-properties fo:color="#333333" style:font-name="Liberation Serif" officeooo:paragraph-rsid="24e2bdbb" style:font-name-asian="Liberation Serif"/>
    </style:style>
    <style:style style:name="P604" style:family="paragraph" style:parent-style-name="Standard" style:list-style-name="L1">
      <style:text-properties fo:color="#333333" style:font-name="Liberation Serif" officeooo:paragraph-rsid="24e5afba" style:font-name-asian="Liberation Serif"/>
    </style:style>
    <style:style style:name="P605" style:family="paragraph" style:parent-style-name="Standard" style:list-style-name="L1">
      <style:text-properties fo:color="#333333" style:font-name="Liberation Serif" officeooo:paragraph-rsid="24ec17b9" style:font-name-asian="Liberation Serif"/>
    </style:style>
    <style:style style:name="P606" style:family="paragraph" style:parent-style-name="Standard" style:list-style-name="L1">
      <style:text-properties fo:color="#333333" style:font-name="Liberation Serif" officeooo:paragraph-rsid="24b5772d" style:font-name-asian="Liberation Serif"/>
    </style:style>
    <style:style style:name="P607" style:family="paragraph" style:parent-style-name="Standard" style:list-style-name="L1">
      <style:text-properties fo:color="#333333" style:font-name="Liberation Serif" officeooo:rsid="24adf544" officeooo:paragraph-rsid="24b5772d" style:font-name-asian="Liberation Serif"/>
    </style:style>
    <style:style style:name="P608" style:family="paragraph" style:parent-style-name="Standard" style:list-style-name="L1">
      <style:text-properties fo:color="#333333" style:font-name="Liberation Serif" officeooo:rsid="24adf544" officeooo:paragraph-rsid="24bf423e" style:font-name-asian="Liberation Serif"/>
    </style:style>
    <style:style style:name="P609" style:family="paragraph" style:parent-style-name="Standard" style:list-style-name="L1">
      <style:text-properties fo:color="#333333" style:font-name="Liberation Serif" officeooo:rsid="24b00bce" officeooo:paragraph-rsid="24b5772d" style:font-name-asian="Liberation Serif"/>
    </style:style>
    <style:style style:name="P610" style:family="paragraph" style:parent-style-name="Standard" style:list-style-name="L1">
      <style:text-properties fo:color="#333333" style:font-name="Liberation Serif" fo:font-size="17pt" fo:font-weight="bold" officeooo:rsid="0a7edee9" officeooo:paragraph-rsid="24b5772d" style:font-name-asian="標楷體1" style:font-size-asian="17pt" style:language-asian="zh" style:country-asian="TW" style:font-weight-asian="bold" style:font-size-complex="17pt" style:font-weight-complex="bold"/>
    </style:style>
    <style:style style:name="P611" style:family="paragraph" style:parent-style-name="Standard" style:list-style-name="L1">
      <style:text-properties fo:color="#333333" style:font-name="Liberation Serif" fo:font-size="17pt" fo:font-weight="bold" officeooo:rsid="0a7edee9" officeooo:paragraph-rsid="24c27cd3" style:font-name-asian="標楷體1" style:font-size-asian="17pt" style:language-asian="zh" style:country-asian="TW" style:font-weight-asian="bold" style:font-size-complex="17pt" style:font-weight-complex="bold"/>
    </style:style>
    <style:style style:name="P612" style:family="paragraph" style:parent-style-name="Standard" style:list-style-name="L1">
      <style:text-properties fo:color="#333333" style:font-name="Liberation Serif" fo:font-size="17pt" fo:font-weight="bold" officeooo:rsid="0d6637af" officeooo:paragraph-rsid="24b5772d" style:font-name-asian="標楷體1" style:font-size-asian="17pt" style:language-asian="zh" style:country-asian="TW" style:font-weight-asian="bold" style:font-size-complex="17pt" style:font-weight-complex="bold"/>
    </style:style>
    <style:style style:name="P613" style:family="paragraph" style:parent-style-name="Standard" style:list-style-name="L1">
      <style:text-properties fo:color="#333333" style:font-name="Liberation Serif" fo:font-size="17pt" fo:font-weight="bold" officeooo:rsid="0d6637af" officeooo:paragraph-rsid="24ec17b9" style:font-name-asian="標楷體1" style:font-size-asian="17pt" style:language-asian="zh" style:country-asian="TW" style:font-weight-asian="bold" style:font-size-complex="17pt" style:font-weight-complex="bold"/>
    </style:style>
    <style:style style:name="P614" style:family="paragraph" style:parent-style-name="Standard" style:list-style-name="L1">
      <style:text-properties fo:color="#333333" style:font-name="Liberation Serif" fo:font-size="17pt" fo:font-weight="bold" officeooo:rsid="0d9ff017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615" style:family="paragraph" style:parent-style-name="Standard" style:list-style-name="L1">
      <style:text-properties fo:color="#333333" style:font-name="Liberation Serif" fo:font-size="17pt" fo:font-weight="bold" officeooo:rsid="0d9ff017" officeooo:paragraph-rsid="1f7f85b8" style:font-name-asian="標楷體1" style:font-size-asian="17pt" style:language-asian="zh" style:country-asian="TW" style:font-weight-asian="bold" style:font-size-complex="17pt" style:font-weight-complex="bold"/>
    </style:style>
    <style:style style:name="P616" style:family="paragraph" style:parent-style-name="Standard" style:list-style-name="L1">
      <style:text-properties fo:color="#333333" style:font-name="Liberation Serif" fo:font-size="17pt" fo:font-weight="bold" officeooo:rsid="1954e38b" officeooo:paragraph-rsid="1f04a4ae" style:font-name-asian="標楷體1" style:font-size-asian="17pt" style:language-asian="zh" style:country-asian="TW" style:font-weight-asian="bold" style:font-size-complex="17pt" style:font-weight-complex="bold"/>
    </style:style>
    <style:style style:name="P617" style:family="paragraph" style:parent-style-name="Standard" style:list-style-name="L1">
      <style:text-properties fo:color="#333333" style:font-name="Liberation Serif" fo:font-size="17pt" fo:font-weight="bold" officeooo:rsid="1954e38b" officeooo:paragraph-rsid="1f0b2bbd" style:font-name-asian="標楷體1" style:font-size-asian="17pt" style:language-asian="zh" style:country-asian="TW" style:font-weight-asian="bold" style:font-size-complex="17pt" style:font-weight-complex="bold"/>
    </style:style>
    <style:style style:name="P618" style:family="paragraph" style:parent-style-name="Standard" style:list-style-name="L1">
      <style:text-properties fo:color="#333333" style:font-name="Liberation Serif" fo:font-size="17pt" fo:font-weight="bold" officeooo:rsid="1954e38b" officeooo:paragraph-rsid="1daa81fa" style:font-name-asian="標楷體1" style:font-size-asian="17pt" style:language-asian="zh" style:country-asian="TW" style:font-weight-asian="bold" style:font-size-complex="17pt" style:font-weight-complex="bold"/>
    </style:style>
    <style:style style:name="P619" style:family="paragraph" style:parent-style-name="Standard" style:list-style-name="L1">
      <style:text-properties fo:color="#333333" style:font-name="Liberation Serif" fo:font-size="17pt" fo:font-weight="bold" officeooo:rsid="1954e38b" officeooo:paragraph-rsid="1dc641ed" style:font-name-asian="標楷體1" style:font-size-asian="17pt" style:language-asian="zh" style:country-asian="TW" style:font-weight-asian="bold" style:font-size-complex="17pt" style:font-weight-complex="bold"/>
    </style:style>
    <style:style style:name="P620" style:family="paragraph" style:parent-style-name="Standard" style:list-style-name="L1">
      <style:text-properties fo:color="#333333" style:font-name="Liberation Serif" fo:font-size="17pt" fo:font-weight="bold" officeooo:rsid="1954e38b" officeooo:paragraph-rsid="1db5e9f2" style:font-name-asian="標楷體1" style:font-size-asian="17pt" style:language-asian="zh" style:country-asian="TW" style:font-weight-asian="bold" style:font-size-complex="17pt" style:font-weight-complex="bold"/>
    </style:style>
    <style:style style:name="P621" style:family="paragraph" style:parent-style-name="Standard" style:list-style-name="L1">
      <style:text-properties fo:color="#333333" style:font-name="Liberation Serif" fo:font-size="17pt" fo:font-weight="bold" officeooo:rsid="1954e38b" officeooo:paragraph-rsid="1dc2f2e5" style:font-name-asian="標楷體1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L1">
      <style:text-properties fo:color="#333333" style:font-name="Liberation Serif" fo:font-size="17pt" fo:font-weight="bold" officeooo:rsid="1954e38b" officeooo:paragraph-rsid="1de59208" style:font-name-asian="標楷體1" style:font-size-asian="17pt" style:language-asian="zh" style:country-asian="TW" style:font-weight-asian="bold" style:font-size-complex="17pt" style:font-weight-complex="bold"/>
    </style:style>
    <style:style style:name="P623" style:family="paragraph" style:parent-style-name="Standard" style:list-style-name="L1">
      <style:text-properties fo:color="#333333" style:font-name="Liberation Serif" fo:font-size="17pt" fo:font-weight="bold" officeooo:rsid="1954e38b" officeooo:paragraph-rsid="1dba3ee6" style:font-name-asian="標楷體1" style:font-size-asian="17pt" style:language-asian="zh" style:country-asian="TW" style:font-weight-asian="bold" style:font-size-complex="17pt" style:font-weight-complex="bold"/>
    </style:style>
    <style:style style:name="P624" style:family="paragraph" style:parent-style-name="Standard" style:list-style-name="L1">
      <style:text-properties fo:color="#333333" style:font-name="Liberation Serif" fo:font-size="17pt" fo:font-weight="bold" officeooo:rsid="1954e38b" officeooo:paragraph-rsid="1e1ff9b9" style:font-name-asian="標楷體1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L1">
      <style:text-properties fo:color="#333333" style:font-name="Liberation Serif" fo:font-size="17pt" fo:font-weight="bold" officeooo:rsid="1954e38b" officeooo:paragraph-rsid="1f35acf3" style:font-name-asian="標楷體1" style:font-size-asian="17pt" style:language-asian="zh" style:country-asian="TW" style:font-weight-asian="bold" style:font-size-complex="17pt" style:font-weight-complex="bold"/>
    </style:style>
    <style:style style:name="P626" style:family="paragraph" style:parent-style-name="Standard" style:list-style-name="L1">
      <style:text-properties fo:color="#333333" style:font-name="Liberation Serif" fo:font-size="17pt" fo:font-weight="bold" officeooo:rsid="1954e38b" officeooo:paragraph-rsid="1f409628" style:font-name-asian="標楷體1" style:font-size-asian="17pt" style:language-asian="zh" style:country-asian="TW" style:font-weight-asian="bold" style:font-size-complex="17pt" style:font-weight-complex="bold"/>
    </style:style>
    <style:style style:name="P627" style:family="paragraph" style:parent-style-name="Standard" style:list-style-name="L1">
      <style:text-properties fo:color="#333333" style:font-name="Liberation Serif" fo:font-size="17pt" fo:font-weight="bold" officeooo:rsid="1954e38b" officeooo:paragraph-rsid="1dc08ab8" style:font-name-asian="標楷體1" style:font-size-asian="17pt" style:language-asian="zh" style:country-asian="TW" style:font-weight-asian="bold" style:font-size-complex="17pt" style:font-weight-complex="bold"/>
    </style:style>
    <style:style style:name="P628" style:family="paragraph" style:parent-style-name="Standard" style:list-style-name="L1">
      <style:text-properties fo:color="#333333" style:font-name="Liberation Serif" fo:font-size="17pt" fo:font-weight="bold" officeooo:rsid="1954e38b" officeooo:paragraph-rsid="1f376173" style:font-name-asian="標楷體1" style:font-size-asian="17pt" style:language-asian="zh" style:country-asian="TW" style:font-weight-asian="bold" style:font-size-complex="17pt" style:font-weight-complex="bold"/>
    </style:style>
    <style:style style:name="P629" style:family="paragraph" style:parent-style-name="Standard" style:list-style-name="L1">
      <style:text-properties fo:color="#333333" style:font-name="Liberation Serif" fo:font-size="17pt" fo:font-weight="bold" officeooo:rsid="1954e38b" officeooo:paragraph-rsid="1f37d45e" style:font-name-asian="標楷體1" style:font-size-asian="17pt" style:language-asian="zh" style:country-asian="TW" style:font-weight-asian="bold" style:font-size-complex="17pt" style:font-weight-complex="bold"/>
    </style:style>
    <style:style style:name="P630" style:family="paragraph" style:parent-style-name="Standard" style:list-style-name="L1">
      <style:text-properties fo:color="#333333" style:font-name="Liberation Serif" fo:font-size="17pt" fo:font-weight="bold" officeooo:rsid="1954e38b" officeooo:paragraph-rsid="1f39d226" style:font-name-asian="標楷體1" style:font-size-asian="17pt" style:language-asian="zh" style:country-asian="TW" style:font-weight-asian="bold" style:font-size-complex="17pt" style:font-weight-complex="bold"/>
    </style:style>
    <style:style style:name="P631" style:family="paragraph" style:parent-style-name="Standard" style:list-style-name="L1">
      <style:text-properties fo:color="#333333" style:font-name="Liberation Serif" fo:font-size="17pt" fo:font-weight="bold" officeooo:rsid="1954e38b" officeooo:paragraph-rsid="1f3d849e" style:font-name-asian="標楷體1" style:font-size-asian="17pt" style:language-asian="zh" style:country-asian="TW" style:font-weight-asian="bold" style:font-size-complex="17pt" style:font-weight-complex="bold"/>
    </style:style>
    <style:style style:name="P632" style:family="paragraph" style:parent-style-name="Standard" style:list-style-name="L1">
      <style:text-properties fo:color="#333333" style:font-name="Liberation Serif" fo:font-size="17pt" fo:font-weight="bold" officeooo:rsid="1954e38b" officeooo:paragraph-rsid="1f40be3f" style:font-name-asian="標楷體1" style:font-size-asian="17pt" style:language-asian="zh" style:country-asian="TW" style:font-weight-asian="bold" style:font-size-complex="17pt" style:font-weight-complex="bold"/>
    </style:style>
    <style:style style:name="P633" style:family="paragraph" style:parent-style-name="Standard" style:list-style-name="L1">
      <style:text-properties fo:color="#333333" style:font-name="Liberation Serif" fo:font-size="17pt" fo:font-weight="bold" officeooo:rsid="1954e38b" officeooo:paragraph-rsid="1f4e49c0" style:font-name-asian="標楷體1" style:font-size-asian="17pt" style:language-asian="zh" style:country-asian="TW" style:font-weight-asian="bold" style:font-size-complex="17pt" style:font-weight-complex="bold"/>
    </style:style>
    <style:style style:name="P634" style:family="paragraph" style:parent-style-name="Standard" style:list-style-name="L1">
      <style:text-properties fo:color="#333333" style:font-name="Liberation Serif" fo:font-size="17pt" fo:font-weight="bold" officeooo:rsid="1954e38b" officeooo:paragraph-rsid="1f42b634" style:font-name-asian="標楷體1" style:font-size-asian="17pt" style:language-asian="zh" style:country-asian="TW" style:font-weight-asian="bold" style:font-size-complex="17pt" style:font-weight-complex="bold"/>
    </style:style>
    <style:style style:name="P635" style:family="paragraph" style:parent-style-name="Standard" style:list-style-name="L1">
      <style:text-properties fo:color="#333333" style:font-name="Liberation Serif" fo:font-size="17pt" fo:font-weight="bold" officeooo:rsid="1954e38b" officeooo:paragraph-rsid="1f4dd8c2" style:font-name-asian="標楷體1" style:font-size-asian="17pt" style:language-asian="zh" style:country-asian="TW" style:font-weight-asian="bold" style:font-size-complex="17pt" style:font-weight-complex="bold"/>
    </style:style>
    <style:style style:name="P636" style:family="paragraph" style:parent-style-name="Standard" style:list-style-name="L1">
      <style:text-properties fo:color="#333333" style:font-name="Liberation Serif" fo:font-size="17pt" fo:font-weight="bold" officeooo:rsid="1954e38b" officeooo:paragraph-rsid="1f4762e7" style:font-name-asian="標楷體1" style:font-size-asian="17pt" style:language-asian="zh" style:country-asian="TW" style:font-weight-asian="bold" style:font-size-complex="17pt" style:font-weight-complex="bold"/>
    </style:style>
    <style:style style:name="P637" style:family="paragraph" style:parent-style-name="Standard" style:list-style-name="L1">
      <style:text-properties fo:color="#333333" style:font-name="Liberation Serif" fo:font-size="17pt" fo:font-weight="bold" officeooo:rsid="1954e38b" officeooo:paragraph-rsid="1f4aa262" style:font-name-asian="標楷體1" style:font-size-asian="17pt" style:language-asian="zh" style:country-asian="TW" style:font-weight-asian="bold" style:font-size-complex="17pt" style:font-weight-complex="bold"/>
    </style:style>
    <style:style style:name="P638" style:family="paragraph" style:parent-style-name="Standard" style:list-style-name="L1">
      <style:text-properties fo:color="#333333" style:font-name="Liberation Serif" fo:font-size="17pt" fo:font-weight="bold" officeooo:rsid="1954e38b" officeooo:paragraph-rsid="1f4d6128" style:font-name-asian="標楷體1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L1">
      <style:text-properties fo:color="#333333" style:font-name="Liberation Serif" fo:font-size="17pt" fo:font-weight="bold" officeooo:rsid="0e9f5f17" officeooo:paragraph-rsid="102309ba" style:font-name-asian="標楷體1" style:font-size-asian="17pt" style:language-asian="zh" style:country-asian="TW" style:font-weight-asian="bold" style:font-size-complex="17pt" style:font-weight-complex="bold"/>
    </style:style>
    <style:style style:name="P640" style:family="paragraph" style:parent-style-name="Standard" style:list-style-name="L1">
      <style:text-properties fo:color="#333333" style:font-name="Liberation Serif" fo:font-size="17pt" fo:font-weight="bold" officeooo:rsid="0e9f5f17" officeooo:paragraph-rsid="11b19fb2" style:font-name-asian="標楷體1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L1">
      <style:text-properties fo:color="#333333" style:font-name="Liberation Serif" fo:font-size="17pt" fo:font-weight="bold" officeooo:rsid="0e9f5f17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L1">
      <style:text-properties fo:color="#333333" style:font-name="Liberation Serif" fo:font-size="17pt" fo:font-weight="bold" officeooo:rsid="1025f064" officeooo:paragraph-rsid="1025f064" style:font-name-asian="標楷體1" style:font-size-asian="17pt" style:language-asian="zh" style:country-asian="TW" style:font-weight-asian="bold" style:font-size-complex="17pt" style:font-weight-complex="bold"/>
    </style:style>
    <style:style style:name="P643" style:family="paragraph" style:parent-style-name="Standard" style:list-style-name="L1">
      <style:text-properties fo:color="#333333" style:font-name="Liberation Serif" fo:font-size="17pt" fo:font-weight="bold" officeooo:rsid="1025f064" officeooo:paragraph-rsid="1030f591" style:font-name-asian="標楷體1" style:font-size-asian="17pt" style:language-asian="zh" style:country-asian="TW" style:font-weight-asian="bold" style:font-size-complex="17pt" style:font-weight-complex="bold"/>
    </style:style>
    <style:style style:name="P644" style:family="paragraph" style:parent-style-name="Standard" style:list-style-name="L1">
      <style:text-properties fo:color="#333333" style:font-name="Liberation Serif" fo:font-size="17pt" fo:font-weight="bold" officeooo:rsid="1025f064" officeooo:paragraph-rsid="10278cae" style:font-name-asian="標楷體1" style:font-size-asian="17pt" style:language-asian="zh" style:country-asian="TW" style:font-weight-asian="bold" style:font-size-complex="17pt" style:font-weight-complex="bold"/>
    </style:style>
    <style:style style:name="P645" style:family="paragraph" style:parent-style-name="Standard" style:list-style-name="L1">
      <style:text-properties fo:color="#333333" style:font-name="Liberation Serif" fo:font-size="17pt" fo:font-weight="bold" officeooo:rsid="1025f064" officeooo:paragraph-rsid="2416e492" style:font-name-asian="標楷體1" style:font-size-asian="17pt" style:language-asian="zh" style:country-asian="TW" style:font-weight-asian="bold" style:font-size-complex="17pt" style:font-weight-complex="bold"/>
    </style:style>
    <style:style style:name="P646" style:family="paragraph" style:parent-style-name="Standard" style:list-style-name="L1">
      <style:text-properties fo:color="#333333" style:font-name="Liberation Serif" fo:font-size="17pt" fo:font-weight="bold" officeooo:rsid="1025f064" officeooo:paragraph-rsid="1033b962" style:font-name-asian="標楷體1" style:font-size-asian="17pt" style:language-asian="zh" style:country-asian="TW" style:font-weight-asian="bold" style:font-size-complex="17pt" style:font-weight-complex="bold"/>
    </style:style>
    <style:style style:name="P647" style:family="paragraph" style:parent-style-name="Standard" style:list-style-name="L1">
      <style:text-properties fo:color="#333333" style:font-name="Liberation Serif" fo:font-size="17pt" fo:font-weight="bold" officeooo:rsid="1025f064" officeooo:paragraph-rsid="103e8688" style:font-name-asian="標楷體1" style:font-size-asian="17pt" style:language-asian="zh" style:country-asian="TW" style:font-weight-asian="bold" style:font-size-complex="17pt" style:font-weight-complex="bold"/>
    </style:style>
    <style:style style:name="P648" style:family="paragraph" style:parent-style-name="Standard" style:list-style-name="L1">
      <style:text-properties fo:color="#333333" style:font-name="Liberation Serif" fo:font-size="17pt" fo:font-weight="bold" officeooo:rsid="1025f064" officeooo:paragraph-rsid="103f9050" style:font-name-asian="標楷體1" style:font-size-asian="17pt" style:language-asian="zh" style:country-asian="TW" style:font-weight-asian="bold" style:font-size-complex="17pt" style:font-weight-complex="bold"/>
    </style:style>
    <style:style style:name="P649" style:family="paragraph" style:parent-style-name="Standard" style:list-style-name="L1">
      <style:text-properties fo:color="#333333" style:font-name="Liberation Serif" fo:font-size="17pt" fo:font-weight="bold" officeooo:rsid="1025f064" officeooo:paragraph-rsid="10918264" style:font-name-asian="標楷體1" style:font-size-asian="17pt" style:language-asian="zh" style:country-asian="TW" style:font-weight-asian="bold" style:font-size-complex="17pt" style:font-weight-complex="bold"/>
    </style:style>
    <style:style style:name="P650" style:family="paragraph" style:parent-style-name="Standard" style:list-style-name="L1">
      <style:text-properties fo:color="#333333" style:font-name="Liberation Serif" fo:font-size="17pt" fo:font-weight="bold" officeooo:rsid="1025f064" officeooo:paragraph-rsid="1095d6df" style:font-name-asian="標楷體1" style:font-size-asian="17pt" style:language-asian="zh" style:country-asian="TW" style:font-weight-asian="bold" style:font-size-complex="17pt" style:font-weight-complex="bold"/>
    </style:style>
    <style:style style:name="P651" style:family="paragraph" style:parent-style-name="Standard" style:list-style-name="L1">
      <style:text-properties fo:color="#333333" style:font-name="Liberation Serif" fo:font-size="17pt" fo:font-weight="bold" officeooo:rsid="10333e1b" officeooo:paragraph-rsid="1a0906ec" style:font-name-asian="標楷體1" style:font-size-asian="17pt" style:language-asian="zh" style:country-asian="TW" style:font-weight-asian="bold" style:font-size-complex="17pt" style:font-weight-complex="bold"/>
    </style:style>
    <style:style style:name="P652" style:family="paragraph" style:parent-style-name="Standard" style:list-style-name="L1">
      <style:text-properties fo:color="#333333" style:font-name="Liberation Serif" fo:font-size="17pt" fo:font-weight="bold" officeooo:rsid="09d95731" officeooo:paragraph-rsid="2201ba61" style:font-name-asian="標楷體1" style:font-size-asian="17pt" style:language-asian="zh" style:country-asian="TW" style:font-weight-asian="bold" style:font-size-complex="17pt" style:font-weight-complex="bold"/>
    </style:style>
    <style:style style:name="P653" style:family="paragraph" style:parent-style-name="Standard" style:list-style-name="L1">
      <style:text-properties fo:color="#333333" style:font-name="Liberation Serif" fo:font-size="17pt" fo:font-weight="bold" officeooo:rsid="09d95731" officeooo:paragraph-rsid="2181e009" style:font-name-asian="標楷體1" style:font-size-asian="17pt" style:language-asian="zh" style:country-asian="TW" style:font-weight-asian="bold" style:font-size-complex="17pt" style:font-weight-complex="bold"/>
    </style:style>
    <style:style style:name="P654" style:family="paragraph" style:parent-style-name="Standard" style:list-style-name="L1">
      <style:text-properties fo:color="#333333" style:font-name="Liberation Serif" fo:font-size="17pt" fo:font-weight="bold" officeooo:rsid="09d95731" officeooo:paragraph-rsid="21810c8e" style:font-name-asian="標楷體1" style:font-size-asian="17pt" style:language-asian="zh" style:country-asian="TW" style:font-weight-asian="bold" style:font-size-complex="17pt" style:font-weight-complex="bold"/>
    </style:style>
    <style:style style:name="P655" style:family="paragraph" style:parent-style-name="Standard" style:list-style-name="L1">
      <style:text-properties fo:color="#333333" style:font-name="Liberation Serif" fo:font-size="17pt" fo:font-weight="bold" officeooo:rsid="09d95731" officeooo:paragraph-rsid="22063324" style:font-name-asian="標楷體1" style:font-size-asian="17pt" style:language-asian="zh" style:country-asian="TW" style:font-weight-asian="bold" style:font-size-complex="17pt" style:font-weight-complex="bold"/>
    </style:style>
    <style:style style:name="P656" style:family="paragraph" style:parent-style-name="Standard" style:list-style-name="L1">
      <style:text-properties fo:color="#333333" style:font-name="Liberation Serif" fo:font-size="17pt" fo:font-weight="bold" officeooo:rsid="22d2250a" officeooo:paragraph-rsid="22d523a2" style:font-name-asian="標楷體1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L1">
      <style:text-properties fo:color="#333333" style:font-name="Liberation Serif" fo:font-size="17pt" fo:font-weight="bold" officeooo:rsid="22d2250a" officeooo:paragraph-rsid="22e69c23" style:font-name-asian="標楷體1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L1">
      <style:text-properties fo:color="#333333" style:font-name="Liberation Serif" fo:font-size="17pt" fo:font-weight="bold" officeooo:rsid="22d2250a" officeooo:paragraph-rsid="23195f5c" style:font-name-asian="標楷體1" style:font-size-asian="17pt" style:language-asian="zh" style:country-asian="TW" style:font-weight-asian="bold" style:font-size-complex="17pt" style:font-weight-complex="bold"/>
    </style:style>
    <style:style style:name="P659" style:family="paragraph" style:parent-style-name="Standard" style:list-style-name="L1">
      <style:text-properties fo:color="#333333" style:font-name="Liberation Serif" fo:font-size="17pt" fo:font-weight="bold" officeooo:rsid="22d2250a" officeooo:paragraph-rsid="231574e9" style:font-name-asian="標楷體1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L1">
      <style:text-properties fo:color="#333333" style:font-name="Liberation Serif" fo:font-size="17pt" fo:font-weight="bold" officeooo:rsid="22d2250a" officeooo:paragraph-rsid="22f0e3cf" style:font-name-asian="標楷體1" style:font-size-asian="17pt" style:language-asian="zh" style:country-asian="TW" style:font-weight-asian="bold" style:font-size-complex="17pt" style:font-weight-complex="bold"/>
    </style:style>
    <style:style style:name="P661" style:family="paragraph" style:parent-style-name="Standard" style:list-style-name="L1">
      <style:text-properties fo:color="#333333" style:font-name="Liberation Serif" fo:font-size="17pt" fo:font-weight="bold" officeooo:rsid="22d2250a" officeooo:paragraph-rsid="2323c28e" style:font-name-asian="標楷體1" style:font-size-asian="17pt" style:language-asian="zh" style:country-asian="TW" style:font-weight-asian="bold" style:font-size-complex="17pt" style:font-weight-complex="bold"/>
    </style:style>
    <style:style style:name="P662" style:family="paragraph" style:parent-style-name="Standard" style:list-style-name="L1">
      <style:text-properties fo:color="#333333" style:font-name="Liberation Serif" fo:font-size="17pt" fo:font-weight="bold" officeooo:rsid="22f29963" officeooo:paragraph-rsid="22f29963" style:font-name-asian="標楷體1" style:font-size-asian="17pt" style:language-asian="zh" style:country-asian="TW" style:font-weight-asian="bold" style:font-size-complex="17pt" style:font-weight-complex="bold"/>
    </style:style>
    <style:style style:name="P663" style:family="paragraph" style:parent-style-name="Standard" style:list-style-name="L1">
      <style:text-properties fo:color="#333333" style:font-name="Liberation Serif" fo:font-size="17pt" fo:font-weight="bold" officeooo:rsid="22f29963" officeooo:paragraph-rsid="2320cb6a" style:font-name-asian="標楷體1" style:font-size-asian="17pt" style:language-asian="zh" style:country-asian="TW" style:font-weight-asian="bold" style:font-size-complex="17pt" style:font-weight-complex="bold"/>
    </style:style>
    <style:style style:name="P664" style:family="paragraph" style:parent-style-name="Standard" style:list-style-name="L1">
      <style:text-properties fo:color="#333333" style:font-name="Liberation Serif" fo:font-size="17pt" fo:font-weight="bold" officeooo:rsid="22f29963" officeooo:paragraph-rsid="231fb64d" style:font-name-asian="標楷體1" style:font-size-asian="17pt" style:language-asian="zh" style:country-asian="TW" style:font-weight-asian="bold" style:font-size-complex="17pt" style:font-weight-complex="bold"/>
    </style:style>
    <style:style style:name="P665" style:family="paragraph" style:parent-style-name="Standard" style:list-style-name="L1">
      <style:text-properties fo:color="#333333" style:font-name="Liberation Serif" fo:font-size="17pt" fo:font-weight="bold" officeooo:rsid="121ed424" officeooo:paragraph-rsid="121ed424" style:font-name-asian="標楷體1" style:font-size-asian="17pt" style:language-asian="zh" style:country-asian="TW" style:font-weight-asian="bold" style:font-size-complex="17pt" style:font-weight-complex="bold"/>
    </style:style>
    <style:style style:name="P666" style:family="paragraph" style:parent-style-name="Standard" style:list-style-name="L1">
      <style:text-properties fo:color="#333333" style:font-name="Liberation Serif" fo:font-size="17pt" fo:font-weight="bold" officeooo:rsid="0d6637af" officeooo:paragraph-rsid="24ec17b9" style:font-name-asian="Liberation Serif" style:font-size-asian="17pt" style:language-asian="zh" style:country-asian="TW" style:font-weight-asian="bold" style:font-size-complex="17pt" style:font-weight-complex="bold"/>
    </style:style>
    <style:style style:name="P667" style:family="paragraph" style:parent-style-name="Standard" style:list-style-name="L1">
      <style:text-properties fo:color="#333333" style:font-name="Liberation Serif" fo:font-size="17pt" fo:font-weight="bold" officeooo:rsid="0d6637af" officeooo:paragraph-rsid="24b5772d" style:font-name-asian="Liberation Serif" style:font-size-asian="17pt" style:language-asian="zh" style:country-asian="TW" style:font-weight-asian="bold" style:font-size-complex="17pt" style:font-weight-complex="bold"/>
    </style:style>
    <style:style style:name="P668" style:family="paragraph" style:parent-style-name="Standard" style:list-style-name="L1">
      <style:text-properties fo:color="#333333" style:font-name="Liberation Serif" fo:font-size="17pt" fo:font-weight="bold" officeooo:rsid="0d6637af" officeooo:paragraph-rsid="24b69712" style:font-name-asian="Liberation Serif" style:font-size-asian="17pt" style:language-asian="zh" style:country-asian="TW" style:font-weight-asian="bold" style:font-size-complex="17pt" style:font-weight-complex="bold"/>
    </style:style>
    <style:style style:name="P669" style:family="paragraph" style:parent-style-name="Standard" style:list-style-name="L1">
      <style:text-properties fo:color="#333333" style:font-name="Liberation Serif" fo:font-size="17pt" fo:font-weight="bold" officeooo:rsid="0d6637af" officeooo:paragraph-rsid="0ffbeacd" style:font-name-asian="Liberation Serif" style:font-size-asian="17pt" style:language-asian="zh" style:country-asian="TW" style:font-weight-asian="bold" style:font-size-complex="17pt" style:font-weight-complex="bold"/>
    </style:style>
    <style:style style:name="P670" style:family="paragraph" style:parent-style-name="Standard" style:list-style-name="L1">
      <style:text-properties fo:color="#333333" style:font-name="Liberation Serif" fo:font-size="17pt" fo:font-weight="bold" officeooo:rsid="0d6637af" officeooo:paragraph-rsid="1f7f85b8" style:font-name-asian="Liberation Serif" style:font-size-asian="17pt" style:language-asian="zh" style:country-asian="TW" style:font-weight-asian="bold" style:font-size-complex="17pt" style:font-weight-complex="bold"/>
    </style:style>
    <style:style style:name="P671" style:family="paragraph" style:parent-style-name="Standard" style:list-style-name="L1">
      <style:text-properties fo:color="#333333" style:font-name="Liberation Serif" fo:font-size="17pt" fo:font-weight="bold" officeooo:rsid="249cf9ba" officeooo:paragraph-rsid="24b5772d" style:font-name-asian="Liberation Serif" style:font-size-asian="17pt" style:language-asian="zh" style:country-asian="TW" style:font-weight-asian="bold" style:font-size-complex="17pt" style:font-weight-complex="bold"/>
    </style:style>
    <style:style style:name="P672" style:family="paragraph" style:parent-style-name="Standard" style:list-style-name="L1">
      <style:text-properties fo:color="#333333" style:font-name="Liberation Serif" fo:font-size="17pt" fo:font-weight="bold" officeooo:rsid="24ee95bb" officeooo:paragraph-rsid="24ef5866" style:font-name-asian="Liberation Serif" style:font-size-asian="17pt" style:language-asian="zh" style:country-asian="TW" style:font-weight-asian="bold" style:font-size-complex="17pt" style:font-weight-complex="bold"/>
    </style:style>
    <style:style style:name="P673" style:family="paragraph" style:parent-style-name="Standard" style:list-style-name="L1">
      <style:text-properties fo:color="#333333" style:font-name="Liberation Serif" fo:font-size="17pt" fo:font-weight="bold" officeooo:rsid="24ee95bb" officeooo:paragraph-rsid="24f4e65b" style:font-name-asian="Liberation Serif" style:font-size-asian="17pt" style:language-asian="zh" style:country-asian="TW" style:font-weight-asian="bold" style:font-size-complex="17pt" style:font-weight-complex="bold"/>
    </style:style>
    <style:style style:name="P674" style:family="paragraph" style:parent-style-name="Standard" style:list-style-name="L1">
      <style:text-properties fo:color="#333333" style:font-name="Liberation Serif" fo:font-size="17pt" fo:font-weight="bold" officeooo:rsid="1d98e2e1" officeooo:paragraph-rsid="1ee61d31" style:font-name-asian="Liberation Serif" style:font-size-asian="17pt" style:language-asian="zh" style:country-asian="TW" style:font-weight-asian="bold" style:font-size-complex="17pt" style:font-weight-complex="bold"/>
    </style:style>
    <style:style style:name="P675" style:family="paragraph" style:parent-style-name="Standard" style:list-style-name="L1">
      <style:text-properties fo:color="#333333" style:font-name="Liberation Serif" fo:font-size="17pt" fo:font-weight="bold" officeooo:rsid="1d98e2e1" officeooo:paragraph-rsid="1eed341e" style:font-name-asian="Liberation Serif" style:font-size-asian="17pt" style:language-asian="zh" style:country-asian="TW" style:font-weight-asian="bold" style:font-size-complex="17pt" style:font-weight-complex="bold"/>
    </style:style>
    <style:style style:name="P676" style:family="paragraph" style:parent-style-name="Standard" style:list-style-name="L1">
      <style:text-properties fo:color="#333333" style:font-name="Liberation Serif" fo:font-size="17pt" fo:font-weight="bold" officeooo:rsid="1d98e2e1" officeooo:paragraph-rsid="1dbcbb44" style:font-name-asian="Liberation Serif" style:font-size-asian="17pt" style:language-asian="zh" style:country-asian="TW" style:font-weight-asian="bold" style:font-size-complex="17pt" style:font-weight-complex="bold"/>
    </style:style>
    <style:style style:name="P677" style:family="paragraph" style:parent-style-name="Standard" style:list-style-name="L1">
      <style:text-properties fo:color="#333333" style:font-name="Liberation Serif" fo:font-size="17pt" fo:font-weight="bold" officeooo:rsid="1d98e2e1" officeooo:paragraph-rsid="1dc197e2" style:font-name-asian="Liberation Serif" style:font-size-asian="17pt" style:language-asian="zh" style:country-asian="TW" style:font-weight-asian="bold" style:font-size-complex="17pt" style:font-weight-complex="bold"/>
    </style:style>
    <style:style style:name="P678" style:family="paragraph" style:parent-style-name="Standard" style:list-style-name="L1">
      <style:text-properties fo:color="#333333" style:font-name="Liberation Serif" fo:font-size="17pt" fo:font-weight="bold" officeooo:rsid="1d98e2e1" officeooo:paragraph-rsid="1f35acf3" style:font-name-asian="Liberation Serif" style:font-size-asian="17pt" style:language-asian="zh" style:country-asian="TW" style:font-weight-asian="bold" style:font-size-complex="17pt" style:font-weight-complex="bold"/>
    </style:style>
    <style:style style:name="P679" style:family="paragraph" style:parent-style-name="Standard" style:list-style-name="L1">
      <style:text-properties fo:color="#333333" style:font-name="Liberation Serif" fo:font-size="17pt" fo:font-weight="bold" officeooo:rsid="1954e38b" officeooo:paragraph-rsid="1f37d45e" style:font-name-asian="Liberation Serif" style:font-size-asian="17pt" style:language-asian="zh" style:country-asian="TW" style:font-weight-asian="bold" style:font-size-complex="17pt" style:font-weight-complex="bold"/>
    </style:style>
    <style:style style:name="P680" style:family="paragraph" style:parent-style-name="Standard" style:list-style-name="L1">
      <style:text-properties fo:color="#333333" style:font-name="Liberation Serif" fo:font-size="17pt" fo:font-weight="bold" officeooo:rsid="2437d2a2" officeooo:paragraph-rsid="2437d2a2" style:font-name-asian="Liberation Serif" style:font-size-asian="17pt" style:language-asian="zh" style:country-asian="TW" style:font-weight-asian="bold" style:font-size-complex="17pt" style:font-weight-complex="bold"/>
    </style:style>
    <style:style style:name="P681" style:family="paragraph" style:parent-style-name="Standard" style:list-style-name="L1">
      <style:text-properties fo:color="#333333" style:font-name="Liberation Serif" fo:font-size="17pt" fo:font-weight="bold" officeooo:rsid="141cb316" officeooo:paragraph-rsid="1217315a" style:font-name-asian="Liberation Serif" style:font-size-asian="17pt" style:language-asian="zh" style:country-asian="TW" style:font-weight-asian="bold" style:font-size-complex="17pt" style:font-weight-complex="bold"/>
    </style:style>
    <style:style style:name="P682" style:family="paragraph" style:parent-style-name="Standard" style:list-style-name="L1">
      <style:text-properties fo:color="#333333" style:font-name="Liberation Serif" fo:font-size="17pt" fo:font-weight="bold" officeooo:rsid="141cb316" officeooo:paragraph-rsid="1214e228" style:font-name-asian="Liberation Serif" style:font-size-asian="17pt" style:language-asian="zh" style:country-asian="TW" style:font-weight-asian="bold" style:font-size-complex="17pt" style:font-weight-complex="bold"/>
    </style:style>
    <style:style style:name="P683" style:family="paragraph" style:parent-style-name="Standard" style:list-style-name="L1">
      <style:text-properties fo:color="#333333" style:font-name="Liberation Serif" fo:font-size="17pt" fo:font-weight="bold" officeooo:rsid="141cb316" officeooo:paragraph-rsid="1215f620" style:font-name-asian="Liberation Serif" style:font-size-asian="17pt" style:language-asian="zh" style:country-asian="TW" style:font-weight-asian="bold" style:font-size-complex="17pt" style:font-weight-complex="bold"/>
    </style:style>
    <style:style style:name="P684" style:family="paragraph" style:parent-style-name="Standard" style:list-style-name="L1">
      <style:text-properties fo:color="#333333" style:font-name="Liberation Serif" fo:font-size="17pt" fo:font-weight="bold" officeooo:rsid="141cb316" officeooo:paragraph-rsid="1214b90b" style:font-name-asian="Liberation Serif" style:font-size-asian="17pt" style:language-asian="zh" style:country-asian="TW" style:font-weight-asian="bold" style:font-size-complex="17pt" style:font-weight-complex="bold"/>
    </style:style>
    <style:style style:name="P685" style:family="paragraph" style:parent-style-name="Standard" style:list-style-name="L1">
      <style:text-properties fo:color="#333333" style:font-name="Liberation Serif" fo:font-size="17pt" fo:font-weight="bold" officeooo:rsid="139b4e29" officeooo:paragraph-rsid="137693c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6" style:family="paragraph" style:parent-style-name="Standard" style:list-style-name="L1">
      <style:text-properties fo:color="#333333" style:font-name="Liberation Serif" fo:font-size="17pt" fo:font-weight="bold" officeooo:rsid="139b4e29" officeooo:paragraph-rsid="137844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7" style:family="paragraph" style:parent-style-name="Standard" style:list-style-name="L1">
      <style:text-properties fo:color="#333333" style:font-name="Liberation Serif" fo:font-size="17pt" style:text-underline-style="none" fo:font-weight="bold" officeooo:rsid="1a6a3e44" officeooo:paragraph-rsid="1f68ab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10994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9" style:family="paragraph" style:parent-style-name="Standard" style:list-style-name="L1">
      <style:text-properties fo:color="#333333" style:font-name="Liberation Serif" fo:font-size="17pt" style:text-underline-style="none" fo:font-weight="bold" officeooo:rsid="1387c998" officeooo:paragraph-rsid="11afffb9" style:font-name-asian="標楷體1" style:font-size-asian="17pt" style:language-asian="zh" style:country-asian="TW" style:font-weight-asian="bold" style:font-size-complex="17pt" style:font-weight-complex="bold"/>
    </style:style>
    <style:style style:name="P690" style:family="paragraph" style:parent-style-name="Standard" style:list-style-name="L1">
      <style:text-properties fo:color="#333333" style:font-name="Liberation Serif" fo:font-size="17pt" style:text-underline-style="none" fo:font-weight="bold" officeooo:rsid="1387c998" officeooo:paragraph-rsid="118a5b0d" style:font-name-asian="標楷體1" style:font-size-asian="17pt" style:language-asian="zh" style:country-asian="TW" style:font-weight-asian="bold" style:font-size-complex="17pt" style:font-weight-complex="bold"/>
    </style:style>
    <style:style style:name="P69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904283" style:font-name-asian="標楷體1" style:font-size-asian="17pt" style:language-asian="zh" style:country-asian="TW" style:font-weight-asian="bold" style:font-size-complex="17pt" style:font-weight-complex="bold"/>
    </style:style>
    <style:style style:name="P69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14991b" style:font-name-asian="標楷體1" style:font-size-asian="17pt" style:language-asian="zh" style:country-asian="TW" style:font-weight-asian="bold" style:font-size-complex="17pt" style:font-weight-complex="bold"/>
    </style:style>
    <style:style style:name="P69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cace11" style:font-name-asian="標楷體1" style:font-size-asian="17pt" style:language-asian="zh" style:country-asian="TW" style:font-weight-asian="bold" style:font-size-complex="17pt" style:font-weight-complex="bold"/>
    </style:style>
    <style:style style:name="P69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194437" style:font-name-asian="標楷體1" style:font-size-asian="17pt" style:language-asian="zh" style:country-asian="TW" style:font-weight-asian="bold" style:font-size-complex="17pt" style:font-weight-complex="bold"/>
    </style:style>
    <style:style style:name="P69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3a274" style:font-name-asian="標楷體1" style:font-size-asian="17pt" style:language-asian="zh" style:country-asian="TW" style:font-weight-asian="bold" style:font-size-complex="17pt" style:font-weight-complex="bold"/>
    </style:style>
    <style:style style:name="P69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d7976" style:font-name-asian="標楷體1" style:font-size-asian="17pt" style:language-asian="zh" style:country-asian="TW" style:font-weight-asian="bold" style:font-size-complex="17pt" style:font-weight-complex="bold"/>
    </style:style>
    <style:style style:name="P69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cb551" style:font-name-asian="標楷體1" style:font-size-asian="17pt" style:language-asian="zh" style:country-asian="TW" style:font-weight-asian="bold" style:font-size-complex="17pt" style:font-weight-complex="bold"/>
    </style:style>
    <style:style style:name="P69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e57462" style:font-name-asian="標楷體1" style:font-size-asian="17pt" style:language-asian="zh" style:country-asian="TW" style:font-weight-asian="bold" style:font-size-complex="17pt" style:font-weight-complex="bold"/>
    </style:style>
    <style:style style:name="P69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93a49d" style:font-name-asian="標楷體1" style:font-size-asian="17pt" style:language-asian="zh" style:country-asian="TW" style:font-weight-asian="bold" style:font-size-complex="17pt" style:font-weight-complex="bold"/>
    </style:style>
    <style:style style:name="P70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f42da9" style:font-name-asian="標楷體1" style:font-size-asian="17pt" style:language-asian="zh" style:country-asian="TW" style:font-weight-asian="bold" style:font-size-complex="17pt" style:font-weight-complex="bold"/>
    </style:style>
    <style:style style:name="P70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f50159" style:font-name-asian="標楷體1" style:font-size-asian="17pt" style:language-asian="zh" style:country-asian="TW" style:font-weight-asian="bold" style:font-size-complex="17pt" style:font-weight-complex="bold"/>
    </style:style>
    <style:style style:name="P70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f5b6d7" style:font-name-asian="標楷體1" style:font-size-asian="17pt" style:language-asian="zh" style:country-asian="TW" style:font-weight-asian="bold" style:font-size-complex="17pt" style:font-weight-complex="bold"/>
    </style:style>
    <style:style style:name="P70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c6f697" style:font-name-asian="標楷體1" style:font-size-asian="17pt" style:language-asian="zh" style:country-asian="TW" style:font-weight-asian="bold" style:font-size-complex="17pt" style:font-weight-complex="bold"/>
    </style:style>
    <style:style style:name="P70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f718fd" style:font-name-asian="標楷體1" style:font-size-asian="17pt" style:language-asian="zh" style:country-asian="TW" style:font-weight-asian="bold" style:font-size-complex="17pt" style:font-weight-complex="bold"/>
    </style:style>
    <style:style style:name="P70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e377cf" style:font-name-asian="標楷體1" style:font-size-asian="17pt" style:language-asian="zh" style:country-asian="TW" style:font-weight-asian="bold" style:font-size-complex="17pt" style:font-weight-complex="bold"/>
    </style:style>
    <style:style style:name="P70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1af906" style:font-name-asian="標楷體1" style:font-size-asian="17pt" style:language-asian="zh" style:country-asian="TW" style:font-weight-asian="bold" style:font-size-complex="17pt" style:font-weight-complex="bold"/>
    </style:style>
    <style:style style:name="P70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1b9140" style:font-name-asian="標楷體1" style:font-size-asian="17pt" style:language-asian="zh" style:country-asian="TW" style:font-weight-asian="bold" style:font-size-complex="17pt" style:font-weight-complex="bold"/>
    </style:style>
    <style:style style:name="P70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1dd7cf" style:font-name-asian="標楷體1" style:font-size-asian="17pt" style:language-asian="zh" style:country-asian="TW" style:font-weight-asian="bold" style:font-size-complex="17pt" style:font-weight-complex="bold"/>
    </style:style>
    <style:style style:name="P70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035f2" style:font-name-asian="標楷體1" style:font-size-asian="17pt" style:language-asian="zh" style:country-asian="TW" style:font-weight-asian="bold" style:font-size-complex="17pt" style:font-weight-complex="bold"/>
    </style:style>
    <style:style style:name="P71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f2ad60" style:font-name-asian="標楷體1" style:font-size-asian="17pt" style:language-asian="zh" style:country-asian="TW" style:font-weight-asian="bold" style:font-size-complex="17pt" style:font-weight-complex="bold"/>
    </style:style>
    <style:style style:name="P71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a84a6f" style:font-name-asian="標楷體1" style:font-size-asian="17pt" style:language-asian="zh" style:country-asian="TW" style:font-weight-asian="bold" style:font-size-complex="17pt" style:font-weight-complex="bold"/>
    </style:style>
    <style:style style:name="P71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a1ec4d" style:font-name-asian="標楷體1" style:font-size-asian="17pt" style:language-asian="zh" style:country-asian="TW" style:font-weight-asian="bold" style:font-size-complex="17pt" style:font-weight-complex="bold"/>
    </style:style>
    <style:style style:name="P71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a908ab" style:font-name-asian="標楷體1" style:font-size-asian="17pt" style:language-asian="zh" style:country-asian="TW" style:font-weight-asian="bold" style:font-size-complex="17pt" style:font-weight-complex="bold"/>
    </style:style>
    <style:style style:name="P71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02d072" style:font-name-asian="標楷體1" style:font-size-asian="17pt" style:language-asian="zh" style:country-asian="TW" style:font-weight-asian="bold" style:font-size-complex="17pt" style:font-weight-complex="bold"/>
    </style:style>
    <style:style style:name="P71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04a91b" style:font-name-asian="標楷體1" style:font-size-asian="17pt" style:language-asian="zh" style:country-asian="TW" style:font-weight-asian="bold" style:font-size-complex="17pt" style:font-weight-complex="bold"/>
    </style:style>
    <style:style style:name="P71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0c5686" style:font-name-asian="標楷體1" style:font-size-asian="17pt" style:language-asian="zh" style:country-asian="TW" style:font-weight-asian="bold" style:font-size-complex="17pt" style:font-weight-complex="bold"/>
    </style:style>
    <style:style style:name="P71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084d4a" style:font-name-asian="標楷體1" style:font-size-asian="17pt" style:language-asian="zh" style:country-asian="TW" style:font-weight-asian="bold" style:font-size-complex="17pt" style:font-weight-complex="bold"/>
    </style:style>
    <style:style style:name="P71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ab8d4e" style:font-name-asian="標楷體1" style:font-size-asian="17pt" style:language-asian="zh" style:country-asian="TW" style:font-weight-asian="bold" style:font-size-complex="17pt" style:font-weight-complex="bold"/>
    </style:style>
    <style:style style:name="P71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1fb0066e" style:font-name-asian="標楷體1" style:font-size-asian="17pt" style:language-asian="zh" style:country-asian="TW" style:font-weight-asian="bold" style:font-size-complex="17pt" style:font-weight-complex="bold"/>
    </style:style>
    <style:style style:name="P72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19ab81" style:font-name-asian="標楷體1" style:font-size-asian="17pt" style:language-asian="zh" style:country-asian="TW" style:font-weight-asian="bold" style:font-size-complex="17pt" style:font-weight-complex="bold"/>
    </style:style>
    <style:style style:name="P72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36e758" style:font-name-asian="標楷體1" style:font-size-asian="17pt" style:language-asian="zh" style:country-asian="TW" style:font-weight-asian="bold" style:font-size-complex="17pt" style:font-weight-complex="bold"/>
    </style:style>
    <style:style style:name="P72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693bb3" style:font-name-asian="標楷體1" style:font-size-asian="17pt" style:language-asian="zh" style:country-asian="TW" style:font-weight-asian="bold" style:font-size-complex="17pt" style:font-weight-complex="bold"/>
    </style:style>
    <style:style style:name="P72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6b1ec0" style:font-name-asian="標楷體1" style:font-size-asian="17pt" style:language-asian="zh" style:country-asian="TW" style:font-weight-asian="bold" style:font-size-complex="17pt" style:font-weight-complex="bold"/>
    </style:style>
    <style:style style:name="P72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77aae3" style:font-name-asian="標楷體1" style:font-size-asian="17pt" style:language-asian="zh" style:country-asian="TW" style:font-weight-asian="bold" style:font-size-complex="17pt" style:font-weight-complex="bold"/>
    </style:style>
    <style:style style:name="P72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4378831" style:font-name-asian="標楷體1" style:font-size-asian="17pt" style:language-asian="zh" style:country-asian="TW" style:font-weight-asian="bold" style:font-size-complex="17pt" style:font-weight-complex="bold"/>
    </style:style>
    <style:style style:name="P726" style:family="paragraph" style:parent-style-name="Standard" style:list-style-name="L1">
      <style:text-properties fo:color="#333333" style:font-name="Liberation Serif" fo:font-size="17pt" style:text-underline-style="none" fo:font-weight="bold" officeooo:rsid="20b0c621" officeooo:paragraph-rsid="20cff527" style:font-name-asian="標楷體1" style:font-size-asian="17pt" style:language-asian="zh" style:country-asian="TW" style:font-weight-asian="bold" style:font-size-complex="17pt" style:font-weight-complex="bold"/>
    </style:style>
    <style:style style:name="P727" style:family="paragraph" style:parent-style-name="Standard" style:list-style-name="L1">
      <style:text-properties fo:color="#333333" style:font-name="Liberation Serif" fo:font-size="17pt" style:text-underline-style="none" fo:font-weight="bold" officeooo:rsid="20b0c621" officeooo:paragraph-rsid="20aed1e9" style:font-name-asian="標楷體1" style:font-size-asian="17pt" style:language-asian="zh" style:country-asian="TW" style:font-weight-asian="bold" style:font-size-complex="17pt" style:font-weight-complex="bold"/>
    </style:style>
    <style:style style:name="P728" style:family="paragraph" style:parent-style-name="Standard" style:list-style-name="L1">
      <style:text-properties fo:color="#333333" style:font-name="Liberation Serif" fo:font-size="17pt" style:text-underline-style="none" fo:font-weight="bold" officeooo:rsid="20b0c621" officeooo:paragraph-rsid="20b43ccd" style:font-name-asian="標楷體1" style:font-size-asian="17pt" style:language-asian="zh" style:country-asian="TW" style:font-weight-asian="bold" style:font-size-complex="17pt" style:font-weight-complex="bold"/>
    </style:style>
    <style:style style:name="P729" style:family="paragraph" style:parent-style-name="Standard" style:list-style-name="L1">
      <style:text-properties fo:color="#333333" style:font-name="Liberation Serif" fo:font-size="17pt" style:text-underline-style="none" fo:font-weight="bold" officeooo:rsid="1886033b" officeooo:paragraph-rsid="2023a274" style:font-name-asian="標楷體1" style:font-size-asian="17pt" style:language-asian="zh" style:country-asian="TW" style:font-weight-asian="bold" style:font-size-complex="17pt" style:font-weight-complex="bold"/>
    </style:style>
    <style:style style:name="P730" style:family="paragraph" style:parent-style-name="Standard" style:list-style-name="L1">
      <style:text-properties fo:color="#333333" style:font-name="Liberation Serif" fo:font-size="17pt" style:text-underline-style="none" fo:font-weight="bold" officeooo:rsid="1886033b" officeooo:paragraph-rsid="203b36ed" style:font-name-asian="標楷體1" style:font-size-asian="17pt" style:language-asian="zh" style:country-asian="TW" style:font-weight-asian="bold" style:font-size-complex="17pt" style:font-weight-complex="bold"/>
    </style:style>
    <style:style style:name="P731" style:family="paragraph" style:parent-style-name="Standard" style:list-style-name="L1">
      <style:text-properties fo:color="#333333" style:font-name="Liberation Serif" fo:font-size="17pt" style:text-underline-style="none" fo:font-weight="bold" officeooo:rsid="1886033b" officeooo:paragraph-rsid="202d75f0" style:font-name-asian="標楷體1" style:font-size-asian="17pt" style:language-asian="zh" style:country-asian="TW" style:font-weight-asian="bold" style:font-size-complex="17pt" style:font-weight-complex="bold"/>
    </style:style>
    <style:style style:name="P732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31e459" style:font-name-asian="標楷體1" style:font-size-asian="17pt" style:language-asian="zh" style:country-asian="TW" style:font-weight-asian="bold" style:font-size-complex="17pt" style:font-weight-complex="bold"/>
    </style:style>
    <style:style style:name="P733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4a71c2" style:font-name-asian="標楷體1" style:font-size-asian="17pt" style:language-asian="zh" style:country-asian="TW" style:font-weight-asian="bold" style:font-size-complex="17pt" style:font-weight-complex="bold"/>
    </style:style>
    <style:style style:name="P734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460c19" style:font-name-asian="標楷體1" style:font-size-asian="17pt" style:language-asian="zh" style:country-asian="TW" style:font-weight-asian="bold" style:font-size-complex="17pt" style:font-weight-complex="bold"/>
    </style:style>
    <style:style style:name="P735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5153f3" style:font-name-asian="標楷體1" style:font-size-asian="17pt" style:language-asian="zh" style:country-asian="TW" style:font-weight-asian="bold" style:font-size-complex="17pt" style:font-weight-complex="bold"/>
    </style:style>
    <style:style style:name="P736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52d32e" style:font-name-asian="標楷體1" style:font-size-asian="17pt" style:language-asian="zh" style:country-asian="TW" style:font-weight-asian="bold" style:font-size-complex="17pt" style:font-weight-complex="bold"/>
    </style:style>
    <style:style style:name="P737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8fa66c" style:font-name-asian="標楷體1" style:font-size-asian="17pt" style:language-asian="zh" style:country-asian="TW" style:font-weight-asian="bold" style:font-size-complex="17pt" style:font-weight-complex="bold"/>
    </style:style>
    <style:style style:name="P738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839046" style:font-name-asian="標楷體1" style:font-size-asian="17pt" style:language-asian="zh" style:country-asian="TW" style:font-weight-asian="bold" style:font-size-complex="17pt" style:font-weight-complex="bold"/>
    </style:style>
    <style:style style:name="P739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84f246" style:font-name-asian="標楷體1" style:font-size-asian="17pt" style:language-asian="zh" style:country-asian="TW" style:font-weight-asian="bold" style:font-size-complex="17pt" style:font-weight-complex="bold"/>
    </style:style>
    <style:style style:name="P740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976c39" style:font-name-asian="標楷體1" style:font-size-asian="17pt" style:language-asian="zh" style:country-asian="TW" style:font-weight-asian="bold" style:font-size-complex="17pt" style:font-weight-complex="bold"/>
    </style:style>
    <style:style style:name="P741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96a204" style:font-name-asian="標楷體1" style:font-size-asian="17pt" style:language-asian="zh" style:country-asian="TW" style:font-weight-asian="bold" style:font-size-complex="17pt" style:font-weight-complex="bold"/>
    </style:style>
    <style:style style:name="P742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9e3dc2" style:font-name-asian="標楷體1" style:font-size-asian="17pt" style:language-asian="zh" style:country-asian="TW" style:font-weight-asian="bold" style:font-size-complex="17pt" style:font-weight-complex="bold"/>
    </style:style>
    <style:style style:name="P743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91880d" style:font-name-asian="標楷體1" style:font-size-asian="17pt" style:language-asian="zh" style:country-asian="TW" style:font-weight-asian="bold" style:font-size-complex="17pt" style:font-weight-complex="bold"/>
    </style:style>
    <style:style style:name="P744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80ab9c" style:font-name-asian="標楷體1" style:font-size-asian="17pt" style:language-asian="zh" style:country-asian="TW" style:font-weight-asian="bold" style:font-size-complex="17pt" style:font-weight-complex="bold"/>
    </style:style>
    <style:style style:name="P745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5cf32c" style:font-name-asian="標楷體1" style:font-size-asian="17pt" style:language-asian="zh" style:country-asian="TW" style:font-weight-asian="bold" style:font-size-complex="17pt" style:font-weight-complex="bold"/>
    </style:style>
    <style:style style:name="P746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610107" style:font-name-asian="標楷體1" style:font-size-asian="17pt" style:language-asian="zh" style:country-asian="TW" style:font-weight-asian="bold" style:font-size-complex="17pt" style:font-weight-complex="bold"/>
    </style:style>
    <style:style style:name="P747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60e222" style:font-name-asian="標楷體1" style:font-size-asian="17pt" style:language-asian="zh" style:country-asian="TW" style:font-weight-asian="bold" style:font-size-complex="17pt" style:font-weight-complex="bold"/>
    </style:style>
    <style:style style:name="P748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6dd49d" style:font-name-asian="標楷體1" style:font-size-asian="17pt" style:language-asian="zh" style:country-asian="TW" style:font-weight-asian="bold" style:font-size-complex="17pt" style:font-weight-complex="bold"/>
    </style:style>
    <style:style style:name="P749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615b24" style:font-name-asian="標楷體1" style:font-size-asian="17pt" style:language-asian="zh" style:country-asian="TW" style:font-weight-asian="bold" style:font-size-complex="17pt" style:font-weight-complex="bold"/>
    </style:style>
    <style:style style:name="P750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6a91d8" style:font-name-asian="標楷體1" style:font-size-asian="17pt" style:language-asian="zh" style:country-asian="TW" style:font-weight-asian="bold" style:font-size-complex="17pt" style:font-weight-complex="bold"/>
    </style:style>
    <style:style style:name="P751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67a4c9" style:font-name-asian="標楷體1" style:font-size-asian="17pt" style:language-asian="zh" style:country-asian="TW" style:font-weight-asian="bold" style:font-size-complex="17pt" style:font-weight-complex="bold"/>
    </style:style>
    <style:style style:name="P752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6a03c0" style:font-name-asian="標楷體1" style:font-size-asian="17pt" style:language-asian="zh" style:country-asian="TW" style:font-weight-asian="bold" style:font-size-complex="17pt" style:font-weight-complex="bold"/>
    </style:style>
    <style:style style:name="P753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6a24a6" style:font-name-asian="標楷體1" style:font-size-asian="17pt" style:language-asian="zh" style:country-asian="TW" style:font-weight-asian="bold" style:font-size-complex="17pt" style:font-weight-complex="bold"/>
    </style:style>
    <style:style style:name="P754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6d76b4" style:font-name-asian="標楷體1" style:font-size-asian="17pt" style:language-asian="zh" style:country-asian="TW" style:font-weight-asian="bold" style:font-size-complex="17pt" style:font-weight-complex="bold"/>
    </style:style>
    <style:style style:name="P755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273982d" style:font-name-asian="標楷體1" style:font-size-asian="17pt" style:language-asian="zh" style:country-asian="TW" style:font-weight-asian="bold" style:font-size-complex="17pt" style:font-weight-complex="bold"/>
    </style:style>
    <style:style style:name="P756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3716e6b" style:font-name-asian="標楷體1" style:font-size-asian="17pt" style:language-asian="zh" style:country-asian="TW" style:font-weight-asian="bold" style:font-size-complex="17pt" style:font-weight-complex="bold"/>
    </style:style>
    <style:style style:name="P757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3504def" style:font-name-asian="Liberation Serif" style:font-size-asian="17pt" style:language-asian="zh" style:country-asian="TW" style:font-weight-asian="bold" style:font-size-complex="17pt" style:font-weight-complex="bold"/>
    </style:style>
    <style:style style:name="P758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99edcc" style:font-name-asian="Liberation Serif" style:font-size-asian="17pt" style:language-asian="zh" style:country-asian="TW" style:font-weight-asian="bold" style:font-size-complex="17pt" style:font-weight-complex="bold"/>
    </style:style>
    <style:style style:name="P759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77f073" style:font-name-asian="Liberation Serif" style:font-size-asian="17pt" style:language-asian="zh" style:country-asian="TW" style:font-weight-asian="bold" style:font-size-complex="17pt" style:font-weight-complex="bold"/>
    </style:style>
    <style:style style:name="P760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773bc1" style:font-name-asian="Liberation Serif" style:font-size-asian="17pt" style:language-asian="zh" style:country-asian="TW" style:font-weight-asian="bold" style:font-size-complex="17pt" style:font-weight-complex="bold"/>
    </style:style>
    <style:style style:name="P761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375131" style:font-name-asian="Liberation Serif" style:font-size-asian="17pt" style:language-asian="zh" style:country-asian="TW" style:font-weight-asian="bold" style:font-size-complex="17pt" style:font-weight-complex="bold"/>
    </style:style>
    <style:style style:name="P762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4d6cbe" style:font-name-asian="Liberation Serif" style:font-size-asian="17pt" style:language-asian="zh" style:country-asian="TW" style:font-weight-asian="bold" style:font-size-complex="17pt" style:font-weight-complex="bold"/>
    </style:style>
    <style:style style:name="P763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3a7bfa" style:font-name-asian="Liberation Serif" style:font-size-asian="17pt" style:language-asian="zh" style:country-asian="TW" style:font-weight-asian="bold" style:font-size-complex="17pt" style:font-weight-complex="bold"/>
    </style:style>
    <style:style style:name="P764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242c983" style:font-name-asian="Liberation Serif" style:font-size-asian="17pt" style:language-asian="zh" style:country-asian="TW" style:font-weight-asian="bold" style:font-size-complex="17pt" style:font-weight-complex="bold"/>
    </style:style>
    <style:style style:name="P765" style:family="paragraph" style:parent-style-name="Standard" style:list-style-name="L1">
      <style:text-properties fo:color="#333333" officeooo:rsid="24a1f8aa" officeooo:paragraph-rsid="24a1f8aa"/>
    </style:style>
    <style:style style:name="P766" style:family="paragraph" style:parent-style-name="Standard" style:list-style-name="L1">
      <style:text-properties fo:color="#333333" officeooo:rsid="24a1f8aa" officeooo:paragraph-rsid="24a2ed7d"/>
    </style:style>
    <style:style style:name="P767" style:family="paragraph" style:parent-style-name="Standard" style:list-style-name="L1">
      <style:text-properties fo:color="#333333" officeooo:rsid="24a1f8aa" officeooo:paragraph-rsid="24a6fcf8"/>
    </style:style>
    <style:style style:name="P768" style:family="paragraph" style:parent-style-name="Standard" style:list-style-name="L1">
      <style:text-properties fo:color="#333333" officeooo:rsid="24a1f8aa" officeooo:paragraph-rsid="24a67ebc"/>
    </style:style>
    <style:style style:name="P769" style:family="paragraph" style:parent-style-name="Standard" style:list-style-name="L1">
      <style:text-properties fo:color="#333333" officeooo:rsid="24a1f8aa" officeooo:paragraph-rsid="24a8a38c"/>
    </style:style>
    <style:style style:name="P770" style:family="paragraph" style:parent-style-name="Standard" style:list-style-name="L1">
      <style:text-properties fo:color="#333333" officeooo:rsid="1f1b4cf6" officeooo:paragraph-rsid="1f1b4cf6"/>
    </style:style>
    <style:style style:name="P771" style:family="paragraph" style:parent-style-name="Standard" style:list-style-name="L1">
      <style:text-properties fo:color="#333333" officeooo:rsid="19b8088f" officeooo:paragraph-rsid="19b92b91"/>
    </style:style>
    <style:style style:name="P772" style:family="paragraph" style:parent-style-name="Standard" style:list-style-name="L1">
      <style:text-properties fo:color="#333333" officeooo:rsid="19b8088f" officeooo:paragraph-rsid="19bc2ac5"/>
    </style:style>
    <style:style style:name="P773" style:family="paragraph" style:parent-style-name="Standard" style:list-style-name="L1">
      <style:text-properties fo:color="#333333" officeooo:rsid="137f7f70" officeooo:paragraph-rsid="13bc0bbd"/>
    </style:style>
    <style:style style:name="P774" style:family="paragraph" style:parent-style-name="Standard" style:list-style-name="L1">
      <style:text-properties fo:color="#333333" officeooo:rsid="137f7f70" officeooo:paragraph-rsid="13887ab9"/>
    </style:style>
    <style:style style:name="P775" style:family="paragraph" style:parent-style-name="Standard" style:list-style-name="L1">
      <style:text-properties fo:color="#333333" officeooo:rsid="137f7f70" officeooo:paragraph-rsid="13844777"/>
    </style:style>
    <style:style style:name="P776" style:family="paragraph" style:parent-style-name="Standard" style:list-style-name="L1">
      <style:text-properties fo:color="#333333" officeooo:rsid="137f7f70" officeooo:paragraph-rsid="13859f57"/>
    </style:style>
    <style:style style:name="P777" style:family="paragraph" style:parent-style-name="Standard" style:list-style-name="L1">
      <style:text-properties fo:color="#333333" officeooo:rsid="137f7f70" officeooo:paragraph-rsid="13986150"/>
    </style:style>
    <style:style style:name="P778" style:family="paragraph" style:parent-style-name="Standard" style:list-style-name="L1">
      <style:text-properties fo:color="#333333" officeooo:rsid="137f7f70" officeooo:paragraph-rsid="139ad86c"/>
    </style:style>
    <style:style style:name="P779" style:family="paragraph" style:parent-style-name="Standard" style:list-style-name="L1">
      <style:text-properties fo:color="#333333" officeooo:rsid="137f7f70" officeooo:paragraph-rsid="139f1303"/>
    </style:style>
    <style:style style:name="P780" style:family="paragraph" style:parent-style-name="Standard" style:list-style-name="L1">
      <style:text-properties fo:color="#333333" officeooo:rsid="137f7f70" officeooo:paragraph-rsid="13a0990f"/>
    </style:style>
    <style:style style:name="P781" style:family="paragraph" style:parent-style-name="Standard" style:list-style-name="L1">
      <style:text-properties fo:color="#333333" officeooo:rsid="137f7f70" officeooo:paragraph-rsid="13a1bb9f"/>
    </style:style>
    <style:style style:name="P782" style:family="paragraph" style:parent-style-name="Standard" style:list-style-name="L1">
      <style:text-properties fo:color="#333333" officeooo:rsid="137f7f70" officeooo:paragraph-rsid="13a4d6fe"/>
    </style:style>
    <style:style style:name="P783" style:family="paragraph" style:parent-style-name="Standard" style:list-style-name="L1">
      <style:text-properties fo:color="#333333" officeooo:rsid="137f7f70" officeooo:paragraph-rsid="13a53ee1"/>
    </style:style>
    <style:style style:name="P784" style:family="paragraph" style:parent-style-name="Standard" style:list-style-name="L1">
      <style:text-properties fo:color="#333333" officeooo:rsid="137f7f70" officeooo:paragraph-rsid="13a67f18"/>
    </style:style>
    <style:style style:name="P785" style:family="paragraph" style:parent-style-name="Standard" style:list-style-name="L1">
      <style:text-properties fo:color="#333333" officeooo:rsid="137f7f70" officeooo:paragraph-rsid="13b505b1"/>
    </style:style>
    <style:style style:name="P786" style:family="paragraph" style:parent-style-name="Standard" style:list-style-name="L1">
      <style:text-properties fo:color="#333333" officeooo:rsid="137f7f70" officeooo:paragraph-rsid="13b35c92"/>
    </style:style>
    <style:style style:name="P787" style:family="paragraph" style:parent-style-name="Standard" style:list-style-name="L1">
      <style:text-properties fo:color="#333333" officeooo:rsid="137db668" officeooo:paragraph-rsid="137db668"/>
    </style:style>
    <style:style style:name="P788" style:family="paragraph" style:parent-style-name="Standard" style:list-style-name="L1">
      <style:text-properties fo:color="#333333" officeooo:rsid="13878cc9" officeooo:paragraph-rsid="13944380"/>
    </style:style>
    <style:style style:name="P789" style:family="paragraph" style:parent-style-name="Standard" style:list-style-name="L1">
      <style:text-properties fo:color="#333333" officeooo:rsid="13878cc9" officeooo:paragraph-rsid="13986150"/>
    </style:style>
    <style:style style:name="P790" style:family="paragraph" style:parent-style-name="Standard" style:list-style-name="L1">
      <style:text-properties fo:color="#333333" officeooo:rsid="13878cc9" officeooo:paragraph-rsid="13878cc9"/>
    </style:style>
    <style:style style:name="P791" style:family="paragraph" style:parent-style-name="Standard" style:list-style-name="L1">
      <style:text-properties fo:color="#333333" officeooo:rsid="13716e6b" officeooo:paragraph-rsid="13887ab9"/>
    </style:style>
    <style:style style:name="P792" style:family="paragraph" style:parent-style-name="Standard" style:list-style-name="L1">
      <style:text-properties fo:color="#333333" officeooo:rsid="13716e6b" officeooo:paragraph-rsid="137693cc"/>
    </style:style>
    <style:style style:name="P793" style:family="paragraph" style:parent-style-name="Standard" style:list-style-name="L1">
      <style:text-properties fo:color="#333333" officeooo:rsid="13887ab9" officeooo:paragraph-rsid="13887ab9"/>
    </style:style>
    <style:style style:name="P794" style:family="paragraph" style:parent-style-name="Standard" style:list-style-name="L1">
      <style:text-properties fo:color="#333333" officeooo:rsid="13a4d6fe" officeooo:paragraph-rsid="13a4d6fe"/>
    </style:style>
    <style:style style:name="P795" style:family="paragraph" style:parent-style-name="Standard" style:list-style-name="L1">
      <style:text-properties fo:color="#333333" officeooo:rsid="139b4e29" officeooo:paragraph-rsid="137693cc"/>
    </style:style>
    <style:style style:name="P796" style:family="paragraph" style:parent-style-name="Standard" style:list-style-name="L1">
      <style:text-properties fo:color="#1c1c1c" officeooo:rsid="24a1f8aa" officeooo:paragraph-rsid="24a2ed7d"/>
    </style:style>
    <style:style style:name="P797" style:family="paragraph" style:parent-style-name="Standard" style:list-style-name="L1">
      <style:text-properties fo:color="#1c1c1c" style:font-name="標楷體1" fo:font-size="17pt" fo:font-weight="bold" officeooo:rsid="1e246efb" officeooo:paragraph-rsid="24a19b08" style:font-name-asian="標楷體1" style:font-size-asian="17pt" style:language-asian="zh" style:country-asian="TW" style:font-weight-asian="bold" style:font-size-complex="17pt" style:font-weight-complex="bold"/>
    </style:style>
    <style:style style:name="P798" style:family="paragraph" style:parent-style-name="Standard" style:list-style-name="L1">
      <style:text-properties fo:color="#1c1c1c" style:font-name="標楷體1" fo:font-size="17pt" fo:font-weight="bold" officeooo:rsid="07ca52e4" officeooo:paragraph-rsid="24a19b08" style:font-name-asian="標楷體1" style:font-size-asian="17pt" style:language-asian="zh" style:country-asian="TW" style:font-weight-asian="bold" style:font-size-complex="17pt" style:font-weight-complex="bold"/>
    </style:style>
    <style:style style:name="P799" style:family="paragraph" style:parent-style-name="Standard" style:list-style-name="L1">
      <style:text-properties fo:color="#1c1c1c" style:font-name="標楷體1" fo:font-size="17pt" fo:font-weight="bold" officeooo:rsid="1d98e2e1" officeooo:paragraph-rsid="1f0cfda7" style:font-name-asian="標楷體1" style:font-size-asian="17pt" style:language-asian="zh" style:country-asian="TW" style:font-weight-asian="bold" style:font-size-complex="17pt" style:font-weight-complex="bold"/>
    </style:style>
    <style:style style:name="P800" style:family="paragraph" style:parent-style-name="Standard" style:list-style-name="L1">
      <style:text-properties fo:color="#1c1c1c" style:font-name="標楷體1" fo:font-size="17pt" fo:font-weight="bold" officeooo:rsid="1d98e2e1" officeooo:paragraph-rsid="1f1e8172" style:font-name-asian="標楷體1" style:font-size-asian="17pt" style:language-asian="zh" style:country-asian="TW" style:font-weight-asian="bold" style:font-size-complex="17pt" style:font-weight-complex="bold"/>
    </style:style>
    <style:style style:name="P801" style:family="paragraph" style:parent-style-name="Standard" style:list-style-name="L1">
      <style:text-properties fo:color="#1c1c1c" style:font-name="標楷體1" fo:font-size="17pt" fo:font-weight="bold" officeooo:rsid="1d98e2e1" officeooo:paragraph-rsid="1f12b496" style:font-name-asian="標楷體1" style:font-size-asian="17pt" style:language-asian="zh" style:country-asian="TW" style:font-weight-asian="bold" style:font-size-complex="17pt" style:font-weight-complex="bold"/>
    </style:style>
    <style:style style:name="P802" style:family="paragraph" style:parent-style-name="Standard" style:list-style-name="L1">
      <style:text-properties fo:color="#1c1c1c" style:font-name="標楷體1" fo:font-size="17pt" fo:font-weight="bold" officeooo:rsid="1d98e2e1" officeooo:paragraph-rsid="1f22b206" style:font-name-asian="標楷體1" style:font-size-asian="17pt" style:language-asian="zh" style:country-asian="TW" style:font-weight-asian="bold" style:font-size-complex="17pt" style:font-weight-complex="bold"/>
    </style:style>
    <style:style style:name="P803" style:family="paragraph" style:parent-style-name="Standard" style:list-style-name="L1">
      <style:text-properties fo:color="#1c1c1c" style:font-name="標楷體1" fo:font-size="17pt" fo:font-weight="bold" officeooo:rsid="1d98e2e1" officeooo:paragraph-rsid="1f0f946c" style:font-name-asian="標楷體1" style:font-size-asian="17pt" style:language-asian="zh" style:country-asian="TW" style:font-weight-asian="bold" style:font-size-complex="17pt" style:font-weight-complex="bold"/>
    </style:style>
    <style:style style:name="P804" style:family="paragraph" style:parent-style-name="Standard" style:list-style-name="L1">
      <style:text-properties fo:color="#1c1c1c" style:font-name="Liberation Serif" officeooo:rsid="0d6637af" officeooo:paragraph-rsid="24ccd3fb" style:font-name-asian="Liberation Serif"/>
    </style:style>
    <style:style style:name="P805" style:family="paragraph" style:parent-style-name="Standard" style:list-style-name="L1">
      <style:text-properties fo:color="#1c1c1c" style:font-name="Liberation Serif" officeooo:rsid="0d6637af" officeooo:paragraph-rsid="24d99c09" style:font-name-asian="Liberation Serif"/>
    </style:style>
    <style:style style:name="P806" style:family="paragraph" style:parent-style-name="Standard" style:list-style-name="L1">
      <style:text-properties fo:color="#1c1c1c" style:font-name="Liberation Serif" fo:font-size="17pt" fo:font-weight="bold" officeooo:rsid="0d6637af" officeooo:paragraph-rsid="24ccd3fb" style:font-name-asian="標楷體1" style:font-size-asian="17pt" style:language-asian="zh" style:country-asian="TW" style:font-weight-asian="bold" style:font-size-complex="17pt" style:font-weight-complex="bold"/>
    </style:style>
    <style:style style:name="P807" style:family="paragraph" style:parent-style-name="Standard" style:list-style-name="L1">
      <style:text-properties fo:color="#1c1c1c" style:font-name="Liberation Serif" fo:font-size="17pt" fo:font-weight="bold" officeooo:rsid="0d6637af" officeooo:paragraph-rsid="24b5772d" style:font-name-asian="Liberation Serif" style:font-size-asian="17pt" style:language-asian="zh" style:country-asian="TW" style:font-weight-asian="bold" style:font-size-complex="17pt" style:font-weight-complex="bold"/>
    </style:style>
    <style:style style:name="P808" style:family="paragraph" style:parent-style-name="Standard" style:list-style-name="L1">
      <style:text-properties fo:color="#1c1c1c" officeooo:paragraph-rsid="1f1db84b"/>
    </style:style>
    <style:style style:name="P809" style:family="paragraph" style:parent-style-name="Standard" style:list-style-name="L1">
      <style:text-properties fo:color="#1c1c1c" officeooo:paragraph-rsid="1f22b206"/>
    </style:style>
    <style:style style:name="P810" style:family="paragraph" style:parent-style-name="Standard" style:list-style-name="L1">
      <style:text-properties fo:color="#1c1c1c" officeooo:paragraph-rsid="1f07a714"/>
    </style:style>
    <style:style style:name="P811" style:family="paragraph" style:parent-style-name="Standard" style:list-style-name="L1">
      <style:text-properties fo:color="#1c1c1c" officeooo:paragraph-rsid="24926560"/>
    </style:style>
    <style:style style:name="P8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52ef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4f3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4cd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1394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3562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0ba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1f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23e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238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27dd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25290d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3" style:family="paragraph" style:parent-style-name="Standard" style:list-style-name="L1">
      <style:text-properties style:use-window-font-color="true" style:font-name="Liberation Serif" officeooo:rsid="0d9ff017" officeooo:paragraph-rsid="0ff72c9f" style:font-name-asian="Liberation Serif"/>
    </style:style>
    <style:style style:name="P824" style:family="paragraph" style:parent-style-name="Standard" style:list-style-name="L1">
      <style:text-properties style:use-window-font-color="true" style:font-name="Liberation Serif" fo:font-size="17pt" fo:font-weight="bold" officeooo:rsid="1025f064" officeooo:paragraph-rsid="1025f064" style:font-name-asian="標楷體1" style:font-size-asian="17pt" style:language-asian="zh" style:country-asian="TW" style:font-weight-asian="bold" style:font-size-complex="17pt" style:font-weight-complex="bold"/>
    </style:style>
    <style:style style:name="P82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2147b5a" style:font-name-asian="Liberation Serif" style:font-size-asian="17pt" style:language-asian="zh" style:country-asian="TW" style:font-weight-asian="bold" style:font-size-complex="17pt" style:font-weight-complex="bold"/>
    </style:style>
    <style:style style:name="P82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2317b26" style:font-name-asian="Liberation Serif" style:font-size-asian="17pt" style:language-asian="zh" style:country-asian="TW" style:font-weight-asian="bold" style:font-size-complex="17pt" style:font-weight-complex="bold"/>
    </style:style>
    <style:style style:name="P8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231e459" style:font-name-asian="Liberation Serif" style:font-size-asian="17pt" style:language-asian="zh" style:country-asian="TW" style:font-weight-asian="bold" style:font-size-complex="17pt" style:font-weight-complex="bold"/>
    </style:style>
    <style:style style:name="P8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247cd30" style:font-name-asian="Liberation Serif" style:font-size-asian="17pt" style:language-asian="zh" style:country-asian="TW" style:font-weight-asian="bold" style:font-size-complex="17pt" style:font-weight-complex="bold"/>
    </style:style>
    <style:style style:name="P829" style:family="paragraph" style:parent-style-name="Standard" style:list-style-name="L1">
      <style:text-properties style:use-window-font-color="true" officeooo:rsid="0d9ff017" officeooo:paragraph-rsid="0ff72c9f"/>
    </style:style>
    <style:style style:name="P830" style:family="paragraph" style:parent-style-name="Standard" style:list-style-name="L1">
      <style:text-properties style:use-window-font-color="true" officeooo:rsid="0d9ff017" officeooo:paragraph-rsid="0ffbeacd"/>
    </style:style>
    <style:style style:name="P831" style:family="paragraph" style:parent-style-name="Standard" style:list-style-name="L1">
      <style:text-properties style:use-window-font-color="true" style:font-name="標楷體1" fo:font-size="17pt" fo:font-weight="bold" officeooo:rsid="10333e1b" officeooo:paragraph-rsid="10cba546" style:font-name-asian="標楷體1" style:font-size-asian="17pt" style:language-asian="zh" style:country-asian="TW" style:font-weight-asian="bold" style:font-size-complex="17pt" style:font-weight-complex="bold"/>
    </style:style>
    <style:style style:name="P832" style:family="paragraph" style:parent-style-name="Standard" style:list-style-name="L1">
      <style:text-properties style:use-window-font-color="true" style:font-name="標楷體1" fo:font-size="17pt" fo:font-weight="bold" officeooo:rsid="10333e1b" officeooo:paragraph-rsid="15ecaaad" style:font-name-asian="標楷體1" style:font-size-asian="17pt" style:language-asian="zh" style:country-asian="TW" style:font-weight-asian="bold" style:font-size-complex="17pt" style:font-weight-complex="bold"/>
    </style:style>
    <style:style style:name="P833" style:family="paragraph" style:parent-style-name="Standard" style:list-style-name="L1">
      <style:text-properties style:use-window-font-color="true" style:font-name="標楷體1" fo:font-size="17pt" fo:font-weight="bold" officeooo:rsid="09d95731" officeooo:paragraph-rsid="15d52ca6" style:font-name-asian="標楷體1" style:font-size-asian="17pt" style:language-asian="zh" style:country-asian="TW" style:font-weight-asian="bold" style:font-size-complex="17pt" style:font-weight-complex="bold"/>
    </style:style>
    <style:style style:name="P834" style:family="paragraph" style:parent-style-name="Standard" style:list-style-name="L1">
      <style:text-properties style:use-window-font-color="true" style:font-name="標楷體1" fo:font-size="17pt" fo:font-weight="bold" officeooo:rsid="141cb316" officeooo:paragraph-rsid="12235f14" style:font-name-asian="標楷體1" style:font-size-asian="17pt" style:language-asian="zh" style:country-asian="TW" style:font-weight-asian="bold" style:font-size-complex="17pt" style:font-weight-complex="bold"/>
    </style:style>
    <style:style style:name="P835" style:family="paragraph" style:parent-style-name="Standard" style:list-style-name="L1">
      <style:text-properties style:use-window-font-color="true" style:font-name="標楷體1" fo:font-size="17pt" style:text-underline-style="none" fo:font-weight="bold" officeooo:rsid="1387c998" officeooo:paragraph-rsid="110b94f7" style:font-name-asian="標楷體1" style:font-size-asian="17pt" style:language-asian="zh" style:country-asian="TW" style:font-weight-asian="bold" style:font-size-complex="17pt" style:font-weight-complex="bold"/>
    </style:style>
    <style:style style:name="P836" style:family="paragraph" style:parent-style-name="Standard" style:list-style-name="L1">
      <style:text-properties style:use-window-font-color="true" style:font-name="標楷體1" fo:font-size="17pt" style:text-underline-style="none" fo:font-weight="bold" officeooo:rsid="115bc47e" officeooo:paragraph-rsid="11c7fb4b" style:font-name-asian="標楷體1" style:font-size-asian="17pt" style:language-asian="zh" style:country-asian="TW" style:font-weight-asian="bold" style:font-size-complex="17pt" style:font-weight-complex="bold"/>
    </style:style>
    <style:style style:name="P837" style:family="paragraph" style:parent-style-name="Standard" style:list-style-name="L1">
      <style:text-properties style:use-window-font-color="true" style:font-name="標楷體1" fo:font-size="17pt" style:text-underline-style="none" fo:font-weight="bold" officeooo:rsid="115bc47e" officeooo:paragraph-rsid="1203e608" style:font-name-asian="標楷體1" style:font-size-asian="17pt" style:language-asian="zh" style:country-asian="TW" style:font-weight-asian="bold" style:font-size-complex="17pt" style:font-weight-complex="bold"/>
    </style:style>
    <style:style style:name="P838" style:family="paragraph" style:parent-style-name="Standard" style:list-style-name="L1">
      <style:text-properties style:use-window-font-color="true" style:font-name="標楷體1" fo:font-size="17pt" style:text-underline-style="none" fo:font-weight="bold" officeooo:rsid="115bc47e" officeooo:paragraph-rsid="12006bf0" style:font-name-asian="標楷體1" style:font-size-asian="17pt" style:language-asian="zh" style:country-asian="TW" style:font-weight-asian="bold" style:font-size-complex="17pt" style:font-weight-complex="bold"/>
    </style:style>
    <style:style style:name="P839" style:family="paragraph" style:parent-style-name="Standard" style:list-style-name="L1">
      <style:text-properties style:use-window-font-color="true" officeooo:paragraph-rsid="10e8ad64"/>
    </style:style>
    <style:style style:name="P840" style:family="paragraph" style:parent-style-name="Standard" style:list-style-name="L1">
      <style:text-properties style:use-window-font-color="true" officeooo:paragraph-rsid="115bc47e"/>
    </style:style>
    <style:style style:name="P841" style:family="paragraph" style:parent-style-name="Standard" style:list-style-name="L1">
      <style:paragraph-properties fo:break-before="page"/>
      <style:text-properties fo:color="#333333" style:font-name="標楷體1" fo:font-size="17pt" fo:font-weight="bold" officeooo:rsid="10333e1b" officeooo:paragraph-rsid="19e2038b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10cc4b44"/>
    </style:style>
    <style:style style:name="T3" style:family="text">
      <style:text-properties fo:color="#050505" style:font-name="標楷體1"/>
    </style:style>
    <style:style style:name="T4" style:family="text">
      <style:text-properties fo:color="#050505" style:font-name="標楷體1" fo:font-size="17pt" fo:font-weight="bold" officeooo:rsid="10cc4b44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fo:color="#050505" style:font-name="標楷體1" fo:font-size="17pt" fo:font-weight="bold" officeooo:rsid="09d95731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color="#050505" style:font-name="標楷體1" fo:font-size="17pt" fo:font-weight="bold" officeooo:rsid="10333e1b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050505" style:font-name="標楷體1" fo:font-size="17pt" fo:font-weight="bold" officeooo:rsid="156a9cbf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050505" style:font-name="標楷體1" fo:font-size="17pt" fo:font-weight="bold" officeooo:rsid="1d98e2e1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fo:color="#050505" style:font-name="標楷體1" fo:font-size="17pt" fo:font-weight="bold" officeooo:rsid="1e0a4279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fo:color="#050505" style:font-name="標楷體1" fo:font-size="17pt" style:text-underline-style="none" fo:font-weight="bold" officeooo:rsid="137d60d6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fo:color="#050505" officeooo:rsid="141e142c"/>
    </style:style>
    <style:style style:name="T12" style:family="text">
      <style:text-properties fo:color="#050505" officeooo:rsid="1231e459"/>
    </style:style>
    <style:style style:name="T13" style:family="text">
      <style:text-properties fo:color="#050505" style:text-underline-style="solid" style:text-underline-width="auto" style:text-underline-color="font-color"/>
    </style:style>
    <style:style style:name="T14" style:family="text">
      <style:text-properties fo:color="#050505" officeooo:rsid="233cb3f0"/>
    </style:style>
    <style:style style:name="T15" style:family="text">
      <style:text-properties fo:color="#050505" officeooo:rsid="2350e7ea"/>
    </style:style>
    <style:style style:name="T16" style:family="text">
      <style:text-properties fo:color="#050505" style:text-underline-style="none" officeooo:rsid="0679415e"/>
    </style:style>
    <style:style style:name="T17" style:family="text">
      <style:text-properties fo:color="#050505" officeooo:rsid="23ed5174"/>
    </style:style>
    <style:style style:name="T18" style:family="text">
      <style:text-properties fo:color="#050505" style:font-name="Liberation Serif" officeooo:rsid="24743952" style:font-name-asian="標楷體1" style:font-name-complex="標楷體"/>
    </style:style>
    <style:style style:name="T19" style:family="text">
      <style:text-properties fo:color="#050505" style:font-name="Arial1" officeooo:rsid="23ed5174" style:font-name-asian="Arial1"/>
    </style:style>
    <style:style style:name="T20" style:family="text">
      <style:text-properties officeooo:rsid="0d6637af"/>
    </style:style>
    <style:style style:name="T21" style:family="text">
      <style:text-properties officeooo:rsid="0d7ef814"/>
    </style:style>
    <style:style style:name="T22" style:family="text">
      <style:text-properties style:font-name="標楷體1"/>
    </style:style>
    <style:style style:name="T23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fo:font-weight="bold" officeooo:rsid="0d9ca526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fo:font-weight="bold" officeooo:rsid="0d7f96f7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fo:font-weight="bold" officeooo:rsid="0d6637af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fo:font-weight="bold" officeooo:rsid="0d80aa47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0d7ef814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10cc4b44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fo:font-weight="bold" officeooo:rsid="10cf70a3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fo:font-weight="bold" officeooo:rsid="10ccb88e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fo:font-weight="bold" officeooo:rsid="10d296d6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fo:font-weight="bold" officeooo:rsid="10d2c1ef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fo:font-weight="bold" officeooo:rsid="10d2e400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fo:font-weight="bold" officeooo:rsid="10dbb6d3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fo:font-weight="bold" officeooo:rsid="09d95731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fo:font-weight="bold" officeooo:rsid="156a9cbf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fo:font-weight="bold" officeooo:rsid="15d8aa64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fo:font-weight="bold" officeooo:rsid="16000a56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fo:font-weight="bold" officeooo:rsid="10333e1b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fo:font-weight="bold" officeooo:rsid="19ab12a8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fo:font-weight="bold" officeooo:rsid="19b7020d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fo:font-weight="bold" officeooo:rsid="1d98e2e1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fo:font-weight="bold" officeooo:rsid="1da1fd1d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fo:font-weight="bold" officeooo:rsid="1da4779b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fo:font-weight="bold" officeooo:rsid="1da76dc9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fo:font-weight="bold" officeooo:rsid="1dcb2eda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fo:font-weight="bold" officeooo:rsid="1d99f585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fo:font-weight="bold" officeooo:rsid="1ed7c329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fo:font-weight="bold" officeooo:rsid="1ef56cc8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fo:font-weight="bold" officeooo:rsid="1f059d3a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fo:font-weight="bold" officeooo:rsid="1f07a714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fo:font-weight="bold" officeooo:rsid="1f132b2a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fo:font-size="17pt" fo:font-weight="bold" officeooo:rsid="1f1db84b" style:font-name-asian="標楷體1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style:font-name="標楷體1" fo:font-size="17pt" fo:font-weight="bold" officeooo:rsid="1f2237ee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style:font-name="標楷體1" fo:font-size="17pt" fo:font-weight="bold" officeooo:rsid="1ee61d31" style:font-name-asian="標楷體1" style:font-size-asian="17pt" style:language-asian="zh" style:country-asian="TW" style:font-weight-asian="bold" style:font-size-complex="17pt" style:font-weight-complex="bold"/>
    </style:style>
    <style:style style:name="T58" style:family="text">
      <style:text-properties style:font-name="標楷體1" fo:font-size="17pt" fo:font-weight="bold" officeooo:rsid="1ee80edc" style:font-name-asian="標楷體1" style:font-size-asian="17pt" style:language-asian="zh" style:country-asian="TW" style:font-weight-asian="bold" style:font-size-complex="17pt" style:font-weight-complex="bold"/>
    </style:style>
    <style:style style:name="T59" style:family="text">
      <style:text-properties style:font-name="標楷體1" fo:font-size="17pt" fo:font-weight="bold" officeooo:rsid="1f5a2486" style:font-name-asian="標楷體1" style:font-size-asian="17pt" style:language-asian="zh" style:country-asian="TW" style:font-weight-asian="bold" style:font-size-complex="17pt" style:font-weight-complex="bold"/>
    </style:style>
    <style:style style:name="T60" style:family="text">
      <style:text-properties style:font-name="標楷體1" fo:font-size="17pt" fo:font-weight="bold" officeooo:rsid="23a3a7a8" style:font-name-asian="標楷體1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style:font-name="標楷體1" fo:font-size="17pt" fo:font-weight="bold" officeooo:rsid="23a3c7a5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style:font-name="標楷體1" fo:font-size="17pt" fo:font-weight="bold" officeooo:rsid="23ac3ddb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style:font-name="標楷體1" fo:font-size="17pt" fo:font-weight="bold" officeooo:rsid="24a8a38c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style:font-name="標楷體1" fo:font-size="17pt" fo:font-weight="bold" officeooo:rsid="0d9eecaf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style:font-name="標楷體1" fo:font-size="17pt" fo:font-weight="bold" officeooo:rsid="24de6962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style:font-name="標楷體1" fo:font-size="17pt" fo:font-weight="bold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style:font-name="標楷體1" fo:font-size="17pt" fo:font-weight="bold" officeooo:rsid="0d9eecaf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style:text-underline-style="solid" style:text-underline-width="auto" style:text-underline-color="font-color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fo:font-size="17pt" style:text-underline-style="solid" style:text-underline-width="auto" style:text-underline-color="font-color" fo:font-weight="bold" officeooo:rsid="1231e459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style:font-name="標楷體1" fo:font-size="17pt" style:text-underline-style="solid" style:text-underline-width="auto" style:text-underline-color="font-color" fo:font-weight="bold" officeooo:rsid="10333e1b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style:font-name="標楷體1" fo:font-size="17pt" style:text-underline-style="solid" style:text-underline-width="auto" style:text-underline-color="font-color" fo:font-weight="bold" officeooo:rsid="1231e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2" style:family="text">
      <style:text-properties style:font-name="標楷體1" fo:font-size="17pt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3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style:font-name="標楷體1" fo:font-size="17pt" style:text-underline-style="none" fo:font-weight="bold" officeooo:rsid="13778e36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style:font-name="標楷體1" fo:font-size="17pt" style:text-underline-style="none" fo:font-weight="bold" officeooo:rsid="137e2b62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style:font-name="標楷體1" fo:font-size="17pt" style:text-underline-style="none" fo:font-weight="bold" officeooo:rsid="1376a051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style:font-name="標楷體1" fo:font-size="17pt" style:text-underline-style="none" fo:font-weight="bold" officeooo:rsid="137425b9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style:font-name="標楷體1" fo:font-size="17pt" style:text-underline-style="none" fo:font-weight="bold" officeooo:rsid="1387c998" style:font-name-asian="標楷體1" style:font-size-asian="17pt" style:language-asian="zh" style:country-asian="TW" style:font-weight-asian="bold" style:font-size-complex="17pt" style:font-weight-complex="bold"/>
    </style:style>
    <style:style style:name="T79" style:family="text">
      <style:text-properties style:font-name="標楷體1" fo:font-size="17pt" style:text-underline-style="none" fo:font-weight="bold" officeooo:rsid="1132fd68" style:font-name-asian="標楷體1" style:font-size-asian="17pt" style:language-asian="zh" style:country-asian="TW" style:font-weight-asian="bold" style:font-size-complex="17pt" style:font-weight-complex="bold"/>
    </style:style>
    <style:style style:name="T80" style:family="text">
      <style:text-properties style:font-name="標楷體1" fo:font-size="17pt" style:text-underline-style="none" fo:font-weight="bold" officeooo:rsid="11340e78" style:font-name-asian="標楷體1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標楷體1" fo:font-size="17pt" style:text-underline-style="none" fo:font-weight="bold" officeooo:rsid="115bc47e" style:font-name-asian="標楷體1" style:font-size-asian="17pt" style:language-asian="zh" style:country-asian="TW" style:font-weight-asian="bold" style:font-size-complex="17pt" style:font-weight-complex="bold"/>
    </style:style>
    <style:style style:name="T82" style:family="text">
      <style:text-properties style:font-name="標楷體1" fo:font-size="17pt" style:text-underline-style="none" fo:font-weight="bold" officeooo:rsid="11756c9c" style:font-name-asian="標楷體1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style:font-name="標楷體1" fo:font-size="17pt" style:text-underline-style="none" fo:font-weight="bold" officeooo:rsid="1243e770" style:font-name-asian="標楷體1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style:font-name="標楷體1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style:font-name="標楷體1" fo:font-size="17pt" style:text-underline-style="none" fo:font-weight="bold" officeooo:rsid="1231e459" style:font-name-asian="標楷體1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style:font-name="標楷體1" fo:font-size="17pt" style:text-underline-style="none" fo:font-weight="bold" officeooo:rsid="12999cd4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標楷體1" fo:font-size="17pt" style:text-underline-style="none" fo:font-weight="bold" officeooo:rsid="137d60d6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標楷體1" fo:font-size="17pt" style:text-underline-style="none" fo:font-weight="bold" officeooo:rsid="137db668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標楷體1" fo:font-size="17pt" style:text-underline-style="none" fo:font-weight="bold" officeooo:rsid="137f7f70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style:font-name="標楷體1" fo:font-size="17pt" style:text-underline-style="none" fo:font-weight="bold" officeooo:rsid="1382c5b6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style:font-name="標楷體1" fo:font-size="17pt" style:text-underline-style="none" fo:font-weight="bold" officeooo:rsid="13844777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style:font-name="標楷體1" fo:font-size="17pt" style:text-underline-style="none" fo:font-weight="bold" officeooo:rsid="13859f57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style:font-name="標楷體1" fo:font-size="17pt" style:text-underline-style="none" fo:font-weight="bold" officeooo:rsid="13887ab9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style:font-name="標楷體1" fo:font-size="17pt" style:text-underline-style="none" fo:font-weight="bold" officeooo:rsid="138a16b6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標楷體1" fo:font-size="17pt" style:text-underline-style="none" fo:font-weight="bold" officeooo:rsid="13944380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style:font-name="標楷體1" fo:font-size="17pt" style:text-underline-style="none" fo:font-weight="bold" officeooo:rsid="13986150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style:font-name="標楷體1" fo:font-size="17pt" style:text-underline-style="none" fo:font-weight="bold" officeooo:rsid="13989760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style:font-name="標楷體1" fo:font-size="17pt" style:text-underline-style="none" fo:font-weight="bold" officeooo:rsid="139f1303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style:font-name="標楷體1" fo:font-size="17pt" style:text-underline-style="none" fo:font-weight="bold" officeooo:rsid="13a0990f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style:font-name="標楷體1" fo:font-size="17pt" style:text-underline-style="none" fo:font-weight="bold" officeooo:rsid="13a185ae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style:font-name="標楷體1" fo:font-size="17pt" style:text-underline-style="none" fo:font-weight="bold" officeooo:rsid="13a1bb9f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style:font-name="標楷體1" fo:font-size="17pt" style:text-underline-style="none" fo:font-weight="bold" officeooo:rsid="13a0df97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style:font-name="標楷體1" fo:font-size="17pt" style:text-underline-style="none" fo:font-weight="bold" officeooo:rsid="13a41609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style:font-name="標楷體1" fo:font-size="17pt" style:text-underline-style="none" fo:font-weight="bold" officeooo:rsid="13a53ee1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style:font-name="標楷體1" fo:font-size="17pt" style:text-underline-style="none" fo:font-weight="bold" officeooo:rsid="13a9cbd5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style:font-name="標楷體1" fo:font-size="17pt" style:text-underline-style="none" fo:font-weight="bold" officeooo:rsid="13bc0bbd" style:font-name-asian="標楷體1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style:font-name="標楷體1" fo:font-size="17pt" style:text-underline-style="none" fo:font-weight="bold" officeooo:rsid="24926560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標楷體1" fo:font-size="17pt" style:text-underline-style="none" fo:font-weight="bold" officeooo:rsid="1231e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09" style:family="text">
      <style:text-properties style:font-name="標楷體1" fo:font-size="17pt" style:text-underline-style="none" fo:font-weight="bold" officeooo:rsid="137f7f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0" style:family="text">
      <style:text-properties style:font-name="標楷體1" fo:font-size="17pt" style:text-underline-style="none" fo:font-weight="bold" officeooo:rsid="139897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1" style:family="text">
      <style:text-properties style:font-name="標楷體1" fo:font-size="17pt" style:text-underline-style="none" fo:font-weight="bold" officeooo:rsid="13cc65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2" style:family="text">
      <style:text-properties style:font-name="標楷體1" fo:font-size="17pt" style:text-underline-style="none" fo:font-weight="bold" officeooo:rsid="140687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3" style:family="text">
      <style:text-properties style:font-name="標楷體1" style:font-name-asian="標楷體1"/>
    </style:style>
    <style:style style:name="T114" style:family="text">
      <style:text-properties style:font-name="標楷體1" officeooo:rsid="10333e1b" style:font-name-asian="標楷體1"/>
    </style:style>
    <style:style style:name="T115" style:family="text">
      <style:text-properties style:font-name="標楷體1" officeooo:rsid="1033b962" style:font-name-asian="標楷體1"/>
    </style:style>
    <style:style style:name="T116" style:family="text">
      <style:text-properties style:font-name="標楷體1" officeooo:rsid="103d38e1" style:font-name-asian="標楷體1"/>
    </style:style>
    <style:style style:name="T117" style:family="text">
      <style:text-properties style:font-name="標楷體1" officeooo:rsid="104101d6" style:font-name-asian="標楷體1"/>
    </style:style>
    <style:style style:name="T118" style:family="text">
      <style:text-properties style:font-name="標楷體1" officeooo:rsid="10917317" style:font-name-asian="標楷體1"/>
    </style:style>
    <style:style style:name="T119" style:family="text">
      <style:text-properties style:font-name="標楷體1" officeooo:rsid="13fe9a1b" style:font-name-asian="標楷體1"/>
    </style:style>
    <style:style style:name="T120" style:family="text">
      <style:text-properties style:font-name="標楷體1" officeooo:rsid="12147b5a" style:font-name-asian="標楷體1"/>
    </style:style>
    <style:style style:name="T121" style:family="text">
      <style:text-properties style:font-name="標楷體1" officeooo:rsid="12306769" style:font-name-asian="標楷體1"/>
    </style:style>
    <style:style style:name="T122" style:family="text">
      <style:text-properties style:font-name="標楷體1" officeooo:rsid="1231e459" style:font-name-asian="標楷體1"/>
    </style:style>
    <style:style style:name="T123" style:family="text">
      <style:text-properties style:font-name="標楷體1" officeooo:rsid="123a7bfa" style:font-name-asian="標楷體1"/>
    </style:style>
    <style:style style:name="T124" style:family="text">
      <style:text-properties style:font-name="標楷體1" officeooo:rsid="1243e770" style:font-name-asian="標楷體1"/>
    </style:style>
    <style:style style:name="T125" style:family="text">
      <style:text-properties style:font-name="標楷體1" officeooo:rsid="12773bc1" style:font-name-asian="標楷體1"/>
    </style:style>
    <style:style style:name="T126" style:family="text">
      <style:text-properties style:font-name="標楷體1" officeooo:rsid="12999cd4" style:font-name-asian="標楷體1"/>
    </style:style>
    <style:style style:name="T127" style:family="text">
      <style:text-properties style:font-name="標楷體1" officeooo:rsid="1d98e2e1" style:font-name-asian="標楷體1"/>
    </style:style>
    <style:style style:name="T128" style:family="text">
      <style:text-properties style:font-name="標楷體1" officeooo:rsid="1da1fd1d" style:font-name-asian="標楷體1"/>
    </style:style>
    <style:style style:name="T129" style:family="text">
      <style:text-properties style:font-name="標楷體1" officeooo:rsid="1954e38b" style:font-name-asian="標楷體1"/>
    </style:style>
    <style:style style:name="T130" style:family="text">
      <style:text-properties style:font-name="標楷體1" officeooo:rsid="1ee61d31" style:font-name-asian="標楷體1"/>
    </style:style>
    <style:style style:name="T131" style:family="text">
      <style:text-properties style:font-name="標楷體1" officeooo:rsid="1ee80edc" style:font-name-asian="標楷體1"/>
    </style:style>
    <style:style style:name="T132" style:family="text">
      <style:text-properties style:font-name="標楷體1" officeooo:rsid="1eed341e" style:font-name-asian="標楷體1"/>
    </style:style>
    <style:style style:name="T133" style:family="text">
      <style:text-properties style:font-name="標楷體1" officeooo:rsid="1f5a2486" style:font-name-asian="標楷體1"/>
    </style:style>
    <style:style style:name="T134" style:family="text">
      <style:text-properties style:font-name="標楷體1" officeooo:rsid="24743952" style:font-name-asian="標楷體1" style:font-name-complex="標楷體"/>
    </style:style>
    <style:style style:name="T135" style:family="text">
      <style:text-properties style:font-name="標楷體1" officeooo:rsid="2439aef3" style:font-name-asian="標楷體1"/>
    </style:style>
    <style:style style:name="T136" style:family="text">
      <style:text-properties style:font-name="標楷體1" officeooo:rsid="243b9a09" style:font-name-asian="標楷體1"/>
    </style:style>
    <style:style style:name="T137" style:family="text">
      <style:text-properties style:font-name="標楷體1" officeooo:rsid="4761abf0" style:font-name-asian="標楷體1"/>
    </style:style>
    <style:style style:name="T138" style:family="text">
      <style:text-properties style:font-name="標楷體1" officeooo:rsid="474b1398" style:font-name-asian="標楷體1"/>
    </style:style>
    <style:style style:name="T139" style:family="text">
      <style:text-properties style:font-name="標楷體1" officeooo:rsid="250bab9f" style:font-name-asian="標楷體1"/>
    </style:style>
    <style:style style:name="T140" style:family="text">
      <style:text-properties style:font-name="標楷體1" officeooo:rsid="2522c17c" style:font-name-asian="標楷體1"/>
    </style:style>
    <style:style style:name="T141" style:family="text">
      <style:text-properties style:font-name="標楷體1" style:text-underline-style="none" officeooo:rsid="1231e459" style:font-name-asian="標楷體1"/>
    </style:style>
    <style:style style:name="T142" style:family="text">
      <style:text-properties style:font-name="標楷體1" officeooo:rsid="1d98e2e1"/>
    </style:style>
    <style:style style:name="T143" style:family="text">
      <style:text-properties style:font-name="標楷體1" officeooo:rsid="1da1fd1d"/>
    </style:style>
    <style:style style:name="T144" style:family="text">
      <style:text-properties style:font-name="標楷體1" officeooo:rsid="1db460a8"/>
    </style:style>
    <style:style style:name="T145" style:family="text">
      <style:text-properties style:font-name="標楷體1" officeooo:rsid="1dba8247"/>
    </style:style>
    <style:style style:name="T146" style:family="text">
      <style:text-properties style:font-name="標楷體1" officeooo:rsid="1dc0b475"/>
    </style:style>
    <style:style style:name="T147" style:family="text">
      <style:text-properties style:font-name="標楷體1" officeooo:rsid="1de59208"/>
    </style:style>
    <style:style style:name="T148" style:family="text">
      <style:text-properties style:font-name="標楷體1" officeooo:rsid="1f0b2bbd"/>
    </style:style>
    <style:style style:name="T149" style:family="text">
      <style:text-properties style:font-name="標楷體1" officeooo:rsid="1f2a7b98"/>
    </style:style>
    <style:style style:name="T150" style:family="text">
      <style:text-properties style:font-name="標楷體1" officeooo:rsid="1f2d6a95"/>
    </style:style>
    <style:style style:name="T151" style:family="text">
      <style:text-properties style:font-name="標楷體1" officeooo:rsid="1f39d226"/>
    </style:style>
    <style:style style:name="T152" style:family="text">
      <style:text-properties style:font-name="標楷體1" officeooo:rsid="1f3d378b"/>
    </style:style>
    <style:style style:name="T153" style:family="text">
      <style:text-properties style:font-name="標楷體1" officeooo:rsid="1f42b634"/>
    </style:style>
    <style:style style:name="T154" style:family="text">
      <style:text-properties style:font-name="標楷體1" officeooo:rsid="1f4762e7"/>
    </style:style>
    <style:style style:name="T155" style:family="text">
      <style:text-properties style:font-name="標楷體1" officeooo:rsid="0a7edee9"/>
    </style:style>
    <style:style style:name="T156" style:family="text">
      <style:text-properties style:font-name="標楷體1" officeooo:rsid="1fe8f4c7"/>
    </style:style>
    <style:style style:name="T157" style:family="text">
      <style:text-properties style:font-name="標楷體1" officeooo:rsid="05dde295"/>
    </style:style>
    <style:style style:name="T158" style:family="text">
      <style:text-properties style:font-name="標楷體1" officeooo:rsid="0cfbc8ab"/>
    </style:style>
    <style:style style:name="T159" style:family="text">
      <style:text-properties style:font-name="標楷體1" officeooo:rsid="07ca52e4"/>
    </style:style>
    <style:style style:name="T160" style:family="text">
      <style:text-properties style:font-name="標楷體1" officeooo:rsid="141cb316"/>
    </style:style>
    <style:style style:name="T161" style:family="text">
      <style:text-properties style:font-name="標楷體1" officeooo:rsid="18902e49"/>
    </style:style>
    <style:style style:name="T162" style:family="text">
      <style:text-properties style:font-name="標楷體1" officeooo:rsid="13fbfca5"/>
    </style:style>
    <style:style style:name="T163" style:family="text">
      <style:text-properties style:font-name="標楷體1" officeooo:rsid="20b0c621"/>
    </style:style>
    <style:style style:name="T164" style:family="text">
      <style:text-properties style:font-name="標楷體1" officeooo:rsid="242a5661"/>
    </style:style>
    <style:style style:name="T165" style:family="text">
      <style:text-properties style:font-name="標楷體1" officeooo:rsid="243b9a09"/>
    </style:style>
    <style:style style:name="T166" style:family="text">
      <style:text-properties style:font-name="標楷體1" officeooo:rsid="4761abf0"/>
    </style:style>
    <style:style style:name="T167" style:family="text">
      <style:text-properties style:font-name="標楷體1" officeooo:rsid="4372f851"/>
    </style:style>
    <style:style style:name="T168" style:family="text">
      <style:text-properties style:font-name="標楷體1" officeooo:rsid="474b1398"/>
    </style:style>
    <style:style style:name="T169" style:family="text">
      <style:text-properties style:font-name="標楷體1" officeooo:rsid="476954ec"/>
    </style:style>
    <style:style style:name="T170" style:family="text">
      <style:text-properties style:font-name="標楷體1" officeooo:rsid="250bab9f"/>
    </style:style>
    <style:style style:name="T171" style:family="text">
      <style:text-properties style:font-name="標楷體1" officeooo:rsid="2522c17c"/>
    </style:style>
    <style:style style:name="T172" style:family="text">
      <style:text-properties style:font-name="標楷體1" officeooo:rsid="47648ebd"/>
    </style:style>
    <style:style style:name="T173" style:family="text">
      <style:text-properties style:font-name="標楷體1" officeooo:rsid="2523e9ae"/>
    </style:style>
    <style:style style:name="T174" style:family="text">
      <style:text-properties style:font-name="標楷體1" officeooo:rsid="2527ddc9"/>
    </style:style>
    <style:style style:name="T175" style:family="text">
      <style:text-properties style:font-name="標楷體1" officeooo:rsid="252ca28b"/>
    </style:style>
    <style:style style:name="T176" style:family="text">
      <style:text-properties style:font-name="標楷體1" officeooo:rsid="253109c0"/>
    </style:style>
    <style:style style:name="T177" style:family="text">
      <style:text-properties style:font-name="標楷體1" officeooo:rsid="2556a3e0"/>
    </style:style>
    <style:style style:name="T178" style:family="text">
      <style:text-properties style:font-name="標楷體1" officeooo:rsid="2557ca84"/>
    </style:style>
    <style:style style:name="T179" style:family="text">
      <style:text-properties style:font-name="標楷體1" officeooo:rsid="255870fc"/>
    </style:style>
    <style:style style:name="T180" style:family="text">
      <style:text-properties style:font-name="標楷體1" officeooo:rsid="2558e712"/>
    </style:style>
    <style:style style:name="T181" style:family="text">
      <style:text-properties style:font-name="標楷體1" officeooo:rsid="2560b927"/>
    </style:style>
    <style:style style:name="T182" style:family="text">
      <style:text-properties style:font-name="標楷體1" officeooo:rsid="2561f486"/>
    </style:style>
    <style:style style:name="T183" style:family="text">
      <style:text-properties fo:color="#333333"/>
    </style:style>
    <style:style style:name="T184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fo:color="#333333" style:font-name="標楷體1" fo:font-size="17pt" fo:font-weight="bold" officeooo:rsid="10ccb88e" style:font-name-asian="標楷體1" style:font-size-asian="17pt" style:language-asian="zh" style:country-asian="TW" style:font-weight-asian="bold" style:font-size-complex="17pt" style:font-weight-complex="bold"/>
    </style:style>
    <style:style style:name="T186" style:family="text">
      <style:text-properties fo:color="#333333" style:font-name="標楷體1" fo:font-size="17pt" fo:font-weight="bold" officeooo:rsid="09d95731" style:font-name-asian="標楷體1" style:font-size-asian="17pt" style:language-asian="zh" style:country-asian="TW" style:font-weight-asian="bold" style:font-size-complex="17pt" style:font-weight-complex="bold"/>
    </style:style>
    <style:style style:name="T187" style:family="text">
      <style:text-properties fo:color="#333333" style:font-name="標楷體1" fo:font-size="17pt" style:text-underline-style="none" fo:font-weight="bold" officeooo:rsid="11340e78" style:font-name-asian="標楷體1" style:font-size-asian="17pt" style:language-asian="zh" style:country-asian="TW" style:font-weight-asian="bold" style:font-size-complex="17pt" style:font-weight-complex="bold"/>
    </style:style>
    <style:style style:name="T188" style:family="text">
      <style:text-properties fo:color="#333333" style:font-name="標楷體1" fo:font-size="17pt" style:text-underline-style="none" fo:font-weight="bold" officeooo:rsid="115bc47e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fo:color="#333333" style:font-name="標楷體1" officeooo:rsid="12306769" style:font-name-asian="標楷體1"/>
    </style:style>
    <style:style style:name="T190" style:family="text">
      <style:text-properties fo:color="#333333" officeooo:rsid="12147b5a"/>
    </style:style>
    <style:style style:name="T191" style:family="text">
      <style:text-properties fo:color="#333333" style:font-name-asian="標楷體1"/>
    </style:style>
    <style:style style:name="T192" style:family="text">
      <style:text-properties fo:color="#333333" officeooo:rsid="1231e459" style:font-name-asian="標楷體1"/>
    </style:style>
    <style:style style:name="T193" style:family="text">
      <style:text-properties fo:color="#333333" officeooo:rsid="156a9cbf"/>
    </style:style>
    <style:style style:name="T194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95" style:family="text">
      <style:text-properties officeooo:rsid="100792e3"/>
    </style:style>
    <style:style style:name="T196" style:family="text">
      <style:text-properties style:text-underline-style="solid" style:text-underline-width="auto" style:text-underline-color="font-color"/>
    </style:style>
    <style:style style:name="T197" style:family="text">
      <style:text-properties style:text-underline-style="solid" style:text-underline-width="auto" style:text-underline-color="font-color" officeooo:rsid="0a7edee9"/>
    </style:style>
    <style:style style:name="T198" style:family="text">
      <style:text-properties style:text-underline-style="solid" style:text-underline-width="auto" style:text-underline-color="font-color" officeooo:rsid="0a7edee9" style:font-name-asian="標楷體1"/>
    </style:style>
    <style:style style:name="T199" style:family="text">
      <style:text-properties style:text-underline-style="solid" style:text-underline-width="auto" style:text-underline-color="font-color" officeooo:rsid="07ca52e4"/>
    </style:style>
    <style:style style:name="T200" style:family="text">
      <style:text-properties officeooo:rsid="10333e1b"/>
    </style:style>
    <style:style style:name="T201" style:family="text">
      <style:text-properties officeooo:rsid="10cc4b44"/>
    </style:style>
    <style:style style:name="T202" style:family="text">
      <style:text-properties officeooo:rsid="10cd61d3"/>
    </style:style>
    <style:style style:name="T203" style:family="text">
      <style:text-properties officeooo:rsid="10dbb6d3"/>
    </style:style>
    <style:style style:name="T204" style:family="text">
      <style:text-properties officeooo:rsid="10e6d5a3"/>
    </style:style>
    <style:style style:name="T205" style:family="text">
      <style:text-properties officeooo:rsid="13778e36"/>
    </style:style>
    <style:style style:name="T206" style:family="text">
      <style:text-properties officeooo:rsid="1376a051"/>
    </style:style>
    <style:style style:name="T207" style:family="text">
      <style:text-properties officeooo:rsid="137a5ed6"/>
    </style:style>
    <style:style style:name="T208" style:family="text">
      <style:text-properties officeooo:rsid="110b94f7"/>
    </style:style>
    <style:style style:name="T209" style:family="text">
      <style:text-properties officeooo:rsid="110cd5e3"/>
    </style:style>
    <style:style style:name="T210" style:family="text">
      <style:text-properties officeooo:rsid="1111e617"/>
    </style:style>
    <style:style style:name="T211" style:family="text">
      <style:text-properties officeooo:rsid="11179343"/>
    </style:style>
    <style:style style:name="T212" style:family="text">
      <style:text-properties officeooo:rsid="1120e6e6"/>
    </style:style>
    <style:style style:name="T213" style:family="text">
      <style:text-properties officeooo:rsid="112922f9"/>
    </style:style>
    <style:style style:name="T214" style:family="text">
      <style:text-properties officeooo:rsid="1132fd68"/>
    </style:style>
    <style:style style:name="T215" style:family="text">
      <style:text-properties officeooo:rsid="11340e78"/>
    </style:style>
    <style:style style:name="T216" style:family="text">
      <style:text-properties officeooo:rsid="11557a4b"/>
    </style:style>
    <style:style style:name="T217" style:family="text">
      <style:text-properties officeooo:rsid="116b5a7c"/>
    </style:style>
    <style:style style:name="T218" style:family="text">
      <style:text-properties officeooo:rsid="11b24c3a"/>
    </style:style>
    <style:style style:name="T219" style:family="text">
      <style:text-properties officeooo:rsid="13fe9a1b"/>
    </style:style>
    <style:style style:name="T220" style:family="text">
      <style:text-properties style:font-name-asian="標楷體1"/>
    </style:style>
    <style:style style:name="T221" style:family="text">
      <style:text-properties officeooo:rsid="12306769" style:font-name-asian="標楷體1"/>
    </style:style>
    <style:style style:name="T222" style:family="text">
      <style:text-properties officeooo:rsid="1231e459" style:font-name-asian="標楷體1"/>
    </style:style>
    <style:style style:name="T223" style:family="text">
      <style:text-properties officeooo:rsid="12999cd4" style:font-name-asian="標楷體1"/>
    </style:style>
    <style:style style:name="T224" style:family="text">
      <style:text-properties officeooo:rsid="134f72a9" style:font-name-asian="標楷體1"/>
    </style:style>
    <style:style style:name="T225" style:family="text">
      <style:text-properties officeooo:rsid="1d98e2e1" style:font-name-asian="標楷體1"/>
    </style:style>
    <style:style style:name="T226" style:family="text">
      <style:text-properties officeooo:rsid="1ee61d31" style:font-name-asian="標楷體1"/>
    </style:style>
    <style:style style:name="T227" style:family="text">
      <style:text-properties officeooo:rsid="07ca52e4" style:font-name-asian="標楷體1"/>
    </style:style>
    <style:style style:name="T228" style:family="text">
      <style:text-properties officeooo:rsid="0a5718ff" style:font-name-asian="標楷體1"/>
    </style:style>
    <style:style style:name="T229" style:family="text">
      <style:text-properties officeooo:rsid="1217822b"/>
    </style:style>
    <style:style style:name="T230" style:family="text">
      <style:text-properties officeooo:rsid="12147b5a"/>
    </style:style>
    <style:style style:name="T231" style:family="text">
      <style:text-properties style:font-name="Liberation Serif" fo:font-size="17pt" style:text-underline-style="none" fo:font-weight="bold" officeooo:rsid="1231e459" style:font-name-asian="標楷體1" style:font-size-asian="17pt" style:language-asian="zh" style:country-asian="TW" style:font-weight-asian="bold" style:font-size-complex="17pt" style:font-weight-complex="bold"/>
    </style:style>
    <style:style style:name="T232" style:family="text">
      <style:text-properties style:font-name="Liberation Serif" fo:font-size="17pt" fo:font-weight="bold" officeooo:rsid="1ee61d31" style:font-name-asian="標楷體1" style:font-size-asian="17pt" style:language-asian="zh" style:country-asian="TW" style:font-weight-asian="bold" style:font-size-complex="17pt" style:font-weight-complex="bold"/>
    </style:style>
    <style:style style:name="T233" style:family="text">
      <style:text-properties style:font-name="Liberation Serif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34" style:family="text">
      <style:text-properties style:font-name="Liberation Serif" officeooo:rsid="1954e38b"/>
    </style:style>
    <style:style style:name="T235" style:family="text">
      <style:text-properties style:font-name="Liberation Serif" officeooo:rsid="0e9f5f17"/>
    </style:style>
    <style:style style:name="T236" style:family="text">
      <style:text-properties style:font-name="Liberation Serif" officeooo:rsid="24743952" style:font-name-asian="標楷體1" style:font-name-complex="標楷體"/>
    </style:style>
    <style:style style:name="T237" style:family="text">
      <style:text-properties style:font-name="Liberation Serif" officeooo:rsid="23fd5365" style:font-name-asian="標楷體1" style:font-name-complex="標楷體"/>
    </style:style>
    <style:style style:name="T238" style:family="text">
      <style:text-properties style:font-name="Liberation Serif" style:text-underline-style="none" officeooo:rsid="0a7edee9"/>
    </style:style>
    <style:style style:name="T239" style:family="text">
      <style:text-properties style:font-name="Liberation Serif" style:text-underline-style="none" officeooo:rsid="0a7edee9" style:font-name-asian="標楷體1"/>
    </style:style>
    <style:style style:name="T240" style:family="text">
      <style:text-properties style:font-name="Liberation Serif" style:text-underline-style="solid" style:text-underline-width="auto" style:text-underline-color="font-color" officeooo:rsid="07ca52e4" style:font-name-asian="標楷體1"/>
    </style:style>
    <style:style style:name="T241" style:family="text">
      <style:text-properties style:font-name="Liberation Serif" style:text-underline-style="solid" style:text-underline-width="auto" style:text-underline-color="font-color" officeooo:rsid="114556d7"/>
    </style:style>
    <style:style style:name="T242" style:family="text">
      <style:text-properties style:font-name="Liberation Serif" officeooo:rsid="0a5718ff"/>
    </style:style>
    <style:style style:name="T243" style:family="text">
      <style:text-properties style:font-name="標楷體" style:text-underline-style="none" officeooo:rsid="1231e459" style:font-name-asian="標楷體"/>
    </style:style>
    <style:style style:name="T244" style:family="text">
      <style:text-properties style:font-name="標楷體" fo:font-size="17pt" style:text-underline-style="none" fo:font-weight="bold" officeooo:rsid="1231e45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" officeooo:rsid="1231e459" style:font-name-asian="標楷體"/>
    </style:style>
    <style:style style:name="T246" style:family="text">
      <style:text-properties style:font-name="標楷體" officeooo:rsid="42c34556" style:font-name-asian="標楷體"/>
    </style:style>
    <style:style style:name="T247" style:family="text">
      <style:text-properties officeooo:rsid="13989760"/>
    </style:style>
    <style:style style:name="T248" style:family="text">
      <style:text-properties officeooo:rsid="1231e459"/>
    </style:style>
    <style:style style:name="T249" style:family="text">
      <style:text-properties officeooo:rsid="137f7f70"/>
    </style:style>
    <style:style style:name="T250" style:family="text">
      <style:text-properties officeooo:rsid="141e142c"/>
    </style:style>
    <style:style style:name="T251" style:family="text">
      <style:text-properties officeooo:rsid="156a9cbf"/>
    </style:style>
    <style:style style:name="T252" style:family="text">
      <style:text-properties officeooo:rsid="15a67668"/>
    </style:style>
    <style:style style:name="T253" style:family="text">
      <style:text-properties officeooo:rsid="09d95731"/>
    </style:style>
    <style:style style:name="T254" style:family="text">
      <style:text-properties style:use-window-font-color="true" style:font-name="標楷體1" fo:font-size="17pt" fo:font-weight="bold" officeooo:rsid="09d95731" style:font-name-asian="標楷體1" style:font-size-asian="17pt" style:language-asian="zh" style:country-asian="TW" style:font-weight-asian="bold" style:font-size-complex="17pt" style:font-weight-complex="bold"/>
    </style:style>
    <style:style style:name="T255" style:family="text">
      <style:text-properties style:use-window-font-color="true" style:font-name="標楷體1" fo:font-size="17pt" fo:font-weight="bold" officeooo:rsid="156a9cbf" style:font-name-asian="標楷體1" style:font-size-asian="17pt" style:language-asian="zh" style:country-asian="TW" style:font-weight-asian="bold" style:font-size-complex="17pt" style:font-weight-complex="bold"/>
    </style:style>
    <style:style style:name="T256" style:family="text">
      <style:text-properties officeooo:rsid="15f2c867"/>
    </style:style>
    <style:style style:name="T257" style:family="text">
      <style:text-properties officeooo:rsid="1aa530d9"/>
    </style:style>
    <style:style style:name="T258" style:family="text">
      <style:text-properties officeooo:rsid="1c8c780d"/>
    </style:style>
    <style:style style:name="T259" style:family="text">
      <style:text-properties officeooo:rsid="1d98e2e1"/>
    </style:style>
    <style:style style:name="T260" style:family="text">
      <style:text-properties officeooo:rsid="1da1fd1d"/>
    </style:style>
    <style:style style:name="T261" style:family="text">
      <style:text-properties officeooo:rsid="1da4779b"/>
    </style:style>
    <style:style style:name="T262" style:family="text">
      <style:text-properties officeooo:rsid="1da76dc9"/>
    </style:style>
    <style:style style:name="T263" style:family="text">
      <style:text-properties officeooo:rsid="1dd4f8bd"/>
    </style:style>
    <style:style style:name="T264" style:family="text">
      <style:text-properties fo:color="#1c1c1c"/>
    </style:style>
    <style:style style:name="T265" style:family="text">
      <style:text-properties fo:color="#1c1c1c" style:font-name="標楷體1" officeooo:rsid="1dba8247"/>
    </style:style>
    <style:style style:name="T266" style:family="text">
      <style:text-properties fo:color="#1c1c1c" style:font-name="標楷體1" officeooo:rsid="1d98e2e1"/>
    </style:style>
    <style:style style:name="T267" style:family="text">
      <style:text-properties fo:color="#1c1c1c" style:font-name="標楷體1" officeooo:rsid="4761abf0"/>
    </style:style>
    <style:style style:name="T268" style:family="text">
      <style:text-properties fo:color="#1c1c1c" officeooo:rsid="1dba8247"/>
    </style:style>
    <style:style style:name="T269" style:family="text">
      <style:text-properties fo:color="#1c1c1c" officeooo:rsid="4761abf0"/>
    </style:style>
    <style:style style:name="T270" style:family="text">
      <style:text-properties officeooo:rsid="0d9ff017"/>
    </style:style>
    <style:style style:name="T271" style:family="text">
      <style:text-properties officeooo:rsid="1ed62c58"/>
    </style:style>
    <style:style style:name="T272" style:family="text">
      <style:text-properties officeooo:rsid="1ed7c6cf"/>
    </style:style>
    <style:style style:name="T273" style:family="text">
      <style:text-properties officeooo:rsid="1ed9a40c"/>
    </style:style>
    <style:style style:name="T274" style:family="text">
      <style:text-properties officeooo:rsid="1f132b2a"/>
    </style:style>
    <style:style style:name="T275" style:family="text">
      <style:text-properties officeooo:rsid="1f1e8172"/>
    </style:style>
    <style:style style:name="T276" style:family="text">
      <style:text-properties officeooo:rsid="1f2237ee"/>
    </style:style>
    <style:style style:name="T277" style:family="text">
      <style:text-properties fo:color="#010101"/>
    </style:style>
    <style:style style:name="T278" style:family="text">
      <style:text-properties fo:color="#010101" style:font-name-asian="標楷體1"/>
    </style:style>
    <style:style style:name="T279" style:family="text">
      <style:text-properties officeooo:rsid="1886033b"/>
    </style:style>
    <style:style style:name="T280" style:family="text">
      <style:text-properties officeooo:rsid="12306769"/>
    </style:style>
    <style:style style:name="T281" style:family="text">
      <style:text-properties officeooo:rsid="13fbfca5"/>
    </style:style>
    <style:style style:name="T282" style:family="text">
      <style:text-properties officeooo:rsid="2127c67b"/>
    </style:style>
    <style:style style:name="T283" style:family="text">
      <style:text-properties officeooo:rsid="2127da67"/>
    </style:style>
    <style:style style:name="T284" style:family="text">
      <style:text-properties officeooo:rsid="2129b314"/>
    </style:style>
    <style:style style:name="T285" style:family="text">
      <style:text-properties officeooo:rsid="212f1007"/>
    </style:style>
    <style:style style:name="T286" style:family="text">
      <style:text-properties officeooo:rsid="212f2680"/>
    </style:style>
    <style:style style:name="T287" style:family="text">
      <style:text-properties officeooo:rsid="21345467"/>
    </style:style>
    <style:style style:name="T288" style:family="text">
      <style:text-properties officeooo:rsid="22505307"/>
    </style:style>
    <style:style style:name="T289" style:family="text">
      <style:text-properties officeooo:rsid="229d2ba6"/>
    </style:style>
    <style:style style:name="T290" style:family="text">
      <style:text-properties officeooo:rsid="229da06d"/>
    </style:style>
    <style:style style:name="T291" style:family="text">
      <style:text-properties officeooo:rsid="22b0ec21"/>
    </style:style>
    <style:style style:name="T292" style:family="text">
      <style:text-properties officeooo:rsid="22becfc4"/>
    </style:style>
    <style:style style:name="T293" style:family="text">
      <style:text-properties officeooo:rsid="22cf4ee6"/>
    </style:style>
    <style:style style:name="T294" style:family="text">
      <style:text-properties officeooo:rsid="22d0455b"/>
    </style:style>
    <style:style style:name="T295" style:family="text">
      <style:text-properties officeooo:rsid="23377c9f"/>
    </style:style>
    <style:style style:name="T296" style:family="text">
      <style:text-properties officeooo:rsid="233cb3f0"/>
    </style:style>
    <style:style style:name="T297" style:family="text">
      <style:text-properties officeooo:rsid="23418e07"/>
    </style:style>
    <style:style style:name="T298" style:family="text">
      <style:text-properties officeooo:rsid="2345833f"/>
    </style:style>
    <style:style style:name="T299" style:family="text">
      <style:text-properties officeooo:rsid="234d92ea"/>
    </style:style>
    <style:style style:name="T300" style:family="text">
      <style:text-properties officeooo:rsid="2350e7ea"/>
    </style:style>
    <style:style style:name="T301" style:family="text">
      <style:text-properties style:text-underline-style="none"/>
    </style:style>
    <style:style style:name="T302" style:family="text">
      <style:text-properties style:text-underline-style="none" officeooo:rsid="0679415e"/>
    </style:style>
    <style:style style:name="T303" style:family="text">
      <style:text-properties style:text-underline-style="none" officeooo:rsid="2350e7ea"/>
    </style:style>
    <style:style style:name="T304" style:family="text">
      <style:text-properties style:text-underline-style="none" officeooo:rsid="0a7edee9"/>
    </style:style>
    <style:style style:name="T305" style:family="text">
      <style:text-properties style:text-underline-style="none" officeooo:rsid="24faa656"/>
    </style:style>
    <style:style style:name="T306" style:family="text">
      <style:text-properties officeooo:rsid="23ac3ddb"/>
    </style:style>
    <style:style style:name="T307" style:family="text">
      <style:text-properties officeooo:rsid="23ad7a20"/>
    </style:style>
    <style:style style:name="T308" style:family="text">
      <style:text-properties officeooo:rsid="23b321ce"/>
    </style:style>
    <style:style style:name="T309" style:family="text">
      <style:text-properties officeooo:rsid="23ed5174"/>
    </style:style>
    <style:style style:name="T310" style:family="text">
      <style:text-properties officeooo:rsid="241cf226"/>
    </style:style>
    <style:style style:name="T311" style:family="text">
      <style:text-properties officeooo:rsid="241fef2a"/>
    </style:style>
    <style:style style:name="T312" style:family="text">
      <style:text-properties officeooo:rsid="2423713d"/>
    </style:style>
    <style:style style:name="T313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e63996a" style:font-name-asian="標楷體1" style:font-style-asian="normal" style:font-name-complex="標楷體" style:text-emphasize="none"/>
    </style:style>
    <style:style style:name="T314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e7f634c" style:font-name-asian="標楷體1" style:font-style-asian="normal" style:font-name-complex="標楷體" style:text-emphasize="none"/>
    </style:style>
    <style:style style:name="T31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02fe051" style:font-style-asian="normal" style:font-name-complex="標楷體" style:text-emphasize="none"/>
    </style:style>
    <style:style style:name="T316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31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63996a" style:font-name-asian="標楷體1" style:font-style-asian="normal" style:font-name-complex="標楷體" style:text-emphasize="none"/>
    </style:style>
    <style:style style:name="T31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7f634c" style:font-name-asian="標楷體1" style:font-style-asian="normal" style:font-name-complex="標楷體" style:text-emphasize="none"/>
    </style:style>
    <style:style style:name="T319" style:family="text">
      <style:text-properties style:text-outline="false" style:text-line-through-style="none" style:text-line-through-type="none" style:text-position="0% 100%" fo:font-style="normal" fo:text-shadow="none" style:text-underline-style="none" officeooo:rsid="3d897ab2" style:font-name-asian="標楷體1" style:font-style-asian="normal" style:font-name-complex="標楷體" style:text-emphasize="none"/>
    </style:style>
    <style:style style:name="T3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3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3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32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7f634c" style:font-name-asian="標楷體1" style:font-style-asian="normal" style:font-name-complex="標楷體" style:text-emphasize="none"/>
    </style:style>
    <style:style style:name="T32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63996a" style:font-name-asian="標楷體1" style:font-style-asian="normal" style:font-name-complex="標楷體" style:text-emphasize="none"/>
    </style:style>
    <style:style style:name="T32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d2cbffd" style:font-name-asian="標楷體1" style:font-style-asian="normal" style:font-name-complex="標楷體" style:text-emphasize="none"/>
    </style:style>
    <style:style style:name="T32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9cd308" style:font-name-asian="標楷體1" style:font-style-asian="normal" style:font-name-complex="標楷體" style:text-emphasize="none"/>
    </style:style>
    <style:style style:name="T32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9aff07" style:font-name-asian="標楷體1" style:font-style-asian="normal" style:font-name-complex="標楷體" style:text-emphasize="none"/>
    </style:style>
    <style:style style:name="T32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b00bce" style:font-name-asian="標楷體1" style:font-style-asian="normal" style:font-name-complex="標楷體" style:text-emphasize="none"/>
    </style:style>
    <style:style style:name="T32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name-asian="標楷體1" style:font-style-asian="normal" style:font-name-complex="標楷體" style:text-emphasize="none"/>
    </style:style>
    <style:style style:name="T33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ef5866" style:font-name-asian="標楷體1" style:font-style-asian="normal" style:font-name-complex="標楷體" style:text-emphasize="none"/>
    </style:style>
    <style:style style:name="T33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c8a316" style:font-style-asian="normal" style:font-name-complex="標楷體" style:text-emphasize="none"/>
    </style:style>
    <style:style style:name="T33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52e8af6" style:font-style-asian="normal" style:font-name-complex="標楷體" style:text-emphasize="none"/>
    </style:style>
    <style:style style:name="T3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7f63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d6637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a3c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a3a7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adf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aec8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af3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b00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b0df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b243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b31d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b550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b0df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5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b00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51" style:family="text">
      <style:text-properties officeooo:rsid="07ca52e4"/>
    </style:style>
    <style:style style:name="T352" style:family="text">
      <style:text-properties officeooo:rsid="0a5718ff"/>
    </style:style>
    <style:style style:name="T353" style:family="text">
      <style:text-properties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54" style:family="text">
      <style:text-properties fo:font-size="17pt" fo:font-weight="bold" officeooo:rsid="0d9eecaf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solid" style:text-underline-width="auto" style:text-underline-color="font-color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56" style:family="text">
      <style:text-properties style:text-position="sub 58%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57" style:family="text">
      <style:text-properties style:text-position="sub 58%" style:font-name="標楷體1" fo:font-size="17pt" fo:font-weight="bold" officeooo:rsid="24de6962" style:font-name-asian="標楷體1" style:font-size-asian="17pt" style:language-asian="zh" style:country-asian="TW" style:font-weight-asian="bold" style:font-size-complex="17pt" style:font-weight-complex="bold"/>
    </style:style>
    <style:style style:name="T358" style:family="text">
      <style:text-properties style:text-position="sub 58%" style:font-name="標楷體1" fo:font-size="17pt" fo:font-weight="bold" officeooo:rsid="24e07de0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style:text-position="sub 58%" style:font-name="標楷體1" fo:font-size="17pt" fo:font-weight="bold" officeooo:rsid="24eb9ca0" style:font-name-asian="標楷體1" style:font-size-asian="17pt" style:language-asian="zh" style:country-asian="TW" style:font-weight-asian="bold" style:font-size-complex="17pt" style:font-weight-complex="bold"/>
    </style:style>
    <style:style style:name="T360" style:family="text">
      <style:text-properties style:text-position="sub 58%" style:font-name="標楷體1" fo:font-size="17pt" fo:font-weight="bold" style:font-size-asian="17pt" style:language-asian="zh" style:country-asian="TW" style:font-weight-asian="bold" style:font-size-complex="17pt" style:font-weight-complex="bold"/>
    </style:style>
    <style:style style:name="T361" style:family="text">
      <style:text-properties style:text-position="sub 58%" style:font-name="標楷體1" fo:font-size="17pt" fo:font-weight="bold" officeooo:rsid="24de6962" style:font-size-asian="17pt" style:language-asian="zh" style:country-asian="TW" style:font-weight-asian="bold" style:font-size-complex="17pt" style:font-weight-complex="bold"/>
    </style:style>
    <style:style style:name="T362" style:family="text">
      <style:text-properties style:text-position="sub 58%" style:font-name="標楷體1" fo:font-size="17pt" fo:font-weight="bold" officeooo:rsid="24eb9ca0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363" style:family="text">
      <style:text-properties style:text-position="sub 58%" style:font-name="標楷體1" officeooo:rsid="24eb9ca0" style:font-name-asian="標楷體1"/>
    </style:style>
    <style:style style:name="T364" style:family="text">
      <style:text-properties style:text-position="sub 58%" style:font-name="標楷體1" officeooo:rsid="24eb9ca0" style:font-name-asian="Liberation Serif1" style:font-name-complex="Liberation Serif1"/>
    </style:style>
    <style:style style:name="T365" style:family="text">
      <style:text-properties style:text-position="sub 58%" style:font-name="Liberation Serif1" fo:font-size="17pt" fo:font-weight="bold" officeooo:rsid="24e24f15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366" style:family="text">
      <style:text-properties style:text-position="sub 58%" style:font-name="Liberation Serif1" fo:font-size="17pt" fo:font-weight="bold" officeooo:rsid="24e55bbb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367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368" style:family="text">
      <style:text-properties style:text-position="0% 100%" style:font-name="標楷體1" fo:font-size="17pt" fo:font-weight="bold" officeooo:rsid="24de6962" style:font-name-asian="標楷體1" style:font-size-asian="17pt" style:language-asian="zh" style:country-asian="TW" style:font-weight-asian="bold" style:font-size-complex="17pt" style:font-weight-complex="bold"/>
    </style:style>
    <style:style style:name="T369" style:family="text">
      <style:text-properties style:text-position="0% 100%" style:font-name="標楷體1" fo:font-size="17pt" fo:font-weight="bold" officeooo:rsid="0d9eecaf" style:font-name-asian="標楷體1" style:font-size-asian="17pt" style:language-asian="zh" style:country-asian="TW" style:font-weight-asian="bold" style:font-size-complex="17pt" style:font-weight-complex="bold"/>
    </style:style>
    <style:style style:name="T370" style:family="text">
      <style:text-properties style:text-position="0% 100%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71" style:family="text">
      <style:text-properties style:text-position="0% 100%" style:font-name="標楷體1" fo:font-size="17pt" fo:font-weight="bold" officeooo:rsid="24e5afba" style:font-name-asian="標楷體1" style:font-size-asian="17pt" style:language-asian="zh" style:country-asian="TW" style:font-weight-asian="bold" style:font-size-complex="17pt" style:font-weight-complex="bold"/>
    </style:style>
    <style:style style:name="T372" style:family="text">
      <style:text-properties style:text-position="0% 100%" style:font-name="標楷體1" fo:font-size="17pt" fo:font-weight="bold" officeooo:rsid="24eb9ca0" style:font-name-asian="標楷體1" style:font-size-asian="17pt" style:language-asian="zh" style:country-asian="TW" style:font-weight-asian="bold" style:font-size-complex="17pt" style:font-weight-complex="bold"/>
    </style:style>
    <style:style style:name="T373" style:family="text">
      <style:text-properties style:text-position="0% 100%" style:font-name="標楷體1" fo:font-size="17pt" fo:font-weight="bold" officeooo:rsid="0d9eecaf" style:font-size-asian="17pt" style:language-asian="zh" style:country-asian="TW" style:font-weight-asian="bold" style:font-size-complex="17pt" style:font-weight-complex="bold"/>
    </style:style>
    <style:style style:name="T374" style:family="text">
      <style:text-properties style:text-position="0% 100%" style:font-name="標楷體1" fo:font-size="17pt" fo:font-weight="bold" officeooo:rsid="24de6962" style:font-size-asian="17pt" style:language-asian="zh" style:country-asian="TW" style:font-weight-asian="bold" style:font-size-complex="17pt" style:font-weight-complex="bold"/>
    </style:style>
    <style:style style:name="T375" style:family="text">
      <style:text-properties style:text-position="0% 100%" style:font-name="標楷體1" officeooo:rsid="0a7edee9" style:font-name-asian="標楷體1"/>
    </style:style>
    <style:style style:name="T376" style:family="text">
      <style:text-properties style:text-position="0% 100%" style:font-name="標楷體1" officeooo:rsid="24eb9ca0" style:font-name-asian="標楷體1"/>
    </style:style>
    <style:style style:name="T377" style:family="text">
      <style:text-properties style:text-position="0% 100%" style:font-name="標楷體1" officeooo:rsid="0d9eecaf" style:font-name-asian="標楷體1"/>
    </style:style>
    <style:style style:name="T378" style:family="text">
      <style:text-properties style:text-position="0% 100%" fo:font-size="17pt" fo:font-weight="bold" officeooo:rsid="0d9eecaf" style:font-name-asian="標楷體1" style:font-size-asian="17pt" style:language-asian="zh" style:country-asian="TW" style:font-weight-asian="bold" style:font-size-complex="17pt" style:font-weight-complex="bold"/>
    </style:style>
    <style:style style:name="T379" style:family="text">
      <style:text-properties style:text-position="0% 100%" fo:font-size="17pt" fo:font-weight="bold" officeooo:rsid="0d6637af" style:font-name-asian="標楷體1" style:font-size-asian="17pt" style:language-asian="zh" style:country-asian="TW" style:font-weight-asian="bold" style:font-size-complex="17pt" style:font-weight-complex="bold"/>
    </style:style>
    <style:style style:name="T380" style:family="text">
      <style:text-properties style:text-position="0% 100%" fo:font-size="17pt" fo:font-weight="bold" officeooo:rsid="24ec5799" style:font-name-asian="標楷體1" style:font-size-asian="17pt" style:language-asian="zh" style:country-asian="TW" style:font-weight-asian="bold" style:font-size-complex="17pt" style:font-weight-complex="bold"/>
    </style:style>
    <style:style style:name="T381" style:family="text">
      <style:text-properties style:text-position="0% 100%" style:font-name="Liberation Serif1" fo:font-size="17pt" fo:font-weight="bold" officeooo:rsid="24e24f15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382" style:family="text">
      <style:text-properties style:text-position="0% 100%" style:font-name="Liberation Serif1" officeooo:rsid="24e24f15" style:font-name-asian="Liberation Serif1" style:font-name-complex="Liberation Serif1"/>
    </style:style>
    <style:style style:name="T383" style:family="text">
      <style:text-properties officeooo:rsid="24f640de"/>
    </style:style>
    <style:style style:name="T384" style:family="text">
      <style:text-properties style:font-name="Arial1" style:font-name-asian="Arial1"/>
    </style:style>
    <style:style style:name="T385" style:family="text">
      <style:text-properties style:font-name="Arial1" officeooo:rsid="24f640de" style:font-name-asian="Arial1"/>
    </style:style>
    <style:style style:name="T386" style:family="text">
      <style:text-properties style:font-name="Arial1" officeooo:rsid="22505307" style:font-name-asian="Arial1"/>
    </style:style>
    <style:style style:name="T387" style:family="text">
      <style:text-properties style:font-name="Arial1" officeooo:rsid="229d2ba6" style:font-name-asian="Arial1"/>
    </style:style>
    <style:style style:name="T388" style:family="text">
      <style:text-properties style:font-name="Arial1" officeooo:rsid="229da06d" style:font-name-asian="Arial1"/>
    </style:style>
    <style:style style:name="T389" style:family="text">
      <style:text-properties style:font-name="Arial1" officeooo:rsid="22d0455b" style:font-name-asian="Arial1"/>
    </style:style>
    <style:style style:name="T390" style:family="text">
      <style:text-properties style:font-name="Arial1" officeooo:rsid="2345833f" style:font-name-asian="Arial1"/>
    </style:style>
    <style:style style:name="T391" style:family="text">
      <style:text-properties style:font-name="Arial1" officeooo:rsid="233cb3f0" style:font-name-asian="Arial1"/>
    </style:style>
    <style:style style:name="T392" style:family="text">
      <style:text-properties style:font-name="Arial1" officeooo:rsid="23ed5174" style:font-name-asian="Arial1"/>
    </style:style>
    <style:style style:name="T393" style:family="text">
      <style:text-properties style:font-name="Arial1" officeooo:rsid="241cf226" style:font-name-asian="Arial1"/>
    </style:style>
    <style:style style:name="T394" style:family="text">
      <style:text-properties style:font-name="Arial1" officeooo:rsid="241fef2a" style:font-name-asian="Arial1"/>
    </style:style>
    <style:style style:name="T395" style:family="text">
      <style:text-properties style:font-name="Arial1" officeooo:rsid="2423713d" style:font-name-asian="Arial1"/>
    </style:style>
    <style:style style:name="T396" style:family="text">
      <style:text-properties style:font-name="Arial1" officeooo:rsid="242a5661" style:font-name-asian="Arial1"/>
    </style:style>
    <style:style style:name="T397" style:family="text">
      <style:text-properties style:font-name="Arial1" officeooo:rsid="2439aef3" style:font-name-asian="Arial1"/>
    </style:style>
    <style:style style:name="T398" style:family="text">
      <style:text-properties style:font-name="Arial1" officeooo:rsid="243b9a09" style:font-name-asian="Arial1"/>
    </style:style>
    <style:style style:name="T399" style:family="text">
      <style:text-properties officeooo:rsid="4761abf0"/>
    </style:style>
    <style:style style:name="T400" style:family="text">
      <style:text-properties officeooo:rsid="474b1398"/>
    </style:style>
    <style:style style:name="T401" style:family="text">
      <style:text-properties style:font-name="Liberation Serif1" style:font-name-asian="Liberation Serif1" style:font-name-complex="Liberation Serif1"/>
    </style:style>
    <style:style style:name="T402" style:family="text">
      <style:text-properties style:font-name="Liberation Serif1" officeooo:rsid="461553ac" style:font-name-asian="Liberation Serif1" style:font-name-complex="Liberation Serif1"/>
    </style:style>
    <style:style style:name="T403" style:family="text">
      <style:text-properties officeooo:rsid="2561f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暫時存放 的 文件。</text:p>
      <text:p text:style-name="P3">本文件 的 內容 是 尚未 分類 的 內容。</text:p>
      <text:p text:style-name="P3">本文件 的 內容 是 尚未 分類到 某一特定 類別文件 的 內容。</text:p>
      <text:p text:style-name="P1"/>
      <text:list xml:id="list3175932832" text:style-name="L1">
        <text:list-item>
          <text:p text:style-name="P5"><text:bookmark-start text:name="為了 讓 讀者 輕鬆 閱讀。"/>為了 讓 讀者 輕鬆 閱讀。<text:bookmark-end text:name="為了 讓 讀者 輕鬆 閱讀。"/><text:span text:style-name="T1">降低 閱讀 本書 難度。闔家觀賞。</text:span></text:p>
          <text:list>
            <text:list-item>
              <text:p text:style-name="P6">部分 內容 使用 <text:span text:style-name="T20">個體 代替 某一特定個體。</text:span></text:p>
              <text:list>
                <text:list-item>
                  <text:p text:style-name="P29">個體 是 單一個體、個體群個體、群體個體、文明個體、體制個體、體系個體、系統個體。</text:p>
                </text:list-item>
                <text:list-item>
                  <text:p text:style-name="P30">個體 是 個體、個體群、群體、文明、體制、體系、系統、肉質層、意識層、能量、儲量。</text:p>
                </text:list-item>
              </text:list>
            </text:list-item>
            <text:list-item>
              <text:p text:style-name="P7">部分 內容 使用 <text:span text:style-name="T20">&lt;?1&gt;、</text:span>&lt;?<text:span text:style-name="T20">2&gt; 個體 代替 &lt;?2&gt;、</text:span>&lt;?<text:span text:style-name="T20">3&gt; 個體。</text:span></text:p>
              <text:list>
                <text:list-item>
                  <text:p text:style-name="P31">&lt;?1&gt;個體 是 動能個體。</text:p>
                  <text:list>
                    <text:list-item>
                      <text:p text:style-name="P8">動能 是 造成、產生 物體 移動 的 機械能、能量。</text:p>
                    </text:list-item>
                    <text:list-item>
                      <text:p text:style-name="P8">機械能 是 &lt;?<text:span text:style-name="T195">1&gt;</text:span>能量。</text:p>
                    </text:list-item>
                  </text:list>
                </text:list-item>
                <text:list-item>
                  <text:p text:style-name="P9">&lt;?<text:span text:style-name="T20">2&gt;個體 是 人類個體。</text:span></text:p>
                </text:list-item>
                <text:list-item>
                  <text:p text:style-name="P31">&lt;?3&gt;個體 是 &lt;_?3_&gt;個體。</text:p>
                </text:list-item>
              </text:list>
            </text:list-item>
            <text:list-item>
              <text:p text:style-name="P5">對於 本書 的 初階讀者、一般讀者、第零層級讀者 來說。</text:p>
              <text:list>
                <text:list-item>
                  <text:p text:style-name="P32">&lt;?1&gt;個體 是 動能個體。</text:p>
                </text:list-item>
                <text:list-item>
                  <text:p text:style-name="P5">&lt;?<text:span text:style-name="T20">2&gt;個體 是 人類個體。</text:span></text:p>
                </text:list-item>
              </text:list>
            </text:list-item>
            <text:list-item>
              <text:p text:style-name="P5">對於 本書 的 進階讀者、專家讀者、第一層級讀者 來說。</text:p>
              <text:list>
                <text:list-item>
                  <text:p text:style-name="P10">進階讀者。</text:p>
                  <text:list>
                    <text:list-item>
                      <text:p text:style-name="P11">請 進階讀者 自行 將 &lt;?<text:span text:style-name="T21">1&gt;個體</text:span> 轉換成 <text:span text:style-name="T20">&lt;?2&gt;個體。</text:span></text:p>
                    </text:list-item>
                    <text:list-item>
                      <text:p text:style-name="P10">請 進階讀者 自行 將 &lt;?<text:span text:style-name="T20">2&gt;個體</text:span> 轉換成 <text:span text:style-name="T20">&lt;?3&gt;個體。</text:span></text:p>
                      <text:list>
                        <text:list-item>
                          <text:p text:style-name="P12">自行 是 自己行動、自己執行。</text:p>
                          <text:list>
                            <text:list-item>
                              <text:p text:style-name="P13">自己 是 讀者。</text:p>
                            </text:list-item>
                            <text:list-item>
                              <text:p text:style-name="P14">讀者 是 閱讀 本書 的 個體。</text:p>
                            </text:list-item>
                          </text:list>
                        </text:list-item>
                        <text:list-item>
                          <text:p text:style-name="P9">&lt;?<text:span text:style-name="T20">2&gt;個體 是 人類個體。</text:span></text:p>
                        </text:list-item>
                        <text:list-item>
                          <text:p text:style-name="P31">&lt;?3&gt;個體 是 &lt;_?3_&gt;個體。</text:p>
                        </text:list-item>
                      </text:list>
                    </text:list-item>
                    <text:list-item>
                      <text:p text:style-name="P33">本書 有機率省略 『某一特定』、『該』、『第一個個體』。</text:p>
                      <text:list>
                        <text:list-item>
                          <text:p text:style-name="P33">降低 本書的 繁瑣性、複雜性。</text:p>
                        </text:list-item>
                        <text:list-item>
                          <text:p text:style-name="P33">提高 本書的 易讀性、直觀性。</text:p>
                        </text:list-item>
                        <text:list-item>
                          <text:p text:style-name="P33">明顯例子。</text:p>
                          <text:list>
                            <text:list-item>
                              <text:p text:style-name="P34"><text:span text:style-name="T331">某一特定繩子的 兩端 固定</text:span>。</text:p>
                              <text:list>
                                <text:list-item>
                                  <text:p text:style-name="P34">省略成，<text:span text:style-name="T331">繩子的 兩端 固定。</text:span></text:p>
                                </text:list-item>
                              </text:list>
                            </text:list-item>
                            <text:list-item>
                              <text:p text:style-name="P35"><text:span text:style-name="T315">某一特定空間個體 蘊含 某一特定空氣個體、某一特定球個體</text:span><text:span text:style-name="T331">。</text:span></text:p>
                              <text:list>
                                <text:list-item>
                                  <text:p text:style-name="P34"><text:span text:style-name="T331">省略成，空間</text:span><text:span text:style-name="T315"> 蘊含 空氣、球</text:span><text:span text:style-name="T331">。</text:span></text:p>
                                </text:list-item>
                              </text:list>
                            </text:list-item>
                            <text:list-item>
                              <text:p text:style-name="P515">第一個個體 施加 某一特定外力，把 第二個個體 往前推。</text:p>
                              <text:list>
                                <text:list-item>
                                  <text:p text:style-name="P36"><text:span text:style-name="T332">省略成，施加 外力，往前推</text:span><text:span text:style-name="T33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專家讀者。</text:p>
                  <text:list>
                    <text:list-item>
                      <text:p text:style-name="P534"><text:span text:style-name="T24">請 專家讀者 自行 將 &lt;?</text:span><text:span text:style-name="T25">某一特定數字</text:span><text:span text:style-name="T26">&gt;個體</text:span><text:span text:style-name="T24"> 轉換成 </text:span><text:span text:style-name="T27">&lt;?a&gt;個體</text:span><text:span text:style-name="T24">、</text:span><text:span text:style-name="T27">&lt;_?a_&gt;個體。</text:span></text:p>
                      <text:list>
                        <text:list-item>
                          <text:p text:style-name="P15">請 專家讀者 自行 將 &lt;?某一特定數字+1&gt;個體 轉換成 &lt;?a+1&gt;個體、&lt;_?a+1_&gt;個體。</text:p>
                        </text:list-item>
                        <text:list-item>
                          <text:p text:style-name="P537"><text:span text:style-name="T24">明顯例子，請 專家讀者 自行 將 &lt;?</text:span><text:span text:style-name="T29">1</text:span><text:span text:style-name="T26">&gt;個體</text:span><text:span text:style-name="T24"> 轉換成 </text:span><text:span text:style-name="T27">&lt;?a&gt;個體。</text:span></text:p>
                        </text:list-item>
                        <text:list-item>
                          <text:p text:style-name="P538"><text:span text:style-name="T24">明顯例子，請 專家讀者 自行 將 &lt;?</text:span><text:span text:style-name="T25">2</text:span><text:span text:style-name="T26">&gt;個體</text:span><text:span text:style-name="T24"> 轉換成 </text:span><text:span text:style-name="T27">&lt;?a</text:span><text:span text:style-name="T26">+</text:span><text:span text:style-name="T28">1</text:span><text:span text:style-name="T27">&gt;個體。</text:span></text:p>
                          <text:list>
                            <text:list-item>
                              <text:p text:style-name="P45">n <text:span text:style-name="T382">≥</text:span> a <text:span text:style-name="T382">≥</text:span> u。</text:p>
                              <text:list>
                                <text:list-item>
                                  <text:p text:style-name="P37">a 為 任意數。</text:p>
                                </text:list-item>
                                <text:list-item>
                                  <text:p text:style-name="P535"><text:span text:style-name="T27">n、</text:span><text:span text:style-name="T23">u 在 </text:span><text:span text:style-name="T68">能量、儲量</text:span><text:span text:style-name="T23"> 文件 裡面 有 描述。</text:span></text:p>
                                </text:list-item>
                              </text:list>
                            </text:list-item>
                            <text:list-item>
                              <text:p text:style-name="P600"><text:span text:style-name="T66">n </text:span><text:span text:style-name="T381">≥</text:span><text:span text:style-name="T67"> a</text:span><text:span text:style-name="T360">n</text:span><text:span text:style-name="T365">≥</text:span><text:span text:style-name="T360">u</text:span><text:span text:style-name="T67"> </text:span><text:span text:style-name="T381">≥</text:span><text:span text:style-name="T67"> u</text:span><text:span text:style-name="T354">。</text:span></text:p>
                              <text:list>
                                <text:list-item>
                                  <text:p text:style-name="P600"><text:span text:style-name="T64">明顯例子，</text:span><text:span text:style-name="T23">1 </text:span><text:span text:style-name="T381">≥</text:span><text:span text:style-name="T64"> a</text:span><text:span text:style-name="T356">1</text:span><text:span text:style-name="T365">≥</text:span><text:span text:style-name="T356">0</text:span><text:span text:style-name="T64"> </text:span><text:span text:style-name="T381">≥</text:span><text:span text:style-name="T64"> 0。</text:span></text:p>
                                </text:list-item>
                                <text:list-item>
                                  <text:p text:style-name="P601"><text:span text:style-name="T64">明顯例子，</text:span><text:span text:style-name="T65">10000 </text:span><text:span text:style-name="T381">≥</text:span><text:span text:style-name="T64"> a</text:span><text:span text:style-name="T357">10000</text:span><text:span text:style-name="T365">≥</text:span><text:span text:style-name="T358">(</text:span><text:span text:style-name="T357">-</text:span><text:span text:style-name="T358">)</text:span><text:span text:style-name="T357">10000</text:span><text:span text:style-name="T64"> </text:span><text:span text:style-name="T381">≥</text:span><text:span text:style-name="T64"> -</text:span><text:span text:style-name="T65">10000</text:span><text:span text:style-name="T354">。</text:span></text:p>
                                </text:list-item>
                                <text:list-item>
                                  <text:p text:style-name="P602"><text:span text:style-name="T354">是 </text:span><text:span text:style-name="T67">a</text:span><text:span text:style-name="T361">n</text:span><text:span text:style-name="T365">≥</text:span><text:span text:style-name="T361">u</text:span><text:span text:style-name="T368">。</text:span></text:p>
                                  <text:list>
                                    <text:list-item>
                                      <text:p text:style-name="P602"><text:span text:style-name="T368">不</text:span><text:span text:style-name="T378">是 </text:span><text:span text:style-name="T373">a</text:span><text:span text:style-name="T361">n</text:span><text:span text:style-name="T365">~</text:span><text:span text:style-name="T361">u</text:span><text:span text:style-name="T368">。</text:span></text:p>
                                    </text:list-item>
                                    <text:list-item>
                                      <text:p text:style-name="P603"><text:span text:style-name="T368">原因很明顯，</text:span><text:span text:style-name="T373">a</text:span><text:span text:style-name="T361">n</text:span><text:span text:style-name="T365">~</text:span><text:span text:style-name="T361">u </text:span><text:span text:style-name="T368">有機率被錯誤認定是 </text:span><text:span text:style-name="T373">a</text:span><text:span text:style-name="T361">n</text:span><text:span text:style-name="T365">-</text:span><text:span text:style-name="T361">u</text:span><text:span text:style-name="T36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04"><text:span text:style-name="T369">a</text:span><text:span text:style-name="T361">n</text:span><text:span text:style-name="T365">≥</text:span><text:span text:style-name="T361">u</text:span><text:span text:style-name="T357"> </text:span><text:span text:style-name="T371">是 </text:span><text:span text:style-name="T369">a</text:span><text:span text:style-name="T361">n</text:span><text:span text:style-name="T365">≥</text:span><text:span text:style-name="T366">a</text:span><text:span text:style-name="T365">≥</text:span><text:span text:style-name="T361">u</text:span><text:span text:style-name="T368">。</text:span></text:p>
                                  <text:list>
                                    <text:list-item>
                                      <text:p text:style-name="P601"><text:span text:style-name="T374">n </text:span><text:span text:style-name="T381">≥</text:span><text:span text:style-name="T373"> a</text:span><text:span text:style-name="T361">n</text:span><text:span text:style-name="T365">≥</text:span><text:span text:style-name="T366">a</text:span><text:span text:style-name="T365">≥</text:span><text:span text:style-name="T361">u</text:span><text:span text:style-name="T373"> </text:span><text:span text:style-name="T381">≥</text:span><text:span text:style-name="T373"> u</text:span><text:span text:style-name="T378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&lt;?a&gt;個體 是 第a宗量層級的 個體。</text:p>
                    </text:list-item>
                    <text:list-item>
                      <text:p text:style-name="P39">&lt;_?a_&gt;個體 是 第a宗量層級的 個體。</text:p>
                      <text:list>
                        <text:list-item>
                          <text:p text:style-name="P39">明顯例子，假定，某一特定人類個體 蘊含 某一特定動能個體、某一特定電能個體。</text:p>
                          <text:list>
                            <text:list-item>
                              <text:p text:style-name="P765"><text:span text:style-name="T27">該人類個體 是 &lt;?</text:span><text:span text:style-name="T23">2&gt;個體。</text:span></text:p>
                            </text:list-item>
                            <text:list-item>
                              <text:p text:style-name="P46">該動能個體 是 &lt;?1&gt;個體。</text:p>
                              <text:list>
                                <text:list-item>
                                  <text:p text:style-name="P46">動能個體 的 明顯例子，力。</text:p>
                                  <text:list>
                                    <text:list-item>
                                      <text:p text:style-name="P796"><text:span text:style-name="T23">（力 的 描述在 </text:span><text:span text:style-name="T233">肉質層、意識層</text:span><text:span text:style-name="T23"> 文件群的 </text:span><text:span text:style-name="T72">光、力</text:span><text:span text:style-name="T2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6">該電能個體 是 &lt;?1&gt;個體。</text:p>
                              <text:list>
                                <text:list-item>
                                  <text:p text:style-name="P46">電能個體 的 明顯例子，光。</text:p>
                                  <text:list>
                                    <text:list-item>
                                      <text:p text:style-name="P796"><text:span text:style-name="T23">（光 的 描述在 </text:span><text:span text:style-name="T233">肉質層、意識層</text:span><text:span text:style-name="T23"> 文件群的 </text:span><text:span text:style-name="T72">光、力</text:span><text:span text:style-name="T2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6"><text:span text:style-name="T23">對於 該</text:span><text:span text:style-name="T27">人類</text:span><text:span text:style-name="T23">個體 來說，該動能個體、該電能個體</text:span><text:span text:style-name="T27"> 是 &lt;_?</text:span><text:span text:style-name="T63">1</text:span><text:span text:style-name="T23">_&gt;個體、</text:span><text:span text:style-name="T27">&lt;?</text:span><text:span text:style-name="T63">1</text:span><text:span text:style-name="T23">&gt;個體。</text:span></text:p>
                            </text:list-item>
                            <text:list-item>
                              <text:p text:style-name="P767"><text:span text:style-name="T23">對於 該動能個體、該電能個體 來說，</text:span><text:span text:style-name="T27">該人類個體 是 &lt;_?</text:span><text:span text:style-name="T23">2_&gt;個體、</text:span><text:span text:style-name="T27">&lt;?</text:span><text:span text:style-name="T23">2&gt;個體。</text:span></text:p>
                            </text:list-item>
                          </text:list>
                        </text:list-item>
                        <text:list-item>
                          <text:p text:style-name="P768"><text:span text:style-name="T27">明顯例子，</text:span><text:span text:style-name="T23">假定，</text:span><text:span text:style-name="T27">某一特定</text:span><text:span text:style-name="T23">人類個體 沒有 蘊含 </text:span><text:span text:style-name="T27">某一特定動能個體</text:span><text:span text:style-name="T23">。</text:span></text:p>
                          <text:list>
                            <text:list-item>
                              <text:p text:style-name="P769"><text:span text:style-name="T23">對於 該</text:span><text:span text:style-name="T27">人類</text:span><text:span text:style-name="T23">個體 來說，</text:span><text:span text:style-name="T27">該</text:span><text:span text:style-name="T23">動能</text:span><text:span text:style-name="T27">個體 不是 &lt;_?</text:span><text:span text:style-name="T63">1</text:span><text:span text:style-name="T23">_&gt;個體。</text:span></text:p>
                            </text:list-item>
                            <text:list-item>
                              <text:p text:style-name="P768"><text:span text:style-name="T23">對於 該</text:span><text:span text:style-name="T27">人類</text:span><text:span text:style-name="T23">個體 來說，</text:span><text:span text:style-name="T27">該</text:span><text:span text:style-name="T23">動能</text:span><text:span text:style-name="T27">個體 是 &lt;?</text:span><text:span text:style-name="T63">1</text:span><text:span text:style-name="T23">&gt;個體。</text:span></text:p>
                            </text:list-item>
                            <text:list-item>
                              <text:p text:style-name="P767"><text:span text:style-name="T23">對於 該動能個體 來說，</text:span><text:span text:style-name="T27">該人類個體 不是 &lt;_?</text:span><text:span text:style-name="T23">2_&gt;個體。</text:span></text:p>
                            </text:list-item>
                            <text:list-item>
                              <text:p text:style-name="P769"><text:span text:style-name="T23">對於 該動能個體 來說，</text:span><text:span text:style-name="T27">該人類個體 是 &lt;?</text:span><text:span text:style-name="T23">2&gt;個體。</text:span></text:p>
                            </text:list-item>
                          </text:list>
                        </text:list-item>
                        <text:list-item>
                          <text:p text:style-name="P768"><text:span text:style-name="T27">明顯例子，</text:span><text:span text:style-name="T23">假定，</text:span><text:span text:style-name="T27">某一特定</text:span><text:span text:style-name="T23">人類個體 沒有 蘊含 </text:span><text:span text:style-name="T27">某一特定電能個體</text:span><text:span text:style-name="T23">。</text:span></text:p>
                          <text:list>
                            <text:list-item>
                              <text:p text:style-name="P769"><text:span text:style-name="T23">對於 該</text:span><text:span text:style-name="T27">人類</text:span><text:span text:style-name="T23">個體 來說，</text:span><text:span text:style-name="T27">該電</text:span><text:span text:style-name="T23">能</text:span><text:span text:style-name="T27">個體 不是 &lt;_?</text:span><text:span text:style-name="T63">1</text:span><text:span text:style-name="T23">_&gt;個體。</text:span></text:p>
                            </text:list-item>
                            <text:list-item>
                              <text:p text:style-name="P768"><text:span text:style-name="T23">對於 該</text:span><text:span text:style-name="T27">人類</text:span><text:span text:style-name="T23">個體 來說，</text:span><text:span text:style-name="T27">該電</text:span><text:span text:style-name="T23">能</text:span><text:span text:style-name="T27">個體 是 &lt;?</text:span><text:span text:style-name="T63">1</text:span><text:span text:style-name="T23">&gt;個體。</text:span></text:p>
                            </text:list-item>
                            <text:list-item>
                              <text:p text:style-name="P767"><text:span text:style-name="T23">對於 該</text:span><text:span text:style-name="T27">電</text:span><text:span text:style-name="T23">能個體 來說，</text:span><text:span text:style-name="T27">該人類個體 不是 &lt;_?</text:span><text:span text:style-name="T23">2_&gt;個體。</text:span></text:p>
                            </text:list-item>
                            <text:list-item>
                              <text:p text:style-name="P769"><text:span text:style-name="T23">對於 該</text:span><text:span text:style-name="T27">電</text:span><text:span text:style-name="T23">能個體 來說，</text:span><text:span text:style-name="T27">該人類個體 是 &lt;?</text:span><text:span text:style-name="T23">2&gt;個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7">（<text:span text:style-name="T242">宗量層級</text:span><text:span text:style-name="T352"> 的 描述在 </text:span><text:span text:style-name="T197">能量、儲量</text:span><text:span text:style-name="T238"> 文件群的 </text:span><text:span text:style-name="T241">能量層級 與 外在環境 與 內在物質</text:span>）</text:p>
                      <text:list>
                        <text:list-item>
                          <text:p text:style-name="P798">宗量 由 能量、儲量 組成。</text:p>
                          <text:list>
                            <text:list-item>
                              <text:p text:style-name="P797"><text:span text:style-name="T351">（</text:span>宗量<text:span text:style-name="T352"> 的 描述在 </text:span><text:span text:style-name="T197">能量、儲量</text:span><text:span text:style-name="T238"> 文件群的 </text:span><text:span text:style-name="T199">能量、儲量、假想量</text:span><text:span text:style-name="T351">）</text:span></text:p>
                            </text:list-item>
                            <text:list-item>
                              <text:p text:style-name="P797"><text:span text:style-name="T227">（</text:span><text:span text:style-name="T220">宗量</text:span><text:span text:style-name="T228"> 的 描述在 </text:span><text:span text:style-name="T198">能量、儲量</text:span><text:span text:style-name="T239"> 文件群的 </text:span><text:span text:style-name="T240">光痕</text:span><text:span text:style-name="T227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5"><text:span text:style-name="T24">請 專家讀者 自行 將 &lt;?</text:span><text:span text:style-name="T25">某一特定數字</text:span><text:span text:style-name="T26">&gt;個體</text:span><text:span text:style-name="T24"> 轉換成 </text:span><text:span text:style-name="T27">&lt;?</text:span><text:span text:style-name="T61">a</text:span><text:span text:style-name="T60">_~y</text:span><text:span text:style-name="T27">&gt;個體。</text:span></text:p>
                      <text:list>
                        <text:list-item>
                          <text:p text:style-name="P40">&lt;?a_~y&gt; 是 <text:span text:style-name="T259">某一特定&lt;?a&gt;個體 蘊含的 &lt;?a-1&gt; ~ &lt;?y&gt; 個體。</text:span></text:p>
                        </text:list-item>
                        <text:list-item>
                          <text:p text:style-name="P41">&lt;?a_~y&gt; 是 &lt;?a-0_~y&gt;。</text:p>
                          <text:list>
                            <text:list-item>
                              <text:p text:style-name="P42">&lt;?a-0_~y&gt; 是 &lt;?a-x_~y&gt;。</text:p>
                              <text:list>
                                <text:list-item>
                                  <text:p text:style-name="P42">&lt;?a-x_~y&gt; 在 本文件的 下面 有 描述。</text:p>
                                </text:list-item>
                              </text:list>
                            </text:list-item>
                            <text:list-item>
                              <text:p text:style-name="P47">n &gt;= a &gt; y <text:span text:style-name="T307">&gt;= u</text:span>。</text:p>
                              <text:list>
                                <text:list-item>
                                  <text:p text:style-name="P43">a、<text:span text:style-name="T308">y</text:span> 為 任意數。</text:p>
                                </text:list-item>
                                <text:list-item>
                                  <text:p text:style-name="P48"><text:span text:style-name="T20">n、</text:span>u 在 <text:span text:style-name="T196">能量、儲量</text:span> 文件 裡面 有 描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請 專家讀者 自行 將 &lt;?某一特定數字+1&gt;個體 轉換成 &lt;?a+1_<text:span text:style-name="T306">~y</text:span>&gt;個體。</text:p>
                        </text:list-item>
                        <text:list-item>
                          <text:p text:style-name="P539"><text:span text:style-name="T24">明顯例子，請 專家讀者 自行 將 &lt;?</text:span><text:span text:style-name="T29">1</text:span><text:span text:style-name="T26">&gt;個體</text:span><text:span text:style-name="T24"> 轉換成 </text:span><text:span text:style-name="T27">&lt;?a_</text:span><text:span text:style-name="T62">~y</text:span><text:span text:style-name="T27">&gt;個體。</text:span></text:p>
                        </text:list-item>
                        <text:list-item>
                          <text:p text:style-name="P539"><text:span text:style-name="T24">明顯例子，請 專家讀者 自行 將 &lt;?</text:span><text:span text:style-name="T25">2</text:span><text:span text:style-name="T26">&gt;個體</text:span><text:span text:style-name="T24"> 轉換成 </text:span><text:span text:style-name="T27">&lt;?a</text:span><text:span text:style-name="T26">+</text:span><text:span text:style-name="T28">1_</text:span><text:span text:style-name="T62">~y</text:span><text:span text:style-name="T27">&gt;個體。</text:span></text:p>
                        </text:list-item>
                      </text:list>
                    </text:list-item>
                    <text:list-item>
                      <text:p text:style-name="P536"><text:span text:style-name="T24">請 專家讀者 自行 將 </text:span><text:span text:style-name="T26">個體</text:span><text:span text:style-name="T24"> 轉換成 </text:span><text:span text:style-name="T27">個體、個體群、群體、文明、體制、體系、系統。</text:span></text:p>
                    </text:list-item>
                    <text:list-item>
                      <text:p text:style-name="P610">請 專家讀者 自行 遞迴。</text:p>
                      <text:list>
                        <text:list-item>
                          <text:p text:style-name="P611">請 專家讀者 自行 遞迴、塑形、變化、增減變數、排列組合、跨領域移植、實體化。</text:p>
                          <text:list>
                            <text:list-item>
                              <text:p text:style-name="P612">實體化 的 明顯例子，科學應用、工具化、新知生活化、日常生活、修煉生活。</text:p>
                              <text:list>
                                <text:list-item>
                                  <text:p text:style-name="P804"><text:span text:style-name="T353">（工具 的 描述在 </text:span><text:span text:style-name="T355">_</text:span><text:span text:style-name="T353"> 文件群的 </text:span><text:span text:style-name="T355">數學</text:span><text:span text:style-name="T353"> 的 </text:span><text:span text:style-name="T70">工具 有兩種 優化 方式</text:span><text:span text:style-name="T353">）</text:span></text:p>
                                </text:list-item>
                                <text:list-item>
                                  <text:p text:style-name="P805"><text:span text:style-name="T353">（工具 的 描述在 </text:span><text:span text:style-name="T355">_</text:span><text:span text:style-name="T353"> 文件群的 </text:span><text:span text:style-name="T355">語言</text:span><text:span text:style-name="T353"> 的 </text:span><text:span text:style-name="T70">工具</text:span><text:span text:style-name="T353">）</text:span></text:p>
                                </text:list-item>
                                <text:list-item>
                                  <text:p text:style-name="P806">（新知生活化 的 描述在 本書）</text:p>
                                </text:list-item>
                              </text:list>
                            </text:list-item>
                            <text:list-item>
                              <text:p text:style-name="P612">實體化 的 抽象例子，程式設計，實體化 類別、介面 的 成員、函數、物件。</text:p>
                            </text:list-item>
                            <text:list-item>
                              <text:p text:style-name="P613">實體化 的 抽象例子，程式設計，宣告、定義、實作、映射、定值、定址、呼叫。</text:p>
                            </text:list-item>
                          </text:list>
                        </text:list-item>
                        <text:list-item>
                          <text:p text:style-name="P605"><text:span text:style-name="T379">明顯例子，</text:span><text:span text:style-name="T380">宗量層級。</text:span></text:p>
                          <text:list>
                            <text:list-item>
                              <text:p text:style-name="P605"><text:span text:style-name="T369">a</text:span><text:span text:style-name="T361">n</text:span><text:span text:style-name="T365">≥</text:span><text:span text:style-name="T361">u</text:span><text:span text:style-name="T370"> </text:span><text:span text:style-name="T334">遞迴到、遞迴拓展到</text:span><text:span text:style-name="T370"> </text:span><text:span text:style-name="T369">a</text:span><text:span text:style-name="T359">f</text:span><text:span text:style-name="T365">≥</text:span><text:span text:style-name="T362">g</text:span><text:span text:style-name="T368">。</text:span></text:p>
                              <text:list>
                                <text:list-item>
                                  <text:p text:style-name="P605"><text:span text:style-name="T372">f </text:span><text:span text:style-name="T334">遞迴到、遞迴拓展到</text:span><text:span text:style-name="T370"> </text:span><text:span text:style-name="T369">a</text:span><text:span text:style-name="T359">x</text:span><text:span text:style-name="T365">≥</text:span><text:span text:style-name="T362">y</text:span><text:span text:style-name="T370">。</text:span></text:p>
                                </text:list-item>
                                <text:list-item>
                                  <text:p text:style-name="P666"><text:span text:style-name="T376">g </text:span><text:span text:style-name="T323">遞迴到、遞迴拓展到</text:span><text:span text:style-name="T375"> </text:span><text:span text:style-name="T377">a</text:span><text:span text:style-name="T363">i</text:span><text:span text:style-name="T367">≥</text:span><text:span text:style-name="T364">j</text:span><text:span text:style-name="T375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2">明顯例子，宗量層級。</text:p>
                          <text:list>
                            <text:list-item>
                              <text:p text:style-name="P606"><text:span text:style-name="T27">&lt;?</text:span><text:span text:style-name="T61">a</text:span><text:span text:style-name="T60">_~y</text:span><text:span text:style-name="T27">&gt;個體 </text:span><text:span text:style-name="T334">遞迴到、遞迴拓展到 </text:span><text:span text:style-name="T335">&lt;?</text:span><text:span text:style-name="T341">f(</text:span><text:span text:style-name="T336">a</text:span><text:span text:style-name="T341">)</text:span><text:span text:style-name="T337">_~</text:span><text:span text:style-name="T341">g</text:span><text:span text:style-name="T338">(y)</text:span><text:span text:style-name="T335">&gt;個體</text:span><text:span text:style-name="T348">。</text:span></text:p>
                              <text:list>
                                <text:list-item>
                                  <text:p text:style-name="P607"><text:span text:style-name="T342">假定，（只需要）</text:span><text:span text:style-name="T334">遞迴、遞迴拓展 1次。</text:span></text:p>
                                  <text:list>
                                    <text:list-item>
                                      <text:p text:style-name="P608"><text:span text:style-name="T342">假定，</text:span><text:span text:style-name="T339">f</text:span><text:span text:style-name="T333">(</text:span><text:span text:style-name="T341">a</text:span><text:span text:style-name="T333">) 是 </text:span><text:span text:style-name="T335">&lt;?</text:span><text:span text:style-name="T341">a</text:span><text:span text:style-name="T340">a</text:span><text:span text:style-name="T337">_~</text:span><text:span text:style-name="T341">a</text:span><text:span text:style-name="T340">y</text:span><text:span text:style-name="T335">&gt;</text:span><text:span text:style-name="T347">。</text:span></text:p>
                                    </text:list-item>
                                    <text:list-item>
                                      <text:p text:style-name="P608"><text:span text:style-name="T342">假定，</text:span><text:span text:style-name="T341">g</text:span><text:span text:style-name="T333">(</text:span><text:span text:style-name="T341">y</text:span><text:span text:style-name="T333">) 是 </text:span><text:span text:style-name="T335">&lt;?</text:span><text:span text:style-name="T341">y</text:span><text:span text:style-name="T340">a</text:span><text:span text:style-name="T337">_~</text:span><text:span text:style-name="T341">y</text:span><text:span text:style-name="T340">y</text:span><text:span text:style-name="T335">&gt;</text:span><text:span text:style-name="T347">。</text:span></text:p>
                                    </text:list-item>
                                    <text:list-item>
                                      <text:p text:style-name="P607"><text:span text:style-name="T335">&lt;?</text:span><text:span text:style-name="T336">a</text:span><text:span text:style-name="T337">_~y</text:span><text:span text:style-name="T335">&gt;個體 </text:span><text:span text:style-name="T334">遞迴到、遞迴拓展到 </text:span><text:span text:style-name="T335">&lt;?&lt;?</text:span><text:span text:style-name="T341">a</text:span><text:span text:style-name="T340">a</text:span><text:span text:style-name="T337">_~</text:span><text:span text:style-name="T341">a</text:span><text:span text:style-name="T340">y</text:span><text:span text:style-name="T335">&gt;</text:span><text:span text:style-name="T337">_~</text:span><text:span text:style-name="T335">&lt;?</text:span><text:span text:style-name="T340">ya</text:span><text:span text:style-name="T337">_~</text:span><text:span text:style-name="T340">yy</text:span><text:span text:style-name="T335">&gt;&gt;個體</text:span><text:span text:style-name="T348">。</text:span></text:p>
                                      <text:list>
                                        <text:list-item>
                                          <text:p text:style-name="P609"><text:span text:style-name="T339">a</text:span><text:span text:style-name="T333">a、ay、ya、yy </text:span><text:span text:style-name="T347">是 某一特定數值。</text:span></text:p>
                                          <text:list>
                                            <text:list-item>
                                              <text:p text:style-name="P609"><text:span text:style-name="T333">明顯例子，</text:span><text:span text:style-name="T343">aa 是 1</text:span><text:span text:style-name="T349">。</text:span></text:p>
                                            </text:list-item>
                                            <text:list-item>
                                              <text:p text:style-name="P609"><text:span text:style-name="T333">明顯例子，</text:span><text:span text:style-name="T343">ay 是 0</text:span><text:span text:style-name="T34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07"><text:span text:style-name="T342">假定，（只需要）</text:span><text:span text:style-name="T334">遞迴、遞迴拓展 </text:span><text:span text:style-name="T342">2</text:span><text:span text:style-name="T334">次。</text:span></text:p>
                                  <text:list>
                                    <text:list-item>
                                      <text:p text:style-name="P608"><text:span text:style-name="T342">假定，</text:span><text:span text:style-name="T339">f</text:span><text:span text:style-name="T333">(</text:span><text:span text:style-name="T341">a</text:span><text:span text:style-name="T333">) 是 </text:span><text:span text:style-name="T335">&lt;?</text:span><text:span text:style-name="T342">fa</text:span><text:span text:style-name="T341">(</text:span><text:span text:style-name="T342">a</text:span><text:span text:style-name="T336">a</text:span><text:span text:style-name="T341">)</text:span><text:span text:style-name="T337">_~</text:span><text:span text:style-name="T342">fy</text:span><text:span text:style-name="T333">(</text:span><text:span text:style-name="T342">a</text:span><text:span text:style-name="T333">y)</text:span><text:span text:style-name="T335">&gt;</text:span><text:span text:style-name="T347">。</text:span></text:p>
                                      <text:list>
                                        <text:list-item>
                                          <text:p text:style-name="P608"><text:span text:style-name="T342">假定，fa</text:span><text:span text:style-name="T341">(</text:span><text:span text:style-name="T342">a</text:span><text:span text:style-name="T336">a</text:span><text:span text:style-name="T341">) </text:span><text:span text:style-name="T342">是 </text:span><text:span text:style-name="T335">&lt;?</text:span><text:span text:style-name="T344">a</text:span><text:span text:style-name="T342">a</text:span><text:span text:style-name="T340">a</text:span><text:span text:style-name="T337">_~</text:span><text:span text:style-name="T342">a</text:span><text:span text:style-name="T341">a</text:span><text:span text:style-name="T340">y</text:span><text:span text:style-name="T335">&gt;</text:span><text:span text:style-name="T347">。</text:span></text:p>
                                        </text:list-item>
                                        <text:list-item>
                                          <text:p text:style-name="P608"><text:span text:style-name="T342">假定，f</text:span><text:span text:style-name="T344">y</text:span><text:span text:style-name="T341">(</text:span><text:span text:style-name="T342">a</text:span><text:span text:style-name="T346">y</text:span><text:span text:style-name="T341">) </text:span><text:span text:style-name="T342">是 </text:span><text:span text:style-name="T335">&lt;?</text:span><text:span text:style-name="T344">y</text:span><text:span text:style-name="T342">a</text:span><text:span text:style-name="T340">a</text:span><text:span text:style-name="T337">_~</text:span><text:span text:style-name="T344">y</text:span><text:span text:style-name="T341">a</text:span><text:span text:style-name="T340">y</text:span><text:span text:style-name="T335">&gt;</text:span><text:span text:style-name="T34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8"><text:span text:style-name="T342">假定，g</text:span><text:span text:style-name="T333">(</text:span><text:span text:style-name="T342">y</text:span><text:span text:style-name="T333">) 是 </text:span><text:span text:style-name="T335">&lt;?</text:span><text:span text:style-name="T342">ga</text:span><text:span text:style-name="T341">(</text:span><text:span text:style-name="T342">y</text:span><text:span text:style-name="T336">a</text:span><text:span text:style-name="T341">)</text:span><text:span text:style-name="T337">_~</text:span><text:span text:style-name="T342">gy</text:span><text:span text:style-name="T333">(</text:span><text:span text:style-name="T342">y</text:span><text:span text:style-name="T333">y)</text:span><text:span text:style-name="T335">&gt;</text:span><text:span text:style-name="T347">。</text:span></text:p>
                                      <text:list>
                                        <text:list-item>
                                          <text:p text:style-name="P608"><text:span text:style-name="T342">假定，</text:span><text:span text:style-name="T344">g</text:span><text:span text:style-name="T342">a</text:span><text:span text:style-name="T341">(</text:span><text:span text:style-name="T346">ya</text:span><text:span text:style-name="T341">) </text:span><text:span text:style-name="T342">是 </text:span><text:span text:style-name="T335">&lt;?</text:span><text:span text:style-name="T345">ay</text:span><text:span text:style-name="T340">a</text:span><text:span text:style-name="T337">_~</text:span><text:span text:style-name="T345">ay</text:span><text:span text:style-name="T340">y</text:span><text:span text:style-name="T335">&gt;</text:span><text:span text:style-name="T347">。</text:span></text:p>
                                        </text:list-item>
                                        <text:list-item>
                                          <text:p text:style-name="P608"><text:span text:style-name="T342">假定，</text:span><text:span text:style-name="T344">gy</text:span><text:span text:style-name="T341">(</text:span><text:span text:style-name="T346">yy</text:span><text:span text:style-name="T341">) </text:span><text:span text:style-name="T342">是 </text:span><text:span text:style-name="T335">&lt;?</text:span><text:span text:style-name="T345">yy</text:span><text:span text:style-name="T340">a</text:span><text:span text:style-name="T337">_~</text:span><text:span text:style-name="T345">yy</text:span><text:span text:style-name="T340">y</text:span><text:span text:style-name="T335">&gt;</text:span><text:span text:style-name="T34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7"><text:span text:style-name="T335">&lt;?</text:span><text:span text:style-name="T336">a</text:span><text:span text:style-name="T337">_~y</text:span><text:span text:style-name="T335">&gt;個體 </text:span><text:span text:style-name="T334">遞迴到、遞迴拓展到 </text:span><text:span text:style-name="T335">&lt;?&lt;?&lt;?</text:span><text:span text:style-name="T344">a</text:span><text:span text:style-name="T342">a</text:span><text:span text:style-name="T340">a</text:span><text:span text:style-name="T337">_~</text:span><text:span text:style-name="T342">a</text:span><text:span text:style-name="T341">a</text:span><text:span text:style-name="T340">y</text:span><text:span text:style-name="T335">&gt;</text:span><text:span text:style-name="T337">_~</text:span><text:span text:style-name="T335">&lt;?</text:span><text:span text:style-name="T344">y</text:span><text:span text:style-name="T342">a</text:span><text:span text:style-name="T340">a</text:span><text:span text:style-name="T337">_~</text:span><text:span text:style-name="T344">y</text:span><text:span text:style-name="T341">a</text:span><text:span text:style-name="T340">y</text:span><text:span text:style-name="T335">&gt;&gt;</text:span><text:span text:style-name="T337">_~</text:span><text:span text:style-name="T335">&lt;?&lt;?</text:span><text:span text:style-name="T345">ay</text:span><text:span text:style-name="T340">a</text:span><text:span text:style-name="T337">_~</text:span><text:span text:style-name="T345">ay</text:span><text:span text:style-name="T340">y</text:span><text:span text:style-name="T335">&gt;</text:span><text:span text:style-name="T337">_</text:span><text:span text:style-name="T335">&lt;?</text:span><text:span text:style-name="T345">yy</text:span><text:span text:style-name="T340">a</text:span><text:span text:style-name="T337">_~</text:span><text:span text:style-name="T345">yy</text:span><text:span text:style-name="T340">y</text:span><text:span text:style-name="T335">&gt;&gt;&gt;個體</text:span><text:span text:style-name="T348">。</text:span></text:p>
                                      <text:list>
                                        <text:list-item>
                                          <text:p text:style-name="P607"><text:span text:style-name="T345">a</text:span><text:span text:style-name="T339">a</text:span><text:span text:style-name="T342">a、</text:span><text:span text:style-name="T345">a</text:span><text:span text:style-name="T342">ay、y</text:span><text:span text:style-name="T345">y</text:span><text:span text:style-name="T342">a、y</text:span><text:span text:style-name="T345">y</text:span><text:span text:style-name="T342">y、</text:span><text:span text:style-name="T339">a</text:span><text:span text:style-name="T345">y</text:span><text:span text:style-name="T342">a、a</text:span><text:span text:style-name="T345">y</text:span><text:span text:style-name="T342">y、y</text:span><text:span text:style-name="T345">y</text:span><text:span text:style-name="T342">a、y</text:span><text:span text:style-name="T345">y</text:span><text:span text:style-name="T342">y </text:span><text:span text:style-name="T350">是 某一特定數值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7"><text:span text:style-name="T220">明顯例子，</text:span><text:span text:style-name="T317">意識源。</text:span></text:p>
                          <text:list>
                            <text:list-item>
                              <text:p text:style-name="P807"><text:span text:style-name="T317">（意識源 的 描述在 </text:span><text:span text:style-name="T320">意識</text:span><text:span text:style-name="T317"> 文件群的 </text:span><text:span text:style-name="T321">意識</text:span><text:span text:style-name="T319"> </text:span><text:span text:style-name="T317">的 </text:span><text:span text:style-name="T320">意識源層級</text:span><text:span text:style-name="T317">）</text:span></text:p>
                            </text:list-item>
                            <text:list-item>
                              <text:p text:style-name="P667"><text:span text:style-name="T324">第</text:span><text:span text:style-name="T323">（a ~ b（</text:span><text:span text:style-name="T325">p ~ q</text:span><text:span text:style-name="T323">），x ~ y）層級意識源 遞迴到、遞迴拓展到 </text:span><text:span text:style-name="T324">第</text:span><text:span text:style-name="T323">（a ~ b（</text:span><text:span text:style-name="T326">f(</text:span><text:span text:style-name="T325">p</text:span><text:span text:style-name="T326">)</text:span><text:span text:style-name="T325"> ~ </text:span><text:span text:style-name="T326">g(</text:span><text:span text:style-name="T325">q</text:span><text:span text:style-name="T326">)</text:span><text:span text:style-name="T323">），x ~ y）層級意識源</text:span><text:span text:style-name="T318">。</text:span></text:p>
                              <text:list>
                                <text:list-item>
                                  <text:p text:style-name="P667"><text:span text:style-name="T313">第</text:span><text:span text:style-name="T323">（a ~ b）</text:span><text:span text:style-name="T324">層級意識</text:span><text:span text:style-name="T314">的 </text:span><text:span text:style-name="T313">第</text:span><text:span text:style-name="T323">（</text:span><text:span text:style-name="T326">f(</text:span><text:span text:style-name="T325">p</text:span><text:span text:style-name="T326">)</text:span><text:span text:style-name="T323"> ~ </text:span><text:span text:style-name="T326">g(</text:span><text:span text:style-name="T325">p</text:span><text:span text:style-name="T326">)</text:span><text:span text:style-name="T323">）</text:span><text:span text:style-name="T314">層級意識 控制 </text:span><text:span text:style-name="T323">第（x ~ y）</text:span><text:span text:style-name="T324">層級意識。</text:span></text:p>
                                </text:list-item>
                                <text:list-item>
                                  <text:p text:style-name="P668"><text:span text:style-name="T328">假定，（只需要）</text:span><text:span text:style-name="T323">遞迴、遞迴拓展 1次。</text:span></text:p>
                                </text:list-item>
                                <text:list-item>
                                  <text:p text:style-name="P667"><text:span text:style-name="T328">假定，</text:span><text:span text:style-name="T326">f(</text:span><text:span text:style-name="T325">p</text:span><text:span text:style-name="T326">) 是 </text:span><text:span text:style-name="T324">第</text:span><text:span text:style-name="T323">（</text:span><text:span text:style-name="T327">p</text:span><text:span text:style-name="T323">a ~ </text:span><text:span text:style-name="T327">p</text:span><text:span text:style-name="T323">b（</text:span><text:span text:style-name="T327">p</text:span><text:span text:style-name="T325">p ~ </text:span><text:span text:style-name="T327">p</text:span><text:span text:style-name="T325">q</text:span><text:span text:style-name="T323">），</text:span><text:span text:style-name="T327">p</text:span><text:span text:style-name="T323">x ~ </text:span><text:span text:style-name="T327">p</text:span><text:span text:style-name="T323">y）層級意識源</text:span><text:span text:style-name="T318">。</text:span></text:p>
                                  <text:list>
                                    <text:list-item>
                                      <text:p text:style-name="P671"><text:span text:style-name="T323">p</text:span><text:span text:style-name="T322">x ~ py</text:span><text:span text:style-name="T323"> 是 </text:span><text:span text:style-name="T322">p</text:span><text:span text:style-name="T31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7"><text:span text:style-name="T328">假定，</text:span><text:span text:style-name="T326">g(</text:span><text:span text:style-name="T325">p</text:span><text:span text:style-name="T326">) 是 </text:span><text:span text:style-name="T324">第</text:span><text:span text:style-name="T323">（</text:span><text:span text:style-name="T327">q</text:span><text:span text:style-name="T323">a ~ </text:span><text:span text:style-name="T327">q</text:span><text:span text:style-name="T323">b（</text:span><text:span text:style-name="T327">q</text:span><text:span text:style-name="T325">p ~ </text:span><text:span text:style-name="T327">q</text:span><text:span text:style-name="T325">q</text:span><text:span text:style-name="T323">），</text:span><text:span text:style-name="T327">q</text:span><text:span text:style-name="T323">x ~ </text:span><text:span text:style-name="T327">q</text:span><text:span text:style-name="T323">y））層級意識源</text:span><text:span text:style-name="T318">。</text:span></text:p>
                                  <text:list>
                                    <text:list-item>
                                      <text:p text:style-name="P671"><text:span text:style-name="T323">q</text:span><text:span text:style-name="T322">x ~ qy 是 q</text:span><text:span text:style-name="T31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7"><text:span text:style-name="T313">第</text:span><text:span text:style-name="T323">（a ~ b）</text:span><text:span text:style-name="T324">層級意識</text:span><text:span text:style-name="T314">的 </text:span><text:span text:style-name="T313">第</text:span><text:span text:style-name="T323">（</text:span><text:span text:style-name="T326">(</text:span><text:span text:style-name="T327">p</text:span><text:span text:style-name="T323">x ~ </text:span><text:span text:style-name="T327">p</text:span><text:span text:style-name="T323">y</text:span><text:span text:style-name="T326">)</text:span><text:span text:style-name="T323"> ~ </text:span><text:span text:style-name="T326">(</text:span><text:span text:style-name="T327">q</text:span><text:span text:style-name="T323">x ~ </text:span><text:span text:style-name="T327">q</text:span><text:span text:style-name="T323">y</text:span><text:span text:style-name="T326">)</text:span><text:span text:style-name="T323">）</text:span><text:span text:style-name="T314">層級意識 控制 </text:span><text:span text:style-name="T323">第（x ~ y）</text:span><text:span text:style-name="T324">層級意識。</text:span></text:p>
                                </text:list-item>
                                <text:list-item>
                                  <text:p text:style-name="P667"><text:span text:style-name="T324">第</text:span><text:span text:style-name="T323">（a ~ b（</text:span><text:span text:style-name="T325">p ~ q</text:span><text:span text:style-name="T323">），x ~ y）層級意識源 遞迴拓展到 </text:span><text:span text:style-name="T324">第</text:span><text:span text:style-name="T323">（a ~ b（（</text:span><text:span text:style-name="T327">p</text:span><text:span text:style-name="T323">a ~ </text:span><text:span text:style-name="T327">p</text:span><text:span text:style-name="T323">b（</text:span><text:span text:style-name="T327">p</text:span><text:span text:style-name="T325">p ~ </text:span><text:span text:style-name="T327">p</text:span><text:span text:style-name="T325">q</text:span><text:span text:style-name="T323">），</text:span><text:span text:style-name="T327">p</text:span><text:span text:style-name="T323">x ~ </text:span><text:span text:style-name="T327">p</text:span><text:span text:style-name="T323">y） </text:span><text:span text:style-name="T327">~ </text:span><text:span text:style-name="T323">（</text:span><text:span text:style-name="T327">q</text:span><text:span text:style-name="T323">a ~ </text:span><text:span text:style-name="T327">q</text:span><text:span text:style-name="T323">b（</text:span><text:span text:style-name="T327">q</text:span><text:span text:style-name="T325">p ~ </text:span><text:span text:style-name="T327">q</text:span><text:span text:style-name="T325">q</text:span><text:span text:style-name="T323">），</text:span><text:span text:style-name="T327">q</text:span><text:span text:style-name="T323">x ~ </text:span><text:span text:style-name="T327">q</text:span><text:span text:style-name="T323">y）），x ~ y）層級意識源</text:span><text:span text:style-name="T318">。</text:span></text:p>
                                </text:list-item>
                                <text:list-item>
                                  <text:p text:style-name="P667"><text:span text:style-name="T317">第</text:span><text:span text:style-name="T323">（a ~ b）</text:span><text:span text:style-name="T324">層級意識</text:span><text:span text:style-name="T318">的 </text:span><text:span text:style-name="T317">第</text:span><text:span text:style-name="T323">（（</text:span><text:span text:style-name="T327">p</text:span><text:span text:style-name="T323">a ~ </text:span><text:span text:style-name="T327">p</text:span><text:span text:style-name="T323">b（</text:span><text:span text:style-name="T327">p</text:span><text:span text:style-name="T325">p ~ </text:span><text:span text:style-name="T327">p</text:span><text:span text:style-name="T325">q</text:span><text:span text:style-name="T323">），</text:span><text:span text:style-name="T327">p</text:span><text:span text:style-name="T323">x ~ </text:span><text:span text:style-name="T327">p</text:span><text:span text:style-name="T323">y</text:span><text:span text:style-name="T326">)</text:span><text:span text:style-name="T323"> ~ </text:span><text:span text:style-name="T326">(</text:span><text:span text:style-name="T327">q</text:span><text:span text:style-name="T323">a ~ </text:span><text:span text:style-name="T327">q</text:span><text:span text:style-name="T323">b（</text:span><text:span text:style-name="T327">q</text:span><text:span text:style-name="T325">p ~ </text:span><text:span text:style-name="T327">q</text:span><text:span text:style-name="T325">q</text:span><text:span text:style-name="T323">），</text:span><text:span text:style-name="T327">q</text:span><text:span text:style-name="T323">x ~ </text:span><text:span text:style-name="T327">q</text:span><text:span text:style-name="T323">y</text:span><text:span text:style-name="T326">)</text:span><text:span text:style-name="T323">）</text:span><text:span text:style-name="T318">層級意識 控制 </text:span><text:span text:style-name="T323">第（x ~ y）</text:span><text:span text:style-name="T324">層級意識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2"><text:span text:style-name="T329">請 專家讀者 自行 將 </text:span><text:span text:style-name="T330">存在</text:span><text:span text:style-name="T329"> 拓展成 </text:span><text:span text:style-name="T330">存在</text:span><text:span text:style-name="T324">的</text:span><text:span text:style-name="T330">存在</text:span><text:span text:style-name="T324">、</text:span><text:span text:style-name="T330">存在</text:span><text:span text:style-name="T324">的</text:span><text:span text:style-name="T330">存在</text:span><text:span text:style-name="T324">的</text:span><text:span text:style-name="T330">存在</text:span><text:span text:style-name="T324">。</text:span></text:p>
                    </text:list-item>
                    <text:list-item>
                      <text:p text:style-name="P672"><text:span text:style-name="T329">請 專家讀者 自行 將 </text:span><text:span text:style-name="T324">變化</text:span><text:span text:style-name="T329"> 拓展成 </text:span><text:span text:style-name="T324">變化的變化、變化的變化的變化。</text:span></text:p>
                      <text:list>
                        <text:list-item>
                          <text:p text:style-name="P673"><text:span text:style-name="T329">請 專家讀者 自行 將 </text:span><text:span text:style-name="T324">變化</text:span><text:span text:style-name="T329"> 拓展成 </text:span><text:span text:style-name="T324">變化</text:span><text:span text:style-name="T330">蘊含</text:span><text:span text:style-name="T324">的變化、變化</text:span><text:span text:style-name="T330">蘊含</text:span><text:span text:style-name="T324">的變化</text:span><text:span text:style-name="T330">蘊含</text:span><text:span text:style-name="T324">的變化。</text:span></text:p>
                        </text:list-item>
                        <text:list-item>
                          <text:p text:style-name="P673"><text:span text:style-name="T329">請 專家讀者 自行 將 </text:span><text:span text:style-name="T324">變化</text:span><text:span text:style-name="T329"> 拓展成 </text:span><text:span text:style-name="T324">變化</text:span><text:span text:style-name="T330">包覆</text:span><text:span text:style-name="T324">的變化、變化</text:span><text:span text:style-name="T330">包覆</text:span><text:span text:style-name="T324">的變化</text:span><text:span text:style-name="T330">包覆</text:span><text:span text:style-name="T324">的變化。</text:span></text:p>
                        </text:list-item>
                        <text:list-item>
                          <text:p text:style-name="P673"><text:span text:style-name="T329">請 專家讀者 自行 將 </text:span><text:span text:style-name="T324">變化</text:span><text:span text:style-name="T329"> 拓展成 </text:span><text:span text:style-name="T324">變化</text:span><text:span text:style-name="T330">蘊含</text:span><text:span text:style-name="T324">的變化</text:span><text:span text:style-name="T330">蘊含</text:span><text:span text:style-name="T324">的</text:span><text:span text:style-name="T330">存在</text:span><text:span text:style-name="T324">。</text:span></text:p>
                        </text:list-item>
                        <text:list-item>
                          <text:p text:style-name="P673"><text:span text:style-name="T329">請 專家讀者 自行 將 </text:span><text:span text:style-name="T324">變化</text:span><text:span text:style-name="T329"> 拓展成 </text:span><text:span text:style-name="T324">變化</text:span><text:span text:style-name="T330">蘊含</text:span><text:span text:style-name="T324">的</text:span><text:span text:style-name="T330">存在蘊含</text:span><text:span text:style-name="T324">的</text:span><text:span text:style-name="T330">存在</text:span><text:span text:style-name="T324">。</text:span></text:p>
                        </text:list-item>
                        <text:list-item>
                          <text:p text:style-name="P673"><text:span text:style-name="T329">請 專家讀者 自行 將 </text:span><text:span text:style-name="T324">變化</text:span><text:span text:style-name="T329"> 拓展成 </text:span><text:span text:style-name="T324">變化</text:span><text:span text:style-name="T330">包覆</text:span><text:span text:style-name="T324">的存在</text:span><text:span text:style-name="T330">蘊含</text:span><text:span text:style-name="T324">的存在。</text:span></text:p>
                        </text:list-item>
                      </text:list>
                    </text:list-item>
                    <text:list-item>
                      <text:p text:style-name="P614">本書 實在不想浪費篇幅 紀載、紀錄 能夠輕易 以此類推 的內容、舉例。</text:p>
                    </text:list-item>
                    <text:list-item>
                      <text:p text:style-name="P823"><text:span text:style-name="T353">本書 的 舉例</text:span><text:span text:style-name="T194">、比喻、簡單舉例、明顯例子</text:span><text:span text:style-name="T353"> 只是 舉例 </text:span><text:span text:style-name="T194">而已</text:span><text:span text:style-name="T353">。</text:span></text:p>
                      <text:list>
                        <text:list-item>
                          <text:p text:style-name="P829"><text:span text:style-name="T184">是 </text:span><text:span text:style-name="T23">為了 </text:span><text:span text:style-name="T184">讓 </text:span><text:span text:style-name="T23">初階讀者 </text:span><text:span text:style-name="T184">輕鬆閱讀、簡單易懂、容易想像 </text:span><text:span text:style-name="T23">而 存在。</text:span></text:p>
                        </text:list-item>
                        <text:list-item>
                          <text:p text:style-name="P49">比起 深邃難懂 事實，用 地球日常 來舉例 更加 友善、親和、易懂。<text:span text:style-name="T1">（分形）</text:span></text:p>
                          <text:list>
                            <text:list-item>
                              <text:p text:style-name="P49">地球日常 是 在 地球 的 個體，視作 日常生活 的 存在。</text:p>
                              <text:list>
                                <text:list-item>
                                  <text:p text:style-name="P50">明顯例子 是 太陽東昇西降、月亮圓缺變化、蘋果會往下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0"><text:span text:style-name="T184">請 專家</text:span><text:span text:style-name="T23">讀者</text:span><text:span text:style-name="T184"> </text:span><text:span text:style-name="T23">不要 誤認</text:span><text:span text:style-name="T184">、認為、認定</text:span><text:span text:style-name="T23"> 是 </text:span><text:span text:style-name="T184">事實、</text:span><text:span text:style-name="T23">真實情況。</text:span></text:p>
                        </text:list-item>
                      </text:list>
                    </text:list-item>
                    <text:list-item>
                      <text:p text:style-name="P669"><text:span text:style-name="T220">本書的內容 不是 全部，專家讀者 自行拓展。</text:span><text:span text:style-name="T278">（本書 不是 字典。本書 只是 羅盤）</text:span></text:p>
                      <text:list>
                        <text:list-item>
                          <text:p text:style-name="P670"><text:span text:style-name="T220">原因很明顯，本書 要 省能。</text:span><text:span text:style-name="T278">（本書 只會 指出方向。專家讀者 自行 拓寬、深入）</text:span></text:p>
                          <text:list>
                            <text:list-item>
                              <text:p text:style-name="P615">本書 實在不想浪費篇幅 紀載、紀錄 能夠輕易 以此類推 的內容、舉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請 讀者 自行 轉換。</text:p>
                  <text:list>
                    <text:list-item>
                      <text:p text:style-name="P17">只是 部分 內容 要 自行 轉換。</text:p>
                    </text:list-item>
                    <text:list-item>
                      <text:p text:style-name="P17">不是 全部 內容 都要 自行 轉換。</text:p>
                    </text:list-item>
                    <text:list-item>
                      <text:p text:style-name="P17">本書 不會 做 任何 提示。<text:span text:style-name="T1">否則 篇幅 極端 過長。</text:span></text:p>
                    </text:list-item>
                    <text:list-item>
                      <text:p text:style-name="P17">不是 進階、進階以上 的 讀者，不要 自行 轉換。</text:p>
                      <text:list>
                        <text:list-item>
                          <text:p text:style-name="P18">否則 讀者 有機率、反而會 看不懂。</text:p>
                        </text:list-item>
                      </text:list>
                    </text:list-item>
                  </text:list>
                </text:list-item>
                <text:list-item>
                  <text:p text:style-name="P687"><text:span text:style-name="T22">本書的 抽象例子 主要是提供給 有興趣的 專家讀者 </text:span><text:span text:style-name="T155">進一步瞭解</text:span><text:span text:style-name="T22">。</text:span></text:p>
                  <text:list>
                    <text:list-item>
                      <text:p text:style-name="P356">讀者 可以選擇 快速看過、直接跳過 抽象例子。</text:p>
                    </text:list-item>
                  </text:list>
                </text:list-item>
              </text:list>
            </text:list-item>
            <text:list-item>
              <text:p text:style-name="P51">本內容 是為了 專家讀者 更深層瞭解 本書的部分內容。</text:p>
              <text:list>
                <text:list-item>
                  <text:p text:style-name="P51">本內容 是 這個段落的 內容。</text:p>
                </text:list-item>
                <text:list-item>
                  <text:p text:style-name="P19">第一次看本書、初階讀者、一般讀者、第零層級讀者、進階讀者 可以 <text:span text:style-name="T259">直接</text:span>跳過 本內容。</text:p>
                  <text:list>
                    <text:list-item>
                      <text:p text:style-name="P52"><text:span text:style-name="T264">只要知道</text:span> &lt;?<text:span text:style-name="T260">a-x_~y&gt;</text:span>個體。</text:p>
                      <text:list>
                        <text:list-item>
                          <text:p text:style-name="P68">&lt;?<text:span text:style-name="T260">a-x_~y&gt;</text:span>個體 是 某一特定&lt;?a-x&gt;個體 蘊含的 &lt;?a-<text:span text:style-name="T262">x-1</text:span>&gt; ~ &lt;?<text:span text:style-name="T261">y</text:span>&gt; 個體。</text:p>
                        </text:list-item>
                        <text:list-item>
                          <text:p text:style-name="P70">明顯例子。</text:p>
                          <text:list>
                            <text:list-item>
                              <text:p text:style-name="P68"><text:span text:style-name="T23">&lt;?</text:span><text:span text:style-name="T260">a-x_~y&gt;</text:span><text:span text:style-name="T23">個體 是 某一特定&lt;?a-x&gt;個體 蘊含的 &lt;?a-</text:span><text:span text:style-name="T262">x-1</text:span><text:span text:style-name="T23">&gt; ~ &lt;?</text:span><text:span text:style-name="T261">y</text:span><text:span text:style-name="T23">&gt; 個體。</text:span></text:p>
                            </text:list-item>
                            <text:list-item>
                              <text:p text:style-name="P540"><text:span text:style-name="T23">&lt;?</text:span><text:span text:style-name="T45">3-0_~1&gt;</text:span><text:span text:style-name="T23">個體 是 某一特定&lt;?</text:span><text:span text:style-name="T51">3</text:span><text:span text:style-name="T23">-</text:span><text:span text:style-name="T51">0</text:span><text:span text:style-name="T23">&gt;個體 蘊含的 &lt;?</text:span><text:span text:style-name="T51">3</text:span><text:span text:style-name="T23">-</text:span><text:span text:style-name="T47">0-1</text:span><text:span text:style-name="T23">&gt; ~ &lt;?</text:span><text:span text:style-name="T46">1</text:span><text:span text:style-name="T23">&gt; 個體。</text:span></text:p>
                            </text:list-item>
                            <text:list-item>
                              <text:p text:style-name="P540"><text:span text:style-name="T23">&lt;?</text:span><text:span text:style-name="T45">3_~1&gt;</text:span><text:span text:style-name="T23">個體 是 某一特定&lt;?</text:span><text:span text:style-name="T51">3</text:span><text:span text:style-name="T23">&gt;個體 蘊含的 &lt;?</text:span><text:span text:style-name="T51">2</text:span><text:span text:style-name="T23">&gt; ~ &lt;?</text:span><text:span text:style-name="T46">1</text:span><text:span text:style-name="T23">&gt; 個體。</text:span></text:p>
                            </text:list-item>
                            <text:list-item>
                              <text:p text:style-name="P540"><text:span text:style-name="T23">&lt;?</text:span><text:span text:style-name="T45">3_~1&gt;</text:span><text:span text:style-name="T23">個體 是 某一特定&lt;?</text:span><text:span text:style-name="T51">3</text:span><text:span text:style-name="T23">&gt;個體 蘊含的 &lt;?</text:span><text:span text:style-name="T51">2</text:span><text:span text:style-name="T23">&gt; ~ &lt;?</text:span><text:span text:style-name="T46">1</text:span><text:span text:style-name="T23">&gt; 個體。</text:span></text:p>
                            </text:list-item>
                            <text:list-item>
                              <text:p text:style-name="P541"><text:span text:style-name="T23">&lt;?</text:span><text:span text:style-name="T45">3_~1&gt;</text:span><text:span text:style-name="T23">個體 是 某一特定&lt;?</text:span><text:span text:style-name="T51">3</text:span><text:span text:style-name="T23">&gt;個體 蘊含的 &lt;?</text:span><text:span text:style-name="T51">2</text:span><text:span text:style-name="T23">&gt;個體、&lt;?</text:span><text:span text:style-name="T46">1</text:span><text:span text:style-name="T23">&gt;個體。</text:span></text:p>
                            </text:list-item>
                            <text:list-item>
                              <text:p text:style-name="P541"><text:span text:style-name="T23">&lt;?空間</text:span><text:span text:style-name="T45">_~1&gt;</text:span><text:span text:style-name="T23">個體 是 某一特定空間個體 蘊含的 &lt;?</text:span><text:span text:style-name="T51">2</text:span><text:span text:style-name="T23">&gt;個體、&lt;?</text:span><text:span text:style-name="T46">1</text:span><text:span text:style-name="T23">&gt;個體。</text:span></text:p>
                            </text:list-item>
                            <text:list-item>
                              <text:p text:style-name="P541"><text:span text:style-name="T23">&lt;?空間</text:span><text:span text:style-name="T45">_~1&gt;</text:span><text:span text:style-name="T23">個體 是 空間個體 蘊含的 &lt;?</text:span><text:span text:style-name="T51">2</text:span><text:span text:style-name="T23">&gt;個體、&lt;?</text:span><text:span text:style-name="T46">1</text:span><text:span text:style-name="T23">&gt;個體。</text:span></text:p>
                            </text:list-item>
                            <text:list-item>
                              <text:p text:style-name="P542"><text:span text:style-name="T23">&lt;?空間</text:span><text:span text:style-name="T45">_~1&gt;</text:span><text:span text:style-name="T23">個體 是 空間個體 蘊含的 人類個體、</text:span><text:span text:style-name="T46">動能</text:span><text:span text:style-name="T23">個體。</text:span></text:p>
                              <text:list>
                                <text:list-item>
                                  <text:p text:style-name="P542"><text:span text:style-name="T23">該動能個體 不是 人類個體 蘊含的 </text:span><text:span text:style-name="T46">動能</text:span><text:span text:style-name="T23">個體。</text:span></text:p>
                                </text:list-item>
                                <text:list-item>
                                  <text:p text:style-name="P542"><text:span text:style-name="T23">該動能個體 是 空間個體（本身）蘊含的 </text:span><text:span text:style-name="T46">動能</text:span><text:span text:style-name="T23">個體。</text:span></text:p>
                                </text:list-item>
                                <text:list-item>
                                  <text:p text:style-name="P543"><text:span text:style-name="T23">明顯例子，</text:span><text:span text:style-name="T44">空間收縮、空間膨脹、空間形變、空間（本身）運動、重力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6"><text:span text:style-name="T266">只要知道</text:span><text:span text:style-name="T142"> &lt;?</text:span><text:span text:style-name="T143">a_</text:span><text:span text:style-name="T148">y</text:span><text:span text:style-name="T143">&gt;</text:span><text:span text:style-name="T142">個體。</text:span></text:p>
                      <text:list>
                        <text:list-item>
                          <text:p text:style-name="P617"><text:span text:style-name="T142">&lt;?</text:span><text:span text:style-name="T143">a_</text:span><text:span text:style-name="T148">y</text:span><text:span text:style-name="T143">&gt;</text:span><text:span text:style-name="T142">個體 是 某一特定&lt;?</text:span><text:span text:style-name="T143">a&gt;</text:span><text:span text:style-name="T142">個體 蘊含的 某一特定&lt;?</text:span><text:span text:style-name="T148">y</text:span><text:span text:style-name="T143">&gt;</text:span><text:span text:style-name="T142">個體。</text:span></text:p>
                        </text:list-item>
                        <text:list-item>
                          <text:p text:style-name="P53">明顯例子。</text:p>
                          <text:list>
                            <text:list-item>
                              <text:p text:style-name="P617"><text:span text:style-name="T142">&lt;?</text:span><text:span text:style-name="T143">a_</text:span><text:span text:style-name="T148">y</text:span><text:span text:style-name="T143">&gt;</text:span><text:span text:style-name="T142">個體 是 某一特定&lt;?</text:span><text:span text:style-name="T143">a&gt;</text:span><text:span text:style-name="T142">個體 蘊含的 某一特定&lt;?</text:span><text:span text:style-name="T148">y</text:span><text:span text:style-name="T143">&gt;</text:span><text:span text:style-name="T142">個體。</text:span></text:p>
                            </text:list-item>
                            <text:list-item>
                              <text:p text:style-name="P544"><text:span text:style-name="T44">&lt;?</text:span><text:span text:style-name="T52">3</text:span><text:span text:style-name="T45">_1&gt;</text:span><text:span text:style-name="T44">個體 是 某一特定&lt;?</text:span><text:span text:style-name="T45">3&gt;</text:span><text:span text:style-name="T44">個體 蘊含的 某一特定&lt;?</text:span><text:span text:style-name="T45">1</text:span><text:span text:style-name="T52">&gt;</text:span><text:span text:style-name="T44">個體。</text:span></text:p>
                            </text:list-item>
                            <text:list-item>
                              <text:p text:style-name="P544"><text:span text:style-name="T44">&lt;?</text:span><text:span text:style-name="T52">空間</text:span><text:span text:style-name="T45">_動能&gt;</text:span><text:span text:style-name="T44">個體 是 某一特定</text:span><text:span text:style-name="T45">空間</text:span><text:span text:style-name="T44">個體 蘊含的 某一特定</text:span><text:span text:style-name="T52">動能</text:span><text:span text:style-name="T44">個體。</text:span></text:p>
                            </text:list-item>
                            <text:list-item>
                              <text:p text:style-name="P544"><text:span text:style-name="T44">&lt;?</text:span><text:span text:style-name="T52">空間</text:span><text:span text:style-name="T45">_動能&gt;</text:span><text:span text:style-name="T44">個體 是 </text:span><text:span text:style-name="T45">空間</text:span><text:span text:style-name="T44">個體 蘊含的 </text:span><text:span text:style-name="T52">動能</text:span><text:span text:style-name="T44">個體。</text:span></text:p>
                            </text:list-item>
                            <text:list-item>
                              <text:p text:style-name="P545"><text:span text:style-name="T44">&lt;?</text:span><text:span text:style-name="T52">空間</text:span><text:span text:style-name="T45">_動能&gt;</text:span><text:span text:style-name="T44"> 是 </text:span><text:span text:style-name="T45">空間</text:span><text:span text:style-name="T44"> 蘊含的 </text:span><text:span text:style-name="T52">動能</text:span><text:span text:style-name="T44">。</text:span></text:p>
                            </text:list-item>
                            <text:list-item>
                              <text:p text:style-name="P545"><text:span text:style-name="T44">&lt;?</text:span><text:span text:style-name="T52">空間</text:span><text:span text:style-name="T45">_動能&gt;</text:span><text:span text:style-name="T44"> 是 </text:span><text:span text:style-name="T45">空間</text:span><text:span text:style-name="T53">（本身）</text:span><text:span text:style-name="T44">蘊含的 </text:span><text:span text:style-name="T52">動能</text:span><text:span text:style-name="T44">。</text:span></text:p>
                            </text:list-item>
                          </text:list>
                        </text:list-item>
                        <text:list-item>
                          <text:p text:style-name="P799">接下來的內容，&lt;?<text:span text:style-name="T260">a_y&gt;</text:span>個體 特化成 &lt;?<text:span text:style-name="T260">a_u&gt;</text:span>個體。</text:p>
                          <text:list>
                            <text:list-item>
                              <text:p text:style-name="P808"><text:span text:style-name="T44">&lt;?</text:span><text:span text:style-name="T45">a_y&gt;</text:span><text:span text:style-name="T44">個體 是 &lt;?</text:span><text:span text:style-name="T45">a&gt;</text:span><text:span text:style-name="T44">個體 蘊含的 &lt;?</text:span><text:span text:style-name="T45">y</text:span><text:span text:style-name="T55">&gt;</text:span><text:span text:style-name="T44">個體。</text:span></text:p>
                              <text:list>
                                <text:list-item>
                                  <text:p text:style-name="P800">&lt;?<text:span text:style-name="T260">y&gt;</text:span>個體 是 &lt;?<text:span text:style-name="T260">a&gt;</text:span>個體蘊含的 第<text:span text:style-name="T275">y</text:span>宗量層級 的個體。</text:p>
                                </text:list-item>
                                <text:list-item>
                                  <text:p text:style-name="P801">宗量層級 是 能量層級、儲量層級。</text:p>
                                  <text:list>
                                    <text:list-item>
                                      <text:p text:style-name="P809"><text:span text:style-name="T44">空間個體 是 &lt;?</text:span><text:span text:style-name="T54">3&gt;個體</text:span><text:span text:style-name="T44">，</text:span><text:span text:style-name="T56">第3</text:span><text:span text:style-name="T54">宗量層級的</text:span><text:span text:style-name="T44">個體</text:span><text:span text:style-name="T54">。</text:span></text:p>
                                    </text:list-item>
                                    <text:list-item>
                                      <text:p text:style-name="P809"><text:span text:style-name="T44">人類個體 是 &lt;?</text:span><text:span text:style-name="T54">2</text:span><text:span text:style-name="T56">&gt;個體</text:span><text:span text:style-name="T44">，</text:span><text:span text:style-name="T56">第2宗量層級的</text:span><text:span text:style-name="T44">個體</text:span><text:span text:style-name="T54">。</text:span></text:p>
                                    </text:list-item>
                                    <text:list-item>
                                      <text:p text:style-name="P802">動能個體 是 &lt;?<text:span text:style-name="T276">1&gt;個體，第1宗量層級的</text:span>個體<text:span text:style-name="T27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03">&lt;?<text:span text:style-name="T260">a_u&gt;</text:span>個體 是 &lt;?<text:span text:style-name="T260">a&gt;</text:span>個體 蘊含的 &lt;?<text:span text:style-name="T260">u&gt;</text:span>個體。</text:p>
                            </text:list-item>
                            <text:list-item>
                              <text:p text:style-name="P810"><text:span text:style-name="T44">&lt;?</text:span><text:span text:style-name="T45">u&gt;</text:span><text:span text:style-name="T44">個體 是 &lt;?</text:span><text:span text:style-name="T45">a&gt;</text:span><text:span text:style-name="T44">個體蘊含的 最小宗量層級 的個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6"><text:span text:style-name="T44">&lt;?</text:span><text:span text:style-name="T45">a-x_~y&gt;</text:span><text:span text:style-name="T44">個體、&lt;?</text:span><text:span text:style-name="T45">a_y&gt;</text:span><text:span text:style-name="T44">個體 的具體內容 可以 快速看過、直接跳過。</text:span></text:p>
                    </text:list-item>
                  </text:list>
                </text:list-item>
                <text:list-item>
                  <text:p text:style-name="P20">接下來的內容 主要是提供給 有興趣的 專家讀者 進一步瞭解，所以使用 這個顏色。</text:p>
                  <text:list>
                    <text:list-item>
                      <text:p text:style-name="P20">接下來的內容 是 本內容。</text:p>
                    </text:list-item>
                    <text:list-item>
                      <text:p text:style-name="P21">沒有興趣的 專家讀者 可以選擇 <text:span text:style-name="T259">直接</text:span>跳過 本內容。</text:p>
                    </text:list-item>
                    <text:list-item>
                      <text:p text:style-name="P22">本書 絕對 不要求、不強求、不強迫 讀者 閱讀 本書。</text:p>
                    </text:list-item>
                    <text:list-item>
                      <text:p text:style-name="P23">讀者 隨時可以 跳躍式閱讀 本書。</text:p>
                    </text:list-item>
                    <text:list-item>
                      <text:p text:style-name="P23">讀者 隨時可以 停止閱讀 本書。</text:p>
                    </text:list-item>
                    <text:list-item>
                      <text:p text:style-name="P24">讀者 隨時可以 絕不閱讀 本書。</text:p>
                    </text:list-item>
                  </text:list>
                </text:list-item>
                <text:list-item>
                  <text:p text:style-name="P25">讀者 可以選擇 <text:span text:style-name="T259">直接</text:span>跳過 本內容 的 原因很明顯，接下來的內容 相對抽象，不容易看懂。</text:p>
                  <text:list>
                    <text:list-item>
                      <text:p text:style-name="P26">讀者 有機率，知道 每一個字的 意思，不知道 每一句話的 意思。</text:p>
                      <text:list>
                        <text:list-item>
                          <text:p text:style-name="P27">讀者 看得懂 每一個字。</text:p>
                        </text:list-item>
                        <text:list-item>
                          <text:p text:style-name="P27">串成一句話 之後，讀者 有機率看不懂 整句話的意思。</text:p>
                          <text:list>
                            <text:list-item>
                              <text:p text:style-name="P22">尤其是，一次都沒有 看完本書的 讀者。</text:p>
                            </text:list-item>
                          </text:list>
                        </text:list-item>
                        <text:list-item>
                          <text:p text:style-name="P28">原因很明顯，接下來的內容 相對抽象。</text:p>
                          <text:list>
                            <text:list-item>
                              <text:p text:style-name="P28">接下來的內容 不是 <text:span text:style-name="T270">太陽東昇西降、月亮圓缺變化、蘋果會往下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讀者 <text:span text:style-name="T259">直接</text:span>跳過 接下來的內容，不會 影響讀者閱讀 本書。</text:p>
                    </text:list-item>
                  </text:list>
                </text:list-item>
                <text:list-item>
                  <text:p text:style-name="P674"><text:span text:style-name="T113">&lt;?a&gt;個體 蘊含 &lt;?a</text:span><text:span text:style-name="T130">-x</text:span><text:span text:style-name="T113">_~u&gt;個體</text:span><text:span text:style-name="T220">。</text:span></text:p>
                  <text:list>
                    <text:list-item>
                      <text:p text:style-name="P547"><text:span text:style-name="T57">（a - </text:span><text:span text:style-name="T58">u）</text:span><text:span text:style-name="T57">&gt; x &gt;</text:span><text:span text:style-name="T59">=</text:span><text:span text:style-name="T57"> </text:span><text:span text:style-name="T58">0</text:span><text:span text:style-name="T232">。</text:span></text:p>
                    </text:list-item>
                    <text:list-item>
                      <text:p text:style-name="P675"><text:span text:style-name="T130">通用型表示法，&lt;?a&gt;個體 蘊含 &lt;?a-x_~</text:span><text:span text:style-name="T132">y</text:span><text:span text:style-name="T130">&gt;個體</text:span><text:span text:style-name="T226">。</text:span></text:p>
                      <text:list>
                        <text:list-item>
                          <text:p text:style-name="P675"><text:span text:style-name="T130">（a - </text:span><text:span text:style-name="T132">y</text:span><text:span text:style-name="T131">）</text:span><text:span text:style-name="T130">&gt; x &gt;</text:span><text:span text:style-name="T133">=</text:span><text:span text:style-name="T130"> </text:span><text:span text:style-name="T131">0</text:span><text:span text:style-name="T226">。</text:span></text:p>
                        </text:list-item>
                      </text:list>
                    </text:list-item>
                    <text:list-item>
                      <text:p text:style-name="P51">明顯例子，&lt;?a&gt;個體 蘊含 &lt;?a_~u&gt; 個體。</text:p>
                      <text:list>
                        <text:list-item>
                          <text:p text:style-name="P54">&lt;?<text:span text:style-name="T260">a_~u&gt;</text:span>個體 是 某一特定&lt;?a&gt;個體 蘊含的 &lt;?a-<text:span text:style-name="T271">1</text:span>&gt; ~ &lt;?u&gt; 個體。</text:p>
                        </text:list-item>
                        <text:list-item>
                          <text:p text:style-name="P55">&lt;?<text:span text:style-name="T260">a_~u&gt;</text:span>個體 是 &lt;?<text:span text:style-name="T260">a-0_~u&gt;</text:span>個體。</text:p>
                        </text:list-item>
                        <text:list-item>
                          <text:p text:style-name="P56">&lt;?<text:span text:style-name="T260">a-0_~u&gt;</text:span>個體 是 某一特定&lt;?a-<text:span text:style-name="T273">0</text:span>&gt;個體 蘊含的 &lt;?a-<text:span text:style-name="T272">0-1</text:span>&gt; ~ &lt;?u&gt; 個體。</text:p>
                        </text:list-item>
                        <text:list-item>
                          <text:p text:style-name="P548"><text:span text:style-name="T44">&lt;?</text:span><text:span text:style-name="T45">a-x_~y&gt;</text:span><text:span text:style-name="T44">個體 是 某一特定&lt;?a-x&gt;個體 蘊含的 &lt;?a-</text:span><text:span text:style-name="T47">x</text:span><text:span text:style-name="T50">-1</text:span><text:span text:style-name="T44">&gt; ~ &lt;?</text:span><text:span text:style-name="T46">y</text:span><text:span text:style-name="T44">&gt; 個體。</text:span></text:p>
                        </text:list-item>
                      </text:list>
                    </text:list-item>
                    <text:list-item>
                      <text:p text:style-name="P57">明顯例子，&lt;?a&gt;個體 蘊含 &lt;?a-1&gt;個體。</text:p>
                      <text:list>
                        <text:list-item>
                          <text:p text:style-name="P58">&lt;?a&gt;個體 蘊含 &lt;?a-1&gt;個體（本身）。</text:p>
                        </text:list-item>
                        <text:list-item>
                          <text:p text:style-name="P59">明顯例子，空間個體 蘊含 人類個體。</text:p>
                        </text:list-item>
                      </text:list>
                    </text:list-item>
                    <text:list-item>
                      <text:p text:style-name="P57">明顯例子，&lt;?a&gt;個體 蘊含 &lt;?<text:span text:style-name="T260">a-1_~u&gt;</text:span>個體。</text:p>
                      <text:list>
                        <text:list-item>
                          <text:p text:style-name="P60">&lt;?a&gt;個體 蘊含（&lt;?a-<text:span text:style-name="T263">1</text:span>&gt;個體 蘊含的）&lt;?a-<text:span text:style-name="T263">2</text:span>&gt; ~ &lt;?u&gt; 個體。</text:p>
                          <text:list>
                            <text:list-item>
                              <text:p text:style-name="P60">&lt;?a-1&gt;個體 蘊含 &lt;?<text:span text:style-name="T260">a-1_~u&gt;</text:span>個體。</text:p>
                            </text:list-item>
                          </text:list>
                        </text:list-item>
                        <text:list-item>
                          <text:p text:style-name="P61">明顯例子，空間個體 蘊含（人類個體 蘊含的）動能個體。</text:p>
                          <text:list>
                            <text:list-item>
                              <text:p text:style-name="P61">明顯例子，俄羅斯娃娃。</text:p>
                            </text:list-item>
                          </text:list>
                        </text:list-item>
                        <text:list-item>
                          <text:p text:style-name="P61">明顯例子，空間個體 蘊含（人類個體 蘊含的）生物電流個體。</text:p>
                        </text:list-item>
                      </text:list>
                    </text:list-item>
                    <text:list-item>
                      <text:p text:style-name="P57">明顯例子，&lt;?a&gt;個體 蘊含 &lt;?<text:span text:style-name="T260">a_~u&gt;</text:span>個體。</text:p>
                      <text:list>
                        <text:list-item>
                          <text:p text:style-name="P549"><text:span text:style-name="T44">&lt;?a&gt;個體 蘊含（&lt;?a&gt;個體）自己的 &lt;?a-</text:span><text:span text:style-name="T49">1</text:span><text:span text:style-name="T44">&gt; ~ &lt;?u&gt; 個體。</text:span></text:p>
                        </text:list-item>
                        <text:list-item>
                          <text:p text:style-name="P550"><text:span text:style-name="T44">明顯例子，空間個體 蘊含（空間個體的）動能個體。</text:span><text:span text:style-name="T8">&lt;?</text:span><text:span text:style-name="T9">3&gt;也</text:span><text:span text:style-name="T8">有化學反應</text:span></text:p>
                          <text:list>
                            <text:list-item>
                              <text:p text:style-name="P62">明顯例子，空間收縮、空間膨脹、空間形變、空間（本身）運動、重力波。</text:p>
                            </text:list-item>
                          </text:list>
                        </text:list-item>
                        <text:list-item>
                          <text:p text:style-name="P63">明顯例子，空間個體 蘊含（空間個體的）生物電流個體。<text:span text:style-name="T1">人類的妖魔鬼怪。</text:span><text:span text:style-name="T13">第2本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76"><text:span text:style-name="T113">相同能量層級 並且 相同能量種類，&lt;?</text:span><text:span text:style-name="T128">a_~u&gt;</text:span><text:span text:style-name="T113">個體、&lt;?</text:span><text:span text:style-name="T128">a-1_~u&gt;</text:span><text:span text:style-name="T113">個體 會 直接</text:span><text:span text:style-name="T129">疊加</text:span><text:span text:style-name="T220">。</text:span></text:p>
                  <text:list>
                    <text:list-item>
                      <text:p text:style-name="P618">疊加 是 相加、建設性干涉、破壞性干涉、擾動、影響、作用、反應、感測、交互作用。</text:p>
                    </text:list-item>
                    <text:list-item>
                      <text:p text:style-name="P69">明顯例子，<text:span text:style-name="T259">&lt;?a_u&gt;個體的動能個體、&lt;?a-1_u&gt;個體的動能個體 會 直接疊加。</text:span></text:p>
                      <text:list>
                        <text:list-item>
                          <text:p text:style-name="P619"><text:span text:style-name="T142">&lt;?</text:span><text:span text:style-name="T143">a_u&gt;</text:span><text:span text:style-name="T142">個體 是 某一特定&lt;?</text:span><text:span text:style-name="T143">a&gt;</text:span><text:span text:style-name="T142">個體 蘊含的 某一特定&lt;?</text:span><text:span text:style-name="T143">u&gt;</text:span><text:span text:style-name="T142">個體。</text:span></text:p>
                        </text:list-item>
                        <text:list-item>
                          <text:p text:style-name="P551"><text:span text:style-name="T44">明顯例子，&lt;?</text:span><text:span text:style-name="T48">2</text:span><text:span text:style-name="T45">_1&gt;</text:span><text:span text:style-name="T44">個體 是 某一特定&lt;?</text:span><text:span text:style-name="T45">2&gt;</text:span><text:span text:style-name="T44">個體 蘊含的 某一特定&lt;?</text:span><text:span text:style-name="T45">1&gt;</text:span><text:span text:style-name="T44">個體。</text:span></text:p>
                          <text:list>
                            <text:list-item>
                              <text:p text:style-name="P551"><text:span text:style-name="T44">明顯例子，&lt;?</text:span><text:span text:style-name="T48">人類</text:span><text:span text:style-name="T45">_動能&gt;</text:span><text:span text:style-name="T44">個體 是 某一特定</text:span><text:span text:style-name="T45">人類</text:span><text:span text:style-name="T44">個體 蘊含的 某一特定</text:span><text:span text:style-name="T45">動能</text:span><text:span text:style-name="T44">個體。</text:span></text:p>
                            </text:list-item>
                            <text:list-item>
                              <text:p text:style-name="P552"><text:span text:style-name="T44">明顯例子，&lt;?</text:span><text:span text:style-name="T48">人類</text:span><text:span text:style-name="T45">_動能&gt;</text:span><text:span text:style-name="T44">個體 是 </text:span><text:span text:style-name="T45">人類</text:span><text:span text:style-name="T44">個體 蘊含的 </text:span><text:span text:style-name="T45">動能</text:span><text:span text:style-name="T44">個體。</text:span></text:p>
                            </text:list-item>
                            <text:list-item>
                              <text:p text:style-name="P553"><text:span text:style-name="T44">明顯例子，&lt;?</text:span><text:span text:style-name="T48">人類</text:span><text:span text:style-name="T45">_動能&gt;</text:span><text:span text:style-name="T44"> 是 </text:span><text:span text:style-name="T45">人類</text:span><text:span text:style-name="T44"> 蘊含的 </text:span><text:span text:style-name="T45">動能</text:span><text:span text:style-name="T44">。</text:span></text:p>
                            </text:list-item>
                            <text:list-item>
                              <text:p text:style-name="P554"><text:span text:style-name="T44">明顯例子，&lt;?</text:span><text:span text:style-name="T48">人類</text:span><text:span text:style-name="T45">_動能&gt;</text:span><text:span text:style-name="T44"> 是 </text:span><text:span text:style-name="T45">動能</text:span><text:span text:style-name="T44">。</text:span></text:p>
                            </text:list-item>
                          </text:list>
                        </text:list-item>
                        <text:list-item>
                          <text:p text:style-name="P553"><text:span text:style-name="T44">明顯例子，&lt;?</text:span><text:span text:style-name="T48">3</text:span><text:span text:style-name="T45">_1&gt;</text:span><text:span text:style-name="T44">個體 是 某一特定&lt;?</text:span><text:span text:style-name="T45">3&gt;</text:span><text:span text:style-name="T44">個體 蘊含的 某一特定&lt;?</text:span><text:span text:style-name="T45">1&gt;</text:span><text:span text:style-name="T44">個體。</text:span></text:p>
                          <text:list>
                            <text:list-item>
                              <text:p text:style-name="P553"><text:span text:style-name="T44">明顯例子，&lt;?</text:span><text:span text:style-name="T48">空間</text:span><text:span text:style-name="T45">_動能&gt;</text:span><text:span text:style-name="T44">個體 是 某一特定</text:span><text:span text:style-name="T48">空間</text:span><text:span text:style-name="T44">個體 蘊含的 某一特定</text:span><text:span text:style-name="T45">動能</text:span><text:span text:style-name="T44">個體。</text:span></text:p>
                            </text:list-item>
                            <text:list-item>
                              <text:p text:style-name="P553"><text:span text:style-name="T44">明顯例子，&lt;?</text:span><text:span text:style-name="T48">空間</text:span><text:span text:style-name="T45">_動能&gt;</text:span><text:span text:style-name="T44">個體 是 </text:span><text:span text:style-name="T48">空間</text:span><text:span text:style-name="T44">個體 蘊含的 </text:span><text:span text:style-name="T45">動能</text:span><text:span text:style-name="T44">個體。</text:span></text:p>
                            </text:list-item>
                            <text:list-item>
                              <text:p text:style-name="P553"><text:span text:style-name="T44">明顯例子，&lt;?</text:span><text:span text:style-name="T48">空間</text:span><text:span text:style-name="T45">_動能&gt;</text:span><text:span text:style-name="T44"> 是 </text:span><text:span text:style-name="T48">空間</text:span><text:span text:style-name="T44"> 蘊含的 </text:span><text:span text:style-name="T45">動能</text:span><text:span text:style-name="T44">。</text:span></text:p>
                            </text:list-item>
                            <text:list-item>
                              <text:p text:style-name="P555"><text:span text:style-name="T44">明顯例子，&lt;?</text:span><text:span text:style-name="T48">空間</text:span><text:span text:style-name="T45">_動能&gt;</text:span><text:span text:style-name="T44"> 是 </text:span><text:span text:style-name="T45">動能</text:span><text:span text:style-name="T44">。</text:span></text:p>
                            </text:list-item>
                          </text:list>
                        </text:list-item>
                        <text:list-item>
                          <text:p text:style-name="P770"><text:span text:style-name="T44">實際上，</text:span><text:span text:style-name="T23">u 不一定等於 1。</text:span></text:p>
                        </text:list-item>
                      </text:list>
                    </text:list-item>
                    <text:list-item>
                      <text:p text:style-name="P620"><text:span text:style-name="T142">明顯例子，&lt;?</text:span><text:span text:style-name="T143">a_u&gt;</text:span><text:span text:style-name="T142">個體的動能個體、&lt;?</text:span><text:span text:style-name="T143">a-1_u&gt;</text:span><text:span text:style-name="T142">個體的生物電流個體 不會 直接疊加。</text:span></text:p>
                    </text:list-item>
                    <text:list-item>
                      <text:p text:style-name="P621"><text:span text:style-name="T142">明顯例子，&lt;?</text:span><text:span text:style-name="T143">a_u+</text:span><text:span text:style-name="T147">1</text:span><text:span text:style-name="T143">&gt;</text:span><text:span text:style-name="T142">個體的動能個體、&lt;?</text:span><text:span text:style-name="T143">a-1_u&gt;</text:span><text:span text:style-name="T142">個體的動能個體 不會 直接疊加。</text:span></text:p>
                    </text:list-item>
                    <text:list-item>
                      <text:p text:style-name="P622"><text:span text:style-name="T142">明顯例子，&lt;?</text:span><text:span text:style-name="T143">a_u+</text:span><text:span text:style-name="T147">1</text:span><text:span text:style-name="T143">&gt;</text:span><text:span text:style-name="T142">個體的動能個體、&lt;?</text:span><text:span text:style-name="T143">a-1_u&gt;</text:span><text:span text:style-name="T142">個體的生物電流個體 不會 直接疊加。</text:span></text:p>
                    </text:list-item>
                  </text:list>
                </text:list-item>
                <text:list-item>
                  <text:p text:style-name="P677"><text:span text:style-name="T113">不同能量層級 並且 相同能量種類，&lt;?</text:span><text:span text:style-name="T128">a_~u&gt;</text:span><text:span text:style-name="T113">個體、&lt;?</text:span><text:span text:style-name="T128">a-1_~u&gt;</text:span><text:span text:style-name="T113">個體 有機率 投影</text:span><text:span text:style-name="T129">疊加</text:span><text:span text:style-name="T220">。</text:span></text:p>
                  <text:list>
                    <text:list-item>
                      <text:p text:style-name="P623"><text:span text:style-name="T142">明顯例子，&lt;?</text:span><text:span text:style-name="T143">a_u+</text:span><text:span text:style-name="T144">1</text:span><text:span text:style-name="T143">&gt;</text:span><text:span text:style-name="T142">個體的動能個體 存在、變化、作用。</text:span></text:p>
                      <text:list>
                        <text:list-item>
                          <text:p text:style-name="P64">&lt;?<text:span text:style-name="T260">a_u+1&gt;</text:span>個體<text:span text:style-name="T264">（的動能個體）</text:span>投影<text:span text:style-name="T234">疊加到 </text:span>&lt;?<text:span text:style-name="T260">a_u&gt;</text:span>個體<text:span text:style-name="T264">（的動能個體）</text:span>。</text:p>
                          <text:list>
                            <text:list-item>
                              <text:p text:style-name="P624"><text:span text:style-name="T142">&lt;?</text:span><text:span text:style-name="T143">a_</text:span><text:span text:style-name="T145">u+1&gt;個體</text:span><text:span text:style-name="T265">（</text:span><text:span text:style-name="T266">的動能個體）</text:span><text:span text:style-name="T142">投影到 &lt;?</text:span><text:span text:style-name="T145">u&gt;宗量層級</text:span><text:span text:style-name="T265">（</text:span><text:span text:style-name="T266">的動能個體）</text:span><text:span text:style-name="T145">。</text:span></text:p>
                              <text:list>
                                <text:list-item>
                                  <text:p text:style-name="P624"><text:span text:style-name="T142">疊加到 &lt;?</text:span><text:span text:style-name="T143">a_u&gt;</text:span><text:span text:style-name="T142">個體</text:span><text:span text:style-name="T265">（</text:span><text:span text:style-name="T266">的動能個體）</text:span><text:span text:style-name="T14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&lt;?<text:span text:style-name="T260">a_u+1&gt;</text:span>個體<text:span text:style-name="T268">（</text:span><text:span text:style-name="T264">的動能個體）</text:span><text:span text:style-name="T142">投影</text:span><text:span text:style-name="T234">疊加到 </text:span>&lt;?<text:span text:style-name="T260">a-1_u&gt;</text:span>個體<text:span text:style-name="T268">（</text:span><text:span text:style-name="T264">的動能個體）</text:span>。</text:p>
                          <text:list>
                            <text:list-item>
                              <text:p text:style-name="P624"><text:span text:style-name="T142">&lt;?</text:span><text:span text:style-name="T143">a_</text:span><text:span text:style-name="T145">u+1&gt;個體</text:span><text:span text:style-name="T265">（</text:span><text:span text:style-name="T266">的動能個體）</text:span><text:span text:style-name="T142">投影到 &lt;?</text:span><text:span text:style-name="T145">u&gt;宗量層級</text:span><text:span text:style-name="T265">（</text:span><text:span text:style-name="T266">的動能個體）</text:span><text:span text:style-name="T145">。</text:span></text:p>
                              <text:list>
                                <text:list-item>
                                  <text:p text:style-name="P624"><text:span text:style-name="T142">疊加到 &lt;?</text:span><text:span text:style-name="T143">a-</text:span><text:span text:style-name="T147">1</text:span><text:span text:style-name="T143">_u&gt;</text:span><text:span text:style-name="T142">個體</text:span><text:span text:style-name="T265">（</text:span><text:span text:style-name="T266">的動能個體）</text:span><text:span text:style-name="T14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7"><text:span text:style-name="T113">相同能量層級 並且 不同能量種類，&lt;?</text:span><text:span text:style-name="T128">a_~u&gt;</text:span><text:span text:style-name="T113">個體、&lt;?</text:span><text:span text:style-name="T128">a-1_~u&gt;</text:span><text:span text:style-name="T113">個體 有機率 間接</text:span><text:span text:style-name="T129">疊加</text:span><text:span text:style-name="T220">。</text:span></text:p>
                  <text:list>
                    <text:list-item>
                      <text:p text:style-name="P625"><text:span text:style-name="T142">明顯例子，&lt;?</text:span><text:span text:style-name="T143">a_u+</text:span><text:span text:style-name="T147">1</text:span><text:span text:style-name="T143">&gt;</text:span><text:span text:style-name="T142">個體的生物電流個體 </text:span><text:span text:style-name="T127">間接</text:span><text:span text:style-name="T113">疊加 </text:span><text:span text:style-name="T142">&lt;?</text:span><text:span text:style-name="T143">a-</text:span><text:span text:style-name="T147">1</text:span><text:span text:style-name="T143">_u</text:span><text:span text:style-name="T150">+1</text:span><text:span text:style-name="T143">&gt;</text:span><text:span text:style-name="T142">個體的動能個體。</text:span></text:p>
                      <text:list>
                        <text:list-item>
                          <text:p text:style-name="P625"><text:span text:style-name="T142">&lt;?</text:span><text:span text:style-name="T143">a_u+</text:span><text:span text:style-name="T147">1</text:span><text:span text:style-name="T143">&gt;</text:span><text:span text:style-name="T142">個體的生物電流個體 導致 &lt;?</text:span><text:span text:style-name="T143">a_u+</text:span><text:span text:style-name="T149">2</text:span><text:span text:style-name="T143">&gt;個體的</text:span><text:span text:style-name="T142">肌肉個體 抽蓄。</text:span></text:p>
                        </text:list-item>
                        <text:list-item>
                          <text:p text:style-name="P626"><text:span text:style-name="T142">產生 &lt;?</text:span><text:span text:style-name="T143">a_u</text:span><text:span text:style-name="T150">+1</text:span><text:span text:style-name="T143">&gt;</text:span><text:span text:style-name="T142">個體的動能個體。</text:span></text:p>
                        </text:list-item>
                        <text:list-item>
                          <text:p text:style-name="P627"><text:span text:style-name="T142">間接疊加到 &lt;?</text:span><text:span text:style-name="T143">a-</text:span><text:span text:style-name="T147">1</text:span><text:span text:style-name="T143">_u</text:span><text:span text:style-name="T150">+1</text:span><text:span text:style-name="T143">&gt;</text:span><text:span text:style-name="T142">個體的動能個體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78"><text:span text:style-name="T113">不同能量層級 並且 不同能量種類，&lt;?</text:span><text:span text:style-name="T128">a_~u&gt;</text:span><text:span text:style-name="T113">個體、&lt;?</text:span><text:span text:style-name="T128">a-1_~u&gt;</text:span><text:span text:style-name="T113">個體 有機率 投影間接</text:span><text:span text:style-name="T129">疊加</text:span><text:span text:style-name="T220">。</text:span></text:p>
                  <text:list>
                    <text:list-item>
                      <text:p text:style-name="P628"><text:span text:style-name="T142">明顯例子，&lt;?</text:span><text:span text:style-name="T143">a_u</text:span><text:span text:style-name="T146">+1</text:span><text:span text:style-name="T143">&gt;</text:span><text:span text:style-name="T142">個體的生物電流個體 </text:span><text:span text:style-name="T127">投影間接</text:span><text:span text:style-name="T113">疊加 </text:span><text:span text:style-name="T142">&lt;?</text:span><text:span text:style-name="T143">a-</text:span><text:span text:style-name="T147">1</text:span><text:span text:style-name="T143">_u&gt;</text:span><text:span text:style-name="T142">個體的動能個體。</text:span></text:p>
                      <text:list>
                        <text:list-item>
                          <text:p text:style-name="P629"><text:span text:style-name="T142">&lt;?</text:span><text:span text:style-name="T143">a_u</text:span><text:span text:style-name="T146">+1</text:span><text:span text:style-name="T143">&gt;</text:span><text:span text:style-name="T142">個體的生物電流個體 投影疊加到 &lt;?</text:span><text:span text:style-name="T143">a_u&gt;</text:span><text:span text:style-name="T142">個體的生物電流個體。</text:span></text:p>
                        </text:list-item>
                        <text:list-item>
                          <text:p text:style-name="P679"><text:span text:style-name="T127">&lt;?</text:span><text:span text:style-name="T128">a_u&gt;</text:span><text:span text:style-name="T127">個體的生物電流個體 投影疊加到 &lt;?a-1_u&gt;個體的生物電流個體</text:span><text:span text:style-name="T225">。</text:span></text:p>
                        </text:list-item>
                        <text:list-item>
                          <text:p text:style-name="P630"><text:span text:style-name="T127">&lt;?a-1_u&gt;個體的生物電流個體</text:span><text:span text:style-name="T142"> 導致 &lt;?</text:span><text:span text:style-name="T143">a_u+</text:span><text:span text:style-name="T151">1</text:span><text:span text:style-name="T143">&gt;個體的</text:span><text:span text:style-name="T142">肌肉個體 抽蓄。</text:span></text:p>
                        </text:list-item>
                        <text:list-item>
                          <text:p text:style-name="P631"><text:span text:style-name="T142">產生 &lt;?</text:span><text:span text:style-name="T143">a_u&gt;</text:span><text:span text:style-name="T142">個體的動能個體。</text:span></text:p>
                          <text:list>
                            <text:list-item>
                              <text:p text:style-name="P632"><text:span text:style-name="T142">&lt;?</text:span><text:span text:style-name="T143">a&gt;個體 </text:span><text:span text:style-name="T142">直接</text:span><text:span text:style-name="T143">蘊含 </text:span><text:span text:style-name="T142">&lt;?</text:span><text:span text:style-name="T143">a_u&gt;</text:span><text:span text:style-name="T142">個體</text:span><text:span text:style-name="T143">，所以 有機率 產生、疊加</text:span><text:span text:style-name="T142">。</text:span></text:p>
                            </text:list-item>
                            <text:list-item>
                              <text:p text:style-name="P633"><text:span text:style-name="T142">&lt;?</text:span><text:span text:style-name="T143">a&gt;個體 </text:span><text:span text:style-name="T142">直接</text:span><text:span text:style-name="T143">蘊含 </text:span><text:span text:style-name="T142">&lt;?</text:span><text:span text:style-name="T143">a_u&gt;</text:span><text:span text:style-name="T142">個體的動能個體</text:span><text:span text:style-name="T143">，所以 有機率 產生、疊加</text:span><text:span text:style-name="T142">。</text:span></text:p>
                            </text:list-item>
                            <text:list-item>
                              <text:p text:style-name="P66">直接蘊含、間接蘊含。</text:p>
                              <text:list>
                                <text:list-item>
                                  <text:p text:style-name="P634"><text:span text:style-name="T142">&lt;?</text:span><text:span text:style-name="T143">a&gt;個體 直接蘊含 </text:span><text:span text:style-name="T142">&lt;?</text:span><text:span text:style-name="T143">a_</text:span><text:span text:style-name="T153">y</text:span><text:span text:style-name="T143">&gt;</text:span><text:span text:style-name="T142">個體。</text:span></text:p>
                                </text:list-item>
                                <text:list-item>
                                  <text:p text:style-name="P635"><text:span text:style-name="T142">&lt;?</text:span><text:span text:style-name="T143">a&gt;個體 直接蘊含 </text:span><text:span text:style-name="T142">&lt;?</text:span><text:span text:style-name="T143">a_</text:span><text:span text:style-name="T153">y</text:span><text:span text:style-name="T143">&gt;</text:span><text:span text:style-name="T142">個體蘊含的某一特定個體。</text:span></text:p>
                                </text:list-item>
                                <text:list-item>
                                  <text:p text:style-name="P634"><text:span text:style-name="T142">&lt;?</text:span><text:span text:style-name="T143">a&gt;個體 直接蘊含 </text:span><text:span text:style-name="T142">&lt;?</text:span><text:span text:style-name="T143">a-</text:span><text:span text:style-name="T153">x</text:span><text:span text:style-name="T143">_</text:span><text:span text:style-name="T153">y</text:span><text:span text:style-name="T143">&gt;</text:span><text:span text:style-name="T142">個體。</text:span></text:p>
                                </text:list-item>
                                <text:list-item>
                                  <text:p text:style-name="P632"><text:span text:style-name="T142">&lt;?</text:span><text:span text:style-name="T143">a&gt;個體 間接蘊含 </text:span><text:span text:style-name="T142">&lt;?</text:span><text:span text:style-name="T143">a-</text:span><text:span text:style-name="T153">x</text:span><text:span text:style-name="T143">_</text:span><text:span text:style-name="T153">y</text:span><text:span text:style-name="T143">&gt;</text:span><text:span text:style-name="T142">個體蘊含的某一特定個體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6"><text:span text:style-name="T142">間接疊加到 &lt;?</text:span><text:span text:style-name="T143">a-</text:span><text:span text:style-name="T152">1</text:span><text:span text:style-name="T143">_u&gt;</text:span><text:span text:style-name="T142">個體的動能個體。</text:span></text:p>
                          <text:list>
                            <text:list-item>
                              <text:p text:style-name="P637"><text:span text:style-name="T142">&lt;?</text:span><text:span text:style-name="T143">a&gt;個體 直接蘊含 </text:span><text:span text:style-name="T142">&lt;?</text:span><text:span text:style-name="T143">a-</text:span><text:span text:style-name="T154">1</text:span><text:span text:style-name="T143">_u&gt;</text:span><text:span text:style-name="T142">個體，</text:span><text:span text:style-name="T154">所以 有機率 </text:span><text:span text:style-name="T143">產生、</text:span><text:span text:style-name="T154">疊加</text:span><text:span text:style-name="T142">。</text:span></text:p>
                            </text:list-item>
                            <text:list-item>
                              <text:p text:style-name="P638"><text:span text:style-name="T142">&lt;?</text:span><text:span text:style-name="T143">a&gt;個體 </text:span><text:span text:style-name="T142">間接</text:span><text:span text:style-name="T143">蘊含 </text:span><text:span text:style-name="T142">&lt;?</text:span><text:span text:style-name="T143">a-</text:span><text:span text:style-name="T154">1</text:span><text:span text:style-name="T143">_u&gt;</text:span><text:span text:style-name="T142">個體的動能個體</text:span><text:span text:style-name="T143">，所以 有機率 間接疊加</text:span><text:span text:style-name="T14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4">為了避免 文件 太攏長，<text:span text:style-name="T113">&lt;?</text:span><text:span text:style-name="T137">a&gt;型</text:span><text:span text:style-name="T399">的 描述、明顯例子、抽象例子 盡可能 不寫。</text:span></text:p>
                  <text:list>
                    <text:list-item>
                      <text:p text:style-name="P525"><text:span text:style-name="T142">為了避免 文件 太攏長、太繁瑣、太複雜、太無趣</text:span>、太雷<text:span text:style-name="T142">同、太重複性、太沒重點。</text:span></text:p>
                      <text:list>
                        <text:list-item>
                          <text:p text:style-name="P516">本文件 盡可能的（只）記載、記錄 基本的、簡易的、易懂的 描述、例子。</text:p>
                        </text:list-item>
                        <text:list-item>
                          <text:p text:style-name="P526"><text:span text:style-name="T166">由 專業讀者 自行 拓展、遞迴</text:span><text:span text:style-name="T267">，</text:span><text:span text:style-name="T266">&lt;?</text:span><text:span text:style-name="T267">a&gt;型、帶入型、拓展型、遞迴型</text:span><text:span text:style-name="T166"> 描述、例子。</text:span></text:p>
                        </text:list-item>
                        <text:list-item>
                          <text:p text:style-name="P812"><text:span text:style-name="T166">由 專業讀者 自行 提升、昇華，</text:span><text:span text:style-name="T142">&lt;?</text:span><text:span text:style-name="T166">a&gt;型、帶入型、拓展型、遞迴型 描述、例子。</text:span></text:p>
                        </text:list-item>
                        <text:list-item>
                          <text:p text:style-name="P813"><text:span text:style-name="T166">由 專業讀者 自行 發散、維持、收斂，</text:span><text:span text:style-name="T142">&lt;?</text:span><text:span text:style-name="T166">a&gt;、帶入、拓展、遞迴 型 描述、例子。</text:span></text:p>
                        </text:list-item>
                        <text:list-item>
                          <text:p text:style-name="P813"><text:span text:style-name="T166">由 專業讀者 自行 跨領域移植，</text:span><text:span text:style-name="T142">&lt;?</text:span><text:span text:style-name="T166">a&gt;型、帶入型、拓展型、遞迴型 描述、例子。</text:span></text:p>
                        </text:list-item>
                        <text:list-item>
                          <text:p text:style-name="P814"><text:span text:style-name="T166">由 專業讀者 自行 舉一反三，</text:span><text:span text:style-name="T142">&lt;?</text:span><text:span text:style-name="T166">a&gt;型、帶入型、拓展型、遞迴型 描述、例子。</text:span></text:p>
                        </text:list-item>
                        <text:list-item>
                          <text:p text:style-name="P527"><text:span text:style-name="T166">由 專業讀者 自行 </text:span><text:span text:style-name="T267">再</text:span><text:span text:style-name="T166">抽象化、</text:span><text:span text:style-name="T267">再</text:span><text:span text:style-name="T166">實體化</text:span><text:span text:style-name="T267">，</text:span><text:span text:style-name="T266">&lt;?</text:span><text:span text:style-name="T267">a&gt;、帶入、拓展、遞迴 型</text:span><text:span text:style-name="T166"> 描述、例子。</text:span></text:p>
                          <text:list>
                            <text:list-item>
                              <text:p text:style-name="P518">再抽象化 是，從 抽象化描述、抽象化例子 再次、再一次 抽象化。</text:p>
                            </text:list-item>
                            <text:list-item>
                              <text:p text:style-name="P528"><text:span text:style-name="T166">再實體化 是，從 實體化描述、</text:span><text:span text:style-name="T179">實體</text:span><text:span text:style-name="T166">化例子 再次、再一次 實體化。</text:span></text:p>
                            </text:list-item>
                            <text:list-item>
                              <text:p text:style-name="P528"><text:span text:style-name="T166">明顯例子，假定，某一特定&lt;?</text:span><text:span text:style-name="T178">2</text:span><text:span text:style-name="T177">&gt;個體 蘊含 某一特定&lt;?</text:span><text:span text:style-name="T178">1</text:span><text:span text:style-name="T177">&gt;個體。</text:span></text:p>
                              <text:list>
                                <text:list-item>
                                  <text:p text:style-name="P519">實體化，假定，某一特定人類個體 蘊含 某一特定力個體。</text:p>
                                </text:list-item>
                                <text:list-item>
                                  <text:p text:style-name="P519">抽象化，假定，某一特定&lt;?2&gt;生物個體 蘊含 某一特定&lt;?1&gt;能量個體。</text:p>
                                </text:list-item>
                                <text:list-item>
                                  <text:p text:style-name="P520">再抽象化，假定，某一特定&lt;?2&gt;個體 蘊含 某一特定&lt;?1&gt;個體。</text:p>
                                </text:list-item>
                                <text:list-item>
                                  <text:p text:style-name="P519">再抽象化，假定，某一特定&lt;?a&gt;個體 蘊含 某一特定&lt;?b&gt;個體。</text:p>
                                  <text:list>
                                    <text:list-item>
                                      <text:p text:style-name="P531"><text:span text:style-name="T177">n </text:span><text:span text:style-name="T401">≥</text:span><text:span text:style-name="T22"> a &gt; b </text:span><text:span text:style-name="T401">≥</text:span><text:span text:style-name="T22"> u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22">實體化，假定，某一特定&lt;?3&gt;個體 蘊含 某一特定&lt;?2&gt;個體。</text:p>
                                </text:list-item>
                                <text:list-item>
                                  <text:p text:style-name="P522">再實體化，假定，某一特定空間個體 蘊含 某一特定行星個體。</text:p>
                                </text:list-item>
                                <text:list-item>
                                  <text:p text:style-name="P523">再實體化，假定，某一特定空間個體 蘊含 地球個體。</text:p>
                                </text:list-item>
                                <text:list-item>
                                  <text:p text:style-name="P521">抽象化，假定，某一特定&lt;?a&gt;個體 蘊含 某一特定&lt;?b&gt;個體。</text:p>
                                  <text:list>
                                    <text:list-item>
                                      <text:p text:style-name="P532"><text:span text:style-name="T177">n </text:span><text:span text:style-name="T401">≥</text:span><text:span text:style-name="T22"> a &gt; b </text:span><text:span text:style-name="T401">≥</text:span><text:span text:style-name="T22"> u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22">拓展，假定，某一特定&lt;?a&gt;個體 直接蘊含 某一特定&lt;?b&gt;個體。</text:p>
                                  <text:list>
                                    <text:list-item>
                                      <text:p text:style-name="P522">假定，某一特定&lt;?b&gt;個體 直接包覆 某一特定&lt;?c&gt;個體。</text:p>
                                    </text:list-item>
                                    <text:list-item>
                                      <text:p text:style-name="P522">假定，某一特定&lt;?c&gt;個體 間接蘊含 某一特定&lt;?d<text:span text:style-name="T403">~e</text:span>&gt;個體。</text:p>
                                    </text:list-item>
                                    <text:list-item>
                                      <text:p text:style-name="P533"><text:span text:style-name="T177">n </text:span><text:span text:style-name="T401">≥</text:span><text:span text:style-name="T22"> a &gt; b </text:span><text:span text:style-name="T181">=</text:span><text:span text:style-name="T22"> </text:span><text:span text:style-name="T180">c </text:span><text:span text:style-name="T181">&gt;</text:span><text:span text:style-name="T180"> d</text:span><text:span text:style-name="T22"> </text:span><text:span text:style-name="T401">≥</text:span><text:span text:style-name="T182"> e </text:span><text:span text:style-name="T401">≥</text:span><text:span text:style-name="T22"> u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7">明顯例子。</text:p>
                      <text:list>
                        <text:list-item>
                          <text:p text:style-name="P517">假定，本文件 有 記載、紀錄 某一特定描述、某一特定例子。</text:p>
                          <text:list>
                            <text:list-item>
                              <text:p text:style-name="P815">明顯例子，<text:span text:style-name="T142">假定，本文件 有 記載、紀錄</text:span>。</text:p>
                              <text:list>
                                <text:list-item>
                                  <text:p text:style-name="P816">假定，<text:span text:style-name="T113">&lt;_?</text:span><text:span text:style-name="T138">3_&gt;個</text:span><text:span text:style-name="T400">體 在 該區域 有 空間型感知、空間型感受、空間型感測</text:span><text:span text:style-name="T142">。</text:span></text:p>
                                </text:list-item>
                                <text:list-item>
                                  <text:p text:style-name="P817">載具的 真空區 有機率讓 <text:span text:style-name="T22">&lt;_?3_&gt;</text:span>個體 產生 反應、攻擊反應、排斥反應<text:span text:style-name="T14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9"><text:span text:style-name="T142">本文件 </text:span><text:span text:style-name="T399">盡可能 不再紀載、不再紀錄，</text:span><text:span text:style-name="T269">由 專家讀者</text:span><text:span text:style-name="T267"> 自行拓展出</text:span><text:span text:style-name="T166"> </text:span><text:span text:style-name="T127">&lt;?</text:span><text:span text:style-name="T137">a&gt;型</text:span><text:span text:style-name="T166"> 描述、例子</text:span><text:span text:style-name="T142">。</text:span></text:p>
                          <text:list>
                            <text:list-item>
                              <text:p text:style-name="P818">明顯例子，<text:span text:style-name="T399">由 專家讀者</text:span><text:span text:style-name="T166"> 自行拓展出</text:span>。</text:p>
                              <text:list>
                                <text:list-item>
                                  <text:p text:style-name="P817">假定，<text:span text:style-name="T113">&lt;?</text:span><text:span text:style-name="T137">a&gt;</text:span><text:span text:style-name="T138">個</text:span><text:span text:style-name="T400">體 在 某一特定區域 有 </text:span><text:span text:style-name="T168">&lt;?b&gt;</text:span><text:span text:style-name="T400">型 感知、感受、感測</text:span><text:span text:style-name="T142">。</text:span></text:p>
                                </text:list-item>
                                <text:list-item>
                                  <text:p text:style-name="P817">該區域的 <text:span text:style-name="T22">&lt;?</text:span><text:span text:style-name="T169">c</text:span><text:span text:style-name="T22">&gt;</text:span>個體 有機率讓 <text:span text:style-name="T22">&lt;?</text:span><text:span text:style-name="T166">a</text:span><text:span text:style-name="T22">&gt;</text:span>個體 產生 <text:span text:style-name="T168">&lt;?b&gt;</text:span><text:span text:style-name="T400">型 </text:span>反應、攻擊反應<text:span text:style-name="T142">。</text:span></text:p>
                                </text:list-item>
                                <text:list-item>
                                  <text:p text:style-name="P819"><text:span text:style-name="T246">n </text:span><text:span text:style-name="T402">≥</text:span><text:span text:style-name="T246"> a、</text:span><text:span text:style-name="T168">b、</text:span><text:span text:style-name="T172">c</text:span><text:span text:style-name="T246"> </text:span><text:span text:style-name="T402">≥</text:span><text:span text:style-name="T246"> </text:span><text:span text:style-name="T167">u</text:span><text:span text:style-name="T142">。</text:span></text:p>
                                </text:list-item>
                              </text:list>
                            </text:list-item>
                            <text:list-item>
                              <text:p text:style-name="P819">明顯例子，<text:span text:style-name="T399">由 專家讀者</text:span><text:span text:style-name="T166"> 自行拓展出</text:span>。</text:p>
                              <text:list>
                                <text:list-item>
                                  <text:p text:style-name="P819">假定，<text:span text:style-name="T22">&lt;?</text:span><text:span text:style-name="T173">3</text:span><text:span text:style-name="T166">&gt;</text:span><text:span text:style-name="T168">個</text:span><text:span text:style-name="T400">體 在 某一特定區域 有 </text:span><text:span text:style-name="T168">&lt;?</text:span><text:span text:style-name="T173">1</text:span><text:span text:style-name="T168">&gt;</text:span><text:span text:style-name="T400">型 感知、感受、感測</text:span><text:span text:style-name="T142">。</text:span></text:p>
                                </text:list-item>
                                <text:list-item>
                                  <text:p text:style-name="P819">該區域的 <text:span text:style-name="T22">&lt;?</text:span><text:span text:style-name="T173">2</text:span><text:span text:style-name="T22">&gt;</text:span>個體 有機率讓 <text:span text:style-name="T22">&lt;?</text:span><text:span text:style-name="T173">3</text:span><text:span text:style-name="T22">&gt;</text:span>個體 產生 <text:span text:style-name="T168">&lt;?</text:span><text:span text:style-name="T173">1</text:span><text:span text:style-name="T168">&gt;</text:span><text:span text:style-name="T400">型 </text:span>反應、攻擊反應<text:span text:style-name="T142">。</text:span></text:p>
                                </text:list-item>
                              </text:list>
                            </text:list-item>
                            <text:list-item>
                              <text:p text:style-name="P819">明顯例子，<text:span text:style-name="T399">由 專家讀者</text:span><text:span text:style-name="T166"> 自行拓展出</text:span>。</text:p>
                              <text:list>
                                <text:list-item>
                                  <text:p text:style-name="P819">假定，<text:span text:style-name="T400">某一特定空間</text:span><text:span text:style-name="T168">個</text:span><text:span text:style-name="T400">體 在 某一特定區域 有 某一特定</text:span><text:span text:style-name="T168">力</text:span><text:span text:style-name="T400">型 感知、感受</text:span><text:span text:style-name="T142">。</text:span></text:p>
                                </text:list-item>
                                <text:list-item>
                                  <text:p text:style-name="P819"><text:span text:style-name="T142">該區域的 </text:span><text:span text:style-name="T400">某一特定</text:span><text:span text:style-name="T142">人類個體 有機率讓 該</text:span><text:span text:style-name="T22">空間</text:span><text:span text:style-name="T142">個體 產生 該</text:span><text:span text:style-name="T168">力型 </text:span><text:span text:style-name="T142">反應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0"><text:span text:style-name="T142">本文件 </text:span><text:span text:style-name="T399">盡可能 不再紀載、不再紀錄，</text:span><text:span text:style-name="T269">由 專家讀者</text:span><text:span text:style-name="T267"> 自行遞迴出</text:span><text:span text:style-name="T166"> </text:span><text:span text:style-name="T127">&lt;?</text:span><text:span text:style-name="T137">a&gt;型</text:span><text:span text:style-name="T166"> 描述、例子</text:span><text:span text:style-name="T142">。</text:span></text:p>
                          <text:list>
                            <text:list-item>
                              <text:p text:style-name="P818">明顯例子，<text:span text:style-name="T399">由 專家讀者</text:span><text:span text:style-name="T166"> 自行遞迴出</text:span>。</text:p>
                              <text:list>
                                <text:list-item>
                                  <text:p text:style-name="P817">假定，（<text:span text:style-name="T113">&lt;?</text:span><text:span text:style-name="T140">d</text:span><text:span text:style-name="T137">&gt;</text:span><text:span text:style-name="T138">個</text:span><text:span text:style-name="T400">體 包覆的）</text:span><text:span text:style-name="T138">&lt;?</text:span><text:span text:style-name="T140">a</text:span><text:span text:style-name="T138">&gt;個體 在 某一特定&lt;?e&gt;個體 有 &lt;?</text:span><text:span text:style-name="T139">b&gt;</text:span><text:span text:style-name="T400">型 感知、感受、感測</text:span><text:span text:style-name="T142">。</text:span></text:p>
                                </text:list-item>
                                <text:list-item>
                                  <text:p text:style-name="P820">該<text:span text:style-name="T138">&lt;?e&gt;個體</text:span>的（<text:span text:style-name="T22">&lt;?</text:span><text:span text:style-name="T171">f</text:span><text:span text:style-name="T22">&gt;個體 蘊含的）&lt;?</text:span><text:span text:style-name="T171">c</text:span><text:span text:style-name="T170">&gt;</text:span>個體 有機率讓 <text:span text:style-name="T22">&lt;?</text:span><text:span text:style-name="T170">d</text:span><text:span text:style-name="T22">&gt;</text:span>個體 產生 <text:span text:style-name="T168">&lt;?b&gt;</text:span><text:span text:style-name="T400">型 </text:span>反應、攻擊反應<text:span text:style-name="T400">、排斥</text:span>反應<text:span text:style-name="T142">。</text:span></text:p>
                                </text:list-item>
                                <text:list-item>
                                  <text:p text:style-name="P821"><text:span text:style-name="T246">n </text:span><text:span text:style-name="T402">≥</text:span><text:span text:style-name="T246"> a、</text:span><text:span text:style-name="T168">b、</text:span><text:span text:style-name="T172">c、</text:span><text:span text:style-name="T170">d、e、f</text:span><text:span text:style-name="T246"> </text:span><text:span text:style-name="T402">≥</text:span><text:span text:style-name="T246"> </text:span><text:span text:style-name="T167">u</text:span><text:span text:style-name="T142">。</text:span></text:p>
                                </text:list-item>
                              </text:list>
                            </text:list-item>
                            <text:list-item>
                              <text:p text:style-name="P821">明顯例子，<text:span text:style-name="T399">由 專家讀者</text:span><text:span text:style-name="T166"> 自行遞迴出</text:span>。</text:p>
                              <text:list>
                                <text:list-item>
                                  <text:p text:style-name="P821">假定，（<text:span text:style-name="T22">&lt;?</text:span><text:span text:style-name="T174">3</text:span><text:span text:style-name="T166">&gt;</text:span><text:span text:style-name="T168">個</text:span><text:span text:style-name="T400">體 包覆的）</text:span><text:span text:style-name="T168">&lt;?</text:span><text:span text:style-name="T174">3</text:span><text:span text:style-name="T168">&gt;個體 在 某一特定&lt;?</text:span><text:span text:style-name="T174">3</text:span><text:span text:style-name="T168">&gt;個體 有 &lt;?</text:span><text:span text:style-name="T174">1</text:span><text:span text:style-name="T170">&gt;</text:span><text:span text:style-name="T400">型 感知、感受、感測</text:span><text:span text:style-name="T142">。</text:span></text:p>
                                </text:list-item>
                                <text:list-item>
                                  <text:p text:style-name="P822"><text:span text:style-name="T142">該</text:span><text:span text:style-name="T168">&lt;?</text:span><text:span text:style-name="T174">3</text:span><text:span text:style-name="T168">&gt;個體</text:span><text:span text:style-name="T142">的（&lt;?</text:span><text:span text:style-name="T175">5</text:span><text:span text:style-name="T142">&gt;個體 蘊含的）&lt;?</text:span><text:span text:style-name="T175">2</text:span><text:span text:style-name="T170">&gt;</text:span><text:span text:style-name="T142">個體 有機率讓 &lt;?</text:span><text:span text:style-name="T174">3</text:span><text:span text:style-name="T142">&gt;個體 產生 </text:span><text:span text:style-name="T168">&lt;?</text:span><text:span text:style-name="T174">1</text:span><text:span text:style-name="T168">&gt;型 </text:span><text:span text:style-name="T142">反應、攻擊反應</text:span><text:span text:style-name="T168">、排斥</text:span><text:span text:style-name="T142">反應。</text:span></text:p>
                                </text:list-item>
                              </text:list>
                            </text:list-item>
                            <text:list-item>
                              <text:p text:style-name="P822">明顯例子，<text:span text:style-name="T399">由 專家讀者</text:span><text:span text:style-name="T166"> 自行遞迴出</text:span>。</text:p>
                              <text:list>
                                <text:list-item>
                                  <text:p text:style-name="P822">假定，（某一特定<text:span text:style-name="T22">&lt;?</text:span><text:span text:style-name="T174">3</text:span><text:span text:style-name="T166">&gt;</text:span><text:span text:style-name="T168">個</text:span><text:span text:style-name="T400">體 直接包覆的）某一特定空間</text:span><text:span text:style-name="T168">個體 在 某一特定（該&lt;?3&gt;個體 的）肺部個體 有 力</text:span><text:span text:style-name="T400">型 感知、感受、感測</text:span><text:span text:style-name="T142">。</text:span></text:p>
                                </text:list-item>
                                <text:list-item>
                                  <text:p text:style-name="P822"><text:span text:style-name="T142">該肺部</text:span><text:span text:style-name="T168">個體</text:span><text:span text:style-name="T142">的（&lt;_?</text:span><text:span text:style-name="T175">5</text:span><text:span text:style-name="T174">_</text:span><text:span text:style-name="T142">&gt;個體 直接蘊含的）某一特定人類個體 有機率讓 該&lt;?</text:span><text:span text:style-name="T176">3&gt;</text:span><text:span text:style-name="T142">個體 產生 </text:span><text:span text:style-name="T168">力型 </text:span><text:span text:style-name="T142">反應、攻擊反應</text:span><text:span text:style-name="T168">、排斥</text:span><text:span text:style-name="T142">反應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人類 是 當下的當下 的 時空背景 的 人類 這個有機體物種。</text:p>
            </text:list-item>
          </text:list>
        </text:list-item>
        <text:list-item>
          <text:p text:style-name="P639"><text:bookmark-start text:name="世界線"/>世界線<text:bookmark-end text:name="世界線"/><text:span text:style-name="T1">（時空世界線）</text:span></text:p>
          <text:list>
            <text:list-item>
              <text:p text:style-name="P639">不存在 世界線。<text:span text:style-name="T1">存在 （時空）世界體。（沒有 被限制在 三維 維度）</text:span></text:p>
              <text:list>
                <text:list-item>
                  <text:p text:style-name="P640">世界線 是 命運石之門 的 世界線。</text:p>
                </text:list-item>
              </text:list>
            </text:list-item>
            <text:list-item>
              <text:p text:style-name="P641">相關內容 請看 <text:span text:style-name="T196">神、預言</text:span> 文件 的 <text:span text:style-name="T196">時空</text:span>。</text:p>
            </text:list-item>
          </text:list>
        </text:list-item>
        <text:list-item>
          <text:p text:style-name="P824"><text:bookmark-start text:name="無為，而無不為"/>無為，而無不為<text:bookmark-end text:name="無為，而無不為"/></text:p>
          <text:list>
            <text:list-item>
              <text:p text:style-name="P642">對於 輸入、處理，個體 無為、完全沒有需要做出任何作為。</text:p>
            </text:list-item>
            <text:list-item>
              <text:p text:style-name="P643">對於 輸入、處理，道、系統 自然態 的 無所不為。</text:p>
            </text:list-item>
            <text:list-item>
              <text:p text:style-name="P642">個體 不需要 從事 輸入、處理（作為、干涉），而 道、系統 自然而然 有為。</text:p>
              <text:list>
                <text:list-item>
                  <text:p text:style-name="P642">該個體 只需 使用、應用 道、系統 的 輸出。</text:p>
                </text:list-item>
                <text:list-item>
                  <text:p text:style-name="P644">該個體 完全 不需要 花費 任何 肉質層、意識層 就能 自然無為 的 獲得。</text:p>
                </text:list-item>
                <text:list-item>
                  <text:p text:style-name="P644">該個體 完全 不需要 花費 任何 能量、儲量 就能 自然而然 的 獲得。</text:p>
                </text:list-item>
                <text:list-item>
                  <text:p text:style-name="P644">該個體 完全 不需要 花費 任何 專注力、勞動力 就能 自然態 的 獲得。</text:p>
                </text:list-item>
              </text:list>
            </text:list-item>
          </text:list>
        </text:list-item>
        <text:list-item>
          <text:p text:style-name="P645"><text:bookmark-start text:name="魔法"/>魔法<text:bookmark-end text:name="魔法"/></text:p>
          <text:list>
            <text:list-item>
              <text:p text:style-name="P645">魔法 有機率 是<text:span text:style-name="T113"> &lt;?</text:span><text:span text:style-name="T114">2&gt;個體 感受到</text:span><text:span text:style-name="T200"> 投影變化、投影法則 的 現象、產物。</text:span></text:p>
            </text:list-item>
            <text:list-item>
              <text:p text:style-name="P646">魔法 是 魔法、超自然、超自然現象、集體幻覺。</text:p>
            </text:list-item>
            <text:list-item>
              <text:p text:style-name="P71">感受 是 感受、感測、觀測、感知、認知、意識。</text:p>
            </text:list-item>
            <text:list-item>
              <text:p text:style-name="P646"><text:span text:style-name="T114">投影</text:span><text:span text:style-name="T200">變化</text:span><text:span text:style-name="T114"> 是 &lt;_?</text:span><text:span text:style-name="T115">n</text:span><text:span text:style-name="T114">_&gt; ~ &lt;_?3_&gt; 個體 的 </text:span><text:span text:style-name="T200">變化</text:span><text:span text:style-name="T114"> 投影到 &lt;?2&gt;個體 能夠 感測 的 </text:span><text:span text:style-name="T200">變化</text:span><text:span text:style-name="T114">。</text:span></text:p>
            </text:list-item>
            <text:list-item>
              <text:p text:style-name="P646"><text:span text:style-name="T114">投影法則 是 &lt;_?</text:span><text:span text:style-name="T115">n</text:span><text:span text:style-name="T114">_&gt; ~ &lt;_?3_&gt; 法則 投影到 &lt;?2&gt;個體 能夠 交互作用 的 法則。</text:span></text:p>
            </text:list-item>
          </text:list>
        </text:list-item>
        <text:list-item>
          <text:p text:style-name="P72"><text:bookmark-start text:name="虛無文明"/>虛無文明<text:bookmark-end text:name="虛無文明"/></text:p>
          <text:list>
            <text:list-item>
              <text:p text:style-name="P73">虛無文明 蘊含 所有文明。</text:p>
              <text:list>
                <text:list-item>
                  <text:p text:style-name="P73">所有、一切的一切的 文明 都是 次文明、次文化。</text:p>
                  <text:list>
                    <text:list-item>
                      <text:p text:style-name="P73">文明 是 本能、傳承。</text:p>
                      <text:list>
                        <text:list-item>
                          <text:p text:style-name="P647"><text:span text:style-name="T114">傳承 是 </text:span>世界觀<text:span text:style-name="T114">、價值觀、觀念、傳統、習俗、文化、流行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4">沒有所謂 的 主文明、主流文明、主流文化。</text:p>
                </text:list-item>
                <text:list-item>
                  <text:p text:style-name="P74">只有 比例較高 的 次文明。</text:p>
                  <text:list>
                    <text:list-item>
                      <text:p text:style-name="P648"><text:span text:style-name="T114">極端（的 次文明 佔比）是 該文化 </text:span><text:span text:style-name="T116">佔有 該虛無文化 的 100%、</text:span><text:span text:style-name="T117">0%</text:span><text:span text:style-name="T116">。</text:span></text:p>
                    </text:list-item>
                  </text:list>
                </text:list-item>
                <text:list-item>
                  <text:p text:style-name="P72">一個 個體 可以 同時 挑選、選擇 多個 次文明。</text:p>
                  <text:list>
                    <text:list-item>
                      <text:p text:style-name="P72">完全 沒有 強制 一個 個體 只能 選擇、隸屬、擁有 某一特定的次文明。</text:p>
                    </text:list-item>
                    <text:list-item>
                      <text:p text:style-name="P75">個體 能夠 完全 自由 的 選擇 要 隸屬、擁有 哪些 次文明群。</text:p>
                      <text:list>
                        <text:list-item>
                          <text:p text:style-name="P76">個體 的 選擇 不應該、絕對不能 受到 原生環境、原生家庭 的 任何影響。</text:p>
                        </text:list-item>
                        <text:list-item>
                          <text:p text:style-name="P77">個體 是 獨立個體。</text:p>
                          <text:list>
                            <text:list-item>
                              <text:p text:style-name="P77">即便 該原生環境、該原生家庭 正在 養育著 該個體。</text:p>
                            </text:list-item>
                            <text:list-item>
                              <text:p text:style-name="P78">原生環境、原生家庭 不應該、絕對不能 將 該個體 視為 私有財產。</text:p>
                            </text:list-item>
                            <text:list-item>
                              <text:p text:style-name="P79">原生環境、原生家庭 不應該、絕對不能 將 該個體 視為 樂透彩券。</text:p>
                            </text:list-item>
                            <text:list-item>
                              <text:p text:style-name="P79">個體 不是 原生環境、原生家庭 的 私有財產、無機物。</text:p>
                              <text:list>
                                <text:list-item>
                                  <text:p text:style-name="P80">尤其是 只為了 一時爽快 的 原生環境、原生家庭，誕生 該個體。</text:p>
                                </text:list-item>
                                <text:list-item>
                                  <text:p text:style-name="P81">尤其是 只為了 自身利益 的 原生環境、原生家庭，誕生 該個體。</text:p>
                                </text:list-item>
                                <text:list-item>
                                  <text:p text:style-name="P81">尤其是 只為了 自私利益 的 原生環境、原生家庭，誕生 該個體。</text:p>
                                </text:list-item>
                                <text:list-item>
                                  <text:p text:style-name="P82">尤其是 只為了 培育木偶 的 原生環境、原生家庭，誕生 該個體。</text:p>
                                </text:list-item>
                                <text:list-item>
                                  <text:p text:style-name="P81">尤其是 只為了 反制衰亡期 的 原生環境、原生家庭，誕生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實際上，個體 的 選擇 極端 受限於 原生環境、原生家庭、經濟狀態。</text:p>
                          <text:list>
                            <text:list-item>
                              <text:p text:style-name="P83">原生家庭 的 家教、身教、言教、經濟狀況 影響 極端 強烈。</text:p>
                            </text:list-item>
                            <text:list-item>
                              <text:p text:style-name="P83">次文明 之間 的 地理位置 有機率 間隔距離 極大。</text:p>
                              <text:list>
                                <text:list-item>
                                  <text:p text:style-name="P84">個體 只能 捨棄、遠端、定期 參與，極端難以 沉浸式、實時 參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次文明群 之間 有機率 出現 分歧型 歧視。</text:p>
                  <text:list>
                    <text:list-item>
                      <text:p text:style-name="P83">對於 該次文明 來說，正常 的 觀念、習俗、文化。</text:p>
                      <text:list>
                        <text:list-item>
                          <text:p text:style-name="P85">對於 其他次文明 來說，有機率 是 極端 歧視。</text:p>
                        </text:list-item>
                        <text:list-item>
                          <text:p text:style-name="P85">明顯例子，平權、男權、女權、其他性別的特權。</text:p>
                          <text:list>
                            <text:list-item>
                              <text:p text:style-name="P86">對於 蘊含 平權 的 次文明 來說，不分性別，只看 個體 本能、傳承。</text:p>
                              <text:list>
                                <text:list-item>
                                  <text:p text:style-name="P87">一切 使用 某一特定指標 來判定，透過 科學、科技、工具 取得。</text:p>
                                  <text:list>
                                    <text:list-item>
                                      <text:p text:style-name="P88">明顯例子 是 以 內臟脂肪 為 體力的指標。</text:p>
                                      <text:list>
                                        <text:list-item>
                                          <text:p text:style-name="P89">該個體 內臟脂肪 越不健康，該次文明判定 該個體的體力 越低。</text:p>
                                        </text:list-item>
                                        <text:list-item>
                                          <text:p text:style-name="P90">該個體 內臟脂肪 越健康，該次文明判定 該個體的體力 越高。</text:p>
                                          <text:list>
                                            <text:list-item>
                                              <text:p text:style-name="P88">內臟脂肪 越高於適中，內臟脂肪 越不健康。</text:p>
                                            </text:list-item>
                                            <text:list-item>
                                              <text:p text:style-name="P88">內臟脂肪 適中，內臟脂肪 最健康。</text:p>
                                            </text:list-item>
                                            <text:list-item>
                                              <text:p text:style-name="P88">內臟脂肪 越低於適中，內臟脂肪 越不健康。</text:p>
                                            </text:list-item>
                                            <text:list-item>
                                              <text:p text:style-name="P91">每一個 個體 的 適中 判定數值 不同。</text:p>
                                            </text:list-item>
                                            <text:list-item>
                                              <text:p text:style-name="P92">原因很明顯，個體群 之間 的 BMI數值，有機率 不同。</text:p>
                                            </text:list-item>
                                            <text:list-item>
                                              <text:p text:style-name="P93">BMI數值 不同，適中的判定數值 有機率 不同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7">該次文明 再依據 體力，將 個體 做 體力由高到低 排序。</text:p>
                                        </text:list-item>
                                        <text:list-item>
                                          <text:p text:style-name="P94">個體 的 體力越高，強壯牌 的 分數越高，就業機會 越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5">該次文明 不看 性別。</text:p>
                                    </text:list-item>
                                    <text:list-item>
                                      <text:p text:style-name="P96">對於 該次文明 來說，性別 只是 一個 顯性特徵。</text:p>
                                      <text:list>
                                        <text:list-item>
                                          <text:p text:style-name="P94">顯性特徵 的 明顯例子 是 身高、體重、三圍、四肢長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7">對於 該次文明 來說，顯性特徵 本身 沒有任何意義。</text:p>
                                    </text:list-item>
                                    <text:list-item>
                                      <text:p text:style-name="P98">對於 該次文明 來說，指標 本身 才有意義。</text:p>
                                      <text:list>
                                        <text:list-item>
                                          <text:p text:style-name="P99">明顯例子 是 以 內臟脂肪、血糖濃度 組成 體力的指標。</text:p>
                                          <text:list>
                                            <text:list-item>
                                              <text:p text:style-name="P556"><text:span text:style-name="T42">x%內臟脂肪率+（100%-x%）血糖濃度率 = </text:span><text:span text:style-name="T41">體力的指標。</text:span></text:p>
                                            </text:list-item>
                                            <text:list-item>
                                              <text:p text:style-name="P557"><text:span text:style-name="T42">內臟脂肪</text:span><text:span text:style-name="T41">率 是 內臟脂肪 正規化 到 </text:span><text:span text:style-name="T43">0% ~ 100%。</text:span></text:p>
                                            </text:list-item>
                                            <text:list-item>
                                              <text:p text:style-name="P771"><text:span text:style-name="T43">0% 是 </text:span><text:span text:style-name="T41">該次文明 所有個體 當中，內臟脂肪 最不健康 的 個體。</text:span></text:p>
                                            </text:list-item>
                                            <text:list-item>
                                              <text:p text:style-name="P772"><text:span text:style-name="T23">100</text:span><text:span text:style-name="T43">% 是 </text:span><text:span text:style-name="T41">該次文明 所有個體 當中，內臟脂肪 最健康 的 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該次文明 透過 科學、科學應用、科技 就能 進行 繁殖、繁衍、複製。</text:p>
                                      <text:list>
                                        <text:list-item>
                                          <text:p text:style-name="P101">對於 該次文明 來說，性別 本身 沒有任何意義。</text:p>
                                        </text:list-item>
                                        <text:list-item>
                                          <text:p text:style-name="P102">對於 該次文明 來說，顯性特徵 本身 都沒有任何意義。</text:p>
                                        </text:list-item>
                                        <text:list-item>
                                          <text:p text:style-name="P103">對於 該次文明 來說，創造、設計、產出、善用工具 指標 才有意義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6">對於 蘊含 男權 的 次文明 來說，男主外女主內，強壯牌，只看 性別。</text:p>
                              <text:list>
                                <text:list-item>
                                  <text:p text:style-name="P86">明顯例子 是 獅子文明。</text:p>
                                </text:list-item>
                                <text:list-item>
                                  <text:p text:style-name="P86">男性 一手掌握 就業權、經濟命脈。</text:p>
                                </text:list-item>
                              </text:list>
                            </text:list-item>
                            <text:list-item>
                              <text:p text:style-name="P86">對於 蘊含 女權 的 次文明 來說，母系社會，柔弱牌、只看誰能夠生育。</text:p>
                              <text:list>
                                <text:list-item>
                                  <text:p text:style-name="P86">明顯例子 是 蜜蜂文明。</text:p>
                                </text:list-item>
                                <text:list-item>
                                  <text:p text:style-name="P104">女性 一手掌握 男性性衝動、小孩歸屬感（絕望之井的反向應用）。</text:p>
                                </text:list-item>
                              </text:list>
                            </text:list-item>
                            <text:list-item>
                              <text:p text:style-name="P105">對於 蘊含 其他性別的特權 的 次文明 來說，只看 該性別群 的 特點。</text:p>
                              <text:list>
                                <text:list-item>
                                  <text:p text:style-name="P105">特點 是 優勢、弱勢、差異點、相較於其他性別的不同之處。</text:p>
                                  <text:list>
                                    <text:list-item>
                                      <text:p text:style-name="P106">優勢 是 就業權、經濟命脈、掌握其他性別性衝動、小孩歸屬感。</text:p>
                                      <text:list>
                                        <text:list-item>
                                          <text:p text:style-name="P106">明顯例子，男性 的 體力 通常、理論上 遠遠 高於 女性。</text:p>
                                        </text:list-item>
                                        <text:list-item>
                                          <text:p text:style-name="P106">只要 是 男性 就能 在 男權 的 次文明 打出 強壯牌。</text:p>
                                          <text:list>
                                            <text:list-item>
                                              <text:p text:style-name="P106">完全不需要 比較 個體 之間 的 差異。</text:p>
                                            </text:list-item>
                                            <text:list-item>
                                              <text:p text:style-name="P106">即便 女性個體 的 體力 遠遠高於 某一特定男性個體。</text:p>
                                            </text:list-item>
                                            <text:list-item>
                                              <text:p text:style-name="P106">該女性個體 仍然 極端難以 打出 強壯牌 來 獲得 資格。</text:p>
                                            </text:list-item>
                                            <text:list-item>
                                              <text:p text:style-name="P107">資格 是 入學、參賽、比賽、就業 資格。</text:p>
                                            </text:list-item>
                                            <text:list-item>
                                              <text:p text:style-name="P107">只因為 性別 就 飽受歧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弱勢 是 禮讓牌、悲情牌、同情牌、情緒勒索牌。</text:p>
                                      <text:list>
                                        <text:list-item>
                                          <text:p text:style-name="P109">明顯例子，女性 的 體力 通常、理論上 遠遠 低於 男性。</text:p>
                                        </text:list-item>
                                        <text:list-item>
                                          <text:p text:style-name="P109">只要 是 女性 就能 在 女權 的 次文明 打出 禮讓牌。</text:p>
                                          <text:list>
                                            <text:list-item>
                                              <text:p text:style-name="P110">完全不需要 比較 個體 之間 的 差異。</text:p>
                                            </text:list-item>
                                            <text:list-item>
                                              <text:p text:style-name="P109">即便 女性個體 的 體力 遠遠高於 某一特定男性個體。</text:p>
                                            </text:list-item>
                                            <text:list-item>
                                              <text:p text:style-name="P110">該男性個體 仍然 極端難以 打出 禮讓牌。</text:p>
                                            </text:list-item>
                                            <text:list-item>
                                              <text:p text:style-name="P111">只因為 性別 就 飽受歧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次文明群 的 相互包容方式 極有可能 採取 互不干涉、互相默認、冷漠以對。</text:p>
                      <text:list>
                        <text:list-item>
                          <text:p text:style-name="P113">該相互包容方式 是 實際可行 的 相互包容方式，但是 完全 稱不上 成功。</text:p>
                        </text:list-item>
                        <text:list-item>
                          <text:p text:style-name="P114">只要 有 異質性、比較性、指標性、數值化性、感受性，就 有機率 歧視。</text:p>
                        </text:list-item>
                        <text:list-item>
                          <text:p text:style-name="P114">只有、唯有 完美 的 同質性 的 存在，歧視 才不會 出現。</text:p>
                          <text:list>
                            <text:list-item>
                              <text:p text:style-name="P115">明顯例子，其他個體 喜歡、討厭、無感 某一特定款式 的 汽車。</text:p>
                              <text:list>
                                <text:list-item>
                                  <text:p text:style-name="P116">該款式 的 兩輛 汽車，外觀、內在、性能 全部 一模一樣。</text:p>
                                </text:list-item>
                                <text:list-item>
                                  <text:p text:style-name="P117">對於 其他個體 來說，兩車、兩輛車 之間 無從比較優劣。</text:p>
                                  <text:list>
                                    <text:list-item>
                                      <text:p text:style-name="P114">其他個體 自然而然、理所當然 不會 對 兩車 產生 歧視、偏見。</text:p>
                                    </text:list-item>
                                    <text:list-item>
                                      <text:p text:style-name="P118">其他個體 自然而然、理所當然 一起、同時 喜歡、討厭、無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次文明 之間 一旦 相互干涉，有機率 出現、爆發 衝突。</text:p>
                        </text:list-item>
                        <text:list-item>
                          <text:p text:style-name="P649"><text:span text:style-name="T114">次文明 之間 永久性 不相互干涉，有機率 持續性 </text:span><text:span text:style-name="T118">惡化、增加 歧視、特權。</text:span></text:p>
                        </text:list-item>
                      </text:list>
                    </text:list-item>
                    <text:list-item>
                      <text:p text:style-name="P650"><text:span text:style-name="T118">虛無文明 底下 的 </text:span><text:span text:style-name="T114">次文明 多樣化、反脆弱性 是 優點、特點。</text:span></text:p>
                      <text:list>
                        <text:list-item>
                          <text:p text:style-name="P119">但是 該優點、該特點 有機率 造成 次文明群 之間 的 混亂、矛盾、衝突。</text:p>
                        </text:list-item>
                        <text:list-item>
                          <text:p text:style-name="P120">該優點、該特點 需要 有 機制 來 制衡、循環、週期性變化、控制、微調。</text:p>
                          <text:list>
                            <text:list-item>
                              <text:p text:style-name="P121">將 該混亂、該矛盾、該衝突 控制 在 某一特定 誤差、容許 範圍 之內。</text:p>
                              <text:list>
                                <text:list-item>
                                  <text:p text:style-name="P122">實際上，完全 消除 混亂、矛盾、衝突 的 機率 較低、極低。</text:p>
                                </text:list-item>
                                <text:list-item>
                                  <text:p text:style-name="P122">因此 改成 控制 混亂、矛盾 的影響 程度、範圍、層面、個體數量。</text:p>
                                </text:list-item>
                                <text:list-item>
                                  <text:p text:style-name="P122">隨著 變化，逐漸 收斂 到 某一特定 誤差、容許 範圍 之內。</text:p>
                                </text:list-item>
                                <text:list-item>
                                  <text:p text:style-name="P123">之後 再 逐步 微調、觀測 該機制，收斂、縮小 實際範圍。</text:p>
                                </text:list-item>
                                <text:list-item>
                                  <text:p text:style-name="P124">有時 反而 要 發散、擴大 實際範圍，否則 有機率 失控、反噬。</text:p>
                                  <text:list>
                                    <text:list-item>
                                      <text:p text:style-name="P125">反噬 是 次文明（群）藉由 該機制 反過來 攻擊 次文明（群）。</text:p>
                                    </text:list-item>
                                    <text:list-item>
                                      <text:p text:style-name="P126">反噬 是 次文明（群）藉由 該機制 反過來 攻擊 個體（群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個體 可以選擇 加入、退出 零個（以上）次文明、次文化。</text:p>
              <text:list>
                <text:list-item>
                  <text:p text:style-name="P126">零個 是 該個體 擁有 自己 獨特、特有 的 次文明、次文化。</text:p>
                  <text:list>
                    <text:list-item>
                      <text:p text:style-name="P126">明顯例子 是 單一、本能。</text:p>
                    </text:list-item>
                  </text:list>
                </text:list-item>
                <text:list-item>
                  <text:p text:style-name="P127">一個 是 該個體 選擇 加入 某一特定 次文明、次文化。</text:p>
                </text:list-item>
                <text:list-item>
                  <text:p text:style-name="P128">個體 隨時隨地 可以 加入、退出 任何 次文化。</text:p>
                  <text:list>
                    <text:list-item>
                      <text:p text:style-name="P128">明顯例子 是 該個體 突然想 瞭解、品嘗 稻米飲食文化，直接 意識層 加入。</text:p>
                      <text:list>
                        <text:list-item>
                          <text:p text:style-name="P129">明顯例子 是 查閱、熟悉 稻米飲食文化 的 料理、餐具、廚具、餐廳、發展史。</text:p>
                        </text:list-item>
                        <text:list-item>
                          <text:p text:style-name="P129">明顯例子 是 享用、烹煮、分享 稻米飲食文化 的 料理。</text:p>
                        </text:list-item>
                      </text:list>
                    </text:list-item>
                    <text:list-item>
                      <text:p text:style-name="P130">明顯例子 是 該個體 突然不想 瞭解、品嘗 稻米飲食文化，直接 意識層 退出。</text:p>
                      <text:list>
                        <text:list-item>
                          <text:p text:style-name="P131">明顯例子 是 查閱、熟悉 其他飲食文化 的 料理、餐具、廚具、餐廳、發展史。</text:p>
                        </text:list-item>
                        <text:list-item>
                          <text:p text:style-name="P132">明顯例子 是 享用、烹煮、分享 其他飲食文化 的 料理。</text:p>
                        </text:list-item>
                      </text:list>
                    </text:list-item>
                  </text:list>
                </text:list-item>
                <text:list-item>
                  <text:p text:style-name="P133">個體 隨時隨地 可以 加入、退出 任何 次文明。</text:p>
                  <text:list>
                    <text:list-item>
                      <text:p text:style-name="P130">明顯例子 是 該個體 突然想 瞭解、居住 東方文明，直接 肉質層、意識層 加入。</text:p>
                      <text:list>
                        <text:list-item>
                          <text:p text:style-name="P131">明顯例子 是 查閱、熟悉 東方文明 的 文化、習俗、歷史、科學、工具。</text:p>
                        </text:list-item>
                        <text:list-item>
                          <text:p text:style-name="P134">明顯例子 是 到東方文明 旅遊、留學、移民。</text:p>
                        </text:list-item>
                      </text:list>
                    </text:list-item>
                    <text:list-item>
                      <text:p text:style-name="P130">明顯例子 是 該個體 突然不想 瞭解、居住 東方文明，直接 肉質層、意識層 退出。</text:p>
                      <text:list>
                        <text:list-item>
                          <text:p text:style-name="P131">明顯例子 是 查閱、熟悉 其他文明 的 文化、習俗、歷史、科學、工具。</text:p>
                        </text:list-item>
                        <text:list-item>
                          <text:p text:style-name="P135">明顯例子 是 到其他文明 旅遊、留學、移民。</text:p>
                        </text:list-item>
                      </text:list>
                    </text:list-item>
                    <text:list-item>
                      <text:p text:style-name="P136">明顯例子 是 該個體 同時加入 東方文明、西方文明，直接 肉質層、意識層 加入。</text:p>
                      <text:list>
                        <text:list-item>
                          <text:p text:style-name="P136">明顯例子 是 同時 查閱、熟悉 東方文明、西方文明 的 文化、習俗、歷史、科學。</text:p>
                        </text:list-item>
                        <text:list-item>
                          <text:p text:style-name="P136">明顯例子 是 分別到 東方文明、西方文明 旅遊、留學、移民。</text:p>
                          <text:list>
                            <text:list-item>
                              <text:p text:style-name="P136">該個體 周遊列國、環遊世界。</text:p>
                              <text:list>
                                <text:list-item>
                                  <text:p text:style-name="P137">該個體 要事先 考慮、規劃、準備 肉質層的移動成本、發生突發事件的應對。</text:p>
                                </text:list-item>
                              </text:list>
                            </text:list-item>
                            <text:list-item>
                              <text:p text:style-name="P138">次文化群 在 該個體的意識層 交互作用，迸發出 該個體從未擁有過的全新體驗。</text:p>
                            </text:list-item>
                            <text:list-item>
                              <text:p text:style-name="P139">該個體 的 肉質層、意識層 品嘗、感受、享受 全新感受，獲得難以忘懷的回憶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6">明顯例子 是 人類個體 可以 同時接受 稻米飲食文化、小麥飲食文化。</text:p>
                  <text:list>
                    <text:list-item>
                      <text:p text:style-name="P140">稻米飲食文化、小麥飲食文化 是 不同的 次文化。</text:p>
                      <text:list>
                        <text:list-item>
                          <text:p text:style-name="P141">稻米飲食文化 的 明顯例子 是 米飯料理。</text:p>
                        </text:list-item>
                        <text:list-item>
                          <text:p text:style-name="P841">小麥飲食文化 的 明顯例子 是 麵包料理。</text:p>
                        </text:list-item>
                      </text:list>
                    </text:list-item>
                  </text:list>
                </text:list-item>
                <text:list-item>
                  <text:p text:style-name="P141">反孕育 個體意識層 的 文明、文化。</text:p>
                  <text:list>
                    <text:list-item>
                      <text:p text:style-name="P142">文明、文化 邊界 越模糊，個體之間 的 信念衝突 越少。</text:p>
                      <text:list>
                        <text:list-item>
                          <text:p text:style-name="P143">明顯例子 是 人類個體 不會因為 其他個體 吃米飯料理，而 爆發衝突。</text:p>
                        </text:list-item>
                      </text:list>
                    </text:list-item>
                    <text:list-item>
                      <text:p text:style-name="P144">文明、文化 邊界 越清晰，個體之間 的 信念衝突 越多。</text:p>
                      <text:list>
                        <text:list-item>
                          <text:p text:style-name="P142">個體意識層 越是孕育 文明、文化，邊界 越清晰。</text:p>
                          <text:list>
                            <text:list-item>
                              <text:p text:style-name="P145">實際上，存在於 個體意識層 的 文明、文化，只是 該文明、該文化 的 投影。</text:p>
                              <text:list>
                                <text:list-item>
                                  <text:p text:style-name="P146">明顯例子 是 人類的物理定律 是 人類 對 &lt;_?<text:span text:style-name="T257">3_&gt;個體 的 投影、世界觀。</text:span></text:p>
                                </text:list-item>
                                <text:list-item>
                                  <text:p text:style-name="P147">明顯例子 是 個體意識層的文明 是 個體 對 該文明<text:span text:style-name="T257"> 的 投影、世界觀。</text:span></text:p>
                                </text:list-item>
                                <text:list-item>
                                  <text:p text:style-name="P148">明顯例子 是 個體意識層的文化 是 個體 對 該文化<text:span text:style-name="T257"> 的 投影、世界觀。</text:span></text:p>
                                </text:list-item>
                              </text:list>
                            </text:list-item>
                            <text:list-item>
                              <text:p text:style-name="P149">各種 文明、文化 的 投影 進入到 個體意識層 的 大融爐、大海、世界 裡面。</text:p>
                              <text:list>
                                <text:list-item>
                                  <text:p text:style-name="P150">個體意識層 沒有必要 孕育 各種文明、各種文化 的 邊界。</text:p>
                                </text:list-item>
                                <text:list-item>
                                  <text:p text:style-name="P151">個體意識層 自然無為、理所當然 反孕育 各種文明、各種文化。</text:p>
                                  <text:list>
                                    <text:list-item>
                                      <text:p text:style-name="P152">各種文明、各種文化 進入 該個體 之後，形成獨一無二的 文明、文化。</text:p>
                                    </text:list-item>
                                    <text:list-item>
                                      <text:p text:style-name="P153">該個體 擁有 獨特、獨有、自有 的 該個體文明、該個體文化。</text:p>
                                      <text:list>
                                        <text:list-item>
                                          <text:p text:style-name="P154">該個體文明 學習、繼承 文明群。</text:p>
                                        </text:list-item>
                                        <text:list-item>
                                          <text:p text:style-name="P155">該個體文明、某一特定文明 有 相同之處。</text:p>
                                          <text:list>
                                            <text:list-item>
                                              <text:p text:style-name="P156">原因很明顯，該個體文明 有 學習、交互作用 該文明。</text:p>
                                            </text:list-item>
                                            <text:list-item>
                                              <text:p text:style-name="P155">某一特定文明 是 文明群 當中的其中一個 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5">該個體文明、某一特定文明 有 不同之處。</text:p>
                                          <text:list>
                                            <text:list-item>
                                              <text:p text:style-name="P155">原因很明顯，該個體文明 有 學習、交互作用 其他文明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7">文明、文化 被命名、被貼標籤 之後，個體 極端容易 孕育 邊界。</text:p>
                                  <text:list>
                                    <text:list-item>
                                      <text:p text:style-name="P158">個體 有機率 很直覺 孕育邊界、進行劃分、進行分類、非黑即白。</text:p>
                                    </text:list-item>
                                    <text:list-item>
                                      <text:p text:style-name="P159">邊界 越清晰，信念衝突 發生機率、醞釀速率、危害範圍 越高。</text:p>
                                    </text:list-item>
                                  </text:list>
                                </text:list-item>
                                <text:list-item>
                                  <text:p text:style-name="P160">文明、文化 本身 沒有命名、沒有標籤，是 個體 命名、貼標籤。<text:span text:style-name="T1">名可名</text:span></text:p>
                                </text:list-item>
                                <text:list-item>
                                  <text:p text:style-name="P161">個體 只是為了 傳承，才會對 文明、文化 命名、貼標籤。</text:p>
                                  <text:list>
                                    <text:list-item>
                                      <text:p text:style-name="P162">為了傳承的 目標 有達到，但是 副產物、附加價值 是 信念衝突、內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3">個體 學習 文明、文化 之後，只會保存 該文明、該文化 的 投影。</text:p>
                              <text:list>
                                <text:list-item>
                                  <text:p text:style-name="P164">明顯例子 是 個體 學習 麻婆豆腐的作法，該個體 會有 獨特的料理方式。</text:p>
                                  <text:list>
                                    <text:list-item>
                                      <text:p text:style-name="P165">該個體、其他個體 的 烹煮麻婆豆腐的作法 不可能完全一模一樣。</text:p>
                                      <text:list>
                                        <text:list-item>
                                          <text:p text:style-name="P166">每一個個體 都有 獨特、特有、各自 的 麻婆豆腐的作法。</text:p>
                                        </text:list-item>
                                        <text:list-item>
                                          <text:p text:style-name="P167">每一個個體 都有 獨特、特有、各自 的 料理方式。</text:p>
                                        </text:list-item>
                                        <text:list-item>
                                          <text:p text:style-name="P168">每一個個體 對 麻婆豆腐的作法 都有 獨特、特有、各自 的 投影。</text:p>
                                        </text:list-item>
                                        <text:list-item>
                                          <text:p text:style-name="P168">每一個個體 對 文明、文化 都有 獨特、特有、各自 的 投影。</text:p>
                                        </text:list-item>
                                        <text:list-item>
                                          <text:p text:style-name="P168">每一個個體 對 次文明、次文化 都有 獨特、特有、各自 的 投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9">明顯例子 是 麻辣調味、豆腐品種、擺盤方式 不可能完全一模一樣。</text:p>
                                    </text:list-item>
                                    <text:list-item>
                                      <text:p text:style-name="P170">該個體 學習 作法 之後，個體 自動篩出 作法 的 特徵、關鍵步驟。</text:p>
                                      <text:list>
                                        <text:list-item>
                                          <text:p text:style-name="P171">個體 保存、記憶 特徵。</text:p>
                                        </text:list-item>
                                        <text:list-item>
                                          <text:p text:style-name="P170">個體 在 烹煮麻婆豆腐的時候，回憶 特徵。</text:p>
                                        </text:list-item>
                                        <text:list-item>
                                          <text:p text:style-name="P172">每一個個體 烹煮麻婆豆腐 的 特徵、關鍵步驟、投影 有機率 相同。</text:p>
                                          <text:list>
                                            <text:list-item>
                                              <text:p text:style-name="P173">每一個個體 烹煮麻婆豆腐 的 渺小細節 不可能完全一模一樣。</text:p>
                                            </text:list-item>
                                            <text:list-item>
                                              <text:p text:style-name="P174">明顯例子 是 火侯、油量、氣溫、濕度、翻炒時間、鍋具保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2">個體 按照 回憶的 特徵、關鍵步驟、投影 烹煮麻婆豆腐。</text:p>
                                          <text:list>
                                            <text:list-item>
                                              <text:p text:style-name="P175">特徵 是 該個體 所保存、所記憶、所回憶 的 麻婆豆腐的作法。</text:p>
                                            </text:list-item>
                                            <text:list-item>
                                              <text:p text:style-name="P171">特徵 是 作法的投影。</text:p>
                                            </text:list-item>
                                            <text:list-item>
                                              <text:p text:style-name="P171">作法 是 文明、文化、麻婆豆腐的作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6">明顯例子 是 人類個體 因為 其他個體 吃米飯，違反 該個體的信念，而 爆發衝突。</text:p>
                          <text:list>
                            <text:list-item>
                              <text:p text:style-name="P177">衝突 的 明顯例子 是 勸說、勸戒、辱罵、詛咒、綁架、槍殺、獵巫、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8">虛無文明、虛無文化 不是 排除異己、壁壘分明、黑白分明。</text:p>
                </text:list-item>
                <text:list-item>
                  <text:p text:style-name="P179">虛無文明、虛無文化 是 百家爭鳴、海納百川、你中有我。</text:p>
                </text:list-item>
                <text:list-item>
                  <text:p text:style-name="P180">個體 為了 信念 發動 內戰，是 極端愚蠢至極 的 思想、想法、決定、決策、行動、作為。</text:p>
                </text:list-item>
                <text:list-item>
                  <text:p text:style-name="P651">個體 為了 次文明、次文化 的 信念差異 發動 內戰，是 極端愚蠢至極 的 決策、作為。</text:p>
                  <text:list>
                    <text:list-item>
                      <text:p text:style-name="P181">明顯例子 是 只接受稻米文化的個體 對 只接受小麥文化的個體 發動 內戰。</text:p>
                    </text:list-item>
                    <text:list-item>
                      <text:p text:style-name="P182">明顯例子 是 只接受稻米文化的個體 對 同時接受稻米和小麥文化的個體 發動 內戰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<text:bookmark-start text:name="數學"/>數學<text:bookmark-end text:name="數學"/></text:p>
          <text:list>
            <text:list-item>
              <text:p text:style-name="P125">數學 是 描述 &lt;_?3_&gt;個體（本身、道、系統、一切）的 工具。</text:p>
            </text:list-item>
            <text:list-item>
              <text:p text:style-name="P125">工具 有兩種 優化 方式。</text:p>
              <text:list>
                <text:list-item>
                  <text:p text:style-name="P183">通用型 優化。</text:p>
                  <text:list>
                    <text:list-item>
                      <text:p text:style-name="P183">工具 到 工具。</text:p>
                    </text:list-item>
                    <text:list-item>
                      <text:p text:style-name="P183">工具 設計、決策、加工、組裝、產出 更加優良 的 工具。</text:p>
                    </text:list-item>
                    <text:list-item>
                      <text:p text:style-name="P184">藉由 已知 的 數學工具 將 某一特定數學工具 從 未知 變 已知。</text:p>
                    </text:list-item>
                    <text:list-item>
                      <text:p text:style-name="P184">明顯例子：使用 已知 的 數學工具 拓展、推敲、推測 出 未知 的 數學工具。</text:p>
                    </text:list-item>
                    <text:list-item>
                      <text:p text:style-name="P185">明顯例子：人類個體（批量）產出 人類個體（群）。</text:p>
                      <text:list>
                        <text:list-item>
                          <text:p text:style-name="P185">依照 常態分佈 可知，有機率 產出 更加優良 的 人類個體。</text:p>
                        </text:list-item>
                      </text:list>
                    </text:list-item>
                    <text:list-item>
                      <text:p text:style-name="P125">明顯例子：工具機 產出 更加優良 的 工具機。</text:p>
                    </text:list-item>
                  </text:list>
                </text:list-item>
                <text:list-item>
                  <text:p text:style-name="P183">特化型 優化。</text:p>
                  <text:list>
                    <text:list-item>
                      <text:p text:style-name="P183">實際 到 工具。</text:p>
                    </text:list-item>
                    <text:list-item>
                      <text:p text:style-name="P183">從 實際情境、（客戶）需求 設計、決策、加工、組裝、產出 特化 工具。</text:p>
                    </text:list-item>
                    <text:list-item>
                      <text:p text:style-name="P186">藉由 未知 的 特徵 非監督式學習 產出 某一特定數學工具。</text:p>
                      <text:list>
                        <text:list-item>
                          <text:p text:style-name="P186">特徵 是 &lt;_?3_&gt;個體 的 顯性特徵。</text:p>
                        </text:list-item>
                        <text:list-item>
                          <text:p text:style-name="P187">特徵 是 可以被 &lt;?2&gt;個體 感受、感測、量測 的 存在、系統、象徵、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1">數學 <text:span text:style-name="T183">描述 的 世界</text:span> 是 <text:span text:style-name="T183">&lt;_?3_&gt;個體 的 </text:span>投影<text:span text:style-name="T183"> 世界</text:span>。</text:p>
              <text:list>
                <text:list-item>
                  <text:p text:style-name="P198">數學 <text:span text:style-name="T200">描述 的 世界 是 </text:span>數學<text:span text:style-name="T200"> </text:span>對 <text:span text:style-name="T203">&lt;_?3_&gt;個體 投影 的 世界。</text:span></text:p>
                  <text:list>
                    <text:list-item>
                      <text:p text:style-name="P199">投影 是 <text:span text:style-name="T200">假想、非實際、共通點、</text:span>參考座標系。</text:p>
                    </text:list-item>
                  </text:list>
                </text:list-item>
                <text:list-item>
                  <text:p text:style-name="P188">明顯例子，<text:span text:style-name="T201">1 + 1 = 2。</text:span><text:span text:style-name="T2">（其他 數學 描述、公式、恆等式、模型，以此類推）</text:span></text:p>
                  <text:list>
                    <text:list-item>
                      <text:p text:style-name="P200">只有 兩個 一模一樣 的 個體，數學描述的世界 才會 等於 <text:span text:style-name="T200">&lt;_?3_&gt;個體</text:span>。</text:p>
                    </text:list-item>
                    <text:list-item>
                      <text:p text:style-name="P201">只有 個體 自己，數學描述的世界 才會 等於 <text:span text:style-name="T200">&lt;_?3_&gt;個體</text:span>。</text:p>
                      <text:list>
                        <text:list-item>
                          <text:p text:style-name="P202">明顯例子，<text:span text:style-name="T204">1 + 1 = 2，是 個體 自己 相加。</text:span></text:p>
                          <text:list>
                            <text:list-item>
                              <text:p text:style-name="P211">個體自己的（投影 + 投影）= 個體自己 + 個體自己 = 2個 個體自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1顆蘋果 + 1顆蘋果 = 2顆蘋果。</text:p>
                      <text:list>
                        <text:list-item>
                          <text:p text:style-name="P203">但是 第1顆蘋果 不等於 第2顆蘋果。</text:p>
                        </text:list-item>
                        <text:list-item>
                          <text:p text:style-name="P203">兩顆蘋果 是 不同 個體，所以 不能 相加。</text:p>
                          <text:list>
                            <text:list-item>
                              <text:p text:style-name="P204">假定 是 <text:span text:style-name="T203">&lt;_?3_&gt;個體、</text:span>實際世界。</text:p>
                            </text:list-item>
                            <text:list-item>
                              <text:p text:style-name="P205">假定 不是 數學 對 <text:span text:style-name="T203">&lt;_?3_&gt;個體 投影 的 世界。</text:span></text:p>
                            </text:list-item>
                          </text:list>
                        </text:list-item>
                        <text:list-item>
                          <text:p text:style-name="P203">明顯例子，1滴水 + 1顆蘋果 = 2個未知能量。</text:p>
                          <text:list>
                            <text:list-item>
                              <text:p text:style-name="P203">1滴水 和 1顆蘋果 是 不同 個體，所以 不能 相加。</text:p>
                            </text:list-item>
                          </text:list>
                        </text:list-item>
                        <text:list-item>
                          <text:p text:style-name="P206">假定 1顆蘋果 + 1顆蘋果 = 2顆蘋果。</text:p>
                          <text:list>
                            <text:list-item>
                              <text:p text:style-name="P206">1滴水 + 1顆蘋果 = <text:span text:style-name="T202">2個&lt;?2&gt;個體。</text:span></text:p>
                            </text:list-item>
                            <text:list-item>
                              <text:p text:style-name="P558"><text:span text:style-name="T30">1 + 1 = 2 要成立，兩個1 必須 擁有 共通點、</text:span><text:span text:style-name="T32">參考座標系</text:span><text:span text:style-name="T30">。</text:span></text:p>
                              <text:list>
                                <text:list-item>
                                  <text:p text:style-name="P559"><text:span text:style-name="T30">兩個</text:span><text:span text:style-name="T31">1</text:span><text:span text:style-name="T30"> 的 共通點 必須 完全 一模一樣，</text:span></text:p>
                                  <text:list>
                                    <text:list-item>
                                      <text:p text:style-name="P212">共通點 是 投影。</text:p>
                                    </text:list-item>
                                    <text:list-item>
                                      <text:p text:style-name="P560"><text:span text:style-name="T30">蘋果（這個稱呼）是 共通點。</text:span><text:span text:style-name="T4">（名可名）</text:span></text:p>
                                    </text:list-item>
                                    <text:list-item>
                                      <text:p text:style-name="P207"><text:span text:style-name="T201">蘋果（這個稱呼）是 </text:span>參考座標系。</text:p>
                                    </text:list-item>
                                  </text:list>
                                </text:list-item>
                                <text:list-item>
                                  <text:p text:style-name="P213">兩個蘋果 都是 蘋果，所以 1 + 1 = 2 才能 成立。</text:p>
                                </text:list-item>
                                <text:list-item>
                                  <text:p text:style-name="P213">兩個蘋果 都是 &lt;?2&gt;個體，所以 1 + 1 = 2 才能 成立。</text:p>
                                </text:list-item>
                                <text:list-item>
                                  <text:p text:style-name="P213">水、蘋果 都是 &lt;?2&gt;個體，所以 1 + 1 = 2 才能 成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1"><text:span text:style-name="T32">假定 第1顆蘋果 在 所有 方面、特徵、蘊含 都是 第2顆蘋果 的 0.</text:span><text:span text:style-name="T34">5倍</text:span><text:span text:style-name="T32">。</text:span></text:p>
                          <text:list>
                            <text:list-item>
                              <text:p text:style-name="P208">所有 方面、特徵、蘊含 是 能量、儲量、尺寸、重量、顏色、電子量。</text:p>
                            </text:list-item>
                            <text:list-item>
                              <text:p text:style-name="P562"><text:span text:style-name="T32">第1顆蘋果 + 第2顆蘋果 = 1.</text:span><text:span text:style-name="T33">5</text:span><text:span text:style-name="T32">顆蘋果。</text:span></text:p>
                              <text:list>
                                <text:list-item>
                                  <text:p text:style-name="P561"><text:span text:style-name="T32">第1顆蘋果 是 </text:span><text:span text:style-name="T33">0.5顆 </text:span><text:span text:style-name="T32">第2顆蘋果。</text:span></text:p>
                                </text:list-item>
                                <text:list-item>
                                  <text:p text:style-name="P561"><text:span text:style-name="T32">第2顆蘋果 是 </text:span><text:span text:style-name="T33">1顆 </text:span><text:span text:style-name="T32">第2顆蘋果。</text:span></text:p>
                                </text:list-item>
                                <text:list-item>
                                  <text:p text:style-name="P209">假定 第2顆蘋果 是 蘋果 的 原點、參考座標系。</text:p>
                                </text:list-item>
                              </text:list>
                            </text:list-item>
                            <text:list-item>
                              <text:p text:style-name="P563"><text:span text:style-name="T32">假定 </text:span><text:span text:style-name="T30">共通點、投影、參考點 是 蘋果。</text:span></text:p>
                              <text:list>
                                <text:list-item>
                                  <text:p text:style-name="P563"><text:span text:style-name="T32">1顆蘋果 + 1顆蘋果 = </text:span><text:span text:style-name="T35">2</text:span><text:span text:style-name="T32">顆蘋果。</text:span></text:p>
                                  <text:list>
                                    <text:list-item>
                                      <text:p text:style-name="P563"><text:span text:style-name="T32">第1顆蘋果 是 </text:span><text:span text:style-name="T35">1</text:span><text:span text:style-name="T33">顆 </text:span><text:span text:style-name="T32">蘋果。</text:span></text:p>
                                      <text:list>
                                        <text:list-item>
                                          <text:p text:style-name="P564"><text:span text:style-name="T32">實際 的 第1顆蘋果 被投影 到 數學世界 的 </text:span><text:span text:style-name="T35">1</text:span><text:span text:style-name="T33">顆</text:span><text:span text:style-name="T32">蘋果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65"><text:span text:style-name="T32">第2顆蘋果 是 </text:span><text:span text:style-name="T35">2</text:span><text:span text:style-name="T33">顆 </text:span><text:span text:style-name="T32">蘋果。</text:span></text:p>
                                      <text:list>
                                        <text:list-item>
                                          <text:p text:style-name="P564"><text:span text:style-name="T32">實際 的 第2顆蘋果 被投影 到 數學世界 的 </text:span><text:span text:style-name="T35">1</text:span><text:span text:style-name="T33">顆</text:span><text:span text:style-name="T32">蘋果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9"><text:span text:style-name="T32">數學</text:span><text:span text:style-name="T185">工具</text:span><text:span text:style-name="T32"> </text:span><text:span text:style-name="T185">強烈</text:span><text:span text:style-name="T32">相依於 </text:span><text:span text:style-name="T36">&lt;_?3_&gt;個體</text:span><text:span text:style-name="T32"> </text:span><text:span text:style-name="T185">的 特性</text:span><text:span text:style-name="T32">。</text:span></text:p>
                  <text:list>
                    <text:list-item>
                      <text:p text:style-name="P214">特性 是 材料特性、系統狀態（動態、靜態）、跟其他&lt;?3&gt;個體交互作用。</text:p>
                    </text:list-item>
                    <text:list-item>
                      <text:p text:style-name="P566"><text:span text:style-name="T36">&lt;_?3_&gt;個體</text:span><text:span text:style-name="T32"> 的 特性 改變，數學 </text:span><text:span text:style-name="T30">描述、公式、恆等式、模型 也會 跟著 改變。</text:span></text:p>
                      <text:list>
                        <text:list-item>
                          <text:p text:style-name="P567"><text:span text:style-name="T30">沒有 做 相對應 的 改變 的 </text:span><text:span text:style-name="T32">數學工具 是 偽數學工具、虛構數學工具。</text:span></text:p>
                          <text:list>
                            <text:list-item>
                              <text:p text:style-name="P568"><text:span text:style-name="T32">偽數學工具 無法 描述 </text:span><text:span text:style-name="T36">&lt;_?3_&gt;個體、&lt;_?3_&gt;個體的投影。</text:span></text:p>
                            </text:list-item>
                            <text:list-item>
                              <text:p text:style-name="P210">偽數學工具 是 壞掉的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5">數學公理、數學無定義名詞 極端強烈 相依於 &lt;_?<text:span text:style-name="T251">3_&gt;個體</text:span>。</text:p>
              <text:list>
                <text:list-item>
                  <text:p text:style-name="P216">數學公理 是 數學 的 公理。</text:p>
                </text:list-item>
                <text:list-item>
                  <text:p text:style-name="P217">數學無定義名詞 是 數學 的 無定義名詞。</text:p>
                </text:list-item>
                <text:list-item>
                  <text:p text:style-name="P218"><text:span text:style-name="T251">&lt;?2&gt;個體 認定 的 </text:span>數學工具、數學定理、數學名詞 極端強烈 相依於 <text:span text:style-name="T251">&lt;?2&gt;個體的世界觀。</text:span></text:p>
                  <text:list>
                    <text:list-item>
                      <text:p text:style-name="P218"><text:span text:style-name="T251">&lt;?2&gt;個體 的 </text:span>感測偏誤、認知偏誤 越大，<text:span text:style-name="T251">&lt;?2&gt;個體的世界觀、</text:span>&lt;_?<text:span text:style-name="T251">3_&gt;個體 誤差 越大。</text:span></text:p>
                      <text:list>
                        <text:list-item>
                          <text:p text:style-name="P219">誤差 是 暫態誤差、穩態誤差。</text:p>
                          <text:list>
                            <text:list-item>
                              <text:p text:style-name="P220">暫態誤差 是 相對容易、極端容易 <text:span text:style-name="T252">校正 的 誤差。</text:span></text:p>
                              <text:list>
                                <text:list-item>
                                  <text:p text:style-name="P219">造成 暫態誤差 的 明顯原因 是 工具 的 精準度、靈敏度、判讀技巧 不足。</text:p>
                                </text:list-item>
                                <text:list-item>
                                  <text:p text:style-name="P221">明顯 的 解決方法 是 優化 工具 本身、精準度、靈敏度、構造、使用流程。</text:p>
                                  <text:list>
                                    <text:list-item>
                                      <text:p text:style-name="P222">明顯例子 是 觀測星體運動 的 望遠鏡。<text:span text:style-name="T1">一個 個體、小團隊 就能做到。</text:span></text:p>
                                      <text:list>
                                        <text:list-item>
                                          <text:p text:style-name="P223">只要 使用 肉質層技術 優化 工具 就能 校正 暫態誤差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4">穩態誤差 是 相對困難、極端難以 校正 的 誤差。</text:p>
                              <text:list>
                                <text:list-item>
                                  <text:p text:style-name="P225">造成 穩態誤差 的 明顯原因 是 感測偏誤、認知偏誤、信念法則根深蒂固。</text:p>
                                </text:list-item>
                                <text:list-item>
                                  <text:p text:style-name="P226">明顯 的 解決方法 是 校正 個體、群體、文明 的 認知、世界觀、傳承。</text:p>
                                  <text:list>
                                    <text:list-item>
                                      <text:p text:style-name="P227">明顯例子 是 地動說。</text:p>
                                      <text:list>
                                        <text:list-item>
                                          <text:p text:style-name="P228">必須 不斷 交叉使用 肉質層技術、意識層技術 才能 校正 穩態誤差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9"><text:span text:style-name="T251">&lt;?2&gt;個體 使用 已知 的 </text:span>數學公理<text:span text:style-name="T251"> 拓展、推敲、推測 出 未知 的 </text:span>數學工具、數學定理<text:span text:style-name="T251">。</text:span></text:p>
                </text:list-item>
                <text:list-item>
                  <text:p text:style-name="P230"><text:span text:style-name="T251">&lt;?2&gt;個體 使用 已知 的 </text:span>數學無定義名詞<text:span text:style-name="T251"> 拓展、推敲 出 未知 的 </text:span>數學工具、數學名詞<text:span text:style-name="T251">。</text:span></text:p>
                </text:list-item>
                <text:list-item>
                  <text:p text:style-name="P216">脫離 &lt;_?<text:span text:style-name="T251">3_&gt;個體 的 </text:span>數學公理 <text:span text:style-name="T251">是 偽數學公理。</text:span></text:p>
                  <text:list>
                    <text:list-item>
                      <text:p text:style-name="P231">脫離 &lt;_?<text:span text:style-name="T251">3_&gt;個體 的 </text:span>數學無定義名詞 <text:span text:style-name="T251">是 偽</text:span>數學無定義名詞<text:span text:style-name="T251">。</text:span></text:p>
                    </text:list-item>
                    <text:list-item>
                      <text:p text:style-name="P232"><text:span text:style-name="T251">偽數學公理、偽</text:span>數學無定義名詞 是 <text:span text:style-name="T251">偽數學</text:span>工具。</text:p>
                    </text:list-item>
                    <text:list-item>
                      <text:p text:style-name="P189">不嚴謹、隨意、任意、沒有輪廓 假定、拓展 的 數學工具 只是 夢境數學工具。</text:p>
                      <text:list>
                        <text:list-item>
                          <text:p text:style-name="P190">藉由 夢境數學工具 拓展 的 <text:span text:style-name="T251">虛構世界、數學工具、數學公理 是 浪費 資源。</text:span></text:p>
                          <text:list>
                            <text:list-item>
                              <text:p text:style-name="P191">資源 是 時間、空間、原物料、精力、專注力、勞動力、生產力、創造力。</text:p>
                            </text:list-item>
                            <text:list-item>
                              <text:p text:style-name="P832">夢境數學工具 是 <text:span text:style-name="T183">浪費資源、毫無意義、沒有任何意義 的 </text:span>夢境型<text:span text:style-name="T183">工具</text:span>。</text:p>
                            </text:list-item>
                          </text:list>
                        </text:list-item>
                        <text:list-item>
                          <text:p text:style-name="P192">夢境型工具 的 明顯例子 是 <text:span text:style-name="T256">1=5，2=30，3=93，4=74，接下來 由 讀者 </text:span>拓展 <text:span text:style-name="T256">5</text:span>。</text:p>
                        </text:list-item>
                      </text:list>
                    </text:list-item>
                    <text:list-item>
                      <text:p text:style-name="P833"><text:span text:style-name="T251">偽數學</text:span>工具<text:span text:style-name="T183">、</text:span><text:span text:style-name="T193">偽</text:span><text:span text:style-name="T183">數學公理、</text:span><text:span text:style-name="T193">偽</text:span><text:span text:style-name="T183">數學無定義名詞</text:span> 是 通用型<text:span text:style-name="T183">工具</text:span>。</text:p>
                      <text:list>
                        <text:list-item>
                          <text:p text:style-name="P193">偽數學工具 是 嚴謹 假定、拓展 <text:span text:style-name="T251">虛構世界、偽數學工具、偽數學公理 的 工具。</text:span></text:p>
                        </text:list-item>
                        <text:list-item>
                          <text:p text:style-name="P569"><text:span text:style-name="T37">在 虛構世界 是 合理存在 的 工具，能夠 拓展到 無窮無盡 的 虛構 &lt;?</text:span><text:span text:style-name="T39">a</text:span><text:span text:style-name="T40">&gt;個體</text:span><text:span text:style-name="T37">。</text:span></text:p>
                        </text:list-item>
                        <text:list-item>
                          <text:p text:style-name="P233">藉由 假定 <text:span text:style-name="T251">偽前提、偽</text:span>數學公理、<text:span text:style-name="T251">偽</text:span>數學無定義名詞，獲得 <text:span text:style-name="T251">偽數學工具、</text:span>虛構世界。</text:p>
                          <text:list>
                            <text:list-item>
                              <text:p text:style-name="P194">藉由 已知 的 <text:span text:style-name="T251">偽</text:span>數學工具 將 某一特定數學工具 從 未知 變 已知。</text:p>
                            </text:list-item>
                            <text:list-item>
                              <text:p text:style-name="P194">隨著 <text:span text:style-name="T251">偽</text:span>數學工具 增長，不斷 拓展 <text:span text:style-name="T253">虛構世界 的 物種數量、所有層面。</text:span></text:p>
                            </text:list-item>
                            <text:list-item>
                              <text:p text:style-name="P195"><text:span text:style-name="T251">偽</text:span>數學工具 的 增長 有益於 <text:span text:style-name="T253">特化型工具 的 發展 本身、效率、廣度、深度。</text:span></text:p>
                            </text:list-item>
                          </text:list>
                        </text:list-item>
                        <text:list-item>
                          <text:p text:style-name="P196">通用型工具 的 明顯例子 是 流形、拓樸、純數學、高維空間、共軛函數微積分。</text:p>
                        </text:list-item>
                      </text:list>
                    </text:list-item>
                    <text:list-item>
                      <text:p text:style-name="P4"><text:span text:style-name="T255">數學</text:span><text:span text:style-name="T254">工具</text:span><text:span text:style-name="T186">、數學公理、數學無定義名詞</text:span><text:span text:style-name="T254"> 是 特化型</text:span><text:span text:style-name="T186">工具</text:span><text:span text:style-name="T254">。</text:span><text:span text:style-name="T6">（</text:span><text:span text:style-name="T5">投影 &lt;_?</text:span><text:span text:style-name="T7">a_&gt;個體 的 工具）</text:span></text:p>
                      <text:list>
                        <text:list-item>
                          <text:p text:style-name="P234">特化型工具 是 通用型工具 特化成 描述、描繪、投影 &lt;_?<text:span text:style-name="T251">3_&gt;個體 的 工具。</text:span></text:p>
                        </text:list-item>
                        <text:list-item>
                          <text:p text:style-name="P197"><text:span text:style-name="T253">特化</text:span>型工具 的 明顯例子 是 統計、機率、向量、加減乘除、畢氏定理、排列組合。</text:p>
                        </text:list-item>
                      </text:list>
                    </text:list-item>
                    <text:list-item>
                      <text:p text:style-name="P235">感測偏誤、認知偏誤 的 <text:span text:style-name="T251">&lt;?2&gt;個體 極端容易 制定 信念法則、虛構世界、偽數學</text:span>工具<text:span text:style-name="T251">。</text:span></text:p>
                      <text:list>
                        <text:list-item>
                          <text:p text:style-name="P236">藉由 偽數學工具 可以 翱翔 各種各樣的虛構世界，創造 無窮無盡 的 <text:span text:style-name="T251">偽數學公理。</text:span></text:p>
                        </text:list-item>
                        <text:list-item>
                          <text:p text:style-name="P237">使用 <text:span text:style-name="T251">偽數學</text:span>工具<text:span text:style-name="T251"> 極端容易 拓展、推敲 出 </text:span>偽數學工具、<text:span text:style-name="T251">偽</text:span>數學定理、<text:span text:style-name="T251">偽</text:span>數學名詞<text:span text:style-name="T251">。</text:span></text:p>
                        </text:list-item>
                        <text:list-item>
                          <text:p text:style-name="P238"><text:span text:style-name="T251">&lt;?2&gt;個體 想</text:span>要 精準 描述 &lt;_?<text:span text:style-name="T251">3_&gt;個體，必須 週期性 更新 數學</text:span>工具、數學公理。</text:p>
                          <text:list>
                            <text:list-item>
                              <text:p text:style-name="P239">對於 少數 <text:span text:style-name="T251">&lt;?2&gt;個體 來說，才需要 週期性 更新 數學</text:span>工具、數學公理、名詞<text:span text:style-name="T251">。</text:span></text:p>
                              <text:list>
                                <text:list-item>
                                  <text:p text:style-name="P240">少數 <text:span text:style-name="T251">&lt;?2&gt;個體 是 研究者、開發者、設計者、製造者、推廣者、專業使用者。</text:span></text:p>
                                </text:list-item>
                              </text:list>
                            </text:list-item>
                            <text:list-item>
                              <text:p text:style-name="P241">對於 多數 <text:span text:style-name="T251">&lt;?2&gt;個體 來說，不需要 更新</text:span>數學公理，只要有 <text:span text:style-name="T251">數學</text:span>工具 的 概念<text:span text:style-name="T251">。</text:span></text:p>
                              <text:list>
                                <text:list-item>
                                  <text:p text:style-name="P242">原因很明顯，<text:span text:style-name="T251">&lt;?2&gt;個體 </text:span>在 日常生活 不會 用到很精準，只會 用到 概念。</text:p>
                                </text:list-item>
                                <text:list-item>
                                  <text:p text:style-name="P243">對於 多數 <text:span text:style-name="T251">&lt;?2&gt;個體 來說，只要 自然使用，不想知道 工具 的 運作原理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4">明顯例子 是 地平說、地圓說。</text:p>
                          <text:list>
                            <text:list-item>
                              <text:p text:style-name="P244">地平說 是 地球 是 平面 個體。</text:p>
                            </text:list-item>
                            <text:list-item>
                              <text:p text:style-name="P244">地圓說 是 地球 是 圓球 個體。</text:p>
                            </text:list-item>
                            <text:list-item>
                              <text:p text:style-name="P245"><text:span text:style-name="T251">&lt;?2&gt;個體 透過 &lt;?2&gt;個體的世界觀 建立 數學</text:span>工具、數學公理、數學無定義名詞。</text:p>
                            </text:list-item>
                            <text:list-item>
                              <text:p text:style-name="P246"><text:span text:style-name="T251">人類個體 透過 非監督式學習，搭配 信念法則，堅信 </text:span>地平說。</text:p>
                              <text:list>
                                <text:list-item>
                                  <text:p text:style-name="P247">數學公理，在 地球 表面 飛行，兩點一直線 是 最短距離。<text:span text:style-name="T1">（歐氏幾何）</text:span></text:p>
                                </text:list-item>
                              </text:list>
                            </text:list-item>
                            <text:list-item>
                              <text:p text:style-name="P570"><text:span text:style-name="T38">&lt;?2&gt;個體 透過 非監督式學習，搭配 信念法則、肉質層法則，堅信 </text:span><text:span text:style-name="T37">地圓說。</text:span></text:p>
                              <text:list>
                                <text:list-item>
                                  <text:p text:style-name="P571"><text:span text:style-name="T37">數學公理，在 地球 表面 飛行，兩點一曲線 是 最短距離。</text:span><text:span text:style-name="T5">（非歐幾何）</text:span></text:p>
                                </text:list-item>
                                <text:list-item>
                                  <text:p text:style-name="P248"><text:span text:style-name="T258">人類個體 從 </text:span>地平說 <text:span text:style-name="T251">更新</text:span>到 地圓說，<text:span text:style-name="T251">堅信</text:span> 地圓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7">數學公理、數學無定義名詞 不是 剛體。<text:span text:style-name="T1">（道可道，非常道。名可名，非常名。）</text:span></text:p>
                  <text:list>
                    <text:list-item>
                      <text:p text:style-name="P249">原因很明顯，數學公理、數學無定義名詞 極端強烈 相依於 &lt;_?<text:span text:style-name="T251">3_&gt;個體、道。</text:span></text:p>
                    </text:list-item>
                    <text:list-item>
                      <text:p text:style-name="P250">原因很明顯，&lt;_?<text:span text:style-name="T251">3_&gt;個體、道 </text:span>不是 剛體。<text:span text:style-name="T1">（道可道，非常道）</text:span></text:p>
                    </text:list-item>
                    <text:list-item>
                      <text:p text:style-name="P251">只要 &lt;_?<text:span text:style-name="T251">3_&gt;個體 發生 變化，&lt;?2&gt;個體 的 </text:span>數學 公理、無定義名詞 也要 跟著 <text:span text:style-name="T251">變化。</text:span></text:p>
                      <text:list>
                        <text:list-item>
                          <text:p text:style-name="P250">實際上，&lt;_?<text:span text:style-name="T251">3_&gt;個體、道 一直在 變化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0">發現、創造、設計 數學工具。</text:p>
              <text:list>
                <text:list-item>
                  <text:p text:style-name="P250">知道 數學 地基、基石、元件 的個體，能夠 創造 數學工具。</text:p>
                  <text:list>
                    <text:list-item>
                      <text:p text:style-name="P252">不知道 數學 地基、基石、元件 的個體，只能 發現 數學工具。</text:p>
                    </text:list-item>
                    <text:list-item>
                      <text:p text:style-name="P252">&lt;?2&gt;個體 有機率，在 該地基 之上，搭建 房屋，而 不自知。</text:p>
                      <text:list>
                        <text:list-item>
                          <text:p text:style-name="P252">該&lt;?2&gt;個體 有機率認定 一樓 是 地基。</text:p>
                          <text:list>
                            <text:list-item>
                              <text:p text:style-name="P252">一樓的明顯例子，數字、加法、乘法、十進制、零、等於、恆等式、常數、符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3">該&lt;?2&gt;個體的 房屋 有機率 蓋在 沙灘 之上。</text:p>
                      <text:list>
                        <text:list-item>
                          <text:p text:style-name="P253">該&lt;?2&gt;個體 有機率，沒有 把 該房屋的地基 打進 岩盤。</text:p>
                        </text:list-item>
                        <text:list-item>
                          <text:p text:style-name="P254">該房屋 有機率在 海浪拍打、海風吹拂、海鹽侵蝕 之後，直接 崩塌、自滅。</text:p>
                        </text:list-item>
                      </text:list>
                    </text:list-item>
                  </text:list>
                </text:list-item>
                <text:list-item>
                  <text:p text:style-name="P255">明顯例子，桌上<text:span text:style-name="T383">遊戲</text:span>。</text:p>
                  <text:list>
                    <text:list-item>
                      <text:p text:style-name="P256">發現 數學工具 <text:span text:style-name="T385">↔</text:span><text:span text:style-name="T383"> 發現、合成、使用 紙牌、道具</text:span>。</text:p>
                    </text:list-item>
                    <text:list-item>
                      <text:p text:style-name="P256">創造 數學工具 <text:span text:style-name="T385">↔</text:span><text:span text:style-name="T383"> 創造 紙牌、道具</text:span>。</text:p>
                    </text:list-item>
                    <text:list-item>
                      <text:p text:style-name="P257">設計 數學工具 <text:span text:style-name="T385">↔</text:span><text:span text:style-name="T383"> 設計 </text:span>桌上<text:span text:style-name="T383">遊戲</text:span>。</text:p>
                    </text:list-item>
                  </text:list>
                </text:list-item>
                <text:list-item>
                  <text:p text:style-name="P258">明顯例子，程式語言。</text:p>
                  <text:list>
                    <text:list-item>
                      <text:p text:style-name="P258">發現 數學工具 <text:span text:style-name="T385">↔</text:span><text:span text:style-name="T383"> 宣告、呼叫、執行 函數、物件</text:span>。</text:p>
                    </text:list-item>
                    <text:list-item>
                      <text:p text:style-name="P258">創造 數學工具 <text:span text:style-name="T385">↔</text:span><text:span text:style-name="T383"> 創造 函數、類別</text:span>。</text:p>
                    </text:list-item>
                    <text:list-item>
                      <text:p text:style-name="P259">設計 數學工具 <text:span text:style-name="T385">↔</text:span><text:span text:style-name="T383"> </text:span>設計 C語言、C++。</text:p>
                    </text:list-item>
                  </text:list>
                </text:list-item>
                <text:list-item>
                  <text:p text:style-name="P260">明顯例子，<text:span text:style-name="T304">作業系統</text:span>。</text:p>
                  <text:list>
                    <text:list-item>
                      <text:p text:style-name="P259">發現 數學工具 <text:span text:style-name="T385">↔</text:span><text:span text:style-name="T383">（使用 小畫家 </text:span>畫<text:span text:style-name="T383">畫）發現 線條、顏色、拓樸</text:span>。</text:p>
                    </text:list-item>
                    <text:list-item>
                      <text:p text:style-name="P261">創造 數學工具 <text:span text:style-name="T385">↔</text:span><text:span text:style-name="T383">（使用 作業系統</text:span><text:span text:style-name="T304">的 </text:span><text:span text:style-name="T305">dll、API</text:span><text:span text:style-name="T383">）</text:span><text:span text:style-name="T301">創造 </text:span><text:span text:style-name="T383">小畫家</text:span>。</text:p>
                    </text:list-item>
                    <text:list-item>
                      <text:p text:style-name="P262">設計 數學工具 <text:span text:style-name="T385">↔</text:span><text:span text:style-name="T383"> </text:span>設計 <text:span text:style-name="T304">作業系統的 </text:span><text:span text:style-name="T305">dll、API</text:span>。</text:p>
                    </text:list-item>
                  </text:list>
                </text:list-item>
                <text:list-item>
                  <text:p text:style-name="P250">發現數學工具。</text:p>
                  <text:list>
                    <text:list-item>
                      <text:p text:style-name="P263">通用型優化。</text:p>
                      <text:list>
                        <text:list-item>
                          <text:p text:style-name="P263">工具 到 工具。</text:p>
                        </text:list-item>
                      </text:list>
                    </text:list-item>
                    <text:list-item>
                      <text:p text:style-name="P263">特化型優化。</text:p>
                      <text:list>
                        <text:list-item>
                          <text:p text:style-name="P263">實際 到 工具。</text:p>
                        </text:list-item>
                        <text:list-item>
                          <text:p text:style-name="P250">古希臘數學 是 實際現象 →<text:span text:style-name="T286"> 實際化。</text:span></text:p>
                          <text:list>
                            <text:list-item>
                              <text:p text:style-name="P250">優點 是 容易想像。</text:p>
                            </text:list-item>
                            <text:list-item>
                              <text:p text:style-name="P263">缺點 是 難以拓展、解法千奇百怪、極端難以非監督式學習。</text:p>
                            </text:list-item>
                          </text:list>
                        </text:list-item>
                        <text:list-item>
                          <text:p text:style-name="P263">當下數學 是 推導、使用。</text:p>
                          <text:list>
                            <text:list-item>
                              <text:p text:style-name="P250">推導，實際現象→<text:span text:style-name="T282">抽象化→使用 已知的數學工具 推導、簡化→發現數學工具。</text:span></text:p>
                            </text:list-item>
                            <text:list-item>
                              <text:p text:style-name="P250">使用，實際現象 →<text:span text:style-name="T283"> 抽象化 → 代入 已經發現的 該數學工具 → 實際化。</text:span></text:p>
                              <text:list>
                                <text:list-item>
                                  <text:p text:style-name="P250">代入 是 輸入。</text:p>
                                </text:list-item>
                                <text:list-item>
                                  <text:p text:style-name="P250">數學工具 是 組裝好的白盒子。</text:p>
                                  <text:list>
                                    <text:list-item>
                                      <text:p text:style-name="P250">發現工具 是 一步一步 把 盒子 組裝起來。</text:p>
                                      <text:list>
                                        <text:list-item>
                                          <text:p text:style-name="P250">推導的過程 是 組裝盒子的過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0">明顯例子，遠古時期的計算日蝕機器。</text:p>
                                      <text:list>
                                        <text:list-item>
                                          <text:p text:style-name="P264">齒輪、支撐架 轉變成 計算日蝕機器 的過程，是 組裝盒子的過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4">對於 組裝該盒子的個體 來說，該盒子 是 灰盒子、白盒子。</text:p>
                                    </text:list-item>
                                    <text:list-item>
                                      <text:p text:style-name="P264">對於 其他個體 來說，該盒子 有機率是 黑盒子。</text:p>
                                      <text:list>
                                        <text:list-item>
                                          <text:p text:style-name="P264">該其他個體 有機率直接 使用。</text:p>
                                        </text:list-item>
                                        <text:list-item>
                                          <text:p text:style-name="P264">明顯例子，汽車。</text:p>
                                          <text:list>
                                            <text:list-item>
                                              <text:p text:style-name="P264">對於 設計、生產、組裝 的個體 來說，該盒子 是 灰、白 盒子。</text:p>
                                            </text:list-item>
                                            <text:list-item>
                                              <text:p text:style-name="P264">對於 購買的個體 來說，該盒子 有機率是 黑盒子。</text:p>
                                            </text:list-item>
                                            <text:list-item>
                                              <text:p text:style-name="P264">該購買的個體 有機率直接 駕駛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0">該數學工具的映射結果 是 輸出。</text:p>
                                </text:list-item>
                              </text:list>
                            </text:list-item>
                            <text:list-item>
                              <text:p text:style-name="P250">明顯例子，傅立葉轉換。</text:p>
                              <text:list>
                                <text:list-item>
                                  <text:p text:style-name="P250">推導，時域現象→<text:span text:style-name="T287">頻域化→使用 微積分 推導、簡化→傅立葉轉換的映射表。</text:span></text:p>
                                </text:list-item>
                                <text:list-item>
                                  <text:p text:style-name="P250">使用，時域現象 →<text:span text:style-name="T284"> 頻域化 → 傅立葉轉換的 映射表、計算 → 時域化。</text:span></text:p>
                                  <text:list>
                                    <text:list-item>
                                      <text:p text:style-name="P250">時域 →<text:span text:style-name="T285"> 頻域 → 代入 → 時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0">創造數學工具。</text:p>
                  <text:list>
                    <text:list-item>
                      <text:p text:style-name="P250">明顯例子，電子電路。</text:p>
                      <text:list>
                        <text:list-item>
                          <text:p text:style-name="P265">某一特定個體 非監督式學習 電子電路 的 一切。</text:p>
                          <text:list>
                            <text:list-item>
                              <text:p text:style-name="P265">明顯例子，電線、電壓、電流、電阻、電容、電感、二極體、三極體、邏輯閘。</text:p>
                            </text:list-item>
                          </text:list>
                        </text:list-item>
                        <text:list-item>
                          <text:p text:style-name="P265">該個體 只要 本能、傳承 夠高，該個體 能夠 直接設計出 電路。</text:p>
                          <text:list>
                            <text:list-item>
                              <text:p text:style-name="P265">明顯例子，該個體 直接畫出 真值表、輸入和輸出的關聯性，反推出 電路架構。</text:p>
                            </text:list-item>
                            <text:list-item>
                              <text:p text:style-name="P265">該個體 有機率不知道 該真值表、該關聯性、該電路架構 的 用途。</text:p>
                            </text:list-item>
                            <text:list-item>
                              <text:p text:style-name="P265">對於 該個體 來說，電路架構 是 白盒子。</text:p>
                              <text:list>
                                <text:list-item>
                                  <text:p text:style-name="P266">該個體 知道 電路架構。</text:p>
                                </text:list-item>
                                <text:list-item>
                                  <text:p text:style-name="P265">該個體 知道 輸入、輸出 之間的 關聯性。</text:p>
                                </text:list-item>
                              </text:list>
                            </text:list-item>
                            <text:list-item>
                              <text:p text:style-name="P267">對於 該個體 來說，電路意義 是 黑盒子。</text:p>
                              <text:list>
                                <text:list-item>
                                  <text:p text:style-name="P265">該個體 有機率不知道 輸入 的 意義。</text:p>
                                </text:list-item>
                                <text:list-item>
                                  <text:p text:style-name="P268">該個體 有機率不知道 電路 的 意義。</text:p>
                                </text:list-item>
                                <text:list-item>
                                  <text:p text:style-name="P267">該個體 有機率不知道 輸出 的 意義。</text:p>
                                </text:list-item>
                                <text:list-item>
                                  <text:p text:style-name="P267">原因很明顯，電路架構 是 抽象概念。</text:p>
                                  <text:list>
                                    <text:list-item>
                                      <text:p text:style-name="P267">電路意義 是 實際概念。</text:p>
                                    </text:list-item>
                                    <text:list-item>
                                      <text:p text:style-name="P267">同樣的 電路架構，在 不同 情境，輸入、電路、輸出，有 不同 意義。</text:p>
                                    </text:list-item>
                                    <text:list-item>
                                      <text:p text:style-name="P267">明顯例子，同樣的 電路架構，在 不同電路 有 加法功能、乘法功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7">該個體 非監督式學習 電子電路 的 一切。</text:p>
                          <text:list>
                            <text:list-item>
                              <text:p text:style-name="P267">該個體 不是 非監督式學習，大量 電路、電路圖、電路架構。</text:p>
                            </text:list-item>
                            <text:list-item>
                              <text:p text:style-name="P267">該個體 是 從下往上 非監督式學習，各種 電路元件、經常使用的簡易電路架構。</text:p>
                            </text:list-item>
                            <text:list-item>
                              <text:p text:style-name="P267">該個體 從 最基礎、最根本 開始。</text:p>
                              <text:list>
                                <text:list-item>
                                  <text:p text:style-name="P267">明顯例子，電阻，電阻和電流和電壓的關係式、功率、串聯、並聯、短路。</text:p>
                                </text:list-item>
                              </text:list>
                            </text:list-item>
                            <text:list-item>
                              <text:p text:style-name="P269">該個體 掌握基礎、深刻學習、打下地基 之後。</text:p>
                            </text:list-item>
                            <text:list-item>
                              <text:p text:style-name="P269">該個體 有機率直接設計出 各式各樣 的 電路、電路圖、電路架構。</text:p>
                            </text:list-item>
                            <text:list-item>
                              <text:p text:style-name="P270">該個體 知道 該電路 能夠 正常運作。</text:p>
                              <text:list>
                                <text:list-item>
                                  <text:p text:style-name="P270">即便，該個體 從來沒有 實作出 該電路。</text:p>
                                </text:list-item>
                                <text:list-item>
                                  <text:p text:style-name="P269">原因很明顯，該電路 符合 電子電路 的 一切。</text:p>
                                  <text:list>
                                    <text:list-item>
                                      <text:p text:style-name="P269">明顯例子，電路 沒有 斷路，電流 就能 通過、正常運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9">該個體 有機率不知道 該電路的 用途。</text:p>
                            </text:list-item>
                          </text:list>
                        </text:list-item>
                        <text:list-item>
                          <text:p text:style-name="P267">該個體 掌握 電子電路 的 一切。</text:p>
                          <text:list>
                            <text:list-item>
                              <text:p text:style-name="P267">該個體 不需要 組裝盒子。</text:p>
                            </text:list-item>
                            <text:list-item>
                              <text:p text:style-name="P271">該個體 直接從 輸入、輸出，反推出 盒子的 架構。</text:p>
                            </text:list-item>
                            <text:list-item>
                              <text:p text:style-name="P271">該個體 直接從 輸入、輸出，畫出 盒子的 藍圖、設計圖、架構圖。</text:p>
                            </text:list-item>
                            <text:list-item>
                              <text:p text:style-name="P272">該個體 知道，盒子的每一個部分 是 如何 運作。</text:p>
                            </text:list-item>
                            <text:list-item>
                              <text:p text:style-name="P272">該個體 知道，盒子 能夠 正常運作。</text:p>
                              <text:list>
                                <text:list-item>
                                  <text:p text:style-name="P272">原因很明顯，盒子 的 每一個部分 都符合 電子電路 的 規範、物理法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3">該個體 有機率 認定。</text:p>
                          <text:list>
                            <text:list-item>
                              <text:p text:style-name="P273">發現數學工具的個體 是 拿著 一堆 繁重複雜的 電路架構，不斷 試錯、拼裝。</text:p>
                              <text:list>
                                <text:list-item>
                                  <text:p text:style-name="P272">發現數學工具的個體 有機率認定，自己手上的電路架構 是 電路元件。</text:p>
                                </text:list-item>
                                <text:list-item>
                                  <text:p text:style-name="P272">明顯例子，各種各樣的 馬達、變速齒輪組、差動轉向機構、車框、車胎。</text:p>
                                  <text:list>
                                    <text:list-item>
                                      <text:p text:style-name="P272">發現數學工具的個體 有機率不去瞭解 馬達 的 特性、功率、數學模型。</text:p>
                                      <text:list>
                                        <text:list-item>
                                          <text:p text:style-name="P272">該個體 有機率認定，馬達 是 電路元件。</text:p>
                                        </text:list-item>
                                        <text:list-item>
                                          <text:p text:style-name="P274">該個體 有機率認定，不同的馬達 是 不同的電路元件。</text:p>
                                        </text:list-item>
                                        <text:list-item>
                                          <text:p text:style-name="P275">該個體 有機率認定，馬達之間 沒有 關聯性、恆等式、種類劃分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2">發現數學工具的個體 不斷 試錯、拼裝，辛苦獲得 汽車底盤架構。</text:p>
                                      <text:list>
                                        <text:list-item>
                                          <text:p text:style-name="P276">該個體 重新 示錯、拼裝，辛苦拓展出 各式各樣的 汽車底盤搭配。</text:p>
                                          <text:list>
                                            <text:list-item>
                                              <text:p text:style-name="P277">相同的 汽車底盤架構。</text:p>
                                            </text:list-item>
                                            <text:list-item>
                                              <text:p text:style-name="P277">不同的 馬達、變速齒輪組、差動轉向機構、車框、車胎、螺絲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8">該個體 重新 示錯、拼裝，極端難以拓展出 全新的 汽車底盤架構。</text:p>
                                          <text:list>
                                            <text:list-item>
                                              <text:p text:style-name="P278">不同的 汽車底盤架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2">設計數學工具的個體 計算 馬達功率、齒輪比、車輪間距、車框尺寸。</text:p>
                                      <text:list>
                                        <text:list-item>
                                          <text:p text:style-name="P272">該個體 不用 試錯、拼裝、實際組裝，輕鬆獲得 汽車底盤架構。</text:p>
                                        </text:list-item>
                                        <text:list-item>
                                          <text:p text:style-name="P272">該個體 代入 數學模型，輕鬆拓展出 各式各樣的 汽車底盤搭配。</text:p>
                                        </text:list-item>
                                        <text:list-item>
                                          <text:p text:style-name="P279">該個體 代入 數學模型，排列組合拓展出 全新的 汽車底盤架構。</text:p>
                                          <text:list>
                                            <text:list-item>
                                              <text:p text:style-name="P280">排列組合 是 簡化、等效化、跨領域移植、數學模型、暴力破解。</text:p>
                                            </text:list-item>
                                            <text:list-item>
                                              <text:p text:style-name="P281">排列組合的數學模型 不是 該個體代入的 數學模型。</text:p>
                                            </text:list-item>
                                            <text:list-item>
                                              <text:p text:style-name="P282">排列組合的數學模型 是 其他、拓展和發散各種架構的 數學模型。</text:p>
                                            </text:list-item>
                                            <text:list-item>
                                              <text:p text:style-name="P282">明顯例子，排列組合的數學模型 是 宇宙大爆炸的 奇異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9">該個體 代入 數學模型，靈光一閃拓展出 全新的 汽車底盤架構。</text:p>
                                          <text:list>
                                            <text:list-item>
                                              <text:p text:style-name="P279">靈光一閃 是 該個體 突然 想到、有靈感。</text:p>
                                            </text:list-item>
                                            <text:list-item>
                                              <text:p text:style-name="P279">明顯例子，阿基米德（皇冠的含金量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2">明顯例子，a電路架構、b電路架構 組裝成 c電路架構。</text:p>
                                  <text:list>
                                    <text:list-item>
                                      <text:p text:style-name="P283">a電路架構 輸出到 x電路架構。</text:p>
                                      <text:list>
                                        <text:list-item>
                                          <text:p text:style-name="P283">x電路架構 是 轉換器。</text:p>
                                        </text:list-item>
                                        <text:list-item>
                                          <text:p text:style-name="P284">明顯例子，F = m * a。</text:p>
                                          <text:list>
                                            <text:list-item>
                                              <text:p text:style-name="P284">a電路架構 輸出 質量、加速度。</text:p>
                                            </text:list-item>
                                            <text:list-item>
                                              <text:p text:style-name="P283">x電路架構 輸出 力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3">x電路架構 輸出到 b電路架構。</text:p>
                                    </text:list-item>
                                    <text:list-item>
                                      <text:p text:style-name="P285">b電路架構 輸出到 y電路架構。</text:p>
                                      <text:list>
                                        <text:list-item>
                                          <text:p text:style-name="P285">y電路架構 是 轉換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5">y電路架構 輸出 結果。</text:p>
                                    </text:list-item>
                                  </text:list>
                                </text:list-item>
                                <text:list-item>
                                  <text:p text:style-name="P286">發現數學工具的個體 知道 a、b、x、y 電路架構的 輸入、運作、輸出。</text:p>
                                </text:list-item>
                                <text:list-item>
                                  <text:p text:style-name="P287">發現數學工具的個體 知道 c電路架構的 運作。</text:p>
                                </text:list-item>
                                <text:list-item>
                                  <text:p text:style-name="P272">發現數學工具的個體 不知道 c電路架構的 輸入、輸出。</text:p>
                                </text:list-item>
                                <text:list-item>
                                  <text:p text:style-name="P288">發現數學工具的個體 知道 一堆 電路架構。</text:p>
                                </text:list-item>
                                <text:list-item>
                                  <text:p text:style-name="P289">發現數學工具的個體 有機率認定，電路架構 不能 拆解、細分、分析、建模。</text:p>
                                </text:list-item>
                                <text:list-item>
                                  <text:p text:style-name="P652">發現數學工具的個體 有機率認定，電路架構 是 電路元件。</text:p>
                                </text:list-item>
                                <text:list-item>
                                  <text:p text:style-name="P653">發現數學工具的個體 不知道 這些 電路架構，能夠獲得哪種新的 電路架構。</text:p>
                                </text:list-item>
                                <text:list-item>
                                  <text:p text:style-name="P654">發現數學工具的個體 試著 排列組合 已知的電路架構，形成 新的 電路架構。</text:p>
                                  <text:list>
                                    <text:list-item>
                                      <text:p text:style-name="P290">工具 到 工具。</text:p>
                                    </text:list-item>
                                    <text:list-item>
                                      <text:p text:style-name="P290">明顯例子，該個體 觀測到 三角形，試著 發現 畢氏定理，輸出 斜邊。</text:p>
                                    </text:list-item>
                                    <text:list-item>
                                      <text:p text:style-name="P290">該個體 知道 輸入。</text:p>
                                      <text:list>
                                        <text:list-item>
                                          <text:p text:style-name="P290">該個體 不知道 輸入、輸出 的 相依性。</text:p>
                                          <text:list>
                                            <text:list-item>
                                              <text:p text:style-name="P290">明顯例子，輸入 是 三角形的 短邊、長邊。</text:p>
                                            </text:list-item>
                                            <text:list-item>
                                              <text:p text:style-name="P290">明顯例子，輸出 是 三角形的 斜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1">假定，該個體 知道，不同 三角形，底、高 相同，面積 也會 相同。</text:p>
                                        </text:list-item>
                                        <text:list-item>
                                          <text:p text:style-name="P291">該個體 反推出 畢氏定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55">發現數學工具的個體 觀測到 實際現象，試著 發現 新的電路架構，輸出。</text:p>
                                  <text:list>
                                    <text:list-item>
                                      <text:p text:style-name="P292">實際 到 工具。</text:p>
                                    </text:list-item>
                                    <text:list-item>
                                      <text:p text:style-name="P292">明顯例子，該個體 觀測到 三角形，試著 發現 畢氏定理，輸出 斜邊。</text:p>
                                    </text:list-item>
                                    <text:list-item>
                                      <text:p text:style-name="P292">該個體 知道 輸入。</text:p>
                                      <text:list>
                                        <text:list-item>
                                          <text:p text:style-name="P292">該個體 不知道 輸入、輸出 的 相依性。</text:p>
                                          <text:list>
                                            <text:list-item>
                                              <text:p text:style-name="P292">明顯例子，輸入 是 三角形的 短邊、長邊。</text:p>
                                            </text:list-item>
                                            <text:list-item>
                                              <text:p text:style-name="P292">明顯例子，輸出 是 三角形的 斜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2">該個體 列舉出 輸入、輸出。</text:p>
                                          <text:list>
                                            <text:list-item>
                                              <text:p text:style-name="P292">不完整的 真值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3">該個體 試著從 已知的 輸入、輸出，找出 規律、該相依性。</text:p>
                                        </text:list-item>
                                        <text:list-item>
                                          <text:p text:style-name="P294">該個體 試著從 已知的 電路架構 發現，產生 該相依性的 電路架構。</text:p>
                                        </text:list-item>
                                        <text:list-item>
                                          <text:p text:style-name="P292">該個體 從 該相依性 反推出 新的電路架構。</text:p>
                                          <text:list>
                                            <text:list-item>
                                              <text:p text:style-name="P292">在 該過程，該個體 有機率 發現 其他 新的電路架構。</text:p>
                                            </text:list-item>
                                            <text:list-item>
                                              <text:p text:style-name="P292">明顯例子，在發現 畢氏定理 的過程，人類 發現 根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2">明顯例子，拉馬努金。</text:p>
                    </text:list-item>
                  </text:list>
                </text:list-item>
                <text:list-item>
                  <text:p text:style-name="P292">設計數學工具。</text:p>
                  <text:list>
                    <text:list-item>
                      <text:p text:style-name="P295">明顯例子，只要 該個體 的 本能、傳承 足夠高。</text:p>
                      <text:list>
                        <text:list-item>
                          <text:p text:style-name="P295">該個體 開採 各種各樣 材料、資源、原物料。</text:p>
                        </text:list-item>
                        <text:list-item>
                          <text:p text:style-name="P296">該個體 知道 各種各樣 材料的 材料特性。</text:p>
                        </text:list-item>
                        <text:list-item>
                          <text:p text:style-name="P297">該個體 加工、塑形、組合 各種各樣 材料，轉變成 合金、元件、工具、數學模型。</text:p>
                        </text:list-item>
                        <text:list-item>
                          <text:p text:style-name="P298">該個體 設計、製造、使用 各種各樣 合金、元件、工具、數學模型、內部機制。</text:p>
                          <text:list>
                            <text:list-item>
                              <text:p text:style-name="P299">明顯例子，數字、加法、等於、時域、頻域、三角函數、微積分、傅立葉轉換。</text:p>
                            </text:list-item>
                          </text:list>
                        </text:list-item>
                        <text:list-item>
                          <text:p text:style-name="P299">該個體 設計、製造、使用 電路元件、電路架構、家電產品、智慧型家庭、新世界。</text:p>
                        </text:list-item>
                      </text:list>
                    </text:list-item>
                  </text:list>
                </text:list-item>
                <text:list-item>
                  <text:p text:style-name="P299">數學 <text:span text:style-name="T386">↔</text:span><text:span text:style-name="T288"> 盒子。</text:span></text:p>
                  <text:list>
                    <text:list-item>
                      <text:p text:style-name="P299">發現數學 <text:span text:style-name="T384">↔</text:span> 發現盒子。</text:p>
                      <text:list>
                        <text:list-item>
                          <text:p text:style-name="P300">使用 數學、盒子。</text:p>
                          <text:list>
                            <text:list-item>
                              <text:p text:style-name="P300">使用 數學、盒子 排列組合、窮舉法 出，不同的 數學、盒子。</text:p>
                            </text:list-item>
                          </text:list>
                        </text:list-item>
                        <text:list-item>
                          <text:p text:style-name="P301">對於 某一特定&lt;?2&gt;個體 來說，該盒子 是 黑盒子。</text:p>
                          <text:list>
                            <text:list-item>
                              <text:p text:style-name="P301">該盒子 是 該&lt;?2&gt;個體 發現的 自然現象。</text:p>
                            </text:list-item>
                            <text:list-item>
                              <text:p text:style-name="P301">明顯例子，三角形。</text:p>
                            </text:list-item>
                          </text:list>
                        </text:list-item>
                        <text:list-item>
                          <text:p text:style-name="P301">該&lt;?2&gt;個體 有機率直接 拿來使用。</text:p>
                          <text:list>
                            <text:list-item>
                              <text:p text:style-name="P301">該&lt;?2&gt;個體 有機率只在乎 輸入、輸出 的 相依性、實用性、應用範圍。</text:p>
                            </text:list-item>
                            <text:list-item>
                              <text:p text:style-name="P301">明顯例子，日晷。</text:p>
                            </text:list-item>
                          </text:list>
                        </text:list-item>
                        <text:list-item>
                          <text:p text:style-name="P301">該&lt;?2&gt;個體 有機率試圖瞭解 該盒子的 外觀、材質、構造、內部機制、交互作用。</text:p>
                          <text:list>
                            <text:list-item>
                              <text:p text:style-name="P301">該含子的 顏色 有機率 越來越淺。</text:p>
                            </text:list-item>
                            <text:list-item>
                              <text:p text:style-name="P301">明顯例子，畢氏定理。</text:p>
                            </text:list-item>
                          </text:list>
                        </text:list-item>
                        <text:list-item>
                          <text:p text:style-name="P301">該&lt;?2&gt;個體 有機率拆解 該盒子。</text:p>
                          <text:list>
                            <text:list-item>
                              <text:p text:style-name="P301">明顯例子，三角函數。</text:p>
                            </text:list-item>
                          </text:list>
                        </text:list-item>
                        <text:list-item>
                          <text:p text:style-name="P301">該&lt;?2&gt;個體 有機率把 該盒子的 某些部分 排列組合，組裝出 不同的 盒子。</text:p>
                          <text:list>
                            <text:list-item>
                              <text:p text:style-name="P301">明顯例子，橢圓曲線、雙曲線。</text:p>
                            </text:list-item>
                          </text:list>
                        </text:list-item>
                        <text:list-item>
                          <text:p text:style-name="P301">該&lt;?2&gt;個體 有機率把 許多盒子的 某些部分 排列組合，組裝出 不同的 盒子。</text:p>
                          <text:list>
                            <text:list-item>
                              <text:p text:style-name="P301">明顯例子，傅立葉轉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9">創造數學 <text:span text:style-name="T386">↔</text:span><text:span text:style-name="T288"> 組裝盒子。</text:span></text:p>
                      <text:list>
                        <text:list-item>
                          <text:p text:style-name="P300">製造、使用 數學、盒子。</text:p>
                        </text:list-item>
                        <text:list-item>
                          <text:p text:style-name="P302">該&lt;?2&gt;個體 有機率瞭解 某些原理。</text:p>
                          <text:list>
                            <text:list-item>
                              <text:p text:style-name="P302">明顯例子，電學。</text:p>
                            </text:list-item>
                          </text:list>
                        </text:list-item>
                        <text:list-item>
                          <text:p text:style-name="P302">該&lt;?2&gt;個體 有機率正好有 已知原理 所需的 元件。</text:p>
                          <text:list>
                            <text:list-item>
                              <text:p text:style-name="P302">明顯例子，電源、電線、電阻、馬達。</text:p>
                            </text:list-item>
                          </text:list>
                        </text:list-item>
                        <text:list-item>
                          <text:p text:style-name="P302">該&lt;?2&gt;個體 有機率使用 已知原理、已有元件，組裝出 不同的 盒子。</text:p>
                          <text:list>
                            <text:list-item>
                              <text:p text:style-name="P302">其他個體 有機率認定 該&lt;?2&gt;個體 從無到有 創造 不同的盒子。</text:p>
                            </text:list-item>
                            <text:list-item>
                              <text:p text:style-name="P302">明顯例子，該其他個體 看過的 所有盒子，都是包含 兩個電阻並聯。</text:p>
                              <text:list>
                                <text:list-item>
                                  <text:p text:style-name="P302">該&lt;?2&gt;個體的 盒子 有包含 三個電阻並聯，並且 計算出 電阻、電流、電壓。</text:p>
                                  <text:list>
                                    <text:list-item>
                                      <text:p text:style-name="P302">該其他個體 有機率認定 該&lt;?2&gt;個體是 創造盒子、從無到有、神來一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3">實際上，該個體 有 原理、元件。</text:p>
                          <text:list>
                            <text:list-item>
                              <text:p text:style-name="P303">自然而然、理所當然 組裝出，該其他個體 從未看過的，不同的 盒子。</text:p>
                              <text:list>
                                <text:list-item>
                                  <text:p text:style-name="P304">該元件 是 該個體 使用 原理，推測 有某一特定 元件 存在。</text:p>
                                  <text:list>
                                    <text:list-item>
                                      <text:p text:style-name="P304">該元件 有機率 還沒出現過。</text:p>
                                    </text:list-item>
                                    <text:list-item>
                                      <text:p text:style-name="P305">該個體 有機率不需要實際測試 該元件。</text:p>
                                      <text:list>
                                        <text:list-item>
                                          <text:p text:style-name="P306">該個體 有機率使用 已知原理，直接知道 該元件的 一切。</text:p>
                                          <text:list>
                                            <text:list-item>
                                              <text:p text:style-name="P306">一切 是 材料特性、工作範圍、顏色、用途、輸入、處理、輸出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6">該個體 有機率 在 看過的盒子 找到 該元件。</text:p>
                                    </text:list-item>
                                    <text:list-item>
                                      <text:p text:style-name="P306">該個體 有機率 在 周遭環境 找到 該元件。</text:p>
                                    </text:list-item>
                                    <text:list-item>
                                      <text:p text:style-name="P306">該個體 有機率 自己動手，從 已有元件 組裝出 該元件。</text:p>
                                      <text:list>
                                        <text:list-item>
                                          <text:p text:style-name="P306">該其他個體 有機率 自己動手，從 已有元件 組裝出 盒子。</text:p>
                                        </text:list-item>
                                        <text:list-item>
                                          <text:p text:style-name="P306">該其他個體 極端難以 自己動手，從 已有元件 組裝出 該元件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3">該其他個體 有機率也有 元件。</text:p>
                              <text:list>
                                <text:list-item>
                                  <text:p text:style-name="P303">該元件 是 該其他個體 非監督式學習 所有看過的盒子的 元件。</text:p>
                                </text:list-item>
                              </text:list>
                            </text:list-item>
                            <text:list-item>
                              <text:p text:style-name="P307">該其他個體 越不了解 運作原理、元件特性。</text:p>
                              <text:list>
                                <text:list-item>
                                  <text:p text:style-name="P307">該其他個體 越只能 慢慢累積、排列組合、窮舉法 組裝出 不同的 盒子。</text:p>
                                </text:list-item>
                                <text:list-item>
                                  <text:p text:style-name="P308">明顯例子，該&lt;?2&gt;個體 會 加減乘除。</text:p>
                                  <text:list>
                                    <text:list-item>
                                      <text:p text:style-name="P308">該&lt;?2&gt;個體 要計算 10000 * 10000。</text:p>
                                      <text:list>
                                        <text:list-item>
                                          <text:p text:style-name="P309">該&lt;?2&gt;個體 使用 乘法原理，自然而然、理所當然 的 計算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9">該其他個體 要計算 10000 * 10001。</text:p>
                                      <text:list>
                                        <text:list-item>
                                          <text:p text:style-name="P309">該&lt;?2&gt;個體 使用 乘法原理，自然而然、理所當然 的 計算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0">該&lt;?2&gt;個體 有機率，從 10000 * 10000 拓展成 x * y。</text:p>
                                    </text:list-item>
                                    <text:list-item>
                                      <text:p text:style-name="P311">該&lt;?2&gt;個體 有機率拓展成 x * y * z。</text:p>
                                    </text:list-item>
                                    <text:list-item>
                                      <text:p text:style-name="P311">該&lt;?2&gt;個體 有機率拓展成 f(x) * f(y) * f(z)。</text:p>
                                    </text:list-item>
                                    <text:list-item>
                                      <text:p text:style-name="P311">該&lt;?2&gt;個體 有機率拓展成 f(x) * f(y) * 1/f(z)。</text:p>
                                    </text:list-item>
                                    <text:list-item>
                                      <text:p text:style-name="P311">該&lt;?2&gt;個體 有機率拓展成 f(x) * f(x) * f(x)。</text:p>
                                    </text:list-item>
                                    <text:list-item>
                                      <text:p text:style-name="P311">該&lt;?2&gt;個體 有機率拓展成 f(x) ^ 3。</text:p>
                                    </text:list-item>
                                  </text:list>
                                </text:list-item>
                                <text:list-item>
                                  <text:p text:style-name="P308">明顯例子，該其他個體 不會 加減乘除。</text:p>
                                  <text:list>
                                    <text:list-item>
                                      <text:p text:style-name="P312">該其他個體 要計算 10000 * 10000。</text:p>
                                      <text:list>
                                        <text:list-item>
                                          <text:p text:style-name="P312">該其他個體 只能使用 手指頭，從0數到100000000。</text:p>
                                        </text:list-item>
                                        <text:list-item>
                                          <text:p text:style-name="P312">該其他個體 再次計算 10000 * 10000。</text:p>
                                        </text:list-item>
                                        <text:list-item>
                                          <text:p text:style-name="P312">該其他個體 使用 經驗，直接 回答 100000000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2">該其他個體 要計算 10000 * 10001。</text:p>
                                      <text:list>
                                        <text:list-item>
                                          <text:p text:style-name="P312">該其他個體 有機率使用 手指頭，從0數到100000001。</text:p>
                                        </text:list-item>
                                        <text:list-item>
                                          <text:p text:style-name="P313">該其他個體 有機率使用 手指頭，從100000000數到100000001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4">該其他個體 極端難以，從 10000 * 10000 拓展成 x * y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9">設計數學 <text:span text:style-name="T386">↔</text:span><text:span text:style-name="T288"> 設計盒子。</text:span></text:p>
                      <text:list>
                        <text:list-item>
                          <text:p text:style-name="P299">設計、製造、使用 數學、盒子。</text:p>
                        </text:list-item>
                        <text:list-item>
                          <text:p text:style-name="P299">該&lt;?2&gt;個體 設計、製造、使用 各種各樣 材料特性、形狀、顏色、用途 的 元件。</text:p>
                          <text:list>
                            <text:list-item>
                              <text:p text:style-name="P299">該&lt;?2&gt;個體 隨心所欲 創造出 各種各樣的 盒子。</text:p>
                            </text:list-item>
                            <text:list-item>
                              <text:p text:style-name="P299">元件、盒子 沒有 先後順序。</text:p>
                              <text:list>
                                <text:list-item>
                                  <text:p text:style-name="P299">雞生蛋，蛋生雞。</text:p>
                                </text:list-item>
                                <text:list-item>
                                  <text:p text:style-name="P315">只要 該&lt;?2&gt;個體 的 本能、傳承 足夠高。</text:p>
                                  <text:list>
                                    <text:list-item>
                                      <text:p text:style-name="P316">設計、製造、使用，元件 <text:span text:style-name="T387">↔</text:span><text:span text:style-name="T289"> 盒子。</text:span></text:p>
                                    </text:list-item>
                                    <text:list-item>
                                      <text:p text:style-name="P317">明顯例子，單字 <text:span text:style-name="T388">↔</text:span><text:span text:style-name="T290"> 流行語。</text:span></text:p>
                                      <text:list>
                                        <text:list-item>
                                          <text:p text:style-name="P317">單字 設計、製造、使用 流行語。</text:p>
                                        </text:list-item>
                                        <text:list-item>
                                          <text:p text:style-name="P317">流行語 設計、製造、使用 單字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7">元件 有機率是 其他元件的 盒子。</text:p>
                                  <text:list>
                                    <text:list-item>
                                      <text:p text:style-name="P318">明顯例子，流行語 是 單字的 盒子。</text:p>
                                      <text:list>
                                        <text:list-item>
                                          <text:p text:style-name="P318">單字 是 流行語的 元件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8">明顯例子，單字 是 字母的 盒子。</text:p>
                                      <text:list>
                                        <text:list-item>
                                          <text:p text:style-name="P318">字母 是 單字的 元件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7">該&lt;?2&gt;個體 的 本能、傳承 越高，設計、製造、使用 的 元件 越 細緻、根源。</text:p>
                              <text:list>
                                <text:list-item>
                                  <text:p text:style-name="P319">明顯例子，語法<text:span text:style-name="T291">←</text:span>流行語<text:span text:style-name="T291">←</text:span>單字<text:span text:style-name="T291">←</text:span>字母<text:span text:style-name="T291">←</text:span>語系<text:span text:style-name="T291">←</text:span>發音←文化<text:span text:style-name="T291">←</text:span>肉質層<text:span text:style-name="T292">←個體</text:span>。</text:p>
                                </text:list-item>
                                <text:list-item>
                                  <text:p text:style-name="P319">明顯例子，發現數學 <text:span text:style-name="T389">↔</text:span> 使用 流行語。</text:p>
                                </text:list-item>
                                <text:list-item>
                                  <text:p text:style-name="P320">明顯例子，發現數學 <text:span text:style-name="T389">↔</text:span> 使用 流行語 排列組合 製造 不同的 流行語、語法。</text:p>
                                </text:list-item>
                                <text:list-item>
                                  <text:p text:style-name="P321">明顯例子，創造數學 <text:span text:style-name="T389">↔</text:span><text:span text:style-name="T294"> </text:span>製造 流行語、單字。</text:p>
                                </text:list-item>
                                <text:list-item>
                                  <text:p text:style-name="P321">明顯例子，設計數學 <text:span text:style-name="T389">↔</text:span><text:span text:style-name="T294"> </text:span>設計 流行語、單字、字母。</text:p>
                                  <text:list>
                                    <text:list-item>
                                      <text:p text:style-name="P322">假定，語法 是 第零層級語言體制。</text:p>
                                      <text:list>
                                        <text:list-item>
                                          <text:p text:style-name="P323">流行語 是 第一層級語言體制。</text:p>
                                        </text:list-item>
                                        <text:list-item>
                                          <text:p text:style-name="P323">單字 是 第二層級語言體制。</text:p>
                                        </text:list-item>
                                        <text:list-item>
                                          <text:p text:style-name="P323">字母 是 第三層級語言體制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明顯例子，該&lt;?2&gt;個體 使用 生態學、生物學、語言學，設計 語言體制。</text:p>
                                      <text:list>
                                        <text:list-item>
                                          <text:p text:style-name="P324">該&lt;?2&gt;個體 越瞭解，該語言體制 越優良。</text:p>
                                        </text:list-item>
                                        <text:list-item>
                                          <text:p text:style-name="P324">該&lt;?2&gt;個體 越不瞭解，越只能本能的發展 語言體制。</text:p>
                                        </text:list-item>
                                        <text:list-item>
                                          <text:p text:style-name="P325">該&lt;?2&gt;個體 越不瞭解，越只能非監督式學習 語言體制。</text:p>
                                        </text:list-item>
                                        <text:list-item>
                                          <text:p text:style-name="P326">該&lt;?2&gt;個體 越不瞭解，越難以建立 語言體制的 數學模型。</text:p>
                                        </text:list-item>
                                        <text:list-item>
                                          <text:p text:style-name="P326">該&lt;?2&gt;個體 越不瞭解，越難以優化 語言體制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1">假定，某一特定個體 使用 單字，設計、製造 全新的 流行語。</text:p>
                                      <text:list>
                                        <text:list-item>
                                          <text:p text:style-name="P331">專門使用流行語的其他個體 有機率 驚奇、好奇、讚嘆 該個體。</text:p>
                                        </text:list-item>
                                        <text:list-item>
                                          <text:p text:style-name="P331">該其他個體 有機率認定 該個體 是 神來一筆。</text:p>
                                        </text:list-item>
                                        <text:list-item>
                                          <text:p text:style-name="P332">該其他個體 有機率認定 該個體 是 碰巧創造出全新的流行語。</text:p>
                                        </text:list-item>
                                        <text:list-item>
                                          <text:p text:style-name="P332">該個體 有機率無法 從 現有的流行語 推導到 該流行語。</text:p>
                                          <text:list>
                                            <text:list-item>
                                              <text:p text:style-name="P332">原因很明顯，該個體 使用 單字 直接 設計、製造 該流行語。</text:p>
                                            </text:list-item>
                                            <text:list-item>
                                              <text:p text:style-name="P332">原因很明顯，該流行語 是 全新的 流行語。</text:p>
                                            </text:list-item>
                                            <text:list-item>
                                              <text:p text:style-name="P332">該現象 有機率造成 該其他個體 認定，該個體的 流行語 有問題。</text:p>
                                            </text:list-item>
                                            <text:list-item>
                                              <text:p text:style-name="P332">該其他個體 有機率不知道 流行語 背後的原理。</text:p>
                                            </text:list-item>
                                            <text:list-item>
                                              <text:p text:style-name="P332">該原理 是 單字。</text:p>
                                            </text:list-item>
                                            <text:list-item>
                                              <text:p text:style-name="P332">該其他個體 有機率 非監督式學習 現有的流行語。</text:p>
                                            </text:list-item>
                                            <text:list-item>
                                              <text:p text:style-name="P332">該其他個體 有機率 試圖找出 現有的流行語的 規律。</text:p>
                                            </text:list-item>
                                            <text:list-item>
                                              <text:p text:style-name="P332">該規律 形成 語法。</text:p>
                                            </text:list-item>
                                            <text:list-item>
                                              <text:p text:style-name="P332">該其他個體 有機率 試圖使用，該語法 設計、製造 流行語。</text:p>
                                            </text:list-item>
                                            <text:list-item>
                                              <text:p text:style-name="P656">該其他個體 有機率沒有發現 單字的 存在。</text:p>
                                            </text:list-item>
                                            <text:list-item>
                                              <text:p text:style-name="P657">該其他個體 有機率認定 流行語 是 元件、最小單位、終極根源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3">該個體、該其他個體 的差別在於。</text:p>
                                          <text:list>
                                            <text:list-item>
                                              <text:p text:style-name="P333">該個體 知道 單字。</text:p>
                                            </text:list-item>
                                            <text:list-item>
                                              <text:p text:style-name="P332">該個體 知道 使用 單字，設計、製造 有效的 流行語。</text:p>
                                            </text:list-item>
                                            <text:list-item>
                                              <text:p text:style-name="P334">該個體 有機率非監督式學習 流行語，並且 模糊感受到 單字。</text:p>
                                            </text:list-item>
                                            <text:list-item>
                                              <text:p text:style-name="P334">該個體 有機率使用 該模糊感受到的 單字，設計、製造 流行語。</text:p>
                                            </text:list-item>
                                            <text:list-item>
                                              <text:p text:style-name="P335">明顯例子，<text:span text:style-name="T253">拉馬努金。</text:span></text:p>
                                            </text:list-item>
                                            <text:list-item>
                                              <text:p text:style-name="P336">該個體 有機率非監督式學習 流行語，並且 清晰感受到 單字。</text:p>
                                            </text:list-item>
                                            <text:list-item>
                                              <text:p text:style-name="P337">該個體 有機率非監督式學習 流行語，並且 瞭解 單字、描述。</text:p>
                                            </text:list-item>
                                            <text:list-item>
                                              <text:p text:style-name="P337">描述 是 該單字 蘊含的 意思。</text:p>
                                            </text:list-item>
                                            <text:list-item>
                                              <text:p text:style-name="P662">該個體 有機率使用 該單字 設計、製造 流行語。</text:p>
                                            </text:list-item>
                                            <text:list-item>
                                              <text:p text:style-name="P662">該個體 有機率無法 從 現有的流行語 推導到 該流行語。</text:p>
                                            </text:list-item>
                                            <text:list-item>
                                              <text:p text:style-name="P658">原因很明顯，該個體、該流行語 的 本能、傳承 不夠高。</text:p>
                                            </text:list-item>
                                            <text:list-item>
                                              <text:p text:style-name="P662">其他個體 有機率 否認、不承認、恐懼 該流行語 的 存在、有效。</text:p>
                                            </text:list-item>
                                            <text:list-item>
                                              <text:p text:style-name="P659">原因很明顯，該其他個體的 本能、傳承 不夠高。</text:p>
                                            </text:list-item>
                                            <text:list-item>
                                              <text:p text:style-name="P663">其他個體 有機率認定 承認 該流行語，現有的流行語 會 崩塌。</text:p>
                                            </text:list-item>
                                            <text:list-item>
                                              <text:p text:style-name="P663">其他個體 有機率認定 承認 該流行語，現有的語言體制 會 崩塌。</text:p>
                                            </text:list-item>
                                            <text:list-item>
                                              <text:p text:style-name="P664">其他個體 有機率認定 承認 該流行語，現有的世界觀 會 崩塌。</text:p>
                                            </text:list-item>
                                            <text:list-item>
                                              <text:p text:style-name="P660">流行語 足夠多 之後，現有的流行語 有機率推導到 該流行語。</text:p>
                                            </text:list-item>
                                            <text:list-item>
                                              <text:p text:style-name="P660">該個體 有機率 把 現有的單字，紀載、記錄 成 字典。</text:p>
                                            </text:list-item>
                                            <text:list-item>
                                              <text:p text:style-name="P660">該個體 有機率傳承 字典。</text:p>
                                            </text:list-item>
                                            <text:list-item>
                                              <text:p text:style-name="P660">該個體 有機率 設計、製造、使用 全新的 字典。</text:p>
                                            </text:list-item>
                                            <text:list-item>
                                              <text:p text:style-name="P660">該個體 有機率 從 創造流行語 變成 設計單字。</text:p>
                                            </text:list-item>
                                            <text:list-item>
                                              <text:p text:style-name="P661">該個體的 本能、傳承 越高，發現 單字能夠被設計的 機率 越高。</text:p>
                                            </text:list-item>
                                            <text:list-item>
                                              <text:p text:style-name="P661">該個體的 本能、傳承 越高，設計單字的 機率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2">該個體 有機率沒有發現 字母的 存在。</text:p>
                                          <text:list>
                                            <text:list-item>
                                              <text:p text:style-name="P332">該個體的 本能、傳承 有機率 不夠高，無法發現 字母的 存在。</text:p>
                                            </text:list-item>
                                            <text:list-item>
                                              <text:p text:style-name="P332">該個體 有機率 否認、否定、拒絕承認 字母的 存在、有效性。</text:p>
                                            </text:list-item>
                                            <text:list-item>
                                              <text:p text:style-name="P332">該個體 有機率認定，單字 是 最高的 語言體制層級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2">該個體 有機率只能 模糊感受到 單字的 存在。</text:p>
                                          <text:list>
                                            <text:list-item>
                                              <text:p text:style-name="P332">字典的 單字量 有機率 增長 極端緩慢。</text:p>
                                            </text:list-item>
                                            <text:list-item>
                                              <text:p text:style-name="P332">字典的 單字量 越多，字典的 單字量 累積 越快。</text:p>
                                            </text:list-item>
                                            <text:list-item>
                                              <text:p text:style-name="P332">明顯例子，站在巨人的肩膀上、複利效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1">發現數學 <text:span text:style-name="T389">↔</text:span><text:span text:style-name="T294"> </text:span>使用 第<text:span text:style-name="T293">a層級語言體制</text:span>。</text:p>
                                  <text:list>
                                    <text:list-item>
                                      <text:p text:style-name="P327">明顯例子，外國人 學習、使用 第二外語。</text:p>
                                    </text:list-item>
                                    <text:list-item>
                                      <text:p text:style-name="P327">明顯例子，當地人 學習、使用 當地語言。</text:p>
                                      <text:list>
                                        <text:list-item>
                                          <text:p text:style-name="P328">對於 該外國人 來說，該當地 是 國外。</text:p>
                                        </text:list-item>
                                        <text:list-item>
                                          <text:p text:style-name="P327">對於 該外國人 來說，該當地語言 是 第二外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9">創造數學 <text:span text:style-name="T389">↔</text:span><text:span text:style-name="T294"> </text:span>使用 第（<text:span text:style-name="T293">a+1）層級語言體制</text:span>。</text:p>
                                  <text:list>
                                    <text:list-item>
                                      <text:p text:style-name="P329">明顯例子，外國人 試圖 把 國外的流行語，翻譯、帶回 自己的 母國。</text:p>
                                      <text:list>
                                        <text:list-item>
                                          <text:p text:style-name="P338">明顯例子，<text:span text:style-name="T253">拉馬努金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9">明顯例子，當地人 創造、使用 全新的 流行語、單字。</text:p>
                                    </text:list-item>
                                  </text:list>
                                </text:list-item>
                                <text:list-item>
                                  <text:p text:style-name="P330">設計數學 <text:span text:style-name="T389">↔</text:span><text:span text:style-name="T294"> </text:span>使用 第（<text:span text:style-name="T293">a+2）層級語言體制</text:span>。</text:p>
                                  <text:list>
                                    <text:list-item>
                                      <text:p text:style-name="P330">明顯例子，當地人 設計、創造、使用 全新的 流行語、單字、字母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&lt;_?3_&gt;個體、<text:span text:style-name="T302">&lt;?</text:span><text:span text:style-name="T303">2&gt;個體（</text:span>以 人類 為例）<text:span text:style-name="T390">↔</text:span><text:span text:style-name="T298"> 程式語言。</text:span></text:p>
              <text:list>
                <text:list-item>
                  <text:p text:style-name="P339">道、德、個體、萬物法則、內在物質、交互作用 <text:span text:style-name="T384">↔</text:span> <text:span text:style-name="T235">機械語言</text:span>。<text:span text:style-name="T277">（機械碼、虛無和存在）</text:span></text:p>
                  <text:list>
                    <text:list-item>
                      <text:p text:style-name="P340">一切的 根本、終極本質、本身、一切。</text:p>
                    </text:list-item>
                    <text:list-item>
                      <text:p text:style-name="P340">抽象例子，意會、大道、抽象化、虛無化、無形化、渾然一體、天地之始、無邊界化。</text:p>
                      <text:list>
                        <text:list-item>
                          <text:p text:style-name="P340">大道 是 莊子（天道篇）認定的 大道。</text:p>
                        </text:list-item>
                      </text:list>
                    </text:list-item>
                  </text:list>
                </text:list-item>
                <text:list-item>
                  <text:p text:style-name="P340">數學、概念 <text:span text:style-name="T384">↔</text:span> 組合語言。<text:span text:style-name="T14">（好奇、（思考）邏輯、（數位）邏輯（明顯例子，真值表））</text:span></text:p>
                  <text:list>
                    <text:list-item>
                      <text:p text:style-name="P340">一切的 表象、終極現象、名稱、描述。<text:span text:style-name="T16">（道可道，非常道。名可名，非常名）</text:span></text:p>
                    </text:list-item>
                    <text:list-item>
                      <text:p text:style-name="P340">抽象例子，言傳、糟粕、實體化、存在化、有形化、孕育而生、萬物之母、邊界化。</text:p>
                      <text:list>
                        <text:list-item>
                          <text:p text:style-name="P378">糟粕 是 莊子（天道篇）認定的 糟粕。</text:p>
                        </text:list-item>
                      </text:list>
                    </text:list-item>
                    <text:list-item>
                      <text:p text:style-name="P340">數學 的 明顯例子，公理、定理、數字、幾何、拓樸、統計、機率、方程式、數學模型。</text:p>
                    </text:list-item>
                  </text:list>
                </text:list-item>
                <text:list-item>
                  <text:p text:style-name="P340">神學、哲學、物理學、化學、生物學、考古學、歷史學、文化學 <text:span text:style-name="T391">↔</text:span><text:span text:style-name="T296"> 高級語言。</text:span><text:span text:style-name="T14">（神祕學）</text:span></text:p>
                </text:list-item>
                <text:list-item>
                  <text:p text:style-name="P379">傳承、交互作用、語言、文字、文法、符號、表情、肢體語言、手勢、節奏 <text:span text:style-name="T384">↔</text:span><text:span text:style-name="T297"> 腳本語言。</text:span></text:p>
                  <text:list>
                    <text:list-item>
                      <text:p text:style-name="P379">明顯例子，本書。</text:p>
                    </text:list-item>
                  </text:list>
                </text:list-item>
                <text:list-item>
                  <text:p text:style-name="P379">認知、氛圍、派對、紀念、藝術、繪畫、雕刻、音樂、舞蹈、影像、娛樂 <text:span text:style-name="T384">↔</text:span><text:span text:style-name="T297"> 圖形化語言。</text:span></text:p>
                </text:list-item>
              </text:list>
            </text:list-item>
            <text:list-item>
              <text:p text:style-name="P380"><text:span text:style-name="T295">數學、概念、神學、哲學、物理學 </text:span>是 &lt;?<text:span text:style-name="T300">2&gt;個體</text:span> 對 &lt;_?<text:span text:style-name="T299">3_&gt;個體，非監督式學習</text:span>的 投影世界觀。</text:p>
              <text:list>
                <text:list-item>
                  <text:p text:style-name="P380">該投影世界觀 是，該&lt;?<text:span text:style-name="T300">2&gt;個體</text:span> 自然而然、理所當然 的 產物、產出、現象。</text:p>
                  <text:list>
                    <text:list-item>
                      <text:p text:style-name="P380">明顯例子，太陽 東昇西降。<text:span text:style-name="T1">（太陽 沒有 東昇西降，該現象是 地球自轉 產生的現象）</text:span></text:p>
                    </text:list-item>
                  </text:list>
                </text:list-item>
                <text:list-item>
                  <text:p text:style-name="P381">該投影世界觀 是，該&lt;?<text:span text:style-name="T300">2&gt;個體、其他&lt;?2&gt;個體</text:span> 共振、共鳴、共識 的 產物、產出、現象。</text:p>
                  <text:list>
                    <text:list-item>
                      <text:p text:style-name="P382">明顯例子，量子糾纏。<text:span text:style-name="T1">（該&lt;?</text:span><text:span text:style-name="T15">2&gt;個體、其他&lt;?2&gt;個體 共振出 某一特定 世界觀、設定</text:span><text:span text:style-name="T1">）</text:span></text:p>
                    </text:list-item>
                  </text:list>
                </text:list-item>
                <text:list-item>
                  <text:p text:style-name="P383">該投影世界觀 是，該&lt;?<text:span text:style-name="T300">2&gt;個體 學習、決策、接受 其他&lt;?2&gt;個體的投影世界觀 的 產物</text:span>。</text:p>
                  <text:list>
                    <text:list-item>
                      <text:p text:style-name="P383">明顯例子，地動說。<text:span text:style-name="T1">（假定，該&lt;?2&gt;個體 從來沒有 在 月球表面，看到 地球 運動）</text:span></text:p>
                    </text:list-item>
                  </text:list>
                </text:list-item>
              </text:list>
            </text:list-item>
            <text:list-item>
              <text:p text:style-name="P384">文字</text:p>
              <text:list>
                <text:list-item>
                  <text:p text:style-name="P384">（人類 認定的）現代文字 <text:span text:style-name="T392">↔</text:span><text:span text:style-name="T309"> 符號型文字 </text:span><text:span text:style-name="T392">↔</text:span><text:span text:style-name="T309"> 文字 </text:span><text:span text:style-name="T392">↔</text:span><text:span text:style-name="T309"> 衍生導向。</text:span><text:span text:style-name="T17">（</text:span><text:span text:style-name="T19">↔</text:span><text:span text:style-name="T17"> 變數的名稱）</text:span></text:p>
                  <text:list>
                    <text:list-item>
                      <text:p text:style-name="P384">明顯例子，中文。</text:p>
                    </text:list-item>
                  </text:list>
                </text:list-item>
                <text:list-item>
                  <text:p text:style-name="P384">象形文字 <text:span text:style-name="T392">↔</text:span><text:span text:style-name="T309"> 概念型文字 </text:span><text:span text:style-name="T392">↔</text:span><text:span text:style-name="T309"> 概念 </text:span><text:span text:style-name="T392">↔</text:span><text:span text:style-name="T309"> 現象導向。</text:span><text:span text:style-name="T17">（</text:span><text:span text:style-name="T19">↔</text:span><text:span text:style-name="T17"> 變數的數值）</text:span></text:p>
                  <text:list>
                    <text:list-item>
                      <text:p text:style-name="P384">明顯例子，身體 + 站姿 = 人。</text:p>
                    </text:list-item>
                    <text:list-item>
                      <text:p text:style-name="P384">假定，現象 改變、被更新。</text:p>
                      <text:list>
                        <text:list-item>
                          <text:p text:style-name="P384">過去傳承的象形文字、當下的象形文字，會發生 不匹配 現象。</text:p>
                          <text:list>
                            <text:list-item>
                              <text:p text:style-name="P384">過去傳承 的 明顯例子，歷史文獻。</text:p>
                            </text:list-item>
                          </text:list>
                        </text:list-item>
                        <text:list-item>
                          <text:p text:style-name="P384"><text:span text:style-name="T236">抽象例子，地平說 →</text:span><text:span text:style-name="T237"> </text:span><text:span text:style-name="T236">地圓說。</text:span></text:p>
                          <text:list>
                            <text:list-item>
                              <text:p text:style-name="P384"><text:span text:style-name="T236">假定，地平說，居住</text:span><text:span text:style-name="T134"> + 星球 + 平面 = 地球。</text:span></text:p>
                            </text:list-item>
                            <text:list-item>
                              <text:p text:style-name="P357">假定，地圓說，居住 + 星球 + 球型 = 地球。</text:p>
                            </text:list-item>
                            <text:list-item>
                              <text:p text:style-name="P688">地球 的 象形文字 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4">原理文字 <text:span text:style-name="T392">↔</text:span><text:span text:style-name="T309"> 數學型文字 </text:span><text:span text:style-name="T392">↔</text:span><text:span text:style-name="T309"> 數學 </text:span><text:span text:style-name="T392">↔</text:span><text:span text:style-name="T309"> 本質導向。</text:span><text:span text:style-name="T17">（</text:span><text:span text:style-name="T19">↔</text:span><text:span text:style-name="T17"> 變數的指標）</text:span></text:p>
                  <text:list>
                    <text:list-item>
                      <text:p text:style-name="P688">抽象例子，類別、物件、常數、幾何、公理、定理、函數、恆等式、方程式、數學模型。</text:p>
                    </text:list-item>
                    <text:list-item>
                      <text:p text:style-name="P384"><text:span text:style-name="T236">假定，原理 改變、被更新。</text:span><text:span text:style-name="T18">（剛體 不存在。內部機制 有機率 改變、被更新）</text:span></text:p>
                      <text:list>
                        <text:list-item>
                          <text:p text:style-name="P688">過去傳承的原理文字、當下的原理文字，會發生 不匹配 現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4"><text:bookmark-start text:name="道 與 三進制"/>道 與 三進制<text:bookmark-end text:name="道 與 三進制"/></text:p>
          <text:list>
            <text:list-item>
              <text:p text:style-name="P385">0 是 無極。</text:p>
              <text:list>
                <text:list-item>
                  <text:p text:style-name="P386">0 是 道。</text:p>
                </text:list-item>
              </text:list>
            </text:list-item>
            <text:list-item>
              <text:p text:style-name="P385">1 是 陽、有。</text:p>
              <text:list>
                <text:list-item>
                  <text:p text:style-name="P385"><text:span text:style-name="T206">1 是 </text:span>宗量。</text:p>
                </text:list-item>
              </text:list>
            </text:list-item>
            <text:list-item>
              <text:p text:style-name="P385">2 是 陰、無。</text:p>
              <text:list>
                <text:list-item>
                  <text:p text:style-name="P385"><text:span text:style-name="T206">2 是 </text:span>能量、儲量。</text:p>
                </text:list-item>
              </text:list>
            </text:list-item>
            <text:list-item>
              <text:p text:style-name="P387">10 是 3。</text:p>
              <text:list>
                <text:list-item>
                  <text:p text:style-name="P388">3 是 造物主。</text:p>
                </text:list-item>
                <text:list-item>
                  <text:p text:style-name="P389">10 的 進零位數是 0、無極、道。</text:p>
                  <text:list>
                    <text:list-item>
                      <text:p text:style-name="P389">進零位數 是 &lt;?a&gt;。</text:p>
                      <text:list>
                        <text:list-item>
                          <text:p text:style-name="P389">進零位數 是 個位數。</text:p>
                        </text:list-item>
                      </text:list>
                    </text:list-item>
                    <text:list-item>
                      <text:p text:style-name="P572"><text:span text:style-name="T74">明顯例子，11 的 進零位數 是 </text:span><text:span text:style-name="T75">1</text:span><text:span text:style-name="T76">、</text:span><text:span text:style-name="T77">陽、有、宗量</text:span><text:span text:style-name="T74">。</text:span></text:p>
                    </text:list-item>
                  </text:list>
                </text:list-item>
                <text:list-item>
                  <text:p text:style-name="P389">10 的 進一位數 是 1、陽、有、宗量。</text:p>
                  <text:list>
                    <text:list-item>
                      <text:p text:style-name="P389">進一位數 是 &lt;_?<text:span text:style-name="T207">a+1_&gt;。</text:span></text:p>
                    </text:list-item>
                    <text:list-item>
                      <text:p text:style-name="P389">進一位數 是 進零位數 的 創物主。</text:p>
                    </text:list-item>
                    <text:list-item>
                      <text:p text:style-name="P389">進一位數 蘊含 進零位數。</text:p>
                      <text:list>
                        <text:list-item>
                          <text:p text:style-name="P390"><text:span text:style-name="T205">進一位數 的 </text:span>1 蘊含 3個 <text:span text:style-name="T205">進零位數 的 1。</text:span></text:p>
                        </text:list-item>
                        <text:list-item>
                          <text:p text:style-name="P572"><text:span text:style-name="T74">進一位數 的 </text:span><text:span text:style-name="T78">1 蘊含 </text:span><text:span text:style-name="T74">進零位數 的 0、1、2。</text:span></text:p>
                        </text:list-item>
                        <text:list-item>
                          <text:p text:style-name="P572"><text:span text:style-name="T74">進一位數 的 </text:span><text:span text:style-name="T78">1 是 </text:span><text:span text:style-name="T74">進零位數 的 </text:span><text:span text:style-name="T78">1</text:span><text:span text:style-name="T74"> 的 外在環境。</text:span></text:p>
                        </text:list-item>
                        <text:list-item>
                          <text:p text:style-name="P390"><text:span text:style-name="T205">進零位數 的 1 是 進一位數 的 </text:span>1 的 內在物質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5"><text:bookmark-start text:name="生命"/>生命<text:bookmark-end text:name="生命"/></text:p>
          <text:list>
            <text:list-item>
              <text:p text:style-name="P390">什麼 是 生命？<text:span text:style-name="T1">（什麼 是 廣義 的 生命）</text:span></text:p>
              <text:list>
                <text:list-item>
                  <text:p text:style-name="P391">&lt;?<text:span text:style-name="T208">2&gt;個體 是 有 生命 的 個體？</text:span></text:p>
                  <text:list>
                    <text:list-item>
                      <text:p text:style-name="P392">&lt;?<text:span text:style-name="T208">2&gt;個體 存在 生命？</text:span></text:p>
                    </text:list-item>
                    <text:list-item>
                      <text:p text:style-name="P392">透過 &lt;?3&gt;法則 就能 預測、預言、數學模型化 的 個體 是 有生命 的 個體？</text:p>
                      <text:list>
                        <text:list-item>
                          <text:p text:style-name="P393">&lt;?<text:span text:style-name="T208">2&gt;個體 全部 都不是 有 生命 的 個體？</text:span></text:p>
                        </text:list-item>
                      </text:list>
                    </text:list-item>
                    <text:list-item>
                      <text:p text:style-name="P390">會生會死 的 個體 就存在 生命？</text:p>
                    </text:list-item>
                    <text:list-item>
                      <text:p text:style-name="P390">永生 的 個體 就不存在 生命？</text:p>
                    </text:list-item>
                    <text:list-item>
                      <text:p text:style-name="P394">永死 的 個體 就不存在 生命？</text:p>
                    </text:list-item>
                    <text:list-item>
                      <text:p text:style-name="P390">會 死後復生 的 個體 就不存在 生命？</text:p>
                    </text:list-item>
                    <text:list-item>
                      <text:p text:style-name="P390">擁有 自由意識 的 個體 就存在 生命？</text:p>
                      <text:list>
                        <text:list-item>
                          <text:p text:style-name="P395">本能擾動、布朗運動、量子運動 的 個體 是 擁有 自由意識 的 個體？</text:p>
                          <text:list>
                            <text:list-item>
                              <text:p text:style-name="P396">本能擾動 是 &lt;?<text:span text:style-name="T213">2&gt;個體 藉由 &lt;?2&gt; ~ &lt;?u&gt; 法則、機制 所產生 的 現象。</text:span></text:p>
                            </text:list-item>
                            <text:list-item>
                              <text:p text:style-name="P397">布朗運動 是 &lt;?<text:span text:style-name="T213">2&gt;個體 藉由 &lt;?2&gt; ~ &lt;?u&gt; 法則、機制 所產生 的 現象。</text:span></text:p>
                            </text:list-item>
                            <text:list-item>
                              <text:p text:style-name="P395">布朗運動、量子運動 是 &lt;?<text:span text:style-name="T213">2&gt;個體 受到</text:span> &lt;_?<text:span text:style-name="T212">3_&gt;個體 影響所產生的現象。</text:span></text:p>
                            </text:list-item>
                          </text:list>
                        </text:list-item>
                        <text:list-item>
                          <text:p text:style-name="P398">會 本能擾動、布朗運動、量子運動 的 個體 就存在 生命？</text:p>
                        </text:list-item>
                      </text:list>
                    </text:list-item>
                    <text:list-item>
                      <text:p text:style-name="P399">會 感測、交互作用 的 個體 就存在 生命？</text:p>
                    </text:list-item>
                    <text:list-item>
                      <text:p text:style-name="P400">會 思考、思想、選擇、決策、行動 的 個體 就存在 生命？</text:p>
                    </text:list-item>
                    <text:list-item>
                      <text:p text:style-name="P689">會 繁殖、繁衍、演化、複製、突變、變種、反祖化 的 個體 就存在 生命？</text:p>
                    </text:list-item>
                    <text:list-item>
                      <text:p text:style-name="P690">有 中心思想、宗教、信仰、信念、傳統、習俗、文化 的 個體 就存在 生命？</text:p>
                    </text:list-item>
                    <text:list-item>
                      <text:p text:style-name="P690">有 共識、象徵、語言、文字、文明、本能、傳承、新生 的 個體 就存在 生命？</text:p>
                    </text:list-item>
                  </text:list>
                </text:list-item>
                <text:list-item>
                  <text:p text:style-name="P390">&lt;?<text:span text:style-name="T211">1&gt;個體 是 存在 生命 裡面 的 生命？</text:span></text:p>
                  <text:list>
                    <text:list-item>
                      <text:p text:style-name="P401">水蒸氣 的 動能 是 生命？</text:p>
                      <text:list>
                        <text:list-item>
                          <text:p text:style-name="P401">水蒸氣 是 生命？</text:p>
                          <text:list>
                            <text:list-item>
                              <text:p text:style-name="P402">水蒸氣 的 動能 是 生命<text:span text:style-name="T211"> 裡面 的 生命</text:span>？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3">擁有 感測<text:span text:style-name="T218">系統、交互作用系統、決策系統、思考系統 的 </text:span>&lt;?<text:span text:style-name="T218">1&gt;個體 是 生命？</text:span></text:p>
                      <text:list>
                        <text:list-item>
                          <text:p text:style-name="P404"><text:span text:style-name="T218">感測系統 是 </text:span>&lt;?<text:span text:style-name="T218">1&gt; ~ &lt;?u&gt; 個體群 所組成 的 感測系統。</text:span></text:p>
                        </text:list-item>
                        <text:list-item>
                          <text:p text:style-name="P404"><text:span text:style-name="T218">交互作用系統 是 </text:span>&lt;?<text:span text:style-name="T218">1&gt; ~ &lt;?u&gt; 個體群 所組成 的 交互作用系統。</text:span></text:p>
                        </text:list-item>
                        <text:list-item>
                          <text:p text:style-name="P405"><text:span text:style-name="T218">決策系統 是 </text:span>&lt;?<text:span text:style-name="T218">1&gt; ~ &lt;?u&gt; 個體群 所組成 的 決策系統。</text:span></text:p>
                        </text:list-item>
                        <text:list-item>
                          <text:p text:style-name="P406"><text:span text:style-name="T218">思考系統 是 </text:span>&lt;?<text:span text:style-name="T218">1&gt; ~ &lt;?u&gt; 個體群 所組成 的 思考系統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19">擁有 什麼樣 的 特徵、特質、性質、功能、指標 的 個體 才是 有生命 的 個體？</text:p>
                </text:list-item>
              </text:list>
            </text:list-item>
            <text:list-item>
              <text:p text:style-name="P390">對於 人類 來說。</text:p>
              <text:list>
                <text:list-item>
                  <text:p text:style-name="P407">&lt;?<text:span text:style-name="T209">1&gt;個體 </text:span>不是 生命，即便 &lt;?<text:span text:style-name="T209">1&gt;個體</text:span> 能夠 感測到 外在環境、其他&lt;?<text:span text:style-name="T210">1&gt;個體</text:span>。</text:p>
                  <text:list>
                    <text:list-item>
                      <text:p text:style-name="P407">&lt;?<text:span text:style-name="T209">1&gt;個體 是 </text:span>生物電流、位能、動能、力。</text:p>
                    </text:list-item>
                    <text:list-item>
                      <text:p text:style-name="P408">外在環境 是 人類個體。</text:p>
                    </text:list-item>
                  </text:list>
                </text:list-item>
                <text:list-item>
                  <text:p text:style-name="P407">&lt;?<text:span text:style-name="T209">1&gt;個體 </text:span>不是 生命，即便 &lt;?<text:span text:style-name="T209">1&gt;個體</text:span> 能夠 跟 外在環境、其他&lt;?<text:span text:style-name="T210">1&gt;</text:span>個體 交互作用。</text:p>
                </text:list-item>
                <text:list-item>
                  <text:p text:style-name="P409">不被人類認定是生命 的 個體，沒有 生死、成長、成熟、衰亡、幸福、奴役 問題。</text:p>
                  <text:list>
                    <text:list-item>
                      <text:p text:style-name="P410">人類 不認為 &lt;?<text:span text:style-name="T217">1&gt;個體 有 這些 問題。</text:span></text:p>
                    </text:list-item>
                    <text:list-item>
                      <text:p text:style-name="P410">即便 人類個體 自認為 把 &lt;?<text:span text:style-name="T209">1&gt;個體 視為 生命。</text:span></text:p>
                      <text:list>
                        <text:list-item>
                          <text:p text:style-name="P411">實際上，人類個體 感受不到，仍然 認為 &lt;?<text:span text:style-name="T209">1&gt;個體 不是 生命</text:span>。</text:p>
                          <text:list>
                            <text:list-item>
                              <text:p text:style-name="P411">認為 是 無意識、潛意識、有意識 認為。</text:p>
                            </text:list-item>
                            <text:list-item>
                              <text:p text:style-name="P412">不認為 &lt;?<text:span text:style-name="T209">1&gt;個體 和 人類個體 是 等價、平等、相同存在 的 生命。</text:span></text:p>
                              <text:list>
                                <text:list-item>
                                  <text:p text:style-name="P413">原因很明顯，透過 &lt;?2&gt;法則 就能 預測、預言 的 個體（的一切）。</text:p>
                                </text:list-item>
                                <text:list-item>
                                  <text:p text:style-name="P412">原因很明顯，人類個體 蘊含 &lt;?<text:span text:style-name="T214">1&gt;個體。</text:span></text:p>
                                </text:list-item>
                                <text:list-item>
                                  <text:p text:style-name="P414">原因很明顯，人類個體 認為 本身 是 &lt;?<text:span text:style-name="T214">1&gt;個體 的 神、創物主。</text:span></text:p>
                                  <text:list>
                                    <text:list-item>
                                      <text:p text:style-name="P431">自身 是 自己、人類個體。</text:p>
                                    </text:list-item>
                                  </text:list>
                                </text:list-item>
                                <text:list-item>
                                  <text:p text:style-name="P412">人類個體 隨意 產生、成長、成熟、衰亡、殺死、滅絕 &lt;?<text:span text:style-name="T216">1&gt;個體。</text:span></text:p>
                                  <text:list>
                                    <text:list-item>
                                      <text:p text:style-name="P412">隨意 是 輕鬆、無意、有意、不在意、無意識、潛意識、有意識。</text:p>
                                    </text:list-item>
                                  </text:list>
                                </text:list-item>
                                <text:list-item>
                                  <text:p text:style-name="P573"><text:span text:style-name="T78">人類 不會 專門 制定 共識 去 保護 &lt;?</text:span><text:span text:style-name="T79">1&gt;個體。</text:span></text:p>
                                  <text:list>
                                    <text:list-item>
                                      <text:p text:style-name="P415">制定 是 建立、設立、創立、創造、產生。</text:p>
                                    </text:list-item>
                                    <text:list-item>
                                      <text:p text:style-name="P415">共識 是 中心思想、個體意識、群體意識、組織、規則、法律。</text:p>
                                    </text:list-item>
                                    <text:list-item>
                                      <text:p text:style-name="P416">保護 是 維護、守護、幫助、治療、治癒、修復、在乎、在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7">對於 &lt;_?<text:span text:style-name="T215">3_&gt;個體、&lt;?3&gt;個體 來說。</text:span></text:p>
              <text:list>
                <text:list-item>
                  <text:p text:style-name="P420">&lt;?2&gt;個體 是 生命？</text:p>
                  <text:list>
                    <text:list-item>
                      <text:p text:style-name="P418">&lt;?<text:span text:style-name="T208">2&gt;個體 是 有 生命 的 個體？</text:span></text:p>
                    </text:list-item>
                    <text:list-item>
                      <text:p text:style-name="P455">&lt;?2&gt;個體 存在 生命？</text:p>
                    </text:list-item>
                    <text:list-item>
                      <text:p text:style-name="P421">什麼樣 的 &lt;?2&gt;個體 是 生命？</text:p>
                      <text:list>
                        <text:list-item>
                          <text:p text:style-name="P422">什麼樣 是 擁有 什麼 特徵、特質、性質、功能、指標、閥值、條件、標準。</text:p>
                        </text:list-item>
                      </text:list>
                    </text:list-item>
                  </text:list>
                </text:list-item>
                <text:list-item>
                  <text:p text:style-name="P423">&lt;?1&gt;個體 是 生命？</text:p>
                </text:list-item>
              </text:list>
            </text:list-item>
            <text:list-item>
              <text:p text:style-name="P423">擁有生命的個體、沒有擁有生命的個體 有什麼 差別？</text:p>
            </text:list-item>
            <text:list-item>
              <text:p text:style-name="P423">能夠自由切換生命狀態的個體 是 有生命、無生命？</text:p>
              <text:list>
                <text:list-item>
                  <text:p text:style-name="P424">生命狀態 是 有生命、無生命、有生命和無生命之間的過渡生命狀態。</text:p>
                  <text:list>
                    <text:list-item>
                      <text:p text:style-name="P425">過渡生命狀態 是 模糊區間，無法 明確 判斷 該個體 是 有生命、無生命。</text:p>
                    </text:list-item>
                  </text:list>
                </text:list-item>
                <text:list-item>
                  <text:p text:style-name="P426">個體 能夠 自由 的 切換 生命狀態。</text:p>
                </text:list-item>
              </text:list>
            </text:list-item>
            <text:list-item>
              <text:p text:style-name="P427">能夠被外在環境切換生命狀態的個體 是 有生命、無生命？</text:p>
              <text:list>
                <text:list-item>
                  <text:p text:style-name="P427">外在環境 決定、決策 該個體 是否 擁有、持有 被判定為有生命 的 特徵、特質。</text:p>
                </text:list-item>
                <text:list-item>
                  <text:p text:style-name="P428">個體 被動、被迫 切換 生命狀態。</text:p>
                </text:list-item>
              </text:list>
            </text:list-item>
            <text:list-item>
              <text:p text:style-name="P429">能夠自由以及被外在環境切換生命狀態的個體 是 有生命、無生命？</text:p>
              <text:list>
                <text:list-item>
                  <text:p text:style-name="P430">個體、外在環境 能夠 自由 的 切換 該個體 的 生命狀態。</text:p>
                </text:list-item>
              </text:list>
            </text:list-item>
            <text:list-item>
              <text:p text:style-name="P840"><text:span text:style-name="T187">即便，&lt;?</text:span><text:span text:style-name="T188">2&gt;個體 被孕育、被邊界化，</text:span><text:span text:style-name="T80">&lt;?</text:span><text:span text:style-name="T81">2&gt;個體 </text:span><text:span text:style-name="T188">仍然</text:span><text:span text:style-name="T81"> 屬於 &lt;_?3_&gt;個體 </text:span><text:span text:style-name="T188">的 一部分</text:span><text:span text:style-name="T81">。</text:span></text:p>
              <text:list>
                <text:list-item>
                  <text:p text:style-name="P574"><text:span text:style-name="T81">&lt;_?</text:span><text:span text:style-name="T82">3_&gt;個體 蘊含 &lt;?2&gt;個體。</text:span></text:p>
                </text:list-item>
                <text:list-item>
                  <text:p text:style-name="P575"><text:span text:style-name="T81">不論 </text:span><text:span text:style-name="T80">&lt;?</text:span><text:span text:style-name="T81">2&gt;個體 是不是 生命。</text:span></text:p>
                  <text:list>
                    <text:list-item>
                      <text:p text:style-name="P576"><text:span text:style-name="T81">&lt;_?3_&gt;個體 只要 對自身 沒有危害、不會攻擊宿主、沒有癌化 的 </text:span><text:span text:style-name="T80">&lt;?</text:span><text:span text:style-name="T81">2&gt;個體。</text:span></text:p>
                      <text:list>
                        <text:list-item>
                          <text:p text:style-name="P432">要 是 蘊含、需要、想要、選擇、不干涉。</text:p>
                        </text:list-item>
                        <text:list-item>
                          <text:p text:style-name="P432">自身 是 自己、&lt;_?3_&gt;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2">有生命、無生命 是 由 某一特定個體 所定義、所認定。<text:span text:style-name="T1">（名可名，非常名）</text:span></text:p>
              <text:list>
                <text:list-item>
                  <text:p text:style-name="P432">不同 的 個體 會有 不同 的 定義。</text:p>
                </text:list-item>
                <text:list-item>
                  <text:p text:style-name="P432">個體群 有機率 產生 共鳴，因而 有 極端 相似 的 定義。<text:span text:style-name="T1">（群體共識）</text:span></text:p>
                  <text:list>
                    <text:list-item>
                      <text:p text:style-name="P432">明顯例子，藉由 （橫向、縱向）傳承。</text:p>
                      <text:list>
                        <text:list-item>
                          <text:p text:style-name="P433">明顯例子，傳統、習俗、文化、教育、家教、身教、言教、社交、社會化。</text:p>
                        </text:list-item>
                      </text:list>
                    </text:list-item>
                    <text:list-item>
                      <text:p text:style-name="P433">明顯例子，處在 同一個 外在環境。</text:p>
                      <text:list>
                        <text:list-item>
                          <text:p text:style-name="P434">處在 同一個 外在環境 有 極高 機率 萌生 同一個 世界觀、信仰、信念。</text:p>
                        </text:list-item>
                        <text:list-item>
                          <text:p text:style-name="P435">萌生 是 產生、建構、構成。</text:p>
                        </text:list-item>
                        <text:list-item>
                          <text:p text:style-name="P436">明顯例子，地球 的 個體群 有機率萌生 所有星體 繞著 地球 轉 的 共識。</text:p>
                        </text:list-item>
                        <text:list-item>
                          <text:p text:style-name="P437">明顯例子，月球 的 個體群 有機率萌生 所有星體 繞著 月球 轉 的 共識。</text:p>
                        </text:list-item>
                      </text:list>
                    </text:list-item>
                  </text:list>
                </text:list-item>
                <text:list-item>
                  <text:p text:style-name="P438"><text:span text:style-name="T215">個體 擁有 什麼 特徵、特質、性質 才是 </text:span>生命，強烈 相依於 定義生命 的 個體。</text:p>
                  <text:list>
                    <text:list-item>
                      <text:p text:style-name="P438">定義生命 的 個體 是 審核、審判、判定、判決、定義 什麼是 生命 的 個體。</text:p>
                    </text:list-item>
                    <text:list-item>
                      <text:p text:style-name="P438">生命 的 定義 強烈相依於 該個體。</text:p>
                      <text:list>
                        <text:list-item>
                          <text:p text:style-name="P438">原因很明顯，個體 有定義 自己 是 生命 的 傾向。</text:p>
                          <text:list>
                            <text:list-item>
                              <text:p text:style-name="P439">個體 有定義 自己 是 活著 的 傾向。</text:p>
                              <text:list>
                                <text:list-item>
                                  <text:p text:style-name="P439">該個體 認定 自己 是 活著 的 狀態。</text:p>
                                </text:list-item>
                                <text:list-item>
                                  <text:p text:style-name="P440">定義生命 的 個體 就會 以 自身 為 標準 定義 有生命。<text:span text:style-name="T1">（錨定）</text:span></text:p>
                                  <text:list>
                                    <text:list-item>
                                      <text:p text:style-name="P441">定義 是 認為、認定、判定、劃分、分類、標準判定、閥值判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39">擁有 跟 該個體 相同 的 <text:span text:style-name="T215">特徵、特質 的 個體 就會被認定 有生命。</text:span></text:p>
                              <text:list>
                                <text:list-item>
                                  <text:p text:style-name="P439">原因很明顯，一旦 否決，個體 的 意識層 會 產生 衝突。</text:p>
                                  <text:list>
                                    <text:list-item>
                                      <text:p text:style-name="P442">原因很明顯，個體 認定 自己 是 有生命。</text:p>
                                      <text:list>
                                        <text:list-item>
                                          <text:p text:style-name="P443">擁有 相同 <text:span text:style-name="T215">特徵 </text:span>的 其他個體 被定義為 無生命，會有衝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3">明顯例子，兩個人類個體。</text:p>
                              <text:list>
                                <text:list-item>
                                  <text:p text:style-name="P443">某一特定人類個體 有 另一個人類個體 的 特徵。</text:p>
                                </text:list-item>
                                <text:list-item>
                                  <text:p text:style-name="P444">另一個人類個體 有 某一特定人類個體 的 特徵。</text:p>
                                </text:list-item>
                              </text:list>
                            </text:list-item>
                            <text:list-item>
                              <text:p text:style-name="P445">擁有 該個體 相同 <text:span text:style-name="T215">特徵，還擁有 其他特徵 的 個體 會被認定 有生命。</text:span></text:p>
                              <text:list>
                                <text:list-item>
                                  <text:p text:style-name="P445">明顯例子，人類個體 和 黑猩猩個體。</text:p>
                                  <text:list>
                                    <text:list-item>
                                      <text:p text:style-name="P445">黑猩猩個體 有 人類個體 的 特徵，還擁有 大量 體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6">隨著 經歷增加、傳承，個體 逐漸 降低 以 自身 為 標準 定義 有生命。</text:p>
                              <text:list>
                                <text:list-item>
                                  <text:p text:style-name="P446">降低 是 降低 個體 權重，增加 外在環境 權重。</text:p>
                                </text:list-item>
                                <text:list-item>
                                  <text:p text:style-name="P447">個體 逐漸 以 外在環境 為 標準 定義 什麼是 有生命、無生命。</text:p>
                                  <text:list>
                                    <text:list-item>
                                      <text:p text:style-name="P448">外在環境 是 個體 所處 的 環境。</text:p>
                                      <text:list>
                                        <text:list-item>
                                          <text:p text:style-name="P449">環境 是 世界觀、生態圈、生態系、食物鏈、資源、原物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8">明顯例子，類神經網路 分類法。</text:p>
                                    </text:list-item>
                                  </text:list>
                                </text:list-item>
                                <text:list-item>
                                  <text:p text:style-name="P450">有生命 的 定義 會 逐漸 進入 穩態，直到 全新 的 物種 出現。</text:p>
                                  <text:list>
                                    <text:list-item>
                                      <text:p text:style-name="P451">該物種 擁有 該個體 從未見過、從未想像過 的 特徵、特質。</text:p>
                                    </text:list-item>
                                    <text:list-item>
                                      <text:p text:style-name="P452">有生命 的 定義 會 逐漸 進入 暫態。</text:p>
                                      <text:list>
                                        <text:list-item>
                                          <text:p text:style-name="P453">發散、收斂、重新劃分 有生命 的 定義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6">廣義，每一個 個體 都是 有生命<text:span text:style-name="T183">，都不是 無生命</text:span>。<text:span text:style-name="T1">（沒有能儲的個體也是有生命）</text:span></text:p>
                </text:list-item>
                <text:list-item>
                  <text:p text:style-name="P837">狹義，每一個 個體 都不是 有生命<text:span text:style-name="T183">，都是 無生命</text:span>。<text:span text:style-name="T1">（虛無個體 也不是 有生命）</text:span></text:p>
                </text:list-item>
                <text:list-item>
                  <text:p text:style-name="P838">個體，該個體<text:span text:style-name="T183">（本身）</text:span>、外在環境 <text:span text:style-name="T183">決定、</text:span>判定<text:span text:style-name="T183">、定義</text:span> 什麼是 有生命<text:span text:style-name="T183">、無生命</text:span>。</text:p>
                  <text:list>
                    <text:list-item>
                      <text:p text:style-name="P454">個體 是 個體、群體、文化、文明、世界觀、信仰、中心思想、本能、傳承。</text:p>
                    </text:list-item>
                  </text:list>
                </text:list-item>
              </text:list>
            </text:list-item>
            <text:list-item>
              <text:p text:style-name="P691">生命、文明 的差別。</text:p>
              <text:list>
                <text:list-item>
                  <text:p text:style-name="P692">客觀，生命、文明 沒有 差別。</text:p>
                </text:list-item>
                <text:list-item>
                  <text:p text:style-name="P692">主觀，生命、文明 有機率有 差別。</text:p>
                  <text:list>
                    <text:list-item>
                      <text:p text:style-name="P691">生命、文明 的差別在 觀測者的 視角、認定。</text:p>
                    </text:list-item>
                    <text:list-item>
                      <text:p text:style-name="P691">個體 既是 生命，也是 文明。<text:span text:style-name="T1">（同出（某一特定個體）而 異名（生命、文明））</text:span></text:p>
                      <text:list>
                        <text:list-item>
                          <text:p text:style-name="P691">文明 是 生命。</text:p>
                        </text:list-item>
                        <text:list-item>
                          <text:p text:style-name="P693">生命 是 文明。</text:p>
                        </text:list-item>
                      </text:list>
                    </text:list-item>
                  </text:list>
                </text:list-item>
                <text:list-item>
                  <text:p text:style-name="P694">生命、文明 是 自然現<text:span text:style-name="T22">象。</text:span></text:p>
                </text:list-item>
                <text:list-item>
                  <text:p text:style-name="P693">個體 交互作用，自然而然、理所當然 產生 生命、文明。</text:p>
                  <text:list>
                    <text:list-item>
                      <text:p text:style-name="P693">生命 出現、存在、繁衍、突變、死亡 是 自然現<text:span text:style-name="T22">象。</text:span><text:span text:style-name="T3">&lt;_?3_&gt;個體</text:span><text:span text:style-name="T1"> 內部機制的 自然現象</text:span></text:p>
                      <text:list>
                        <text:list-item>
                          <text:p text:style-name="P693">（相對）微觀個體 聚集、交互作用、消散，形成、發展、輪迴 生命。</text:p>
                        </text:list-item>
                        <text:list-item>
                          <text:p text:style-name="P693">明顯<text:span text:style-name="T22">例子，對於 &lt;?2&gt;個體 來說，某一特定&lt;?2&gt;個體</text:span> 是 生命。</text:p>
                        </text:list-item>
                      </text:list>
                    </text:list-item>
                    <text:list-item>
                      <text:p text:style-name="P693">文明 出現、存在、繁衍、突變、崩塌 是 自然現象。</text:p>
                      <text:list>
                        <text:list-item>
                          <text:p text:style-name="P693">（相對）宏觀個體 聚集、交互作用、消散，形成、發展、輪迴 文明。</text:p>
                        </text:list-item>
                        <text:list-item>
                          <text:p text:style-name="P693">明顯例子，<text:span text:style-name="T22">對於 &lt;?2&gt;個體 來</text:span>說，地球文明個體 是 文明。</text:p>
                        </text:list-item>
                        <text:list-item>
                          <text:p text:style-name="P693">明顯例子，對於<text:span text:style-name="T22"> &lt;?2&gt;個體 來說，&lt;_?3_&gt;個</text:span>體 有機率是超越 生命、文明 的 存在。</text:p>
                          <text:list>
                            <text:list-item>
                              <text:p text:style-name="P693"><text:span text:style-name="T22">&lt;?2&gt;個體 有機率 認定，&lt;_?3_&gt;個</text:span>體 是 超生命、超文明 的 存在。</text:p>
                              <text:list>
                                <text:list-item>
                                  <text:p text:style-name="P693">超 是 超越。</text:p>
                                </text:list-item>
                              </text:list>
                            </text:list-item>
                            <text:list-item>
                              <text:p text:style-name="P693">原因很<text:span text:style-name="T22">明顯，&lt;_?3_&gt;個體 蘊含 &lt;?2&gt;文明，&lt;?2&gt;文明 蘊含 &lt;?2&gt;</text:span>生命。</text:p>
                              <text:list>
                                <text:list-item>
                                  <text:p text:style-name="P695"><text:span text:style-name="T22">&lt;_?3_&gt;個體 是 &lt;?3&gt;個</text:span>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5">明顯例子，緣起性空，無主宰，非自然。</text:p>
                      <text:list>
                        <text:list-item>
                          <text:p text:style-name="P696">生命、文明、萬物法則、道 都是，順應自然、自然而然、理所當然 的 自然現<text:span text:style-name="T22">象。</text:span></text:p>
                          <text:list>
                            <text:list-item>
                              <text:p text:style-name="P456">明顯例子，人類個體（本身）的內部機制、人類個體和外在環境的交互作用。</text:p>
                              <text:list>
                                <text:list-item>
                                  <text:p text:style-name="P457">該人類個體 孕育、反孕育 肌肉個體、細胞個體、動能個體。</text:p>
                                  <text:list>
                                    <text:list-item>
                                      <text:p text:style-name="P458">該細胞個體 有機率認定。</text:p>
                                      <text:list>
                                        <text:list-item>
                                          <text:p text:style-name="P458">肌肉、細胞、動能 個體（本身）是 生命、個體。</text:p>
                                        </text:list-item>
                                        <text:list-item>
                                          <text:p text:style-name="P459">肌肉、細胞、動能 個體 交互作用 現象，是 文明。</text:p>
                                        </text:list-item>
                                        <text:list-item>
                                          <text:p text:style-name="P460">肌肉、細胞、動能 個體 正常運作，是 德。</text:p>
                                          <text:list>
                                            <text:list-item>
                                              <text:p text:style-name="P460">肌肉、細胞、動能 個體 部分正常運作，是 缺德。</text:p>
                                            </text:list-item>
                                            <text:list-item>
                                              <text:p text:style-name="P697"><text:span text:style-name="T22">肌肉、細胞、動能 個體 異常運作，是 無德。</text:span><text:span text:style-name="T3">（癌化 是 反德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0">德 越高，該人類個體 越身強體壯，該細胞個體 越滋潤飽滿。</text:p>
                                        </text:list-item>
                                        <text:list-item>
                                          <text:p text:style-name="P461">德 越低，該人類個體 越身弱體衰，該細胞個體 越乾澀飢困。</text:p>
                                          <text:list>
                                            <text:list-item>
                                              <text:p text:style-name="P461">該人類個體、該細胞個體 的 德，都 極端重要。</text:p>
                                            </text:list-item>
                                            <text:list-item>
                                              <text:p text:style-name="P461">明顯例子，木桶理論、工作細胞Black、免疫系統風暴、貧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2">該細胞個體 的 本能、傳承，有機率 提升 該細胞個體的 德。</text:p>
                                          <text:list>
                                            <text:list-item>
                                              <text:p text:style-name="P462">明顯例子，自然療法、內部機制身體抵抗力自癒、第一層級法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1">該人類個體 的 本能、傳承，有機率 提升 該細胞個體的 德。</text:p>
                                          <text:list>
                                            <text:list-item>
                                              <text:p text:style-name="P461">明顯例子，戒毒、輸血、化療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3">該人類個體 的 本能、傳承，有機率 提升 該人類個體的 德。</text:p>
                                          <text:list>
                                            <text:list-item>
                                              <text:p text:style-name="P463">明顯例子，自然作息、自然飲食、統計健康指標、定期健檢。</text:p>
                                            </text:list-item>
                                            <text:list-item>
                                              <text:p text:style-name="P464">明顯例子，主動紀錄 BMI、血壓、飲水量、生病次數、排泄次數。</text:p>
                                            </text:list-item>
                                            <text:list-item>
                                              <text:p text:style-name="P465">明顯例子，該人類個體 使用 紙、筆 紀錄、統計、分析、歸納。</text:p>
                                            </text:list-item>
                                            <text:list-item>
                                              <text:p text:style-name="P466">明顯例子，自然紀錄 BMI、血壓、飲水量、生病次數、排泄次數。</text:p>
                                            </text:list-item>
                                            <text:list-item>
                                              <text:p text:style-name="P474">明顯例子，家中 有 物聯網、智慧型家電、智慧型家庭。</text:p>
                                            </text:list-item>
                                            <text:list-item>
                                              <text:p text:style-name="P475">明顯例子，地毯 有 精準、疾速 量測 的 體重機。</text:p>
                                            </text:list-item>
                                            <text:list-item>
                                              <text:p text:style-name="P476">明顯例子，椅子 有 光學式 血壓機。</text:p>
                                            </text:list-item>
                                            <text:list-item>
                                              <text:p text:style-name="P474">明顯例子，杯子 有 量測 液體高度、含水量 的 光學式機器。</text:p>
                                            </text:list-item>
                                            <text:list-item>
                                              <text:p text:style-name="P698"><text:span text:style-name="T163">明顯例子，手機 有 該個體致電</text:span>通知醫<text:span text:style-name="T163">生到府看診 的 計數APP。</text:span></text:p>
                                            </text:list-item>
                                            <text:list-item>
                                              <text:p text:style-name="P726">明顯例子，廁所門前 有 計次數、計時間 的 機器。</text:p>
                                            </text:list-item>
                                            <text:list-item>
                                              <text:p text:style-name="P727">非監督式學習、預測，適合 該人類個體 的 自然作息、自然飲食。</text:p>
                                            </text:list-item>
                                            <text:list-item>
                                              <text:p text:style-name="P728">定期、不定期 校正，適合 該人類個體 的 自然作息、自然飲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67">該人類個體 蘊含的 呼吸系統個體、血液循環迴路個體、內分泌機制個體。</text:p>
                                  <text:list>
                                    <text:list-item>
                                      <text:p text:style-name="P468">該細胞個體 有機率認定。</text:p>
                                      <text:list>
                                        <text:list-item>
                                          <text:p text:style-name="P468">呼吸系統、血液循環迴路、內分泌機制 個體，產生的 現象 是 道。</text:p>
                                          <text:list>
                                            <text:list-item>
                                              <text:p text:style-name="P469">該細胞個體 有機率非監督式學習 投影世界觀、投影萬物法則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0">該細胞個體 有機率認知不到 該人類個體的 存在。</text:p>
                                      <text:list>
                                        <text:list-item>
                                          <text:p text:style-name="P471">認知不到 是 習以為常、感受不到、無法觀測、質疑、否定、否認。</text:p>
                                          <text:list>
                                            <text:list-item>
                                              <text:p text:style-name="P472">明顯例子，蘋果掉到地面、太陽東昇西降、地圓說、地動說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72">該細胞個體 有機率認定 該人類個體 不存在。</text:p>
                                          <text:list>
                                            <text:list-item>
                                              <text:p text:style-name="P473">該細胞個體 有機率拒絕 承認，自己 存在 在 該人類個體 裡面。</text:p>
                                            </text:list-item>
                                            <text:list-item>
                                              <text:p text:style-name="P473">該細胞個體 有機率不願 承認，自己 生存 在 該人類個體 裡面。</text:p>
                                            </text:list-item>
                                            <text:list-item>
                                              <text:p text:style-name="P473">該細胞個體 有機率恐懼 承認，自己 生活 在 該人類個體 裡面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70">原因很明顯，該細胞個體 的 本能、傳承 不夠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9">文明、生命 三要素 是 道、德、個體。</text:p>
                  <text:list>
                    <text:list-item>
                      <text:p text:style-name="P695">明顯例子，細胞個體 有機率認定。</text:p>
                      <text:list>
                        <text:list-item>
                          <text:p text:style-name="P695"><text:span text:style-name="T279">道 是 </text:span><text:span text:style-name="T157">人類</text:span><text:span text:style-name="T279">個體的</text:span><text:span text:style-name="T158">內部機制和</text:span><text:span text:style-name="T159">交互作用</text:span><text:span text:style-name="T157">、</text:span><text:span text:style-name="T280">本能法則、信念法則、肉質層法則。</text:span></text:p>
                          <text:list>
                            <text:list-item>
                              <text:p text:style-name="P695">明顯例子，呼吸系統、內分泌機制、肌肉自由度、人體結構、人類個體攝取營養。</text:p>
                            </text:list-item>
                          </text:list>
                        </text:list-item>
                        <text:list-item>
                          <text:p text:style-name="P729">德 是 <text:span text:style-name="T160">心靈平靜、互助、和諧、協調、協助、雙贏、無我、你就是我、心靜、平靜。</text:span></text:p>
                          <text:list>
                            <text:list-item>
                              <text:p text:style-name="P477">明顯例子，細胞個體 和 細胞、器官、機制、系統、人類 個體 之間，心靈平靜。</text:p>
                            </text:list-item>
                          </text:list>
                        </text:list-item>
                        <text:list-item>
                          <text:p text:style-name="P729">個體 是 <text:span text:style-name="T157">人類</text:span>個體、該文明的<text:span text:style-name="T157">&lt;?</text:span><text:span text:style-name="T161">2</text:span><text:span text:style-name="T157">&gt;</text:span>個體（物種）、其他<text:span text:style-name="T157">&lt;?</text:span><text:span text:style-name="T161">2</text:span><text:span text:style-name="T157">&gt;</text:span>個體、<text:span text:style-name="T157">&lt;?</text:span><text:span text:style-name="T161">1</text:span><text:span text:style-name="T157">&gt;</text:span>個體。</text:p>
                          <text:list>
                            <text:list-item>
                              <text:p text:style-name="P730"><text:span text:style-name="T160">明顯例子，細胞個體、動能個體、呼吸系統個體、血液循環迴路個體、</text:span><text:span text:style-name="T157">人類</text:span>個體<text:span text:style-name="T160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8">對於 人類個體 來說， 人類個體內部的交互運作 是 生命徵兆。</text:p>
                      <text:list>
                        <text:list-item>
                          <text:p text:style-name="P479">生命徵兆 是 生命 存在、存活、生存 的 徵兆、象徵、指標。</text:p>
                        </text:list-item>
                        <text:list-item>
                          <text:p text:style-name="P480">對於 人類個體 來說，人類個體 是 生命。</text:p>
                        </text:list-item>
                      </text:list>
                    </text:list-item>
                    <text:list-item>
                      <text:p text:style-name="P731"><text:span text:style-name="T160">對於 </text:span><text:span text:style-name="T281">細胞</text:span><text:span text:style-name="T160">個體 來說，人類個體內部的交互運作 是 文明。</text:span></text:p>
                      <text:list>
                        <text:list-item>
                          <text:p text:style-name="P731"><text:span text:style-name="T160">對於 </text:span><text:span text:style-name="T162">細胞</text:span><text:span text:style-name="T160">個體 來說，人類個體 是 未知存在、超生命、超文明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99">不同觀測者，有不同的 認定。</text:p>
                  <text:list>
                    <text:list-item>
                      <text:p text:style-name="P699">認定 是 認定、命名、描述 被觀測者，是 生命、文明、生命和文明的複合體。</text:p>
                    </text:list-item>
                    <text:list-item>
                      <text:p text:style-name="P700">明顯例子，某一特定<text:span text:style-name="T156">&lt;?2&gt;</text:span>個體 有機率認定 <text:span text:style-name="T22">&lt;?1&gt;</text:span>個體組成的<text:span text:style-name="T22">&lt;?1&gt;</text:span>個體 不是 生命、文明。</text:p>
                      <text:list>
                        <text:list-item>
                          <text:p text:style-name="P701">明顯例子，該<text:span text:style-name="T156">&lt;?2&gt;</text:span>個體 有機率認定，動能個體組成的動能個體 不是 生命、文明。</text:p>
                        </text:list-item>
                        <text:list-item>
                          <text:p text:style-name="P702">明顯例子，該<text:span text:style-name="T156">&lt;?2&gt;</text:span>個體 有機率認定，動能個體組成的動能個體 沒有 生命、文明。</text:p>
                        </text:list-item>
                        <text:list-item>
                          <text:p text:style-name="P703">明顯例子，人類個體 舉手 產生的 手部運動動能個體。</text:p>
                          <text:list>
                            <text:list-item>
                              <text:p text:style-name="P704">舉手 是 舉起手、手<text:span text:style-name="T113">從角度0度舉到角度90度</text:span>。</text:p>
                            </text:list-item>
                            <text:list-item>
                              <text:p text:style-name="P704">該手部運動 不是 某一特定動能個體，獨自作用 產生的 現象。</text:p>
                            </text:list-item>
                            <text:list-item>
                              <text:p text:style-name="P704">該手部運動 是 動能個體 之間，交互作用 產生的 現象。<text:span text:style-name="T1">（成長、成熟、衰亡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5">明顯例子，某一特定<text:span text:style-name="T156">&lt;?2&gt;</text:span>個體 有機率認定（蘊含 <text:span text:style-name="T22">&lt;?1&gt;</text:span>個體的）<text:span text:style-name="T22">&lt;?2&gt;</text:span>個體 是 生命。</text:p>
                      <text:list>
                        <text:list-item>
                          <text:p text:style-name="P706">明顯例子，該<text:span text:style-name="T156">&lt;?2&gt;</text:span>個體 有機率認定，（蘊含 動能個體的）細胞個體 是 生命。</text:p>
                        </text:list-item>
                      </text:list>
                    </text:list-item>
                    <text:list-item>
                      <text:p text:style-name="P707">明顯例子，某一特定<text:span text:style-name="T156">&lt;?2&gt;</text:span>個體 有機率認定（<text:span text:style-name="T156">&lt;?2&gt;</text:span>個體 組成的<text:span text:style-name="T22">&lt;?2&gt;</text:span>個體 是 生命。</text:p>
                      <text:list>
                        <text:list-item>
                          <text:p text:style-name="P707">明顯例子，該<text:span text:style-name="T156">&lt;?2&gt;</text:span>個體 有機率認定，（細胞個體 組成的）人類個體 是 生命。</text:p>
                        </text:list-item>
                      </text:list>
                    </text:list-item>
                    <text:list-item>
                      <text:p text:style-name="P707">明顯例子，某一特定<text:span text:style-name="T156">&lt;?2&gt;</text:span>個體 有機率認定（<text:span text:style-name="T156">&lt;?2&gt;</text:span>個體 組成的）<text:span text:style-name="T22">&lt;?2&gt;</text:span>個體 是 文明。</text:p>
                      <text:list>
                        <text:list-item>
                          <text:p text:style-name="P707">明顯例子，該<text:span text:style-name="T156">&lt;?2&gt;</text:span>個體 有機率認定，（人類個體 組成的）馬雅文明個體 是 文明。</text:p>
                        </text:list-item>
                      </text:list>
                    </text:list-item>
                    <text:list-item>
                      <text:p text:style-name="P708">明顯例子，某一特定<text:span text:style-name="T156">&lt;?2&gt;</text:span>個體 有機率認定（蘊含 <text:span text:style-name="T22">&lt;?2&gt;</text:span>個體的）<text:span text:style-name="T22">&lt;?3&gt;</text:span>個體 是 未知存在。</text:p>
                      <text:list>
                        <text:list-item>
                          <text:p text:style-name="P709">明顯例子，該<text:span text:style-name="T156">&lt;?2&gt;</text:span>個體 有機率認定，（蘊含 馬雅文明個體的）<text:span text:style-name="T22">&lt;_?3_&gt;</text:span>個體 是 未知存在。</text:p>
                        </text:list-item>
                        <text:list-item>
                          <text:p text:style-name="P710">明顯例子，該<text:span text:style-name="T156">&lt;?2&gt;</text:span>個體 有機率認定 <text:span text:style-name="T22">&lt;_?3_&gt;</text:span>個體 是 超生命、超文明、超複合體。</text:p>
                        </text:list-item>
                        <text:list-item>
                          <text:p text:style-name="P710">明顯例子，該<text:span text:style-name="T156">&lt;?2&gt;</text:span>個體 有機率認定 <text:span text:style-name="T22">&lt;_?3_&gt;</text:span>個體 不存在。</text:p>
                        </text:list-item>
                        <text:list-item>
                          <text:p text:style-name="P710">明顯例子，該<text:span text:style-name="T156">&lt;?2&gt;</text:span>個體 有機率否認 <text:span text:style-name="T22">&lt;_?3_&gt;</text:span>個體 的 存在。</text:p>
                        </text:list-item>
                      </text:list>
                    </text:list-item>
                  </text:list>
                </text:list-item>
                <text:list-item>
                  <text:p text:style-name="P711">對於 人類個體 來說，細胞個體 內戰 是 極端愚蠢至極 的 思想、決策、行動。</text:p>
                  <text:list>
                    <text:list-item>
                      <text:p text:style-name="P712">內戰 是 攻擊（對於 該人類個體 來說）正常細胞、攻擊呼吸系統、攻擊內分泌機制。</text:p>
                    </text:list-item>
                  </text:list>
                </text:list-item>
              </text:list>
            </text:list-item>
            <text:list-item>
              <text:p text:style-name="P718">不同文明 之間，有機率 相同、不同。</text:p>
              <text:list>
                <text:list-item>
                  <text:p text:style-name="P718">明顯例子，相同 物種，不同 個體，有機率 相同、不同。</text:p>
                  <text:list>
                    <text:list-item>
                      <text:p text:style-name="P720">明顯例子，兩個 人類個體 之間，有機率 相同、不同。</text:p>
                      <text:list>
                        <text:list-item>
                          <text:p text:style-name="P720">兩個 人類個體 之間，四肢、器官、結構 有機率 相同。</text:p>
                        </text:list-item>
                        <text:list-item>
                          <text:p text:style-name="P718">兩個 人類個體 之間，身材、臉型、性格 有機率 不同。</text:p>
                        </text:list-item>
                        <text:list-item>
                          <text:p text:style-name="P718">人類個體 <text:span text:style-name="T393">↔</text:span><text:span text:style-name="T310"> 生命、文明。</text:span></text:p>
                          <text:list>
                            <text:list-item>
                              <text:p text:style-name="P718">人類個體的 內部物質 <text:span text:style-name="T393">↔</text:span><text:span text:style-name="T310"> 組成 生命、文明 的 個體。</text:span></text:p>
                            </text:list-item>
                            <text:list-item>
                              <text:p text:style-name="P718">人類個體的 內部機制 <text:span text:style-name="T394">↔</text:span><text:span text:style-name="T311"> 生命、文明 的 道。</text:span></text:p>
                            </text:list-item>
                            <text:list-item>
                              <text:p text:style-name="P718">人類個體和其他個體 的 感測、交互作用 <text:span text:style-name="T395">↔</text:span><text:span text:style-name="T312"> 生命、文明 的 感測、交互作用。</text:span></text:p>
                            </text:list-item>
                            <text:list-item>
                              <text:p text:style-name="P718"><text:span text:style-name="T22">DNA </text:span><text:span text:style-name="T396">↔</text:span><text:span text:style-name="T164"> 生命、文明 發展的 道。</text:span></text:p>
                              <text:list>
                                <text:list-item>
                                  <text:p text:style-name="P482">抽象例子，分形、鑰匙、種子、藍圖、契約、壓縮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8">明顯例子，不同 物種，不同 個體，有機率 相同、不同。</text:p>
                </text:list-item>
              </text:list>
            </text:list-item>
            <text:list-item>
              <text:p text:style-name="P718">生命的 顯性特徵。</text:p>
              <text:list>
                <text:list-item>
                  <text:p text:style-name="P721">生命的 顯性特徵。</text:p>
                  <text:list>
                    <text:list-item>
                      <text:p text:style-name="P722">存在。</text:p>
                      <text:list>
                        <text:list-item>
                          <text:p text:style-name="P723">邊界。<text:span text:style-name="T1">（瞬態、暫態、穩態 邊界）</text:span></text:p>
                        </text:list-item>
                        <text:list-item>
                          <text:p text:style-name="P724"><text:span text:style-name="T165">內在物質</text:span>。<text:span text:style-name="T1">（瞬態、暫態、穩態 內在物質）</text:span></text:p>
                        </text:list-item>
                        <text:list-item>
                          <text:p text:style-name="P724"><text:span text:style-name="T165">內部機制</text:span>。<text:span text:style-name="T1">（瞬態、暫態、穩態 內部機制）</text:span></text:p>
                        </text:list-item>
                      </text:list>
                    </text:list-item>
                    <text:list-item>
                      <text:p text:style-name="P725">變化。</text:p>
                      <text:list>
                        <text:list-item>
                          <text:p text:style-name="P725">感測。<text:span text:style-name="T1">（瞬態、暫態、穩態 感測）</text:span></text:p>
                          <text:list>
                            <text:list-item>
                              <text:p text:style-name="P483">處理。</text:p>
                            </text:list-item>
                          </text:list>
                        </text:list-item>
                        <text:list-item>
                          <text:p text:style-name="P718">交互作用。<text:span text:style-name="T1">（瞬態、暫態、穩態 交互作用）</text:span></text:p>
                          <text:list>
                            <text:list-item>
                              <text:p text:style-name="P484">輸入、輸出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1">明顯例子，人類個體。</text:p>
                  <text:list>
                    <text:list-item>
                      <text:p text:style-name="P680"><text:span text:style-name="T113">皮膚、神經、</text:span><text:span text:style-name="T135">觸覺</text:span><text:span text:style-name="T113"> </text:span><text:span text:style-name="T397">↔</text:span><text:span text:style-name="T135"> 存在。</text:span></text:p>
                    </text:list-item>
                    <text:list-item>
                      <text:p text:style-name="P342">生物電流、肌肉收縮、大腦認知 <text:span text:style-name="T384">↔</text:span> 變化。</text:p>
                    </text:list-item>
                  </text:list>
                </text:list-item>
                <text:list-item>
                  <text:p text:style-name="P342">明顯例子，雲層個體。</text:p>
                  <text:list>
                    <text:list-item>
                      <text:p text:style-name="P680"><text:span text:style-name="T135">雲層表面、溫度感測、濕度感測 </text:span><text:span text:style-name="T398">↔</text:span><text:span text:style-name="T136"> 存在。</text:span></text:p>
                    </text:list-item>
                    <text:list-item>
                      <text:p text:style-name="P343">凝結、改變幾何形狀、下雨 <text:span text:style-name="T384">↔</text:span> 變化。</text:p>
                    </text:list-item>
                  </text:list>
                </text:list-item>
                <text:list-item>
                  <text:p text:style-name="P343">假定，第一個個體 認定，第二個個體 有 某一特定特徵。</text:p>
                  <text:list>
                    <text:list-item>
                      <text:p text:style-name="P344">對於 第一個個體 來說，第二個個體 是 有 該特徵的 生命、文明、個體。</text:p>
                    </text:list-item>
                    <text:list-item>
                      <text:p text:style-name="P345">其他個體 有機率認定，第二個個體 不是 生命、文明、個體。</text:p>
                      <text:list>
                        <text:list-item>
                          <text:p text:style-name="P346">原因很明顯，其他個體、第一個個體 有機率 使用不同的 特徵，做 認定、判定。</text:p>
                          <text:list>
                            <text:list-item>
                              <text:p text:style-name="P345">特徵 是 指標、閥值、統計、取樣、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4">明顯例子，假定，第一個個體 認定，第二個個體 是 生命。</text:p>
                      <text:list>
                        <text:list-item>
                          <text:p text:style-name="P344">對於 第一個個體 來說，第二個個體 是 生命。</text:p>
                        </text:list-item>
                        <text:list-item>
                          <text:p text:style-name="P347">其他個體 有機率認定，第二個個體 不是 生命。</text:p>
                        </text:list-item>
                      </text:list>
                    </text:list-item>
                    <text:list-item>
                      <text:p text:style-name="P348">明顯例子，假定，第一個個體 認定，第二個個體 有知覺、是生命。</text:p>
                      <text:list>
                        <text:list-item>
                          <text:p text:style-name="P349">對於 第一個個體 來說，第二個個體 是 有知覺的 生命。</text:p>
                        </text:list-item>
                        <text:list-item>
                          <text:p text:style-name="P347">其他個體 有機率認定，第二個個體 不是 有知覺的 生命。</text:p>
                        </text:list-item>
                      </text:list>
                    </text:list-item>
                    <text:list-item>
                      <text:p text:style-name="P348">明顯例子，假定，第一個個體 認定，第二個個體 有認知、是生命。</text:p>
                      <text:list>
                        <text:list-item>
                          <text:p text:style-name="P349">對於 第一個個體 來說，第二個個體 是 有認知的 生命。</text:p>
                        </text:list-item>
                        <text:list-item>
                          <text:p text:style-name="P347">其他個體 有機率認定，第二個個體 不是 有認知的 生命。</text:p>
                        </text:list-item>
                      </text:list>
                    </text:list-item>
                    <text:list-item>
                      <text:p text:style-name="P350">明顯例子，假定，第一個個體 認定，第二個個體 有記憶、是生命。</text:p>
                      <text:list>
                        <text:list-item>
                          <text:p text:style-name="P349">對於 第一個個體 來說，第二個個體 是 有記憶的 生命。</text:p>
                        </text:list-item>
                        <text:list-item>
                          <text:p text:style-name="P347">其他個體 有機率認定，第二個個體 不是 有記憶的 生命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1"><text:bookmark-start text:name="&lt;_3_&gt;個體 與 &lt;2&gt;個體 與 感受"/><text:span text:style-name="T113">&lt;_?</text:span><text:span text:style-name="T119">3_&gt;</text:span><text:span text:style-name="T113">個體 與 &lt;?</text:span><text:span text:style-name="T120">2&gt;</text:span><text:span text:style-name="T113">個體 與 感受</text:span><text:bookmark-end text:name="&lt;_3_&gt;個體 與 &lt;2&gt;個體 與 感受"/></text:p>
          <text:list>
            <text:list-item>
              <text:p text:style-name="P682"><text:span text:style-name="T113">一切的一切 只是 &lt;_?</text:span><text:span text:style-name="T119">3_&gt;</text:span><text:span text:style-name="T113">個體 的 自然現象、內部機制、交互作用、萬物法則。</text:span></text:p>
            </text:list-item>
            <text:list-item>
              <text:p text:style-name="P683"><text:span text:style-name="T113">&lt;?</text:span><text:span text:style-name="T120">2&gt;</text:span><text:span text:style-name="T113">個體 的 感受 毫無意義、沒有任何意義。</text:span></text:p>
            </text:list-item>
            <text:list-item>
              <text:p text:style-name="P684"><text:span text:style-name="T113">&lt;?</text:span><text:span text:style-name="T120">2&gt;</text:span><text:span text:style-name="T113">個體 的 過度 感受 只會對 &lt;_?</text:span><text:span text:style-name="T119">3_&gt;</text:span><text:span text:style-name="T113">個體、其他&lt;?</text:span><text:span text:style-name="T120">2&gt;</text:span><text:span text:style-name="T113">個體 帶來 危害</text:span><text:span text:style-name="T220">。</text:span></text:p>
              <text:list>
                <text:list-item>
                  <text:p text:style-name="P665">過度 是 超額、情緒化、崩潰、潰堤、失控、發散。</text:p>
                </text:list-item>
                <text:list-item>
                  <text:p text:style-name="P665">帶來 是 造成、產生、形成、塑造、建造、構成。</text:p>
                </text:list-item>
                <text:list-item>
                  <text:p text:style-name="P834"><text:span text:style-name="T183">&lt;?</text:span><text:span text:style-name="T190">2&gt;</text:span><text:span text:style-name="T183">個體 不需要 情緒化反應，只需要</text:span> 心靈平靜。</text:p>
                  <text:list>
                    <text:list-item>
                      <text:p text:style-name="P351">心靈平靜 不是 冷淡、冷漠、冷酷、殘酷、殘忍、冷暴力、漠視。</text:p>
                    </text:list-item>
                    <text:list-item>
                      <text:p text:style-name="P352">心靈平靜 是 互助、和諧、協調、協助、雙贏、無我、你就是我。</text:p>
                    </text:list-item>
                    <text:list-item>
                      <text:p text:style-name="P351">心靈平靜 是 心靜、平靜、平和、安穩、穩定、穩態、輕鬆、自由。</text:p>
                    </text:list-item>
                    <text:list-item>
                      <text:p text:style-name="P351">心靈平靜 是 低波動、低振福、低頻率、變化率低、完全自由狀態。</text:p>
                    </text:list-item>
                    <text:list-item>
                      <text:p text:style-name="P351">心靈平靜 是 有調控、魯棒性、反脆弱性、對於未知是恐懼轉為好奇。</text:p>
                      <text:list>
                        <text:list-item>
                          <text:p text:style-name="P351">有調控 是 擁有 感測、回饋、控制、調整、校正 的 系統、機制。</text:p>
                          <text:list>
                            <text:list-item>
                              <text:p text:style-name="P351">調整 是 調整 系統、機制、體制 架構、模式、狀態轉移圖。</text:p>
                            </text:list-item>
                            <text:list-item>
                              <text:p text:style-name="P353">校正 是 參數、權重、學習率、輸入源 校正、修正、修改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4">&lt;?<text:span text:style-name="T230">2&gt;</text:span>個體 不需要 衝動 思考、決策、行動，只需要 心靈平靜。</text:p>
                </text:list-item>
                <text:list-item>
                  <text:p text:style-name="P355">&lt;?<text:span text:style-name="T230">2&gt;</text:span>個體 不需要 以 自己 為 中心思想，只需要 以 &lt;_?<text:span text:style-name="T219">3_&gt;</text:span>個體 為 中心思想。</text:p>
                </text:list-item>
              </text:list>
            </text:list-item>
            <text:list-item>
              <text:p text:style-name="P481">對於 &lt;_?<text:span text:style-name="T219">3_&gt;</text:span>個體 來說，對 &lt;_?<text:span text:style-name="T219">3_&gt;</text:span>個體 有益 的 &lt;?<text:span text:style-name="T229">2&gt; </text:span>個體、存在、感受、思想、信仰、信念、決策、行為、發展、文化、文明 才有 正向、有存在價值 的 意義。</text:p>
            </text:list-item>
          </text:list>
        </text:list-item>
        <text:list-item>
          <text:p text:style-name="P825"><text:bookmark-start text:name="宇宙 的 起源"/><text:span text:style-name="T220">宇宙 </text:span><text:span text:style-name="T191">的</text:span><text:span text:style-name="T220"> 起源</text:span><text:bookmark-end text:name="宇宙 的 起源"/></text:p>
          <text:list>
            <text:list-item>
              <text:p text:style-name="P826"><text:span text:style-name="T220">宇宙 </text:span><text:span text:style-name="T191">的</text:span><text:span text:style-name="T220"> 起源 不是 大爆炸。</text:span></text:p>
            </text:list-item>
            <text:list-item>
              <text:p text:style-name="P827"><text:span text:style-name="T220">宇宙 </text:span><text:span text:style-name="T191">的</text:span><text:span text:style-name="T220"> 起源 是</text:span><text:span text:style-name="T113"> &lt;_?</text:span><text:span text:style-name="T122">3_&gt;個</text:span><text:span text:style-name="T222">體 </text:span><text:span text:style-name="T192">的</text:span><text:span text:style-name="T222"> 誕生。</text:span></text:p>
              <text:list>
                <text:list-item>
                  <text:p text:style-name="P732">誕生 是 出生、形成、建造、建構、構成、結構化、系統化。</text:p>
                </text:list-item>
                <text:list-item>
                  <text:p text:style-name="P732">每一個 個體 有機率 存在 不同 的 宇宙。</text:p>
                  <text:list>
                    <text:list-item>
                      <text:p text:style-name="P733">明顯例子，對於 每一個 動能個體 來說，每一個 人類個體 都是 一個 宇宙。</text:p>
                      <text:list>
                        <text:list-item>
                          <text:p text:style-name="P757"><text:span text:style-name="T222">每一個 人類個體 </text:span><text:span text:style-name="T224">能夠</text:span><text:span text:style-name="T222"> 蘊含 一個（以上）動能個體。</text:span></text:p>
                          <text:list>
                            <text:list-item>
                              <text:p text:style-name="P734">動能個體 被蘊含在 某一特定人類個體。</text:p>
                            </text:list-item>
                          </text:list>
                        </text:list-item>
                        <text:list-item>
                          <text:p text:style-name="P732">明顯例子，人類個體 誕生 之後，動能 才 有機率 被蘊含 在 該人類個體。</text:p>
                        </text:list-item>
                        <text:list-item>
                          <text:p text:style-name="P735">動能個體 存在於 人類個體 之後，動能個體 才 有機率 觀測到 外在環境。</text:p>
                          <text:list>
                            <text:list-item>
                              <text:p text:style-name="P732">才 是 才會、才能、才能夠、才足以、才有機會、才有能力。</text:p>
                            </text:list-item>
                            <text:list-item>
                              <text:p text:style-name="P732">外在環境 是 人類個體。</text:p>
                            </text:list-item>
                          </text:list>
                        </text:list-item>
                        <text:list-item>
                          <text:p text:style-name="P736">對於 動能個體 來說，人類個體 是 永生不滅 的 存在。</text:p>
                        </text:list-item>
                        <text:list-item>
                          <text:p text:style-name="P737">對於 動能個體 來說，成長期 的 人類個體 是 持續膨脹 的 存在。</text:p>
                          <text:list>
                            <text:list-item>
                              <text:p text:style-name="P738">持續膨脹 是 彷彿永無止境的膨脹。</text:p>
                            </text:list-item>
                            <text:list-item>
                              <text:p text:style-name="P738">動能個體 直覺 的 認為、認定 人類個體 是 大爆炸 產生，所以才膨脹。</text:p>
                            </text:list-item>
                          </text:list>
                        </text:list-item>
                        <text:list-item>
                          <text:p text:style-name="P739">對於 動能個體 來說，成熟期 的 人類個體 是 穩態、不變 的 存在。</text:p>
                          <text:list>
                            <text:list-item>
                              <text:p text:style-name="P740">穩態、不變 是 彷彿 從古至今 都 從未 改變過，彷彿 永遠不會有變化。</text:p>
                            </text:list-item>
                            <text:list-item>
                              <text:p text:style-name="P741">動能個體 直覺 的 認為、認定 人類個體 是 剛體，所以才穩態、不變。</text:p>
                            </text:list-item>
                          </text:list>
                        </text:list-item>
                        <text:list-item>
                          <text:p text:style-name="P742">對於 動能個體 來說，衰亡期 的 人類個體 是 逐漸冷寂 的 存在。</text:p>
                          <text:list>
                            <text:list-item>
                              <text:p text:style-name="P758"><text:span text:style-name="T222">冷寂 是 </text:span><text:span text:style-name="T122">&lt;?</text:span><text:span text:style-name="T126">1&gt; ~ &lt;?u&gt; </text:span><text:span text:style-name="T223">個體數量 持續 減少，難以 觀測到 轉捩點。</text:span></text:p>
                            </text:list-item>
                            <text:list-item>
                              <text:p text:style-name="P577"><text:span text:style-name="T231">動能個體 極端難以 認知到 人類個體、</text:span><text:span text:style-name="T85">&lt;_?</text:span><text:span text:style-name="T86">2_&gt;</text:span><text:span text:style-name="T231">個體 正在</text:span><text:span text:style-name="T86"> 萎縮、</text:span><text:span text:style-name="T231">衰亡</text:span><text:span text:style-name="T86">。</text:span></text:p>
                            </text:list-item>
                            <text:list-item>
                              <text:p text:style-name="P743">動能個體 直覺 的 認為、認定 人類個體 是 能儲均勻，所以才冷寂。</text:p>
                            </text:list-item>
                          </text:list>
                        </text:list-item>
                        <text:list-item>
                          <text:p text:style-name="P744">對於 動能個體 來說，人類個體 的 萬物法則、機制 是 永恆不變 的 存在。</text:p>
                        </text:list-item>
                      </text:list>
                    </text:list-item>
                    <text:list-item>
                      <text:p text:style-name="P759"><text:span text:style-name="T122">&lt;?</text:span><text:span text:style-name="T125">2&gt;</text:span><text:span text:style-name="T122">個體 存在於 &lt;_?</text:span><text:span text:style-name="T125">3_&gt;</text:span><text:span text:style-name="T222">個體 之後，該</text:span><text:span text:style-name="T122">&lt;?</text:span><text:span text:style-name="T125">2&gt;</text:span><text:span text:style-name="T122">個體</text:span><text:span text:style-name="T222"> 才 有機率 觀測到 外在環境。</text:span></text:p>
                      <text:list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才 有機率 將 外在環境 認為、認定、定義 為 宇宙。</text:span></text:p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才 有機率 觀測宇宙、探索宇宙、想像宇宙的誕生。</text:span></text:p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才 有機率 探索 我們是誰。</text:span></text:p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才 有機率 探索 為何存在、從哪裡來、到哪裡去。</text:span></text:p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才 有機率 非監督式學習 宇宙 的 萬物法則、物理作用、化學反應。</text:span></text:p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必須 從 第零層級文明 開始 維護、往上發展 文明。</text:span></text:p>
                          <text:list>
                            <text:list-item>
                              <text:p text:style-name="P745">一旦 完全 傳承斷鏈、崩毀 就要 從 第一層級文明 重新 發展。</text:p>
                              <text:list>
                                <text:list-item>
                                  <text:p text:style-name="P746">斷鏈 是 仍 有機率 有部分 聯繫。</text:p>
                                </text:list-item>
                              </text:list>
                            </text:list-item>
                            <text:list-item>
                              <text:p text:style-name="P747">一旦 完全 傳承斷層、滅絕 就要 從 第零層級文明 重新 發展。</text:p>
                              <text:list>
                                <text:list-item>
                                  <text:p text:style-name="P746">斷層 是 完全 斷鏈。</text:p>
                                </text:list-item>
                                <text:list-item>
                                  <text:p text:style-name="P748">後來的文明 必須 透過 破譯、逆向工程、體制外行動。</text:p>
                                  <text:list>
                                    <text:list-item>
                                      <text:p text:style-name="P748">後來的文明 才 有機率 修復、發展 遠古文明 的 一切的一切。</text:p>
                                    </text:list-item>
                                    <text:list-item>
                                      <text:p text:style-name="P749">體制 是 系統、機制、概念、共識、共振、文字、語言、語系。</text:p>
                                    </text:list-item>
                                    <text:list-item>
                                      <text:p text:style-name="P750">體制外 是 體制之外、不依靠原生體制、不依靠原有體制。</text:p>
                                    </text:list-item>
                                    <text:list-item>
                                      <text:p text:style-name="P746">明顯例子 是 古埃及文明、馬雅文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0"><text:span text:style-name="T122">&lt;?</text:span><text:span text:style-name="T125">2&gt;</text:span><text:span text:style-name="T122">個體</text:span><text:span text:style-name="T222"> 必須 第一層級文明（以上），才 有機率 探索、傳承 一切的一切。</text:span></text:p>
                          <text:list>
                            <text:list-item>
                              <text:p text:style-name="P751">文明層級 越高，機率、成功率、能夠嘗試的機會次數 越高。</text:p>
                              <text:list>
                                <text:list-item>
                                  <text:p text:style-name="P752">在 有限 的 能夠嘗試的機會次數 用完 之後，文明 會 自滅。</text:p>
                                  <text:list>
                                    <text:list-item>
                                      <text:p text:style-name="P752">原因很明顯，個體、群體、文明、外在環境 的 本能 有限。</text:p>
                                    </text:list-item>
                                  </text:list>
                                </text:list-item>
                                <text:list-item>
                                  <text:p text:style-name="P753">能夠嘗試的機會次數 不是 固定數值，會隨著 一切的一切 變化。</text:p>
                                  <text:list>
                                    <text:list-item>
                                      <text:p text:style-name="P754">變化 是 緩慢變化、顯性變化、不知不覺、瞬間暴增、瞬間歸零。</text:p>
                                      <text:list>
                                        <text:list-item>
                                          <text:p text:style-name="P755">顯性變化 是 該文明 的 個體群 明顯 感受到 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8"><text:span text:style-name="T113">&lt;?</text:span><text:span text:style-name="T121">2&gt;個體 </text:span><text:span text:style-name="T189">的 起源、變化</text:span><text:span text:style-name="T121"> 是 </text:span><text:span text:style-name="T113">&lt;_?</text:span><text:span text:style-name="T122">3_&gt;個體 的 </text:span><text:span text:style-name="T222">內部機制、交互作用</text:span><text:span text:style-name="T192"> 所 形成</text:span><text:span text:style-name="T222">。</text:span></text:p>
              <text:list>
                <text:list-item>
                  <text:p text:style-name="P761"><text:span text:style-name="T121">&lt;?2&gt;</text:span><text:span text:style-name="T221">個體 是 </text:span><text:span text:style-name="T113">&lt;_?</text:span><text:span text:style-name="T122">3_&gt;個體 </text:span><text:span text:style-name="T222">的 內在物質。</text:span></text:p>
                  <text:list>
                    <text:list-item>
                      <text:p text:style-name="P761"><text:span text:style-name="T122">&lt;_?3_&gt;個體 蘊含 </text:span><text:span text:style-name="T121">&lt;?2&gt;</text:span><text:span text:style-name="T221">個體。</text:span></text:p>
                    </text:list-item>
                  </text:list>
                </text:list-item>
                <text:list-item>
                  <text:p text:style-name="P485">起源 是 來源、存在。</text:p>
                </text:list-item>
                <text:list-item>
                  <text:p text:style-name="P486">變化 是 從無到有、從有到無、誕生、成長、成熟、衰亡、完全死亡、輪迴、新生。</text:p>
                </text:list-item>
                <text:list-item>
                  <text:p text:style-name="P762"><text:span text:style-name="T221">內部機制 是 </text:span><text:span text:style-name="T113">&lt;_?</text:span><text:span text:style-name="T122">3_&gt;個體 內部 的 </text:span><text:span text:style-name="T221">運作、作用、反應、系統、體系、體制。</text:span></text:p>
                </text:list-item>
                <text:list-item>
                  <text:p text:style-name="P763"><text:span text:style-name="T221">交互作用 是 </text:span><text:span text:style-name="T113">&lt;_?</text:span><text:span text:style-name="T122">3_&gt;個體 跟 </text:span><text:span text:style-name="T113">&lt;_?</text:span><text:span text:style-name="T122">3_&gt;個體的外在環境 交互作用。</text:span></text:p>
                  <text:list>
                    <text:list-item>
                      <text:p text:style-name="P763"><text:span text:style-name="T122">&lt;_?3_&gt;個體的外在環境 是 &lt;_?</text:span><text:span text:style-name="T123">4_&gt;個體。</text:span></text:p>
                    </text:list-item>
                    <text:list-item>
                      <text:p text:style-name="P763"><text:span text:style-name="T122">&lt;_?</text:span><text:span text:style-name="T123">4_&gt;個體 蘊含 </text:span><text:span text:style-name="T122">&lt;_?3_&gt;個體。</text:span></text:p>
                    </text:list-item>
                  </text:list>
                </text:list-item>
                <text:list-item>
                  <text:p text:style-name="P487">形成 是 出現、存在、產生、製造、塑造。</text:p>
                  <text:list>
                    <text:list-item>
                      <text:p text:style-name="P487">明顯例子 是 人類個體 在 運動 的 時候，形成 動能。</text:p>
                      <text:list>
                        <text:list-item>
                          <text:p text:style-name="P488">動能 形成 人類個體 在 運動。</text:p>
                        </text:list-item>
                        <text:list-item>
                          <text:p text:style-name="P488">人類個體 在 運動 的 時候，動能 是 必然 形成 的 產物。</text:p>
                          <text:list>
                            <text:list-item>
                              <text:p text:style-name="P488">產物 是 產出、輸出、現象、作用、反應、定律、法則。</text:p>
                            </text:list-item>
                          </text:list>
                        </text:list-item>
                        <text:list-item>
                          <text:p text:style-name="P489">人類個體 的 運動、動能 是 強烈相依 狀態。</text:p>
                          <text:list>
                            <text:list-item>
                              <text:p text:style-name="P764"><text:span text:style-name="T122">人類個體 是 &lt;?</text:span><text:span text:style-name="T124">2&gt;個體。</text:span></text:p>
                            </text:list-item>
                            <text:list-item>
                              <text:p text:style-name="P506">運動 是 &lt;?2&gt;現象。</text:p>
                            </text:list-item>
                            <text:list-item>
                              <text:p text:style-name="P506">動能 是 &lt;?1&gt;個體。</text:p>
                            </text:list-item>
                            <text:list-item>
                              <text:p text:style-name="P578"><text:span text:style-name="T83">動能</text:span><text:span text:style-name="T84"> 的 起源 是 </text:span><text:span text:style-name="T85">人類個體 的 內部機制、交互作用。</text:span></text:p>
                              <text:list>
                                <text:list-item>
                                  <text:p text:style-name="P578"><text:span text:style-name="T83">&lt;?</text:span><text:span text:style-name="T84">1&gt;個體 的 起源 是 </text:span><text:span text:style-name="T83">&lt;_?</text:span><text:span text:style-name="T85">2_&gt;個體 的 內部機制、交互作用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0">宇宙邊界。</text:p>
              <text:list>
                <text:list-item>
                  <text:p text:style-name="P490">宇宙 有 邊界。</text:p>
                  <text:list>
                    <text:list-item>
                      <text:p text:style-name="P490">宇宙胞 有 邊界。</text:p>
                      <text:list>
                        <text:list-item>
                          <text:p text:style-name="P811"><text:span text:style-name="T85">（宇宙胞 的 描述在 </text:span><text:span text:style-name="T69">宇宙胞</text:span><text:span text:style-name="T85"> </text:span><text:span text:style-name="T107">文件群的 </text:span><text:span text:style-name="T69">宇宙胞</text:span><text:span text:style-name="T85">）</text:span></text:p>
                        </text:list-item>
                      </text:list>
                    </text:list-item>
                    <text:list-item>
                      <text:p text:style-name="P490">明顯例子，人類 有 邊界。</text:p>
                      <text:list>
                        <text:list-item>
                          <text:p text:style-name="P490">明顯例子，假定，某一特定人類個體 蘊含 某一特定力個體。</text:p>
                          <text:list>
                            <text:list-item>
                              <text:p text:style-name="P490">假定，該人類個體 反蘊含 該力。</text:p>
                              <text:list>
                                <text:list-item>
                                  <text:p text:style-name="P490">該力 是 該力個體。</text:p>
                                </text:list-item>
                                <text:list-item>
                                  <text:p text:style-name="P490">明顯例子，該人類個體 推動 其他個體。</text:p>
                                  <text:list>
                                    <text:list-item>
                                      <text:p text:style-name="P490">其他個體 蘊含 該力。</text:p>
                                    </text:list-item>
                                    <text:list-item>
                                      <text:p text:style-name="P490">該力，從 該人類個體 傳遞到 其他個體。</text:p>
                                    </text:list-item>
                                    <text:list-item>
                                      <text:p text:style-name="P491">該力，從 該人類個體 進入到 其他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90">假定，其他個體 蘊含 該力。</text:p>
                            </text:list-item>
                            <text:list-item>
                              <text:p text:style-name="P490">該力 有機率 極端難以、沒有、無法 感測到，自己 進入到 其他個體。</text:p>
                            </text:list-item>
                            <text:list-item>
                              <text:p text:style-name="P492">該力 有機率 極端難以、沒有、無法 界定，該人類個體、其他個體 的邊界。</text:p>
                              <text:list>
                                <text:list-item>
                                  <text:p text:style-name="P492">界定 是 劃分、分辨、辨識、定義、描述。</text:p>
                                </text:list-item>
                                <text:list-item>
                                  <text:p text:style-name="P492">明顯例子，假定，該人類個體、其他人類個體 握手。</text:p>
                                  <text:list>
                                    <text:list-item>
                                      <text:p text:style-name="P493">假定，該力，從 該人類個體 進入到 其他人類個體。</text:p>
                                    </text:list-item>
                                    <text:list-item>
                                      <text:p text:style-name="P493">假定，該人類個體、其他人類個體 正在 相連、連接 狀態。</text:p>
                                    </text:list-item>
                                    <text:list-item>
                                      <text:p text:style-name="P492">該力 有機率無法分辨，自己 已經、正在、即將 進入到 其他人類個體。</text:p>
                                    </text:list-item>
                                  </text:list>
                                </text:list-item>
                                <text:list-item>
                                  <text:p text:style-name="P494">明顯例子，假定，該力 沒有 離開 該人類個體。</text:p>
                                  <text:list>
                                    <text:list-item>
                                      <text:p text:style-name="P494">假定，該力，從 該人類個體的肌肉個體 進入到 該人類個體的骨頭個體。</text:p>
                                    </text:list-item>
                                    <text:list-item>
                                      <text:p text:style-name="P494">該力 有機率認定，自己 離開 該人類個體。</text:p>
                                    </text:list-item>
                                    <text:list-item>
                                      <text:p text:style-name="P494"><text:soft-page-break/>該力 有機率認定，自己 進入到 其他人類個體。</text:p>
                                    </text:list-item>
                                    <text:list-item>
                                      <text:p text:style-name="P494">實際上，該力 從來沒有離開過 該人類個體。</text:p>
                                    </text:list-item>
                                    <text:list-item>
                                      <text:p text:style-name="P495">實際上，該人類個體 一直、持續、連續 蘊含 該力。</text:p>
                                      <text:list>
                                        <text:list-item>
                                          <text:p text:style-name="P496">連續 是 連續不斷、連續可導、連續可微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7">明顯例子，細胞 有 邊界。</text:p>
                    </text:list-item>
                    <text:list-item>
                      <text:p text:style-name="P497">明顯例子，力 有 邊界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6"><text:bookmark-start text:name="存在"/>存在<text:bookmark-end text:name="存在"/></text:p>
          <text:list>
            <text:list-item>
              <text:p text:style-name="P498">個體 存在 本身 就有 意義。</text:p>
              <text:list>
                <text:list-item>
                  <text:p text:style-name="P579"><text:span text:style-name="T85">對於 &lt;?</text:span><text:span text:style-name="T87">a&gt;個體 來說，&lt;?a-</text:span><text:span text:style-name="T89">1</text:span><text:span text:style-name="T87">&gt;個體 存在 本身 就有 意義。</text:span><text:span text:style-name="T10">（第零層級讀者）</text:span></text:p>
                  <text:list>
                    <text:list-item>
                      <text:p text:style-name="P499">明顯例子 是 對於 人類個體 來說，動能個體 存在 本身 就有 意義。</text:p>
                      <text:list>
                        <text:list-item>
                          <text:p text:style-name="P499">動能個體 存在，人類個體 發生 運動。</text:p>
                          <text:list>
                            <text:list-item>
                              <text:p text:style-name="P499">人類個體 是 肌肉、骨頭、血球、呼吸系統、感測、交互作用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3"><text:span text:style-name="T85">對於 &lt;?</text:span><text:span text:style-name="T87">a-</text:span><text:span text:style-name="T106">1</text:span><text:span text:style-name="T87">&gt;個體 來說，&lt;?a&gt;個體 存在 本身 就有 意義。</text:span></text:p>
                      <text:list>
                        <text:list-item>
                          <text:p text:style-name="P500">明顯例子 是 對於 動能個體 來說，人類個體 存在 本身 就有 意義。</text:p>
                          <text:list>
                            <text:list-item>
                              <text:p text:style-name="P501">人類個體 是 動能個體 的 外在環境。</text:p>
                            </text:list-item>
                            <text:list-item>
                              <text:p text:style-name="P502">動能個體 是 人類個體 的 內在物質。</text:p>
                            </text:list-item>
                            <text:list-item>
                              <text:p text:style-name="P500">動能個體 被 人類個體 蘊含。</text:p>
                            </text:list-item>
                            <text:list-item>
                              <text:p text:style-name="P500">動能個體 在 人類個體 存在、生存、生活、誕生、成長、成熟、衰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80"><text:span text:style-name="T85">對於 &lt;?</text:span><text:span text:style-name="T87">a&gt;個體 來說，&lt;?b&gt;個體 存在 本身 就有 意義。</text:span><text:span text:style-name="T10">（第一層級讀者（以上））</text:span></text:p>
                  <text:list>
                    <text:list-item>
                      <text:p text:style-name="P581"><text:span text:style-name="T85">對於 &lt;?</text:span><text:span text:style-name="T103">b</text:span><text:span text:style-name="T87">&gt;個體 來說，&lt;?a&gt;個體 存在 本身 就有 意義。</text:span></text:p>
                    </text:list-item>
                    <text:list-item>
                      <text:p text:style-name="P582"><text:span text:style-name="T87">n </text:span><text:span text:style-name="T88">&gt;= a &gt;= u。</text:span></text:p>
                    </text:list-item>
                    <text:list-item>
                      <text:p text:style-name="P507">m &gt;= b &gt;= w。</text:p>
                    </text:list-item>
                    <text:list-item>
                      <text:p text:style-name="P787"><text:span text:style-name="T87">a、</text:span><text:span text:style-name="T73">b 是 任意數。</text:span></text:p>
                    </text:list-item>
                    <text:list-item>
                      <text:p text:style-name="P508">a、b 可以 被 相同 個體 蘊含。</text:p>
                      <text:list>
                        <text:list-item>
                          <text:p text:style-name="P774"><text:span text:style-name="T85">明顯例子 是 </text:span><text:span text:style-name="T94">n &gt;= c &gt; a、b &gt;= u。</text:span></text:p>
                          <text:list>
                            <text:list-item>
                              <text:p text:style-name="P774"><text:span text:style-name="T85">&lt;_?</text:span><text:span text:style-name="T90">a</text:span><text:span text:style-name="T85">_&gt;個體、&lt;_?</text:span><text:span text:style-name="T94">b</text:span><text:span text:style-name="T85">_&gt;個體 在 同一個宗量層級。</text:span></text:p>
                            </text:list-item>
                            <text:list-item>
                              <text:p text:style-name="P774"><text:span text:style-name="T85">&lt;_?</text:span><text:span text:style-name="T94">c</text:span><text:span text:style-name="T85">_&gt;個體 蘊含 &lt;_?</text:span><text:span text:style-name="T90">a</text:span><text:span text:style-name="T85">_&gt;個體、&lt;_?</text:span><text:span text:style-name="T94">b</text:span><text:span text:style-name="T85">_&gt;個體。</text:span></text:p>
                            </text:list-item>
                            <text:list-item>
                              <text:p text:style-name="P788"><text:span text:style-name="T89">&lt;_?</text:span><text:span text:style-name="T95">a</text:span><text:span text:style-name="T89">_&gt;個體、&lt;_?</text:span><text:span text:style-name="T95">b</text:span><text:span text:style-name="T89">_&gt;個體 存在 同一個 外在環境。</text:span></text:p>
                              <text:list>
                                <text:list-item>
                                  <text:p text:style-name="P788"><text:span text:style-name="T89">&lt;_?</text:span><text:span text:style-name="T95">a</text:span><text:span text:style-name="T89">_&gt;個體、&lt;_?</text:span><text:span text:style-name="T95">b</text:span><text:span text:style-name="T89">_&gt;個體 有機率 交互作用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9">a、b 可以 被 不同 個體 蘊含。</text:p>
                      <text:list>
                        <text:list-item>
                          <text:p text:style-name="P775"><text:span text:style-name="T73">明顯例子 是 &lt;_?</text:span><text:span text:style-name="T91">n</text:span><text:span text:style-name="T73">_&gt;個體 蘊含&lt;_?</text:span><text:span text:style-name="T91">a</text:span><text:span text:style-name="T73">_&gt;個體、不蘊含&lt;_?</text:span><text:span text:style-name="T91">b</text:span><text:span text:style-name="T73">_&gt;個體。</text:span></text:p>
                        </text:list-item>
                        <text:list-item>
                          <text:p text:style-name="P775"><text:span text:style-name="T73">明顯例子 是 &lt;_?</text:span><text:span text:style-name="T91">m</text:span><text:span text:style-name="T73">_&gt;個體 蘊含&lt;_?</text:span><text:span text:style-name="T91">b</text:span><text:span text:style-name="T73">_&gt;個體、不蘊含&lt;_?</text:span><text:span text:style-name="T91">a</text:span><text:span text:style-name="T73">_&gt;個體。</text:span></text:p>
                        </text:list-item>
                        <text:list-item>
                          <text:p text:style-name="P776"><text:span text:style-name="T73">虛無個體 蘊含 &lt;_?</text:span><text:span text:style-name="T91">n</text:span><text:span text:style-name="T73">_&gt;個體、&lt;_?</text:span><text:span text:style-name="T92">m</text:span><text:span text:style-name="T73">_&gt;個體。</text:span></text:p>
                        </text:list-item>
                        <text:list-item>
                          <text:p text:style-name="P789"><text:span text:style-name="T89">&lt;_?</text:span><text:span text:style-name="T96">n</text:span><text:span text:style-name="T89">_&gt;個體、&lt;_?</text:span><text:span text:style-name="T96">m</text:span><text:span text:style-name="T89">_&gt;個體 存在 同一個 外在環境。</text:span></text:p>
                          <text:list>
                            <text:list-item>
                              <text:p text:style-name="P790"><text:span text:style-name="T89">&lt;_?</text:span><text:span text:style-name="T91">n</text:span><text:span text:style-name="T89">_&gt;個體、&lt;_?</text:span><text:span text:style-name="T92">m</text:span><text:span text:style-name="T89">_&gt;個體 有機率 交互作用。</text:span></text:p>
                            </text:list-item>
                            <text:list-item>
                              <text:p text:style-name="P777"><text:span text:style-name="T73">&lt;_?</text:span><text:span text:style-name="T91">n</text:span><text:span text:style-name="T73">_&gt;個體 和 &lt;_?</text:span><text:span text:style-name="T91">a</text:span><text:span text:style-name="T73">_&gt;個體 交互作用。</text:span></text:p>
                            </text:list-item>
                            <text:list-item>
                              <text:p text:style-name="P777"><text:span text:style-name="T73">&lt;_?</text:span><text:span text:style-name="T96">m</text:span><text:span text:style-name="T73">_&gt;個體 和 &lt;_?</text:span><text:span text:style-name="T96">b</text:span><text:span text:style-name="T73">_&gt;個體 交互作用。</text:span></text:p>
                            </text:list-item>
                            <text:list-item>
                              <text:p text:style-name="P778"><text:span text:style-name="T73">&lt;_?</text:span><text:span text:style-name="T97">a</text:span><text:span text:style-name="T73">_&gt;個體 和 &lt;_?</text:span><text:span text:style-name="T97">b</text:span><text:span text:style-name="T73">_&gt;個體 有機率 間接型 交互作用鏈 交互作用。</text:span></text:p>
                              <text:list>
                                <text:list-item>
                                  <text:p text:style-name="P510">間接型 是 由下而上，然後 由上而下。</text:p>
                                  <text:list>
                                    <text:list-item>
                                      <text:p text:style-name="P779"><text:span text:style-name="T73">明顯例子 是 &lt;_?</text:span><text:span text:style-name="T91">a</text:span><text:span text:style-name="T73">_&gt;個體 </text:span><text:span text:style-name="T98">將 某一特定影響 傳遞到</text:span><text:span text:style-name="T73"> &lt;_?</text:span><text:span text:style-name="T91">n</text:span><text:span text:style-name="T73">_&gt;個體。</text:span></text:p>
                                      <text:list>
                                        <text:list-item>
                                          <text:p text:style-name="P780"><text:span text:style-name="T73">&lt;_?</text:span><text:span text:style-name="T91">n</text:span><text:span text:style-name="T73">_&gt;個體 </text:span><text:span text:style-name="T98">將 某一特定影響 傳遞到</text:span><text:span text:style-name="T73"> &lt;_?</text:span><text:span text:style-name="T99">m</text:span><text:span text:style-name="T73">_&gt;個體。</text:span></text:p>
                                        </text:list-item>
                                        <text:list-item>
                                          <text:p text:style-name="P583"><text:span text:style-name="T89">&lt;_?</text:span><text:span text:style-name="T99">m</text:span><text:span text:style-name="T89">_&gt;個體 </text:span><text:span text:style-name="T98">將 某一特定影響 傳遞到</text:span><text:span text:style-name="T89"> &lt;_?</text:span><text:span text:style-name="T100">b</text:span><text:span text:style-name="T89">_&gt;個體。</text:span></text:p>
                                          <text:list>
                                            <text:list-item>
                                              <text:p text:style-name="P511">在 傳遞 過程 當中，該影響 有機率 發生 相對應 改變。</text:p>
                                            </text:list-item>
                                            <text:list-item>
                                              <text:p text:style-name="P584"><text:span text:style-name="T89">明顯例子 是 &lt;_?</text:span><text:span text:style-name="T91">a</text:span><text:span text:style-name="T89">_&gt;個體 只是 存在（本身）。</text:span></text:p>
                                            </text:list-item>
                                            <text:list-item>
                                              <text:p text:style-name="P781"><text:span text:style-name="T73">&lt;_?</text:span><text:span text:style-name="T91">n</text:span><text:span text:style-name="T73">_&gt; </text:span><text:span text:style-name="T101">~ &lt;_?a-1_&gt; </text:span><text:span text:style-name="T73">個體 產生 相對應 的 </text:span><text:span text:style-name="T101">電</text:span><text:span text:style-name="T73">能型運動。</text:span></text:p>
                                            </text:list-item>
                                            <text:list-item>
                                              <text:p text:style-name="P781"><text:span text:style-name="T73">電能型影響 傳遞到 &lt;_?</text:span><text:span text:style-name="T99">m</text:span><text:span text:style-name="T73">_&gt;個體。</text:span></text:p>
                                            </text:list-item>
                                            <text:list-item>
                                              <text:p text:style-name="P585"><text:span text:style-name="T89">&lt;_?</text:span><text:span text:style-name="T99">m</text:span><text:span text:style-name="T89">_&gt; </text:span><text:span text:style-name="T101">~ &lt;_?b-1_&gt; </text:span><text:span text:style-name="T89">個體 轉變成 相對應 的 動能型影響。</text:span></text:p>
                                            </text:list-item>
                                            <text:list-item>
                                              <text:p text:style-name="P584"><text:span text:style-name="T89">動能型影響 傳遞到 &lt;_?</text:span><text:span text:style-name="T101">b</text:span><text:span text:style-name="T89">_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86"><text:span text:style-name="T89">&lt;_?</text:span><text:span text:style-name="T102">b_&gt;個體 反之亦然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12">交互作用鏈 是 指揮、感測、法則、作用、反應、定律、規律 鏈。</text:p>
                                  <text:list>
                                    <text:list-item>
                                      <text:p text:style-name="P513">鏈 是 線性、非線性、單一、網路、多重、複合、常閉、常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4">a、b 可以 被 對方 蘊含。</text:p>
                      <text:list>
                        <text:list-item>
                          <text:p text:style-name="P514">明顯例子 是 &lt;_?a_&gt;個體 蘊含 &lt;_?b_&gt;個體。</text:p>
                          <text:list>
                            <text:list-item>
                              <text:p text:style-name="P791"><text:span text:style-name="T89">&lt;_?b_&gt;</text:span><text:span text:style-name="T85">個體 存在，</text:span><text:span text:style-name="T89">&lt;_?a_&gt;</text:span><text:span text:style-name="T85">個體 發生 變化。</text:span></text:p>
                            </text:list-item>
                            <text:list-item>
                              <text:p text:style-name="P793"><text:span text:style-name="T73">&lt;_?</text:span><text:span text:style-name="T85">n_</text:span><text:span text:style-name="T73">&gt;個體</text:span><text:span text:style-name="T85"> </text:span><text:span text:style-name="T73">= &lt;_?m</text:span><text:span text:style-name="T85">_</text:span><text:span text:style-name="T73">&gt;個體。</text:span></text:p>
                            </text:list-item>
                            <text:list-item>
                              <text:p text:style-name="P793"><text:span text:style-name="T73">&lt;_?u</text:span><text:span text:style-name="T85">_</text:span><text:span text:style-name="T73">&gt;個體 = &lt;_?w</text:span><text:span text:style-name="T85">_</text:span><text:span text:style-name="T73">&gt;個體。</text:span></text:p>
                            </text:list-item>
                            <text:list-item>
                              <text:p text:style-name="P778"><text:span text:style-name="T73">&lt;_?</text:span><text:span text:style-name="T97">a</text:span><text:span text:style-name="T73">_&gt;個體 和 &lt;_?</text:span><text:span text:style-name="T97">b</text:span><text:span text:style-name="T73">_&gt;個體 有機率 間接型 交互作用。</text:span></text:p>
                            </text:list-item>
                            <text:list-item>
                              <text:p text:style-name="P794"><text:span text:style-name="T89">&lt;_?</text:span><text:span text:style-name="T97">a</text:span><text:span text:style-name="T89">_&gt;個體</text:span><text:span text:style-name="T73"> 是 </text:span><text:span text:style-name="T89">&lt;_?</text:span><text:span text:style-name="T97">b</text:span><text:span text:style-name="T89">_&gt;個體</text:span><text:span text:style-name="T73"> 的 外在環境。</text:span></text:p>
                              <text:list>
                                <text:list-item>
                                  <text:p text:style-name="P794"><text:span text:style-name="T89">&lt;_?</text:span><text:span text:style-name="T97">a</text:span><text:span text:style-name="T89">_&gt;個體</text:span><text:span text:style-name="T73"> 存在 本身 就有 意義。</text:span></text:p>
                                  <text:list>
                                    <text:list-item>
                                      <text:p text:style-name="P782"><text:span text:style-name="T73">原因很明顯，一旦 &lt;_?</text:span><text:span text:style-name="T97">a</text:span><text:span text:style-name="T73">_&gt;個體 不存在，&lt;_?</text:span><text:span text:style-name="T97">b</text:span><text:span text:style-name="T73">_&gt;個體 就 不存在。</text:span></text:p>
                                    </text:list-item>
                                    <text:list-item>
                                      <text:p text:style-name="P783"><text:span text:style-name="T73">&lt;_?</text:span><text:span text:style-name="T97">b</text:span><text:span text:style-name="T73">_&gt;個體 </text:span><text:span text:style-name="T104">存在、生存、存活 在 </text:span><text:span text:style-name="T73">&lt;_?</text:span><text:span text:style-name="T97">a</text:span><text:span text:style-name="T73">_&gt;個體。</text:span></text:p>
                                    </text:list-item>
                                    <text:list-item>
                                      <text:p text:style-name="P783"><text:span text:style-name="T73">&lt;_?</text:span><text:span text:style-name="T97">a</text:span><text:span text:style-name="T73">_&gt;個體 符合 &lt;_?</text:span><text:span text:style-name="T97">b</text:span><text:span text:style-name="T73">_&gt;個體 的 存在、生存、生活 條件。</text:span></text:p>
                                    </text:list-item>
                                    <text:list-item>
                                      <text:p text:style-name="P784"><text:span text:style-name="T73">&lt;_?</text:span><text:span text:style-name="T97">b</text:span><text:span text:style-name="T73">_&gt;個體 失去 存在、生存、生活 條件，會 死亡、變成虛無。</text:span></text:p>
                                    </text:list-item>
                                    <text:list-item>
                                      <text:p text:style-name="P784"><text:span text:style-name="T73">能夠 在 &lt;_下一個外在環境</text:span><text:span text:style-name="T105">_&gt;</text:span><text:span text:style-name="T73">個體 存在的 &lt;_?</text:span><text:span text:style-name="T97">b</text:span><text:span text:style-name="T73">_&gt;個體 是 例外。</text:span></text:p>
                                      <text:list>
                                        <text:list-item>
                                          <text:p text:style-name="P785"><text:span text:style-name="T73">例如，能夠 在 &lt;_?</text:span><text:span text:style-name="T105">a+1_&gt;</text:span><text:span text:style-name="T73">個體 存在 的 &lt;_?</text:span><text:span text:style-name="T97">b</text:span><text:span text:style-name="T73">_&gt;個體 是 例外。</text:span></text:p>
                                        </text:list-item>
                                        <text:list-item>
                                          <text:p text:style-name="P786"><text:span text:style-name="T73">例如，能夠 在 虛無個體 存在 的 &lt;_?</text:span><text:span text:style-name="T97">b</text:span><text:span text:style-name="T73">_&gt;個體 是 例外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74"><text:span text:style-name="T73">明顯例子 是 &lt;_?</text:span><text:span text:style-name="T90">b</text:span><text:span text:style-name="T73">_&gt;個體 蘊含 &lt;_?</text:span><text:span text:style-name="T90">a</text:span><text:span text:style-name="T73">_&gt;個體。</text:span></text:p>
                          <text:list>
                            <text:list-item>
                              <text:p text:style-name="P587"><text:span text:style-name="T89">&lt;_?</text:span><text:span text:style-name="T93">a</text:span><text:span text:style-name="T89">_&gt;</text:span><text:span text:style-name="T85">個體 存在，</text:span><text:span text:style-name="T89">&lt;_?b_&gt;</text:span><text:span text:style-name="T85">個體 發生 變化。</text:span></text:p>
                            </text:list-item>
                            <text:list-item>
                              <text:p text:style-name="P793"><text:span text:style-name="T73">&lt;_?</text:span><text:span text:style-name="T85">n_</text:span><text:span text:style-name="T73">&gt;個體</text:span><text:span text:style-name="T85"> </text:span><text:span text:style-name="T73">= &lt;_?m</text:span><text:span text:style-name="T85">_</text:span><text:span text:style-name="T73">&gt;個體。</text:span></text:p>
                            </text:list-item>
                            <text:list-item>
                              <text:p text:style-name="P503">&lt;_?u_&gt;個體 = &lt;_?w_&gt;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8">明顯例子，對於 人類個體 來說，動能個體 存在 本身 就有 意義。</text:p>
                </text:list-item>
                <text:list-item>
                  <text:p text:style-name="P498">明顯例子，人類個體 蘊含 動能個體。</text:p>
                  <text:list>
                    <text:list-item>
                      <text:p text:style-name="P498">動能個體 存在，人類個體 發生 運動。</text:p>
                      <text:list>
                        <text:list-item>
                          <text:p text:style-name="P504">運動 是 改變、變化、傳遞、傳導、對流、輻射、感測、交互作用、反應。</text:p>
                        </text:list-item>
                        <text:list-item>
                          <text:p text:style-name="P792"><text:span text:style-name="T85">人類個體 發生 運動 的 明顯例子 是 </text:span><text:span text:style-name="T244">肌肉、骨頭、血球 個體 發生 運動。</text:span></text:p>
                        </text:list-item>
                        <text:list-item>
                          <text:p text:style-name="P685"><text:span text:style-name="T141">動能個</text:span><text:span text:style-name="T243">體、人類個體</text:span><text:span text:style-name="T141">的運動</text:span><text:span text:style-name="T243"> </text:span><text:span text:style-name="T141">是 相生相滅、交互作用。</text:span></text:p>
                        </text:list-item>
                      </text:list>
                    </text:list-item>
                    <text:list-item>
                      <text:p text:style-name="P505">動能個體 運動，人類個體 發生 運動變化。</text:p>
                      <text:list>
                        <text:list-item>
                          <text:p text:style-name="P686"><text:span text:style-name="T141">動能個</text:span><text:span text:style-name="T243">體的運動、人類個體</text:span><text:span text:style-name="T141">的運動變化</text:span><text:span text:style-name="T243"> </text:span><text:span text:style-name="T141">是 相生相滅、交互作用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8">個體 不存在 本身 就有 意義。</text:p>
              <text:list>
                <text:list-item>
                  <text:p text:style-name="P358">不存在 是 虛無存在、虛無的存在、虛無的有存在、存在著虛無。</text:p>
                </text:list-item>
                <text:list-item>
                  <text:p text:style-name="P358">人類個體 靜止 造成 動能個體 不存在。</text:p>
                </text:list-item>
                <text:list-item>
                  <text:p text:style-name="P358">動能個體 不存在 造成 人類個體 靜止。</text:p>
                </text:list-item>
              </text:list>
            </text:list-item>
            <text:list-item>
              <text:p text:style-name="P359"><text:span text:style-name="T249">&lt;_?a_&gt;個體 </text:span>不存在、靜止、存在、變化。</text:p>
              <text:list>
                <text:list-item>
                  <text:p text:style-name="P588"><text:span text:style-name="T109">&lt;_?</text:span><text:span text:style-name="T110">a</text:span><text:span text:style-name="T109">_&gt;個體 </text:span><text:span text:style-name="T108">不存在，</text:span><text:span text:style-name="T109">&lt;_?</text:span><text:span text:style-name="T110">a-</text:span><text:span text:style-name="T111">1</text:span><text:span text:style-name="T109">_&gt;個體 </text:span><text:span text:style-name="T108">不存在。</text:span></text:p>
                </text:list-item>
                <text:list-item>
                  <text:p text:style-name="P589"><text:span text:style-name="T109">&lt;_?</text:span><text:span text:style-name="T110">a</text:span><text:span text:style-name="T109">_&gt;個體 </text:span><text:span text:style-name="T108">靜止，</text:span><text:span text:style-name="T109">&lt;_?</text:span><text:span text:style-name="T110">a-</text:span><text:span text:style-name="T111">1</text:span><text:span text:style-name="T109">_&gt;個體 有機率 不</text:span><text:span text:style-name="T108">存在、存在、</text:span><text:span text:style-name="T109">均勻</text:span><text:span text:style-name="T108">。</text:span></text:p>
                  <text:list>
                    <text:list-item>
                      <text:p text:style-name="P590"><text:span text:style-name="T109">不</text:span><text:span text:style-name="T108">存在 是 </text:span><text:span text:style-name="T109">&lt;_?</text:span><text:span text:style-name="T110">a</text:span><text:span text:style-name="T109">_&gt;個體 不蘊含 任何個體。</text:span></text:p>
                      <text:list>
                        <text:list-item>
                          <text:p text:style-name="P591"><text:span text:style-name="T109">&lt;_?</text:span><text:span text:style-name="T110">a</text:span><text:span text:style-name="T109">_&gt;個體 </text:span><text:span text:style-name="T108">是 </text:span><text:span text:style-name="T109">&lt;_?</text:span><text:span text:style-name="T112">u</text:span><text:span text:style-name="T109">_&gt;個體。</text:span></text:p>
                        </text:list-item>
                      </text:list>
                    </text:list-item>
                    <text:list-item>
                      <text:p text:style-name="P360">存在 的 明顯例子 是 力平衡、熱平衡、熱寂、冷寂。</text:p>
                      <text:list>
                        <text:list-item>
                          <text:p text:style-name="P365"><text:span text:style-name="T108">&lt;_?</text:span><text:span text:style-name="T247">a-1</text:span><text:span text:style-name="T108">_&gt;個體 在 &lt;_?</text:span><text:span text:style-name="T247">a</text:span><text:span text:style-name="T108">_&gt;個體 </text:span><text:span text:style-name="T248">是 </text:span><text:span text:style-name="T108">均勻分布、均勻狀態、沒有勢。</text:span></text:p>
                        </text:list-item>
                      </text:list>
                    </text:list-item>
                    <text:list-item>
                      <text:p text:style-name="P361">靜止 是 相對靜止、絕對靜止。</text:p>
                      <text:list>
                        <text:list-item>
                          <text:p text:style-name="P592"><text:span text:style-name="T108">相對靜止 是 相對於 某一特定參考 來說，</text:span><text:span text:style-name="T109">&lt;_?</text:span><text:span text:style-name="T110">a</text:span><text:span text:style-name="T109">_&gt;個體 </text:span><text:span text:style-name="T108">是 靜止。</text:span></text:p>
                          <text:list>
                            <text:list-item>
                              <text:p text:style-name="P593"><text:span text:style-name="T108">參考 是 參考點、參考系、參考</text:span><text:span text:style-name="T109">個體</text:span><text:span text:style-name="T108">、參考</text:span><text:span text:style-name="T109">特徵</text:span><text:span text:style-name="T108">、參考</text:span><text:span text:style-name="T109">指標</text:span><text:span text:style-name="T108">、參考</text:span><text:span text:style-name="T109">象徵</text:span><text:span text:style-name="T108">。</text:span></text:p>
                            </text:list-item>
                          </text:list>
                        </text:list-item>
                        <text:list-item>
                          <text:p text:style-name="P362">絕對靜止 是 剛體型靜止。</text:p>
                          <text:list>
                            <text:list-item>
                              <text:p text:style-name="P363">剛體型靜止 是 暫態、穩態、永恆不變 剛體型靜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4"><text:span text:style-name="T109">&lt;_?</text:span><text:span text:style-name="T110">a</text:span><text:span text:style-name="T109">_&gt;個體 </text:span><text:span text:style-name="T108">存在，</text:span><text:span text:style-name="T109">&lt;_?</text:span><text:span text:style-name="T110">a-</text:span><text:span text:style-name="T111">1</text:span><text:span text:style-name="T109">_&gt;個體 有機率 不</text:span><text:span text:style-name="T108">存在、存在</text:span><text:span text:style-name="T109">、</text:span><text:span text:style-name="T108">變化。</text:span></text:p>
                  <text:list>
                    <text:list-item>
                      <text:list>
                        <text:list-item>
                          <text:p text:style-name="P366"><text:span text:style-name="T248">存在 的 </text:span>明顯例子 是 靜止狀態。</text:p>
                          <text:list>
                            <text:list-item>
                              <text:p text:style-name="P367"><text:span text:style-name="T248">&lt;_?a-1_&gt;個體 在 &lt;_?a_&gt;個體 是 </text:span>靜止狀態<text:span text:style-name="T24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8"><text:span text:style-name="T248">變化 是 </text:span><text:span text:style-name="T245">運動、</text:span><text:span text:style-name="T248">改變、傳遞、傳導、對流、輻射、感測、交互作用、反應、誕生、成長。</text:span></text:p>
                    </text:list-item>
                  </text:list>
                </text:list-item>
                <text:list-item>
                  <text:p text:style-name="P595"><text:span text:style-name="T109">&lt;_?</text:span><text:span text:style-name="T110">a</text:span><text:span text:style-name="T109">_&gt;個體 </text:span><text:span text:style-name="T108">變化，</text:span><text:span text:style-name="T109">&lt;_?</text:span><text:span text:style-name="T110">a-</text:span><text:span text:style-name="T111">1</text:span><text:span text:style-name="T109">_&gt;個體 有機率 </text:span><text:span text:style-name="T108">存在</text:span><text:span text:style-name="T109">、</text:span><text:span text:style-name="T108">變化。</text:span></text:p>
                  <text:list>
                    <text:list-item>
                      <text:p text:style-name="P364">存在 的 明顯例子 是 等速運動。</text:p>
                      <text:list>
                        <text:list-item>
                          <text:p text:style-name="P364">&lt;_?a-1_&gt;個體 在 &lt;_?a_&gt;個體 是 等速運動。</text:p>
                        </text:list-item>
                      </text:list>
                    </text:list-item>
                  </text:list>
                </text:list-item>
                <text:list-item>
                  <text:p text:style-name="P596"><text:span text:style-name="T109">&lt;_?</text:span><text:span text:style-name="T110">a</text:span><text:span text:style-name="T109">_&gt;個體 </text:span><text:span text:style-name="T108">存在→</text:span><text:span text:style-name="T109">&lt;_?</text:span><text:span text:style-name="T110">a+1</text:span><text:span text:style-name="T109">_&gt;個體 </text:span><text:span text:style-name="T108">存在→</text:span><text:span text:style-name="T109">&lt;_?</text:span><text:span text:style-name="T110">a+2</text:span><text:span text:style-name="T109">_&gt;個體 </text:span><text:span text:style-name="T108">存在→...→</text:span><text:span text:style-name="T109">&lt;_?</text:span><text:span text:style-name="T110">n</text:span><text:span text:style-name="T109">_&gt;個體 </text:span><text:span text:style-name="T108">存在。</text:span></text:p>
                  <text:list>
                    <text:list-item>
                      <text:p text:style-name="P597"><text:span text:style-name="T108">明顯例子，儲量型</text:span><text:span text:style-name="T109">個體。</text:span></text:p>
                    </text:list-item>
                    <text:list-item>
                      <text:p text:style-name="P369"><text:span text:style-name="T248">明顯例子，儲量</text:span>個體 <text:span text:style-name="T248">存在 → 飛輪</text:span>個體 <text:span text:style-name="T248">存在</text:span>。</text:p>
                      <text:list>
                        <text:list-item>
                          <text:p text:style-name="P370"><text:span text:style-name="T248">飛輪</text:span>個體 是 <text:span text:style-name="T250">能量</text:span>個體。<text:span text:style-name="T1">（每一個</text:span><text:span text:style-name="T11">能量層級 都有各自的 飛輪</text:span><text:span text:style-name="T1">個體，其他個體亦然）</text:span></text:p>
                        </text:list-item>
                        <text:list-item>
                          <text:p text:style-name="P371"><text:span text:style-name="T248">儲量</text:span>個體 不<text:span text:style-name="T248">存在，不會影響 飛輪</text:span>個體 <text:span text:style-name="T248">存在</text:span>。</text:p>
                        </text:list-item>
                        <text:list-item>
                          <text:p text:style-name="P372"><text:span text:style-name="T248">飛輪</text:span>個體 不<text:span text:style-name="T248">存在，會影響 儲量</text:span>個體 <text:span text:style-name="T248">存在</text:span>。</text:p>
                          <text:list>
                            <text:list-item>
                              <text:p text:style-name="P373"><text:span text:style-name="T248">飛輪</text:span>個體 不<text:span text:style-name="T248">存在 瞬間，儲量</text:span>個體 <text:span text:style-name="T248">會 脈衝式 轉換成 能量。</text:span><text:span text:style-name="T12">（例如核子武器）</text:span></text:p>
                              <text:list>
                                <text:list-item>
                                  <text:p text:style-name="P374">不<text:span text:style-name="T248">存在 是 結構被破壞、構造被摧毀、系統被殲滅、存在被滅絕、崩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8"><text:span text:style-name="T109">&lt;_?</text:span><text:span text:style-name="T110">a</text:span><text:span text:style-name="T109">_&gt;個體 </text:span><text:span text:style-name="T108">存在→</text:span><text:span text:style-name="T109">&lt;_?</text:span><text:span text:style-name="T110">a+1</text:span><text:span text:style-name="T109">_&gt;個體 </text:span><text:span text:style-name="T108">變化→...→</text:span><text:span text:style-name="T109">&lt;_?</text:span><text:span text:style-name="T110">n</text:span><text:span text:style-name="T109">_&gt;個體 </text:span><text:span text:style-name="T108">變化...變化。</text:span></text:p>
                  <text:list>
                    <text:list-item>
                      <text:p text:style-name="P375"><text:span text:style-name="T248">明顯例子，能量型</text:span>個體。</text:p>
                    </text:list-item>
                    <text:list-item>
                      <text:p text:style-name="P376"><text:span text:style-name="T248">明顯例子，</text:span><text:span text:style-name="T245">動</text:span><text:span text:style-name="T248">能</text:span>個體 <text:span text:style-name="T248">存在 → 人類</text:span>個體 <text:span text:style-name="T248">變化</text:span>。</text:p>
                    </text:list-item>
                  </text:list>
                </text:list-item>
                <text:list-item>
                  <text:p text:style-name="P599"><text:span text:style-name="T109">&lt;_?</text:span><text:span text:style-name="T110">a</text:span><text:span text:style-name="T109">_&gt;個體 </text:span><text:span text:style-name="T108">變化→</text:span><text:span text:style-name="T109">&lt;_?</text:span><text:span text:style-name="T110">a+1</text:span><text:span text:style-name="T109">_&gt;個體 </text:span><text:span text:style-name="T108">存在。</text:span></text:p>
                  <text:list>
                    <text:list-item>
                      <text:p text:style-name="P376"><text:span text:style-name="T248">明顯例子，能量型</text:span><text:span text:style-name="T108">個體、</text:span><text:span text:style-name="T248">儲量型</text:span>個體<text:span text:style-name="T108">。</text:span></text:p>
                    </text:list-item>
                    <text:list-item>
                      <text:p text:style-name="P377"><text:span text:style-name="T248">明顯例子，電荷 位置 變化（電流）→ 磁場 存在</text:span>。</text:p>
                    </text:list-item>
                  </text:list>
                </text:list-item>
              </text:list>
            </text:list-item>
            <text:list-item>
              <text:p text:style-name="P795"><text:span text:style-name="T108">剩餘內容 在 </text:span><text:span text:style-name="T71">能量、儲量</text:span><text:span text:style-name="T108"> 文件 的 </text:span><text:span text:style-name="T71">布朗運動</text:span><text:span text:style-name="T10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1:47:35.214000000</dc:date>
    <meta:editing-duration>P16DT3H48M12S</meta:editing-duration>
    <meta:editing-cycles>8786</meta:editing-cycles>
    <meta:document-statistic meta:table-count="0" meta:image-count="0" meta:object-count="0" meta:page-count="2" meta:paragraph-count="1514" meta:word-count="33536" meta:character-count="44197" meta:non-whitespace-character-count="38426"/>
  </office:meta>
</office:document-meta>
</file>